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float" office:value="611.6414" calcext:value-type="float">
            <text:p>611.64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float" office:value="269.263" calcext:value-type="float">
            <text:p>269.2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" calcext:value-type="float">
            <text:p>2</text:p>
          </table:table-cell>
          <table:table-cell office:value-type="float" office:value="268.9657" calcext:value-type="float">
            <text:p>268.96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" calcext:value-type="float">
            <text:p>3</text:p>
          </table:table-cell>
          <table:table-cell office:value-type="float" office:value="268.8107" calcext:value-type="float">
            <text:p>268.81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" calcext:value-type="float">
            <text:p>4</text:p>
          </table:table-cell>
          <table:table-cell office:value-type="float" office:value="268.6538" calcext:value-type="float">
            <text:p>268.65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" calcext:value-type="float">
            <text:p>5</text:p>
          </table:table-cell>
          <table:table-cell office:value-type="float" office:value="268.5606" calcext:value-type="float">
            <text:p>268.56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" calcext:value-type="float">
            <text:p>6</text:p>
          </table:table-cell>
          <table:table-cell office:value-type="float" office:value="268.495" calcext:value-type="float">
            <text:p>268.4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" calcext:value-type="float">
            <text:p>7</text:p>
          </table:table-cell>
          <table:table-cell office:value-type="float" office:value="268.3233" calcext:value-type="float">
            <text:p>268.32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" calcext:value-type="float">
            <text:p>8</text:p>
          </table:table-cell>
          <table:table-cell office:value-type="float" office:value="268.2834" calcext:value-type="float">
            <text:p>268.28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" calcext:value-type="float">
            <text:p>9</text:p>
          </table:table-cell>
          <table:table-cell office:value-type="float" office:value="268.2023" calcext:value-type="float">
            <text:p>268.20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" calcext:value-type="float">
            <text:p>10</text:p>
          </table:table-cell>
          <table:table-cell office:value-type="float" office:value="268.216" calcext:value-type="float">
            <text:p>268.2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" calcext:value-type="float">
            <text:p>11</text:p>
          </table:table-cell>
          <table:table-cell office:value-type="float" office:value="268.1576" calcext:value-type="float">
            <text:p>268.15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" calcext:value-type="float">
            <text:p>12</text:p>
          </table:table-cell>
          <table:table-cell office:value-type="float" office:value="268.0831" calcext:value-type="float">
            <text:p>268.08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" calcext:value-type="float">
            <text:p>13</text:p>
          </table:table-cell>
          <table:table-cell office:value-type="float" office:value="268.1071" calcext:value-type="float">
            <text:p>268.10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" calcext:value-type="float">
            <text:p>14</text:p>
          </table:table-cell>
          <table:table-cell office:value-type="float" office:value="268.1081" calcext:value-type="float">
            <text:p>268.10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" calcext:value-type="float">
            <text:p>15</text:p>
          </table:table-cell>
          <table:table-cell office:value-type="float" office:value="268.088" calcext:value-type="float">
            <text:p>268.0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" calcext:value-type="float">
            <text:p>16</text:p>
          </table:table-cell>
          <table:table-cell office:value-type="float" office:value="268.0666" calcext:value-type="float">
            <text:p>268.06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" calcext:value-type="float">
            <text:p>17</text:p>
          </table:table-cell>
          <table:table-cell office:value-type="float" office:value="268.024" calcext:value-type="float">
            <text:p>268.0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" calcext:value-type="float">
            <text:p>18</text:p>
          </table:table-cell>
          <table:table-cell office:value-type="float" office:value="268.0892" calcext:value-type="float">
            <text:p>268.08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" calcext:value-type="float">
            <text:p>19</text:p>
          </table:table-cell>
          <table:table-cell office:value-type="float" office:value="268.035" calcext:value-type="float">
            <text:p>268.0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" calcext:value-type="float">
            <text:p>20</text:p>
          </table:table-cell>
          <table:table-cell office:value-type="float" office:value="268.0126" calcext:value-type="float">
            <text:p>268.0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" calcext:value-type="float">
            <text:p>21</text:p>
          </table:table-cell>
          <table:table-cell office:value-type="float" office:value="268.0276" calcext:value-type="float">
            <text:p>268.02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" calcext:value-type="float">
            <text:p>22</text:p>
          </table:table-cell>
          <table:table-cell office:value-type="float" office:value="268.0107" calcext:value-type="float">
            <text:p>268.01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" calcext:value-type="float">
            <text:p>23</text:p>
          </table:table-cell>
          <table:table-cell office:value-type="float" office:value="268.023" calcext:value-type="float">
            <text:p>268.0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" calcext:value-type="float">
            <text:p>24</text:p>
          </table:table-cell>
          <table:table-cell office:value-type="float" office:value="267.9941" calcext:value-type="float">
            <text:p>267.99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" calcext:value-type="float">
            <text:p>25</text:p>
          </table:table-cell>
          <table:table-cell office:value-type="float" office:value="267.979" calcext:value-type="float">
            <text:p>267.9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" calcext:value-type="float">
            <text:p>26</text:p>
          </table:table-cell>
          <table:table-cell office:value-type="float" office:value="268.0017" calcext:value-type="float">
            <text:p>268.00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" calcext:value-type="float">
            <text:p>27</text:p>
          </table:table-cell>
          <table:table-cell office:value-type="float" office:value="267.968" calcext:value-type="float">
            <text:p>267.9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" calcext:value-type="float">
            <text:p>28</text:p>
          </table:table-cell>
          <table:table-cell office:value-type="float" office:value="267.9787" calcext:value-type="float">
            <text:p>267.97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" calcext:value-type="float">
            <text:p>29</text:p>
          </table:table-cell>
          <table:table-cell office:value-type="float" office:value="267.9486" calcext:value-type="float">
            <text:p>267.94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" calcext:value-type="float">
            <text:p>30</text:p>
          </table:table-cell>
          <table:table-cell office:value-type="float" office:value="267.9597" calcext:value-type="float">
            <text:p>267.95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" calcext:value-type="float">
            <text:p>31</text:p>
          </table:table-cell>
          <table:table-cell office:value-type="float" office:value="267.9718" calcext:value-type="float">
            <text:p>267.97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" calcext:value-type="float">
            <text:p>32</text:p>
          </table:table-cell>
          <table:table-cell office:value-type="float" office:value="267.9592" calcext:value-type="float">
            <text:p>267.95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" calcext:value-type="float">
            <text:p>33</text:p>
          </table:table-cell>
          <table:table-cell office:value-type="float" office:value="267.9152" calcext:value-type="float">
            <text:p>267.91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" calcext:value-type="float">
            <text:p>34</text:p>
          </table:table-cell>
          <table:table-cell office:value-type="float" office:value="267.9354" calcext:value-type="float">
            <text:p>267.93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" calcext:value-type="float">
            <text:p>35</text:p>
          </table:table-cell>
          <table:table-cell office:value-type="float" office:value="267.924" calcext:value-type="float">
            <text:p>267.9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" calcext:value-type="float">
            <text:p>36</text:p>
          </table:table-cell>
          <table:table-cell office:value-type="float" office:value="267.9352" calcext:value-type="float">
            <text:p>267.93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" calcext:value-type="float">
            <text:p>37</text:p>
          </table:table-cell>
          <table:table-cell office:value-type="float" office:value="267.9082" calcext:value-type="float">
            <text:p>267.90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" calcext:value-type="float">
            <text:p>38</text:p>
          </table:table-cell>
          <table:table-cell office:value-type="float" office:value="267.9176" calcext:value-type="float">
            <text:p>267.9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" calcext:value-type="float">
            <text:p>39</text:p>
          </table:table-cell>
          <table:table-cell office:value-type="float" office:value="267.9417" calcext:value-type="float">
            <text:p>267.94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" calcext:value-type="float">
            <text:p>40</text:p>
          </table:table-cell>
          <table:table-cell office:value-type="float" office:value="267.9039" calcext:value-type="float">
            <text:p>267.90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" calcext:value-type="float">
            <text:p>41</text:p>
          </table:table-cell>
          <table:table-cell office:value-type="float" office:value="267.9406" calcext:value-type="float">
            <text:p>267.94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" calcext:value-type="float">
            <text:p>42</text:p>
          </table:table-cell>
          <table:table-cell office:value-type="float" office:value="267.8789" calcext:value-type="float">
            <text:p>267.87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" calcext:value-type="float">
            <text:p>43</text:p>
          </table:table-cell>
          <table:table-cell office:value-type="float" office:value="267.9219" calcext:value-type="float">
            <text:p>267.92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" calcext:value-type="float">
            <text:p>44</text:p>
          </table:table-cell>
          <table:table-cell office:value-type="float" office:value="267.8851" calcext:value-type="float">
            <text:p>267.88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" calcext:value-type="float">
            <text:p>45</text:p>
          </table:table-cell>
          <table:table-cell office:value-type="float" office:value="267.8804" calcext:value-type="float">
            <text:p>267.88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" calcext:value-type="float">
            <text:p>46</text:p>
          </table:table-cell>
          <table:table-cell office:value-type="float" office:value="267.8803" calcext:value-type="float">
            <text:p>267.88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" calcext:value-type="float">
            <text:p>47</text:p>
          </table:table-cell>
          <table:table-cell office:value-type="float" office:value="267.8829" calcext:value-type="float">
            <text:p>267.88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" calcext:value-type="float">
            <text:p>48</text:p>
          </table:table-cell>
          <table:table-cell office:value-type="float" office:value="267.8688" calcext:value-type="float">
            <text:p>267.86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" calcext:value-type="float">
            <text:p>49</text:p>
          </table:table-cell>
          <table:table-cell office:value-type="float" office:value="267.8664" calcext:value-type="float">
            <text:p>267.86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" calcext:value-type="float">
            <text:p>50</text:p>
          </table:table-cell>
          <table:table-cell office:value-type="float" office:value="267.8439" calcext:value-type="float">
            <text:p>267.84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" calcext:value-type="float">
            <text:p>51</text:p>
          </table:table-cell>
          <table:table-cell office:value-type="float" office:value="267.8568" calcext:value-type="float">
            <text:p>267.85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" calcext:value-type="float">
            <text:p>52</text:p>
          </table:table-cell>
          <table:table-cell office:value-type="float" office:value="267.8652" calcext:value-type="float">
            <text:p>267.8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" calcext:value-type="float">
            <text:p>53</text:p>
          </table:table-cell>
          <table:table-cell office:value-type="float" office:value="267.83" calcext:value-type="float">
            <text:p>267.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" calcext:value-type="float">
            <text:p>54</text:p>
          </table:table-cell>
          <table:table-cell office:value-type="float" office:value="267.8345" calcext:value-type="float">
            <text:p>267.83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" calcext:value-type="float">
            <text:p>55</text:p>
          </table:table-cell>
          <table:table-cell office:value-type="float" office:value="267.8185" calcext:value-type="float">
            <text:p>267.81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" calcext:value-type="float">
            <text:p>56</text:p>
          </table:table-cell>
          <table:table-cell office:value-type="float" office:value="267.8246" calcext:value-type="float">
            <text:p>267.82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" calcext:value-type="float">
            <text:p>57</text:p>
          </table:table-cell>
          <table:table-cell office:value-type="float" office:value="267.8202" calcext:value-type="float">
            <text:p>267.82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" calcext:value-type="float">
            <text:p>58</text:p>
          </table:table-cell>
          <table:table-cell office:value-type="float" office:value="267.7972" calcext:value-type="float">
            <text:p>267.79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" calcext:value-type="float">
            <text:p>59</text:p>
          </table:table-cell>
          <table:table-cell office:value-type="float" office:value="267.771" calcext:value-type="float">
            <text:p>267.7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" calcext:value-type="float">
            <text:p>60</text:p>
          </table:table-cell>
          <table:table-cell office:value-type="float" office:value="267.7456" calcext:value-type="float">
            <text:p>267.74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" calcext:value-type="float">
            <text:p>61</text:p>
          </table:table-cell>
          <table:table-cell office:value-type="float" office:value="267.7116" calcext:value-type="float">
            <text:p>267.71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" calcext:value-type="float">
            <text:p>62</text:p>
          </table:table-cell>
          <table:table-cell office:value-type="float" office:value="267.588" calcext:value-type="float">
            <text:p>267.5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" calcext:value-type="float">
            <text:p>63</text:p>
          </table:table-cell>
          <table:table-cell office:value-type="float" office:value="267.579" calcext:value-type="float">
            <text:p>267.5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" calcext:value-type="float">
            <text:p>64</text:p>
          </table:table-cell>
          <table:table-cell office:value-type="float" office:value="267.4234" calcext:value-type="float">
            <text:p>267.42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" calcext:value-type="float">
            <text:p>65</text:p>
          </table:table-cell>
          <table:table-cell office:value-type="float" office:value="267.1029" calcext:value-type="float">
            <text:p>267.10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" calcext:value-type="float">
            <text:p>66</text:p>
          </table:table-cell>
          <table:table-cell office:value-type="float" office:value="266.3848" calcext:value-type="float">
            <text:p>266.38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" calcext:value-type="float">
            <text:p>67</text:p>
          </table:table-cell>
          <table:table-cell office:value-type="float" office:value="265.0281" calcext:value-type="float">
            <text:p>265.02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" calcext:value-type="float">
            <text:p>68</text:p>
          </table:table-cell>
          <table:table-cell office:value-type="float" office:value="263.263" calcext:value-type="float">
            <text:p>263.2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" calcext:value-type="float">
            <text:p>69</text:p>
          </table:table-cell>
          <table:table-cell office:value-type="float" office:value="261.7818" calcext:value-type="float">
            <text:p>261.78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" calcext:value-type="float">
            <text:p>70</text:p>
          </table:table-cell>
          <table:table-cell office:value-type="float" office:value="260.6415" calcext:value-type="float">
            <text:p>260.64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" calcext:value-type="float">
            <text:p>71</text:p>
          </table:table-cell>
          <table:table-cell office:value-type="float" office:value="259.9676" calcext:value-type="float">
            <text:p>259.96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" calcext:value-type="float">
            <text:p>72</text:p>
          </table:table-cell>
          <table:table-cell office:value-type="float" office:value="259.3992" calcext:value-type="float">
            <text:p>259.39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" calcext:value-type="float">
            <text:p>73</text:p>
          </table:table-cell>
          <table:table-cell office:value-type="float" office:value="258.9897" calcext:value-type="float">
            <text:p>258.98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" calcext:value-type="float">
            <text:p>74</text:p>
          </table:table-cell>
          <table:table-cell office:value-type="float" office:value="258.5148" calcext:value-type="float">
            <text:p>258.51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" calcext:value-type="float">
            <text:p>75</text:p>
          </table:table-cell>
          <table:table-cell office:value-type="float" office:value="258.0228" calcext:value-type="float">
            <text:p>258.02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" calcext:value-type="float">
            <text:p>76</text:p>
          </table:table-cell>
          <table:table-cell office:value-type="float" office:value="257.5626" calcext:value-type="float">
            <text:p>257.56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" calcext:value-type="float">
            <text:p>77</text:p>
          </table:table-cell>
          <table:table-cell office:value-type="float" office:value="257.148" calcext:value-type="float">
            <text:p>257.1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" calcext:value-type="float">
            <text:p>78</text:p>
          </table:table-cell>
          <table:table-cell office:value-type="float" office:value="256.4973" calcext:value-type="float">
            <text:p>256.49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" calcext:value-type="float">
            <text:p>79</text:p>
          </table:table-cell>
          <table:table-cell office:value-type="float" office:value="256.0456" calcext:value-type="float">
            <text:p>256.04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" calcext:value-type="float">
            <text:p>80</text:p>
          </table:table-cell>
          <table:table-cell office:value-type="float" office:value="255.5585" calcext:value-type="float">
            <text:p>255.55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" calcext:value-type="float">
            <text:p>81</text:p>
          </table:table-cell>
          <table:table-cell office:value-type="float" office:value="255.0198" calcext:value-type="float">
            <text:p>255.01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" calcext:value-type="float">
            <text:p>82</text:p>
          </table:table-cell>
          <table:table-cell office:value-type="float" office:value="254.6557" calcext:value-type="float">
            <text:p>254.65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" calcext:value-type="float">
            <text:p>83</text:p>
          </table:table-cell>
          <table:table-cell office:value-type="float" office:value="254.3394" calcext:value-type="float">
            <text:p>254.33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" calcext:value-type="float">
            <text:p>84</text:p>
          </table:table-cell>
          <table:table-cell office:value-type="float" office:value="253.9988" calcext:value-type="float">
            <text:p>253.99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" calcext:value-type="float">
            <text:p>85</text:p>
          </table:table-cell>
          <table:table-cell office:value-type="float" office:value="253.8176" calcext:value-type="float">
            <text:p>253.8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" calcext:value-type="float">
            <text:p>86</text:p>
          </table:table-cell>
          <table:table-cell office:value-type="float" office:value="253.5191" calcext:value-type="float">
            <text:p>253.51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" calcext:value-type="float">
            <text:p>87</text:p>
          </table:table-cell>
          <table:table-cell office:value-type="float" office:value="253.2632" calcext:value-type="float">
            <text:p>253.26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" calcext:value-type="float">
            <text:p>88</text:p>
          </table:table-cell>
          <table:table-cell office:value-type="float" office:value="253.007" calcext:value-type="float">
            <text:p>253.0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" calcext:value-type="float">
            <text:p>89</text:p>
          </table:table-cell>
          <table:table-cell office:value-type="float" office:value="252.8222" calcext:value-type="float">
            <text:p>252.82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" calcext:value-type="float">
            <text:p>90</text:p>
          </table:table-cell>
          <table:table-cell office:value-type="float" office:value="252.6521" calcext:value-type="float">
            <text:p>252.65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" calcext:value-type="float">
            <text:p>91</text:p>
          </table:table-cell>
          <table:table-cell office:value-type="float" office:value="252.464" calcext:value-type="float">
            <text:p>252.4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" calcext:value-type="float">
            <text:p>92</text:p>
          </table:table-cell>
          <table:table-cell office:value-type="float" office:value="252.1954" calcext:value-type="float">
            <text:p>252.19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" calcext:value-type="float">
            <text:p>93</text:p>
          </table:table-cell>
          <table:table-cell office:value-type="float" office:value="251.9986" calcext:value-type="float">
            <text:p>251.99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" calcext:value-type="float">
            <text:p>94</text:p>
          </table:table-cell>
          <table:table-cell office:value-type="float" office:value="251.9291" calcext:value-type="float">
            <text:p>251.92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" calcext:value-type="float">
            <text:p>95</text:p>
          </table:table-cell>
          <table:table-cell office:value-type="float" office:value="251.7649" calcext:value-type="float">
            <text:p>251.76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" calcext:value-type="float">
            <text:p>96</text:p>
          </table:table-cell>
          <table:table-cell office:value-type="float" office:value="251.5676" calcext:value-type="float">
            <text:p>251.56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" calcext:value-type="float">
            <text:p>97</text:p>
          </table:table-cell>
          <table:table-cell office:value-type="float" office:value="251.3994" calcext:value-type="float">
            <text:p>251.39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" calcext:value-type="float">
            <text:p>98</text:p>
          </table:table-cell>
          <table:table-cell office:value-type="float" office:value="251.3058" calcext:value-type="float">
            <text:p>251.30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" calcext:value-type="float">
            <text:p>99</text:p>
          </table:table-cell>
          <table:table-cell office:value-type="float" office:value="251.117" calcext:value-type="float">
            <text:p>251.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" calcext:value-type="float">
            <text:p>100</text:p>
          </table:table-cell>
          <table:table-cell office:value-type="float" office:value="250.9131" calcext:value-type="float">
            <text:p>250.91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" calcext:value-type="float">
            <text:p>101</text:p>
          </table:table-cell>
          <table:table-cell office:value-type="float" office:value="250.6331" calcext:value-type="float">
            <text:p>250.63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" calcext:value-type="float">
            <text:p>102</text:p>
          </table:table-cell>
          <table:table-cell office:value-type="float" office:value="250.4923" calcext:value-type="float">
            <text:p>250.49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" calcext:value-type="float">
            <text:p>103</text:p>
          </table:table-cell>
          <table:table-cell office:value-type="float" office:value="250.3173" calcext:value-type="float">
            <text:p>250.31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" calcext:value-type="float">
            <text:p>104</text:p>
          </table:table-cell>
          <table:table-cell office:value-type="float" office:value="250.1293" calcext:value-type="float">
            <text:p>250.12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" calcext:value-type="float">
            <text:p>105</text:p>
          </table:table-cell>
          <table:table-cell office:value-type="float" office:value="249.9661" calcext:value-type="float">
            <text:p>249.96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" calcext:value-type="float">
            <text:p>106</text:p>
          </table:table-cell>
          <table:table-cell office:value-type="float" office:value="249.6192" calcext:value-type="float">
            <text:p>249.61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" calcext:value-type="float">
            <text:p>107</text:p>
          </table:table-cell>
          <table:table-cell office:value-type="float" office:value="249.5598" calcext:value-type="float">
            <text:p>249.55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" calcext:value-type="float">
            <text:p>108</text:p>
          </table:table-cell>
          <table:table-cell office:value-type="float" office:value="249.3177" calcext:value-type="float">
            <text:p>249.31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" calcext:value-type="float">
            <text:p>109</text:p>
          </table:table-cell>
          <table:table-cell office:value-type="float" office:value="249.0881" calcext:value-type="float">
            <text:p>249.08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" calcext:value-type="float">
            <text:p>110</text:p>
          </table:table-cell>
          <table:table-cell office:value-type="float" office:value="248.8868" calcext:value-type="float">
            <text:p>248.88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" calcext:value-type="float">
            <text:p>111</text:p>
          </table:table-cell>
          <table:table-cell office:value-type="float" office:value="248.437" calcext:value-type="float">
            <text:p>248.4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" calcext:value-type="float">
            <text:p>112</text:p>
          </table:table-cell>
          <table:table-cell office:value-type="float" office:value="248.0241" calcext:value-type="float">
            <text:p>248.02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" calcext:value-type="float">
            <text:p>113</text:p>
          </table:table-cell>
          <table:table-cell office:value-type="float" office:value="247.581" calcext:value-type="float">
            <text:p>247.5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" calcext:value-type="float">
            <text:p>114</text:p>
          </table:table-cell>
          <table:table-cell office:value-type="float" office:value="247.3396" calcext:value-type="float">
            <text:p>247.33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" calcext:value-type="float">
            <text:p>115</text:p>
          </table:table-cell>
          <table:table-cell office:value-type="float" office:value="247.0915" calcext:value-type="float">
            <text:p>247.09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" calcext:value-type="float">
            <text:p>116</text:p>
          </table:table-cell>
          <table:table-cell office:value-type="float" office:value="246.8878" calcext:value-type="float">
            <text:p>246.88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" calcext:value-type="float">
            <text:p>117</text:p>
          </table:table-cell>
          <table:table-cell office:value-type="float" office:value="246.6887" calcext:value-type="float">
            <text:p>246.68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" calcext:value-type="float">
            <text:p>118</text:p>
          </table:table-cell>
          <table:table-cell office:value-type="float" office:value="246.472" calcext:value-type="float">
            <text:p>246.4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" calcext:value-type="float">
            <text:p>119</text:p>
          </table:table-cell>
          <table:table-cell office:value-type="float" office:value="246.2873" calcext:value-type="float">
            <text:p>246.28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" calcext:value-type="float">
            <text:p>120</text:p>
          </table:table-cell>
          <table:table-cell office:value-type="float" office:value="246.1414" calcext:value-type="float">
            <text:p>246.14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" calcext:value-type="float">
            <text:p>121</text:p>
          </table:table-cell>
          <table:table-cell office:value-type="float" office:value="245.9272" calcext:value-type="float">
            <text:p>245.92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" calcext:value-type="float">
            <text:p>122</text:p>
          </table:table-cell>
          <table:table-cell office:value-type="float" office:value="245.7901" calcext:value-type="float">
            <text:p>245.79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" calcext:value-type="float">
            <text:p>123</text:p>
          </table:table-cell>
          <table:table-cell office:value-type="float" office:value="245.6246" calcext:value-type="float">
            <text:p>245.62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" calcext:value-type="float">
            <text:p>124</text:p>
          </table:table-cell>
          <table:table-cell office:value-type="float" office:value="245.4918" calcext:value-type="float">
            <text:p>245.49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" calcext:value-type="float">
            <text:p>125</text:p>
          </table:table-cell>
          <table:table-cell office:value-type="float" office:value="245.3318" calcext:value-type="float">
            <text:p>245.33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" calcext:value-type="float">
            <text:p>126</text:p>
          </table:table-cell>
          <table:table-cell office:value-type="float" office:value="245.1959" calcext:value-type="float">
            <text:p>245.19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" calcext:value-type="float">
            <text:p>127</text:p>
          </table:table-cell>
          <table:table-cell office:value-type="float" office:value="245.0528" calcext:value-type="float">
            <text:p>245.05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" calcext:value-type="float">
            <text:p>128</text:p>
          </table:table-cell>
          <table:table-cell office:value-type="float" office:value="244.9203" calcext:value-type="float">
            <text:p>244.92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" calcext:value-type="float">
            <text:p>129</text:p>
          </table:table-cell>
          <table:table-cell office:value-type="float" office:value="244.7736" calcext:value-type="float">
            <text:p>244.77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" calcext:value-type="float">
            <text:p>130</text:p>
          </table:table-cell>
          <table:table-cell office:value-type="float" office:value="244.6069" calcext:value-type="float">
            <text:p>244.60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" calcext:value-type="float">
            <text:p>131</text:p>
          </table:table-cell>
          <table:table-cell office:value-type="float" office:value="244.4603" calcext:value-type="float">
            <text:p>244.46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" calcext:value-type="float">
            <text:p>132</text:p>
          </table:table-cell>
          <table:table-cell office:value-type="float" office:value="244.2712" calcext:value-type="float">
            <text:p>244.27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" calcext:value-type="float">
            <text:p>133</text:p>
          </table:table-cell>
          <table:table-cell office:value-type="float" office:value="244.1006" calcext:value-type="float">
            <text:p>244.10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" calcext:value-type="float">
            <text:p>134</text:p>
          </table:table-cell>
          <table:table-cell office:value-type="float" office:value="243.9547" calcext:value-type="float">
            <text:p>243.95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" calcext:value-type="float">
            <text:p>135</text:p>
          </table:table-cell>
          <table:table-cell office:value-type="float" office:value="243.7958" calcext:value-type="float">
            <text:p>243.79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" calcext:value-type="float">
            <text:p>136</text:p>
          </table:table-cell>
          <table:table-cell office:value-type="float" office:value="243.5273" calcext:value-type="float">
            <text:p>243.52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" calcext:value-type="float">
            <text:p>137</text:p>
          </table:table-cell>
          <table:table-cell office:value-type="float" office:value="243.3682" calcext:value-type="float">
            <text:p>243.36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" calcext:value-type="float">
            <text:p>138</text:p>
          </table:table-cell>
          <table:table-cell office:value-type="float" office:value="243.1787" calcext:value-type="float">
            <text:p>243.17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" calcext:value-type="float">
            <text:p>139</text:p>
          </table:table-cell>
          <table:table-cell office:value-type="float" office:value="242.9011" calcext:value-type="float">
            <text:p>242.90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" calcext:value-type="float">
            <text:p>140</text:p>
          </table:table-cell>
          <table:table-cell office:value-type="float" office:value="242.7183" calcext:value-type="float">
            <text:p>242.71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" calcext:value-type="float">
            <text:p>141</text:p>
          </table:table-cell>
          <table:table-cell office:value-type="float" office:value="242.5315" calcext:value-type="float">
            <text:p>242.5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" calcext:value-type="float">
            <text:p>142</text:p>
          </table:table-cell>
          <table:table-cell office:value-type="float" office:value="242.3791" calcext:value-type="float">
            <text:p>242.37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" calcext:value-type="float">
            <text:p>143</text:p>
          </table:table-cell>
          <table:table-cell office:value-type="float" office:value="242.1732" calcext:value-type="float">
            <text:p>242.17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" calcext:value-type="float">
            <text:p>144</text:p>
          </table:table-cell>
          <table:table-cell office:value-type="float" office:value="242.0093" calcext:value-type="float">
            <text:p>242.00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" calcext:value-type="float">
            <text:p>145</text:p>
          </table:table-cell>
          <table:table-cell office:value-type="float" office:value="241.8447" calcext:value-type="float">
            <text:p>241.84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" calcext:value-type="float">
            <text:p>146</text:p>
          </table:table-cell>
          <table:table-cell office:value-type="float" office:value="241.6593" calcext:value-type="float">
            <text:p>241.65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" calcext:value-type="float">
            <text:p>147</text:p>
          </table:table-cell>
          <table:table-cell office:value-type="float" office:value="241.5911" calcext:value-type="float">
            <text:p>241.59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" calcext:value-type="float">
            <text:p>148</text:p>
          </table:table-cell>
          <table:table-cell office:value-type="float" office:value="241.458" calcext:value-type="float">
            <text:p>241.4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" calcext:value-type="float">
            <text:p>149</text:p>
          </table:table-cell>
          <table:table-cell office:value-type="float" office:value="241.3307" calcext:value-type="float">
            <text:p>241.33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" calcext:value-type="float">
            <text:p>150</text:p>
          </table:table-cell>
          <table:table-cell office:value-type="float" office:value="241.199" calcext:value-type="float">
            <text:p>241.1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" calcext:value-type="float">
            <text:p>151</text:p>
          </table:table-cell>
          <table:table-cell office:value-type="float" office:value="241.0697" calcext:value-type="float">
            <text:p>241.06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" calcext:value-type="float">
            <text:p>152</text:p>
          </table:table-cell>
          <table:table-cell office:value-type="float" office:value="241.006" calcext:value-type="float">
            <text:p>241.0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" calcext:value-type="float">
            <text:p>153</text:p>
          </table:table-cell>
          <table:table-cell office:value-type="float" office:value="240.8765" calcext:value-type="float">
            <text:p>240.87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" calcext:value-type="float">
            <text:p>154</text:p>
          </table:table-cell>
          <table:table-cell office:value-type="float" office:value="240.8218" calcext:value-type="float">
            <text:p>240.8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" calcext:value-type="float">
            <text:p>155</text:p>
          </table:table-cell>
          <table:table-cell office:value-type="float" office:value="240.7537" calcext:value-type="float">
            <text:p>240.75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" calcext:value-type="float">
            <text:p>156</text:p>
          </table:table-cell>
          <table:table-cell office:value-type="float" office:value="240.714" calcext:value-type="float">
            <text:p>240.7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" calcext:value-type="float">
            <text:p>157</text:p>
          </table:table-cell>
          <table:table-cell office:value-type="float" office:value="240.5681" calcext:value-type="float">
            <text:p>240.56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" calcext:value-type="float">
            <text:p>158</text:p>
          </table:table-cell>
          <table:table-cell office:value-type="float" office:value="240.5068" calcext:value-type="float">
            <text:p>240.50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" calcext:value-type="float">
            <text:p>159</text:p>
          </table:table-cell>
          <table:table-cell office:value-type="float" office:value="240.4253" calcext:value-type="float">
            <text:p>240.42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" calcext:value-type="float">
            <text:p>160</text:p>
          </table:table-cell>
          <table:table-cell office:value-type="float" office:value="240.3507" calcext:value-type="float">
            <text:p>240.35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" calcext:value-type="float">
            <text:p>161</text:p>
          </table:table-cell>
          <table:table-cell office:value-type="float" office:value="240.28" calcext:value-type="float">
            <text:p>240.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" calcext:value-type="float">
            <text:p>162</text:p>
          </table:table-cell>
          <table:table-cell office:value-type="float" office:value="240.2104" calcext:value-type="float">
            <text:p>240.21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" calcext:value-type="float">
            <text:p>163</text:p>
          </table:table-cell>
          <table:table-cell office:value-type="float" office:value="240.1967" calcext:value-type="float">
            <text:p>240.1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" calcext:value-type="float">
            <text:p>164</text:p>
          </table:table-cell>
          <table:table-cell office:value-type="float" office:value="240.1134" calcext:value-type="float">
            <text:p>240.11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" calcext:value-type="float">
            <text:p>165</text:p>
          </table:table-cell>
          <table:table-cell office:value-type="float" office:value="240.0807" calcext:value-type="float">
            <text:p>240.08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" calcext:value-type="float">
            <text:p>166</text:p>
          </table:table-cell>
          <table:table-cell office:value-type="float" office:value="239.9659" calcext:value-type="float">
            <text:p>239.96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" calcext:value-type="float">
            <text:p>167</text:p>
          </table:table-cell>
          <table:table-cell office:value-type="float" office:value="239.977" calcext:value-type="float">
            <text:p>239.9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" calcext:value-type="float">
            <text:p>168</text:p>
          </table:table-cell>
          <table:table-cell office:value-type="float" office:value="239.8629" calcext:value-type="float">
            <text:p>239.86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" calcext:value-type="float">
            <text:p>169</text:p>
          </table:table-cell>
          <table:table-cell office:value-type="float" office:value="239.8151" calcext:value-type="float">
            <text:p>239.81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" calcext:value-type="float">
            <text:p>170</text:p>
          </table:table-cell>
          <table:table-cell office:value-type="float" office:value="239.7509" calcext:value-type="float">
            <text:p>239.75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" calcext:value-type="float">
            <text:p>171</text:p>
          </table:table-cell>
          <table:table-cell office:value-type="float" office:value="239.737" calcext:value-type="float">
            <text:p>239.7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" calcext:value-type="float">
            <text:p>172</text:p>
          </table:table-cell>
          <table:table-cell office:value-type="float" office:value="239.6909" calcext:value-type="float">
            <text:p>239.69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" calcext:value-type="float">
            <text:p>173</text:p>
          </table:table-cell>
          <table:table-cell office:value-type="float" office:value="239.5958" calcext:value-type="float">
            <text:p>239.59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" calcext:value-type="float">
            <text:p>174</text:p>
          </table:table-cell>
          <table:table-cell office:value-type="float" office:value="239.5809" calcext:value-type="float">
            <text:p>239.58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" calcext:value-type="float">
            <text:p>175</text:p>
          </table:table-cell>
          <table:table-cell office:value-type="float" office:value="239.5528" calcext:value-type="float">
            <text:p>239.55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" calcext:value-type="float">
            <text:p>176</text:p>
          </table:table-cell>
          <table:table-cell office:value-type="float" office:value="239.5007" calcext:value-type="float">
            <text:p>239.50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" calcext:value-type="float">
            <text:p>177</text:p>
          </table:table-cell>
          <table:table-cell office:value-type="float" office:value="239.4731" calcext:value-type="float">
            <text:p>239.47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" calcext:value-type="float">
            <text:p>178</text:p>
          </table:table-cell>
          <table:table-cell office:value-type="float" office:value="239.4106" calcext:value-type="float">
            <text:p>239.41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" calcext:value-type="float">
            <text:p>179</text:p>
          </table:table-cell>
          <table:table-cell office:value-type="float" office:value="239.3855" calcext:value-type="float">
            <text:p>239.38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" calcext:value-type="float">
            <text:p>180</text:p>
          </table:table-cell>
          <table:table-cell office:value-type="float" office:value="239.3608" calcext:value-type="float">
            <text:p>239.36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" calcext:value-type="float">
            <text:p>181</text:p>
          </table:table-cell>
          <table:table-cell office:value-type="float" office:value="239.3352" calcext:value-type="float">
            <text:p>239.33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" calcext:value-type="float">
            <text:p>182</text:p>
          </table:table-cell>
          <table:table-cell office:value-type="float" office:value="239.2802" calcext:value-type="float">
            <text:p>239.28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" calcext:value-type="float">
            <text:p>183</text:p>
          </table:table-cell>
          <table:table-cell office:value-type="float" office:value="239.2572" calcext:value-type="float">
            <text:p>239.25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" calcext:value-type="float">
            <text:p>184</text:p>
          </table:table-cell>
          <table:table-cell office:value-type="float" office:value="239.1904" calcext:value-type="float">
            <text:p>239.19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" calcext:value-type="float">
            <text:p>185</text:p>
          </table:table-cell>
          <table:table-cell office:value-type="float" office:value="239.1968" calcext:value-type="float">
            <text:p>239.19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" calcext:value-type="float">
            <text:p>186</text:p>
          </table:table-cell>
          <table:table-cell office:value-type="float" office:value="239.1248" calcext:value-type="float">
            <text:p>239.12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" calcext:value-type="float">
            <text:p>187</text:p>
          </table:table-cell>
          <table:table-cell office:value-type="float" office:value="239.104" calcext:value-type="float">
            <text:p>239.1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" calcext:value-type="float">
            <text:p>188</text:p>
          </table:table-cell>
          <table:table-cell office:value-type="float" office:value="239.0687" calcext:value-type="float">
            <text:p>239.06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" calcext:value-type="float">
            <text:p>189</text:p>
          </table:table-cell>
          <table:table-cell office:value-type="float" office:value="239.0172" calcext:value-type="float">
            <text:p>239.01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" calcext:value-type="float">
            <text:p>190</text:p>
          </table:table-cell>
          <table:table-cell office:value-type="float" office:value="238.9928" calcext:value-type="float">
            <text:p>238.99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" calcext:value-type="float">
            <text:p>191</text:p>
          </table:table-cell>
          <table:table-cell office:value-type="float" office:value="238.9943" calcext:value-type="float">
            <text:p>238.99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" calcext:value-type="float">
            <text:p>192</text:p>
          </table:table-cell>
          <table:table-cell office:value-type="float" office:value="238.9812" calcext:value-type="float">
            <text:p>238.98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" calcext:value-type="float">
            <text:p>193</text:p>
          </table:table-cell>
          <table:table-cell office:value-type="float" office:value="238.9155" calcext:value-type="float">
            <text:p>238.91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" calcext:value-type="float">
            <text:p>194</text:p>
          </table:table-cell>
          <table:table-cell office:value-type="float" office:value="238.9046" calcext:value-type="float">
            <text:p>238.90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" calcext:value-type="float">
            <text:p>195</text:p>
          </table:table-cell>
          <table:table-cell office:value-type="float" office:value="238.8398" calcext:value-type="float">
            <text:p>238.83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" calcext:value-type="float">
            <text:p>196</text:p>
          </table:table-cell>
          <table:table-cell office:value-type="float" office:value="238.8599" calcext:value-type="float">
            <text:p>238.85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" calcext:value-type="float">
            <text:p>197</text:p>
          </table:table-cell>
          <table:table-cell office:value-type="float" office:value="238.8055" calcext:value-type="float">
            <text:p>238.80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" calcext:value-type="float">
            <text:p>198</text:p>
          </table:table-cell>
          <table:table-cell office:value-type="float" office:value="238.8002" calcext:value-type="float">
            <text:p>238.8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" calcext:value-type="float">
            <text:p>199</text:p>
          </table:table-cell>
          <table:table-cell office:value-type="float" office:value="238.7947" calcext:value-type="float">
            <text:p>238.79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" calcext:value-type="float">
            <text:p>200</text:p>
          </table:table-cell>
          <table:table-cell office:value-type="float" office:value="238.7667" calcext:value-type="float">
            <text:p>238.76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" calcext:value-type="float">
            <text:p>201</text:p>
          </table:table-cell>
          <table:table-cell office:value-type="float" office:value="238.7443" calcext:value-type="float">
            <text:p>238.74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" calcext:value-type="float">
            <text:p>202</text:p>
          </table:table-cell>
          <table:table-cell office:value-type="float" office:value="238.7002" calcext:value-type="float">
            <text:p>238.7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" calcext:value-type="float">
            <text:p>203</text:p>
          </table:table-cell>
          <table:table-cell office:value-type="float" office:value="238.6918" calcext:value-type="float">
            <text:p>238.69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" calcext:value-type="float">
            <text:p>204</text:p>
          </table:table-cell>
          <table:table-cell office:value-type="float" office:value="238.6843" calcext:value-type="float">
            <text:p>238.68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" calcext:value-type="float">
            <text:p>205</text:p>
          </table:table-cell>
          <table:table-cell office:value-type="float" office:value="238.627" calcext:value-type="float">
            <text:p>238.6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" calcext:value-type="float">
            <text:p>206</text:p>
          </table:table-cell>
          <table:table-cell office:value-type="float" office:value="238.635" calcext:value-type="float">
            <text:p>238.6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" calcext:value-type="float">
            <text:p>207</text:p>
          </table:table-cell>
          <table:table-cell office:value-type="float" office:value="238.5918" calcext:value-type="float">
            <text:p>238.59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" calcext:value-type="float">
            <text:p>208</text:p>
          </table:table-cell>
          <table:table-cell office:value-type="float" office:value="238.6142" calcext:value-type="float">
            <text:p>238.61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" calcext:value-type="float">
            <text:p>209</text:p>
          </table:table-cell>
          <table:table-cell office:value-type="float" office:value="238.5571" calcext:value-type="float">
            <text:p>238.55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" calcext:value-type="float">
            <text:p>210</text:p>
          </table:table-cell>
          <table:table-cell office:value-type="float" office:value="238.5195" calcext:value-type="float">
            <text:p>238.51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" calcext:value-type="float">
            <text:p>211</text:p>
          </table:table-cell>
          <table:table-cell office:value-type="float" office:value="238.4967" calcext:value-type="float">
            <text:p>238.4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" calcext:value-type="float">
            <text:p>212</text:p>
          </table:table-cell>
          <table:table-cell office:value-type="float" office:value="238.5042" calcext:value-type="float">
            <text:p>238.50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" calcext:value-type="float">
            <text:p>213</text:p>
          </table:table-cell>
          <table:table-cell office:value-type="float" office:value="238.4271" calcext:value-type="float">
            <text:p>238.42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" calcext:value-type="float">
            <text:p>214</text:p>
          </table:table-cell>
          <table:table-cell office:value-type="float" office:value="238.4356" calcext:value-type="float">
            <text:p>238.43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" calcext:value-type="float">
            <text:p>215</text:p>
          </table:table-cell>
          <table:table-cell office:value-type="float" office:value="238.4297" calcext:value-type="float">
            <text:p>238.42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" calcext:value-type="float">
            <text:p>216</text:p>
          </table:table-cell>
          <table:table-cell office:value-type="float" office:value="238.4021" calcext:value-type="float">
            <text:p>238.40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" calcext:value-type="float">
            <text:p>217</text:p>
          </table:table-cell>
          <table:table-cell office:value-type="float" office:value="238.3662" calcext:value-type="float">
            <text:p>238.36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" calcext:value-type="float">
            <text:p>218</text:p>
          </table:table-cell>
          <table:table-cell office:value-type="float" office:value="238.3606" calcext:value-type="float">
            <text:p>238.36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" calcext:value-type="float">
            <text:p>219</text:p>
          </table:table-cell>
          <table:table-cell office:value-type="float" office:value="238.3118" calcext:value-type="float">
            <text:p>238.31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" calcext:value-type="float">
            <text:p>220</text:p>
          </table:table-cell>
          <table:table-cell office:value-type="float" office:value="238.3017" calcext:value-type="float">
            <text:p>238.30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" calcext:value-type="float">
            <text:p>221</text:p>
          </table:table-cell>
          <table:table-cell office:value-type="float" office:value="238.3051" calcext:value-type="float">
            <text:p>238.30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" calcext:value-type="float">
            <text:p>222</text:p>
          </table:table-cell>
          <table:table-cell office:value-type="float" office:value="238.2542" calcext:value-type="float">
            <text:p>238.25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" calcext:value-type="float">
            <text:p>223</text:p>
          </table:table-cell>
          <table:table-cell office:value-type="float" office:value="238.233" calcext:value-type="float">
            <text:p>238.2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" calcext:value-type="float">
            <text:p>224</text:p>
          </table:table-cell>
          <table:table-cell office:value-type="float" office:value="238.2422" calcext:value-type="float">
            <text:p>238.24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" calcext:value-type="float">
            <text:p>225</text:p>
          </table:table-cell>
          <table:table-cell office:value-type="float" office:value="238.2244" calcext:value-type="float">
            <text:p>238.2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" calcext:value-type="float">
            <text:p>226</text:p>
          </table:table-cell>
          <table:table-cell office:value-type="float" office:value="238.1782" calcext:value-type="float">
            <text:p>238.1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" calcext:value-type="float">
            <text:p>227</text:p>
          </table:table-cell>
          <table:table-cell office:value-type="float" office:value="238.1373" calcext:value-type="float">
            <text:p>238.13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" calcext:value-type="float">
            <text:p>228</text:p>
          </table:table-cell>
          <table:table-cell office:value-type="float" office:value="238.1373" calcext:value-type="float">
            <text:p>238.13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" calcext:value-type="float">
            <text:p>229</text:p>
          </table:table-cell>
          <table:table-cell office:value-type="float" office:value="238.0937" calcext:value-type="float">
            <text:p>238.09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" calcext:value-type="float">
            <text:p>230</text:p>
          </table:table-cell>
          <table:table-cell office:value-type="float" office:value="238.1062" calcext:value-type="float">
            <text:p>238.10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" calcext:value-type="float">
            <text:p>231</text:p>
          </table:table-cell>
          <table:table-cell office:value-type="float" office:value="238.0823" calcext:value-type="float">
            <text:p>238.08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" calcext:value-type="float">
            <text:p>232</text:p>
          </table:table-cell>
          <table:table-cell office:value-type="float" office:value="238.079" calcext:value-type="float">
            <text:p>238.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" calcext:value-type="float">
            <text:p>233</text:p>
          </table:table-cell>
          <table:table-cell office:value-type="float" office:value="238.0163" calcext:value-type="float">
            <text:p>238.01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" calcext:value-type="float">
            <text:p>234</text:p>
          </table:table-cell>
          <table:table-cell office:value-type="float" office:value="238.0183" calcext:value-type="float">
            <text:p>238.01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" calcext:value-type="float">
            <text:p>235</text:p>
          </table:table-cell>
          <table:table-cell office:value-type="float" office:value="238.0479" calcext:value-type="float">
            <text:p>238.04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" calcext:value-type="float">
            <text:p>236</text:p>
          </table:table-cell>
          <table:table-cell office:value-type="float" office:value="238.0032" calcext:value-type="float">
            <text:p>238.00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" calcext:value-type="float">
            <text:p>237</text:p>
          </table:table-cell>
          <table:table-cell office:value-type="float" office:value="237.9756" calcext:value-type="float">
            <text:p>237.97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" calcext:value-type="float">
            <text:p>238</text:p>
          </table:table-cell>
          <table:table-cell office:value-type="float" office:value="237.969" calcext:value-type="float">
            <text:p>237.9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" calcext:value-type="float">
            <text:p>239</text:p>
          </table:table-cell>
          <table:table-cell office:value-type="float" office:value="237.9284" calcext:value-type="float">
            <text:p>237.92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" calcext:value-type="float">
            <text:p>240</text:p>
          </table:table-cell>
          <table:table-cell office:value-type="float" office:value="237.9092" calcext:value-type="float">
            <text:p>237.90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" calcext:value-type="float">
            <text:p>241</text:p>
          </table:table-cell>
          <table:table-cell office:value-type="float" office:value="237.8907" calcext:value-type="float">
            <text:p>237.89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" calcext:value-type="float">
            <text:p>242</text:p>
          </table:table-cell>
          <table:table-cell office:value-type="float" office:value="237.8776" calcext:value-type="float">
            <text:p>237.87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" calcext:value-type="float">
            <text:p>243</text:p>
          </table:table-cell>
          <table:table-cell office:value-type="float" office:value="237.8505" calcext:value-type="float">
            <text:p>237.85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" calcext:value-type="float">
            <text:p>244</text:p>
          </table:table-cell>
          <table:table-cell office:value-type="float" office:value="237.8223" calcext:value-type="float">
            <text:p>237.82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" calcext:value-type="float">
            <text:p>245</text:p>
          </table:table-cell>
          <table:table-cell office:value-type="float" office:value="237.8195" calcext:value-type="float">
            <text:p>237.81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" calcext:value-type="float">
            <text:p>246</text:p>
          </table:table-cell>
          <table:table-cell office:value-type="float" office:value="237.8058" calcext:value-type="float">
            <text:p>237.80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" calcext:value-type="float">
            <text:p>247</text:p>
          </table:table-cell>
          <table:table-cell office:value-type="float" office:value="237.7562" calcext:value-type="float">
            <text:p>237.75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" calcext:value-type="float">
            <text:p>248</text:p>
          </table:table-cell>
          <table:table-cell office:value-type="float" office:value="237.742" calcext:value-type="float">
            <text:p>237.7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" calcext:value-type="float">
            <text:p>249</text:p>
          </table:table-cell>
          <table:table-cell office:value-type="float" office:value="237.7178" calcext:value-type="float">
            <text:p>237.71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" calcext:value-type="float">
            <text:p>250</text:p>
          </table:table-cell>
          <table:table-cell office:value-type="float" office:value="237.7019" calcext:value-type="float">
            <text:p>237.70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" calcext:value-type="float">
            <text:p>251</text:p>
          </table:table-cell>
          <table:table-cell office:value-type="float" office:value="237.6847" calcext:value-type="float">
            <text:p>237.68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" calcext:value-type="float">
            <text:p>252</text:p>
          </table:table-cell>
          <table:table-cell office:value-type="float" office:value="237.6765" calcext:value-type="float">
            <text:p>237.67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" calcext:value-type="float">
            <text:p>253</text:p>
          </table:table-cell>
          <table:table-cell office:value-type="float" office:value="237.6247" calcext:value-type="float">
            <text:p>237.62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" calcext:value-type="float">
            <text:p>254</text:p>
          </table:table-cell>
          <table:table-cell office:value-type="float" office:value="237.6096" calcext:value-type="float">
            <text:p>237.60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" calcext:value-type="float">
            <text:p>255</text:p>
          </table:table-cell>
          <table:table-cell office:value-type="float" office:value="237.5696" calcext:value-type="float">
            <text:p>237.56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" calcext:value-type="float">
            <text:p>256</text:p>
          </table:table-cell>
          <table:table-cell office:value-type="float" office:value="237.561" calcext:value-type="float">
            <text:p>237.5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" calcext:value-type="float">
            <text:p>257</text:p>
          </table:table-cell>
          <table:table-cell office:value-type="float" office:value="237.5312" calcext:value-type="float">
            <text:p>237.53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" calcext:value-type="float">
            <text:p>258</text:p>
          </table:table-cell>
          <table:table-cell office:value-type="float" office:value="237.5314" calcext:value-type="float">
            <text:p>237.53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" calcext:value-type="float">
            <text:p>259</text:p>
          </table:table-cell>
          <table:table-cell office:value-type="float" office:value="237.4911" calcext:value-type="float">
            <text:p>237.49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" calcext:value-type="float">
            <text:p>260</text:p>
          </table:table-cell>
          <table:table-cell office:value-type="float" office:value="237.4191" calcext:value-type="float">
            <text:p>237.41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" calcext:value-type="float">
            <text:p>261</text:p>
          </table:table-cell>
          <table:table-cell office:value-type="float" office:value="237.419" calcext:value-type="float">
            <text:p>237.4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" calcext:value-type="float">
            <text:p>262</text:p>
          </table:table-cell>
          <table:table-cell office:value-type="float" office:value="237.3631" calcext:value-type="float">
            <text:p>237.36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" calcext:value-type="float">
            <text:p>263</text:p>
          </table:table-cell>
          <table:table-cell office:value-type="float" office:value="237.3293" calcext:value-type="float">
            <text:p>237.32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" calcext:value-type="float">
            <text:p>264</text:p>
          </table:table-cell>
          <table:table-cell office:value-type="float" office:value="237.2521" calcext:value-type="float">
            <text:p>237.25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" calcext:value-type="float">
            <text:p>265</text:p>
          </table:table-cell>
          <table:table-cell office:value-type="float" office:value="237.1894" calcext:value-type="float">
            <text:p>237.18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" calcext:value-type="float">
            <text:p>266</text:p>
          </table:table-cell>
          <table:table-cell office:value-type="float" office:value="237.1159" calcext:value-type="float">
            <text:p>237.11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" calcext:value-type="float">
            <text:p>267</text:p>
          </table:table-cell>
          <table:table-cell office:value-type="float" office:value="236.9807" calcext:value-type="float">
            <text:p>236.98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" calcext:value-type="float">
            <text:p>268</text:p>
          </table:table-cell>
          <table:table-cell office:value-type="float" office:value="236.8757" calcext:value-type="float">
            <text:p>236.87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" calcext:value-type="float">
            <text:p>269</text:p>
          </table:table-cell>
          <table:table-cell office:value-type="float" office:value="236.7275" calcext:value-type="float">
            <text:p>236.72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" calcext:value-type="float">
            <text:p>270</text:p>
          </table:table-cell>
          <table:table-cell office:value-type="float" office:value="236.615" calcext:value-type="float">
            <text:p>236.6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" calcext:value-type="float">
            <text:p>271</text:p>
          </table:table-cell>
          <table:table-cell office:value-type="float" office:value="236.5059" calcext:value-type="float">
            <text:p>236.50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" calcext:value-type="float">
            <text:p>272</text:p>
          </table:table-cell>
          <table:table-cell office:value-type="float" office:value="236.3922" calcext:value-type="float">
            <text:p>236.39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" calcext:value-type="float">
            <text:p>273</text:p>
          </table:table-cell>
          <table:table-cell office:value-type="float" office:value="236.2839" calcext:value-type="float">
            <text:p>236.2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" calcext:value-type="float">
            <text:p>274</text:p>
          </table:table-cell>
          <table:table-cell office:value-type="float" office:value="236.1533" calcext:value-type="float">
            <text:p>236.15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" calcext:value-type="float">
            <text:p>275</text:p>
          </table:table-cell>
          <table:table-cell office:value-type="float" office:value="236.0459" calcext:value-type="float">
            <text:p>236.0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" calcext:value-type="float">
            <text:p>276</text:p>
          </table:table-cell>
          <table:table-cell office:value-type="float" office:value="235.9542" calcext:value-type="float">
            <text:p>235.95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" calcext:value-type="float">
            <text:p>277</text:p>
          </table:table-cell>
          <table:table-cell office:value-type="float" office:value="235.8654" calcext:value-type="float">
            <text:p>235.86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" calcext:value-type="float">
            <text:p>278</text:p>
          </table:table-cell>
          <table:table-cell office:value-type="float" office:value="235.7803" calcext:value-type="float">
            <text:p>235.78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" calcext:value-type="float">
            <text:p>279</text:p>
          </table:table-cell>
          <table:table-cell office:value-type="float" office:value="235.6807" calcext:value-type="float">
            <text:p>235.68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" calcext:value-type="float">
            <text:p>280</text:p>
          </table:table-cell>
          <table:table-cell office:value-type="float" office:value="235.6206" calcext:value-type="float">
            <text:p>235.62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" calcext:value-type="float">
            <text:p>281</text:p>
          </table:table-cell>
          <table:table-cell office:value-type="float" office:value="235.5365" calcext:value-type="float">
            <text:p>235.53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" calcext:value-type="float">
            <text:p>282</text:p>
          </table:table-cell>
          <table:table-cell office:value-type="float" office:value="235.4589" calcext:value-type="float">
            <text:p>235.45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" calcext:value-type="float">
            <text:p>283</text:p>
          </table:table-cell>
          <table:table-cell office:value-type="float" office:value="235.3771" calcext:value-type="float">
            <text:p>235.37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" calcext:value-type="float">
            <text:p>284</text:p>
          </table:table-cell>
          <table:table-cell office:value-type="float" office:value="235.3324" calcext:value-type="float">
            <text:p>235.33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" calcext:value-type="float">
            <text:p>285</text:p>
          </table:table-cell>
          <table:table-cell office:value-type="float" office:value="235.2661" calcext:value-type="float">
            <text:p>235.26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" calcext:value-type="float">
            <text:p>286</text:p>
          </table:table-cell>
          <table:table-cell office:value-type="float" office:value="235.1505" calcext:value-type="float">
            <text:p>235.15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" calcext:value-type="float">
            <text:p>287</text:p>
          </table:table-cell>
          <table:table-cell office:value-type="float" office:value="235.0972" calcext:value-type="float">
            <text:p>235.09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" calcext:value-type="float">
            <text:p>288</text:p>
          </table:table-cell>
          <table:table-cell office:value-type="float" office:value="235.0154" calcext:value-type="float">
            <text:p>235.0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" calcext:value-type="float">
            <text:p>289</text:p>
          </table:table-cell>
          <table:table-cell office:value-type="float" office:value="234.9205" calcext:value-type="float">
            <text:p>234.92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" calcext:value-type="float">
            <text:p>290</text:p>
          </table:table-cell>
          <table:table-cell office:value-type="float" office:value="234.8646" calcext:value-type="float">
            <text:p>234.86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" calcext:value-type="float">
            <text:p>291</text:p>
          </table:table-cell>
          <table:table-cell office:value-type="float" office:value="234.7656" calcext:value-type="float">
            <text:p>234.76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" calcext:value-type="float">
            <text:p>292</text:p>
          </table:table-cell>
          <table:table-cell office:value-type="float" office:value="234.7184" calcext:value-type="float">
            <text:p>234.71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" calcext:value-type="float">
            <text:p>293</text:p>
          </table:table-cell>
          <table:table-cell office:value-type="float" office:value="234.6225" calcext:value-type="float">
            <text:p>234.62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" calcext:value-type="float">
            <text:p>294</text:p>
          </table:table-cell>
          <table:table-cell office:value-type="float" office:value="234.5675" calcext:value-type="float">
            <text:p>234.56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" calcext:value-type="float">
            <text:p>295</text:p>
          </table:table-cell>
          <table:table-cell office:value-type="float" office:value="234.4777" calcext:value-type="float">
            <text:p>234.47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" calcext:value-type="float">
            <text:p>296</text:p>
          </table:table-cell>
          <table:table-cell office:value-type="float" office:value="234.3773" calcext:value-type="float">
            <text:p>234.37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" calcext:value-type="float">
            <text:p>297</text:p>
          </table:table-cell>
          <table:table-cell office:value-type="float" office:value="234.3097" calcext:value-type="float">
            <text:p>234.30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" calcext:value-type="float">
            <text:p>298</text:p>
          </table:table-cell>
          <table:table-cell office:value-type="float" office:value="234.2106" calcext:value-type="float">
            <text:p>234.21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" calcext:value-type="float">
            <text:p>299</text:p>
          </table:table-cell>
          <table:table-cell office:value-type="float" office:value="234.1613" calcext:value-type="float">
            <text:p>234.16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" calcext:value-type="float">
            <text:p>300</text:p>
          </table:table-cell>
          <table:table-cell office:value-type="float" office:value="234.0575" calcext:value-type="float">
            <text:p>234.05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" calcext:value-type="float">
            <text:p>301</text:p>
          </table:table-cell>
          <table:table-cell office:value-type="float" office:value="233.957" calcext:value-type="float">
            <text:p>233.9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" calcext:value-type="float">
            <text:p>302</text:p>
          </table:table-cell>
          <table:table-cell office:value-type="float" office:value="233.8439" calcext:value-type="float">
            <text:p>233.84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" calcext:value-type="float">
            <text:p>303</text:p>
          </table:table-cell>
          <table:table-cell office:value-type="float" office:value="233.7704" calcext:value-type="float">
            <text:p>233.7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" calcext:value-type="float">
            <text:p>304</text:p>
          </table:table-cell>
          <table:table-cell office:value-type="float" office:value="233.6336" calcext:value-type="float">
            <text:p>233.63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" calcext:value-type="float">
            <text:p>305</text:p>
          </table:table-cell>
          <table:table-cell office:value-type="float" office:value="233.514" calcext:value-type="float">
            <text:p>233.5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" calcext:value-type="float">
            <text:p>306</text:p>
          </table:table-cell>
          <table:table-cell office:value-type="float" office:value="233.4392" calcext:value-type="float">
            <text:p>233.43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" calcext:value-type="float">
            <text:p>307</text:p>
          </table:table-cell>
          <table:table-cell office:value-type="float" office:value="233.3297" calcext:value-type="float">
            <text:p>233.32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" calcext:value-type="float">
            <text:p>308</text:p>
          </table:table-cell>
          <table:table-cell office:value-type="float" office:value="233.2862" calcext:value-type="float">
            <text:p>233.28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" calcext:value-type="float">
            <text:p>309</text:p>
          </table:table-cell>
          <table:table-cell office:value-type="float" office:value="233.188" calcext:value-type="float">
            <text:p>233.1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" calcext:value-type="float">
            <text:p>310</text:p>
          </table:table-cell>
          <table:table-cell office:value-type="float" office:value="233.0949" calcext:value-type="float">
            <text:p>233.09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" calcext:value-type="float">
            <text:p>311</text:p>
          </table:table-cell>
          <table:table-cell office:value-type="float" office:value="233.0288" calcext:value-type="float">
            <text:p>233.02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" calcext:value-type="float">
            <text:p>312</text:p>
          </table:table-cell>
          <table:table-cell office:value-type="float" office:value="232.9581" calcext:value-type="float">
            <text:p>232.95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" calcext:value-type="float">
            <text:p>313</text:p>
          </table:table-cell>
          <table:table-cell office:value-type="float" office:value="232.9149" calcext:value-type="float">
            <text:p>232.91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" calcext:value-type="float">
            <text:p>314</text:p>
          </table:table-cell>
          <table:table-cell office:value-type="float" office:value="232.8391" calcext:value-type="float">
            <text:p>232.83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" calcext:value-type="float">
            <text:p>315</text:p>
          </table:table-cell>
          <table:table-cell office:value-type="float" office:value="232.7603" calcext:value-type="float">
            <text:p>232.76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" calcext:value-type="float">
            <text:p>316</text:p>
          </table:table-cell>
          <table:table-cell office:value-type="float" office:value="232.6868" calcext:value-type="float">
            <text:p>232.68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" calcext:value-type="float">
            <text:p>317</text:p>
          </table:table-cell>
          <table:table-cell office:value-type="float" office:value="232.6429" calcext:value-type="float">
            <text:p>232.64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" calcext:value-type="float">
            <text:p>318</text:p>
          </table:table-cell>
          <table:table-cell office:value-type="float" office:value="232.6035" calcext:value-type="float">
            <text:p>232.60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" calcext:value-type="float">
            <text:p>319</text:p>
          </table:table-cell>
          <table:table-cell office:value-type="float" office:value="232.5534" calcext:value-type="float">
            <text:p>232.55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" calcext:value-type="float">
            <text:p>320</text:p>
          </table:table-cell>
          <table:table-cell office:value-type="float" office:value="232.4869" calcext:value-type="float">
            <text:p>232.48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" calcext:value-type="float">
            <text:p>321</text:p>
          </table:table-cell>
          <table:table-cell office:value-type="float" office:value="232.4416" calcext:value-type="float">
            <text:p>232.44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" calcext:value-type="float">
            <text:p>322</text:p>
          </table:table-cell>
          <table:table-cell office:value-type="float" office:value="232.4024" calcext:value-type="float">
            <text:p>232.40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" calcext:value-type="float">
            <text:p>323</text:p>
          </table:table-cell>
          <table:table-cell office:value-type="float" office:value="232.3461" calcext:value-type="float">
            <text:p>232.34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" calcext:value-type="float">
            <text:p>324</text:p>
          </table:table-cell>
          <table:table-cell office:value-type="float" office:value="232.3202" calcext:value-type="float">
            <text:p>232.32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" calcext:value-type="float">
            <text:p>325</text:p>
          </table:table-cell>
          <table:table-cell office:value-type="float" office:value="232.2894" calcext:value-type="float">
            <text:p>232.28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" calcext:value-type="float">
            <text:p>326</text:p>
          </table:table-cell>
          <table:table-cell office:value-type="float" office:value="232.244" calcext:value-type="float">
            <text:p>232.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" calcext:value-type="float">
            <text:p>327</text:p>
          </table:table-cell>
          <table:table-cell office:value-type="float" office:value="232.2058" calcext:value-type="float">
            <text:p>232.20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" calcext:value-type="float">
            <text:p>328</text:p>
          </table:table-cell>
          <table:table-cell office:value-type="float" office:value="232.1504" calcext:value-type="float">
            <text:p>232.15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" calcext:value-type="float">
            <text:p>329</text:p>
          </table:table-cell>
          <table:table-cell office:value-type="float" office:value="232.0902" calcext:value-type="float">
            <text:p>232.09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" calcext:value-type="float">
            <text:p>330</text:p>
          </table:table-cell>
          <table:table-cell office:value-type="float" office:value="232.0804" calcext:value-type="float">
            <text:p>232.08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" calcext:value-type="float">
            <text:p>331</text:p>
          </table:table-cell>
          <table:table-cell office:value-type="float" office:value="232.0197" calcext:value-type="float">
            <text:p>232.01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" calcext:value-type="float">
            <text:p>332</text:p>
          </table:table-cell>
          <table:table-cell office:value-type="float" office:value="232.0108" calcext:value-type="float">
            <text:p>232.01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" calcext:value-type="float">
            <text:p>333</text:p>
          </table:table-cell>
          <table:table-cell office:value-type="float" office:value="231.9658" calcext:value-type="float">
            <text:p>231.96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" calcext:value-type="float">
            <text:p>334</text:p>
          </table:table-cell>
          <table:table-cell office:value-type="float" office:value="231.9175" calcext:value-type="float">
            <text:p>231.91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" calcext:value-type="float">
            <text:p>335</text:p>
          </table:table-cell>
          <table:table-cell office:value-type="float" office:value="231.8769" calcext:value-type="float">
            <text:p>231.87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" calcext:value-type="float">
            <text:p>336</text:p>
          </table:table-cell>
          <table:table-cell office:value-type="float" office:value="231.8394" calcext:value-type="float">
            <text:p>231.83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" calcext:value-type="float">
            <text:p>337</text:p>
          </table:table-cell>
          <table:table-cell office:value-type="float" office:value="231.7936" calcext:value-type="float">
            <text:p>231.79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" calcext:value-type="float">
            <text:p>338</text:p>
          </table:table-cell>
          <table:table-cell office:value-type="float" office:value="231.7632" calcext:value-type="float">
            <text:p>231.76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" calcext:value-type="float">
            <text:p>339</text:p>
          </table:table-cell>
          <table:table-cell office:value-type="float" office:value="231.7592" calcext:value-type="float">
            <text:p>231.75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" calcext:value-type="float">
            <text:p>340</text:p>
          </table:table-cell>
          <table:table-cell office:value-type="float" office:value="231.6966" calcext:value-type="float">
            <text:p>231.69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" calcext:value-type="float">
            <text:p>341</text:p>
          </table:table-cell>
          <table:table-cell office:value-type="float" office:value="231.6497" calcext:value-type="float">
            <text:p>231.64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" calcext:value-type="float">
            <text:p>342</text:p>
          </table:table-cell>
          <table:table-cell office:value-type="float" office:value="231.6118" calcext:value-type="float">
            <text:p>231.61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" calcext:value-type="float">
            <text:p>343</text:p>
          </table:table-cell>
          <table:table-cell office:value-type="float" office:value="231.581" calcext:value-type="float">
            <text:p>231.5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" calcext:value-type="float">
            <text:p>344</text:p>
          </table:table-cell>
          <table:table-cell office:value-type="float" office:value="231.5584" calcext:value-type="float">
            <text:p>231.55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" calcext:value-type="float">
            <text:p>345</text:p>
          </table:table-cell>
          <table:table-cell office:value-type="float" office:value="231.5309" calcext:value-type="float">
            <text:p>231.53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" calcext:value-type="float">
            <text:p>346</text:p>
          </table:table-cell>
          <table:table-cell office:value-type="float" office:value="231.4932" calcext:value-type="float">
            <text:p>231.49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" calcext:value-type="float">
            <text:p>347</text:p>
          </table:table-cell>
          <table:table-cell office:value-type="float" office:value="231.4474" calcext:value-type="float">
            <text:p>231.44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" calcext:value-type="float">
            <text:p>348</text:p>
          </table:table-cell>
          <table:table-cell office:value-type="float" office:value="231.4207" calcext:value-type="float">
            <text:p>231.42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" calcext:value-type="float">
            <text:p>349</text:p>
          </table:table-cell>
          <table:table-cell office:value-type="float" office:value="231.3764" calcext:value-type="float">
            <text:p>231.37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" calcext:value-type="float">
            <text:p>350</text:p>
          </table:table-cell>
          <table:table-cell office:value-type="float" office:value="231.3604" calcext:value-type="float">
            <text:p>231.36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" calcext:value-type="float">
            <text:p>351</text:p>
          </table:table-cell>
          <table:table-cell office:value-type="float" office:value="231.3287" calcext:value-type="float">
            <text:p>231.32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" calcext:value-type="float">
            <text:p>352</text:p>
          </table:table-cell>
          <table:table-cell office:value-type="float" office:value="231.2789" calcext:value-type="float">
            <text:p>231.27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" calcext:value-type="float">
            <text:p>353</text:p>
          </table:table-cell>
          <table:table-cell office:value-type="float" office:value="231.2368" calcext:value-type="float">
            <text:p>231.23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" calcext:value-type="float">
            <text:p>354</text:p>
          </table:table-cell>
          <table:table-cell office:value-type="float" office:value="231.218" calcext:value-type="float">
            <text:p>231.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" calcext:value-type="float">
            <text:p>355</text:p>
          </table:table-cell>
          <table:table-cell office:value-type="float" office:value="231.2023" calcext:value-type="float">
            <text:p>231.20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" calcext:value-type="float">
            <text:p>356</text:p>
          </table:table-cell>
          <table:table-cell office:value-type="float" office:value="231.1883" calcext:value-type="float">
            <text:p>231.18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" calcext:value-type="float">
            <text:p>357</text:p>
          </table:table-cell>
          <table:table-cell office:value-type="float" office:value="231.1125" calcext:value-type="float">
            <text:p>231.11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" calcext:value-type="float">
            <text:p>358</text:p>
          </table:table-cell>
          <table:table-cell office:value-type="float" office:value="231.0704" calcext:value-type="float">
            <text:p>231.0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" calcext:value-type="float">
            <text:p>359</text:p>
          </table:table-cell>
          <table:table-cell office:value-type="float" office:value="231.0415" calcext:value-type="float">
            <text:p>231.04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" calcext:value-type="float">
            <text:p>360</text:p>
          </table:table-cell>
          <table:table-cell office:value-type="float" office:value="230.9833" calcext:value-type="float">
            <text:p>230.98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" calcext:value-type="float">
            <text:p>361</text:p>
          </table:table-cell>
          <table:table-cell office:value-type="float" office:value="230.9773" calcext:value-type="float">
            <text:p>230.97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" calcext:value-type="float">
            <text:p>362</text:p>
          </table:table-cell>
          <table:table-cell office:value-type="float" office:value="230.9267" calcext:value-type="float">
            <text:p>230.92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" calcext:value-type="float">
            <text:p>363</text:p>
          </table:table-cell>
          <table:table-cell office:value-type="float" office:value="230.9012" calcext:value-type="float">
            <text:p>230.90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" calcext:value-type="float">
            <text:p>364</text:p>
          </table:table-cell>
          <table:table-cell office:value-type="float" office:value="230.8563" calcext:value-type="float">
            <text:p>230.85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" calcext:value-type="float">
            <text:p>365</text:p>
          </table:table-cell>
          <table:table-cell office:value-type="float" office:value="230.7922" calcext:value-type="float">
            <text:p>230.79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" calcext:value-type="float">
            <text:p>366</text:p>
          </table:table-cell>
          <table:table-cell office:value-type="float" office:value="230.7641" calcext:value-type="float">
            <text:p>230.76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" calcext:value-type="float">
            <text:p>367</text:p>
          </table:table-cell>
          <table:table-cell office:value-type="float" office:value="230.7049" calcext:value-type="float">
            <text:p>230.70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" calcext:value-type="float">
            <text:p>368</text:p>
          </table:table-cell>
          <table:table-cell office:value-type="float" office:value="230.6776" calcext:value-type="float">
            <text:p>230.67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" calcext:value-type="float">
            <text:p>369</text:p>
          </table:table-cell>
          <table:table-cell office:value-type="float" office:value="230.6021" calcext:value-type="float">
            <text:p>230.60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" calcext:value-type="float">
            <text:p>370</text:p>
          </table:table-cell>
          <table:table-cell office:value-type="float" office:value="230.5597" calcext:value-type="float">
            <text:p>230.55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" calcext:value-type="float">
            <text:p>371</text:p>
          </table:table-cell>
          <table:table-cell office:value-type="float" office:value="230.4676" calcext:value-type="float">
            <text:p>230.46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" calcext:value-type="float">
            <text:p>372</text:p>
          </table:table-cell>
          <table:table-cell office:value-type="float" office:value="230.437" calcext:value-type="float">
            <text:p>230.4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" calcext:value-type="float">
            <text:p>373</text:p>
          </table:table-cell>
          <table:table-cell office:value-type="float" office:value="230.3721" calcext:value-type="float">
            <text:p>230.37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" calcext:value-type="float">
            <text:p>374</text:p>
          </table:table-cell>
          <table:table-cell office:value-type="float" office:value="230.301" calcext:value-type="float">
            <text:p>230.3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" calcext:value-type="float">
            <text:p>375</text:p>
          </table:table-cell>
          <table:table-cell office:value-type="float" office:value="230.2025" calcext:value-type="float">
            <text:p>230.20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" calcext:value-type="float">
            <text:p>376</text:p>
          </table:table-cell>
          <table:table-cell office:value-type="float" office:value="230.1815" calcext:value-type="float">
            <text:p>230.18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" calcext:value-type="float">
            <text:p>377</text:p>
          </table:table-cell>
          <table:table-cell office:value-type="float" office:value="230.031" calcext:value-type="float">
            <text:p>230.0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" calcext:value-type="float">
            <text:p>378</text:p>
          </table:table-cell>
          <table:table-cell office:value-type="float" office:value="229.9447" calcext:value-type="float">
            <text:p>229.94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" calcext:value-type="float">
            <text:p>379</text:p>
          </table:table-cell>
          <table:table-cell office:value-type="float" office:value="229.773" calcext:value-type="float">
            <text:p>229.7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" calcext:value-type="float">
            <text:p>380</text:p>
          </table:table-cell>
          <table:table-cell office:value-type="float" office:value="229.6739" calcext:value-type="float">
            <text:p>229.67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1" calcext:value-type="float">
            <text:p>381</text:p>
          </table:table-cell>
          <table:table-cell office:value-type="float" office:value="229.4856" calcext:value-type="float">
            <text:p>229.48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2" calcext:value-type="float">
            <text:p>382</text:p>
          </table:table-cell>
          <table:table-cell office:value-type="float" office:value="229.3065" calcext:value-type="float">
            <text:p>229.30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3" calcext:value-type="float">
            <text:p>383</text:p>
          </table:table-cell>
          <table:table-cell office:value-type="float" office:value="229.0929" calcext:value-type="float">
            <text:p>229.09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4" calcext:value-type="float">
            <text:p>384</text:p>
          </table:table-cell>
          <table:table-cell office:value-type="float" office:value="228.8776" calcext:value-type="float">
            <text:p>228.87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5" calcext:value-type="float">
            <text:p>385</text:p>
          </table:table-cell>
          <table:table-cell office:value-type="float" office:value="228.6486" calcext:value-type="float">
            <text:p>228.64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6" calcext:value-type="float">
            <text:p>386</text:p>
          </table:table-cell>
          <table:table-cell office:value-type="float" office:value="228.4787" calcext:value-type="float">
            <text:p>228.47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7" calcext:value-type="float">
            <text:p>387</text:p>
          </table:table-cell>
          <table:table-cell office:value-type="float" office:value="228.3338" calcext:value-type="float">
            <text:p>228.33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8" calcext:value-type="float">
            <text:p>388</text:p>
          </table:table-cell>
          <table:table-cell office:value-type="float" office:value="228.1341" calcext:value-type="float">
            <text:p>228.13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9" calcext:value-type="float">
            <text:p>389</text:p>
          </table:table-cell>
          <table:table-cell office:value-type="float" office:value="227.936" calcext:value-type="float">
            <text:p>227.9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0" calcext:value-type="float">
            <text:p>390</text:p>
          </table:table-cell>
          <table:table-cell office:value-type="float" office:value="227.8336" calcext:value-type="float">
            <text:p>227.83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1" calcext:value-type="float">
            <text:p>391</text:p>
          </table:table-cell>
          <table:table-cell office:value-type="float" office:value="227.6637" calcext:value-type="float">
            <text:p>227.66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2" calcext:value-type="float">
            <text:p>392</text:p>
          </table:table-cell>
          <table:table-cell office:value-type="float" office:value="227.4952" calcext:value-type="float">
            <text:p>227.49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3" calcext:value-type="float">
            <text:p>393</text:p>
          </table:table-cell>
          <table:table-cell office:value-type="float" office:value="227.339" calcext:value-type="float">
            <text:p>227.3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4" calcext:value-type="float">
            <text:p>394</text:p>
          </table:table-cell>
          <table:table-cell office:value-type="float" office:value="227.1832" calcext:value-type="float">
            <text:p>227.18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5" calcext:value-type="float">
            <text:p>395</text:p>
          </table:table-cell>
          <table:table-cell office:value-type="float" office:value="227.0393" calcext:value-type="float">
            <text:p>227.03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6" calcext:value-type="float">
            <text:p>396</text:p>
          </table:table-cell>
          <table:table-cell office:value-type="float" office:value="226.8552" calcext:value-type="float">
            <text:p>226.85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7" calcext:value-type="float">
            <text:p>397</text:p>
          </table:table-cell>
          <table:table-cell office:value-type="float" office:value="226.7481" calcext:value-type="float">
            <text:p>226.74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8" calcext:value-type="float">
            <text:p>398</text:p>
          </table:table-cell>
          <table:table-cell office:value-type="float" office:value="226.6215" calcext:value-type="float">
            <text:p>226.62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99" calcext:value-type="float">
            <text:p>399</text:p>
          </table:table-cell>
          <table:table-cell office:value-type="float" office:value="226.4711" calcext:value-type="float">
            <text:p>226.47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0" calcext:value-type="float">
            <text:p>400</text:p>
          </table:table-cell>
          <table:table-cell office:value-type="float" office:value="226.3143" calcext:value-type="float">
            <text:p>226.31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1" calcext:value-type="float">
            <text:p>401</text:p>
          </table:table-cell>
          <table:table-cell office:value-type="float" office:value="226.2402" calcext:value-type="float">
            <text:p>226.24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2" calcext:value-type="float">
            <text:p>402</text:p>
          </table:table-cell>
          <table:table-cell office:value-type="float" office:value="226.0816" calcext:value-type="float">
            <text:p>226.08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3" calcext:value-type="float">
            <text:p>403</text:p>
          </table:table-cell>
          <table:table-cell office:value-type="float" office:value="225.9469" calcext:value-type="float">
            <text:p>225.94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4" calcext:value-type="float">
            <text:p>404</text:p>
          </table:table-cell>
          <table:table-cell office:value-type="float" office:value="225.8166" calcext:value-type="float">
            <text:p>225.81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5" calcext:value-type="float">
            <text:p>405</text:p>
          </table:table-cell>
          <table:table-cell office:value-type="float" office:value="225.7176" calcext:value-type="float">
            <text:p>225.7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6" calcext:value-type="float">
            <text:p>406</text:p>
          </table:table-cell>
          <table:table-cell office:value-type="float" office:value="225.589" calcext:value-type="float">
            <text:p>225.5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7" calcext:value-type="float">
            <text:p>407</text:p>
          </table:table-cell>
          <table:table-cell office:value-type="float" office:value="225.4582" calcext:value-type="float">
            <text:p>225.45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8" calcext:value-type="float">
            <text:p>408</text:p>
          </table:table-cell>
          <table:table-cell office:value-type="float" office:value="225.2868" calcext:value-type="float">
            <text:p>225.28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9" calcext:value-type="float">
            <text:p>409</text:p>
          </table:table-cell>
          <table:table-cell office:value-type="float" office:value="225.1847" calcext:value-type="float">
            <text:p>225.18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0" calcext:value-type="float">
            <text:p>410</text:p>
          </table:table-cell>
          <table:table-cell office:value-type="float" office:value="225.1086" calcext:value-type="float">
            <text:p>225.10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1" calcext:value-type="float">
            <text:p>411</text:p>
          </table:table-cell>
          <table:table-cell office:value-type="float" office:value="224.9864" calcext:value-type="float">
            <text:p>224.98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2" calcext:value-type="float">
            <text:p>412</text:p>
          </table:table-cell>
          <table:table-cell office:value-type="float" office:value="224.8654" calcext:value-type="float">
            <text:p>224.86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3" calcext:value-type="float">
            <text:p>413</text:p>
          </table:table-cell>
          <table:table-cell office:value-type="float" office:value="224.7176" calcext:value-type="float">
            <text:p>224.7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4" calcext:value-type="float">
            <text:p>414</text:p>
          </table:table-cell>
          <table:table-cell office:value-type="float" office:value="224.6206" calcext:value-type="float">
            <text:p>224.62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5" calcext:value-type="float">
            <text:p>415</text:p>
          </table:table-cell>
          <table:table-cell office:value-type="float" office:value="224.524" calcext:value-type="float">
            <text:p>224.5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6" calcext:value-type="float">
            <text:p>416</text:p>
          </table:table-cell>
          <table:table-cell office:value-type="float" office:value="224.3985" calcext:value-type="float">
            <text:p>224.3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7" calcext:value-type="float">
            <text:p>417</text:p>
          </table:table-cell>
          <table:table-cell office:value-type="float" office:value="224.2735" calcext:value-type="float">
            <text:p>224.27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8" calcext:value-type="float">
            <text:p>418</text:p>
          </table:table-cell>
          <table:table-cell office:value-type="float" office:value="224.1369" calcext:value-type="float">
            <text:p>224.13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19" calcext:value-type="float">
            <text:p>419</text:p>
          </table:table-cell>
          <table:table-cell office:value-type="float" office:value="224.0434" calcext:value-type="float">
            <text:p>224.04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0" calcext:value-type="float">
            <text:p>420</text:p>
          </table:table-cell>
          <table:table-cell office:value-type="float" office:value="223.8966" calcext:value-type="float">
            <text:p>223.89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1" calcext:value-type="float">
            <text:p>421</text:p>
          </table:table-cell>
          <table:table-cell office:value-type="float" office:value="223.7899" calcext:value-type="float">
            <text:p>223.78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2" calcext:value-type="float">
            <text:p>422</text:p>
          </table:table-cell>
          <table:table-cell office:value-type="float" office:value="223.7139" calcext:value-type="float">
            <text:p>223.71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3" calcext:value-type="float">
            <text:p>423</text:p>
          </table:table-cell>
          <table:table-cell office:value-type="float" office:value="223.549" calcext:value-type="float">
            <text:p>223.5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4" calcext:value-type="float">
            <text:p>424</text:p>
          </table:table-cell>
          <table:table-cell office:value-type="float" office:value="223.4672" calcext:value-type="float">
            <text:p>223.46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5" calcext:value-type="float">
            <text:p>425</text:p>
          </table:table-cell>
          <table:table-cell office:value-type="float" office:value="223.3655" calcext:value-type="float">
            <text:p>223.36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6" calcext:value-type="float">
            <text:p>426</text:p>
          </table:table-cell>
          <table:table-cell office:value-type="float" office:value="223.2456" calcext:value-type="float">
            <text:p>223.24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7" calcext:value-type="float">
            <text:p>427</text:p>
          </table:table-cell>
          <table:table-cell office:value-type="float" office:value="223.1155" calcext:value-type="float">
            <text:p>223.11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8" calcext:value-type="float">
            <text:p>428</text:p>
          </table:table-cell>
          <table:table-cell office:value-type="float" office:value="222.941" calcext:value-type="float">
            <text:p>222.9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29" calcext:value-type="float">
            <text:p>429</text:p>
          </table:table-cell>
          <table:table-cell office:value-type="float" office:value="222.8527" calcext:value-type="float">
            <text:p>222.85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0" calcext:value-type="float">
            <text:p>430</text:p>
          </table:table-cell>
          <table:table-cell office:value-type="float" office:value="222.7311" calcext:value-type="float">
            <text:p>222.73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1" calcext:value-type="float">
            <text:p>431</text:p>
          </table:table-cell>
          <table:table-cell office:value-type="float" office:value="222.6241" calcext:value-type="float">
            <text:p>222.62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2" calcext:value-type="float">
            <text:p>432</text:p>
          </table:table-cell>
          <table:table-cell office:value-type="float" office:value="222.4684" calcext:value-type="float">
            <text:p>222.4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3" calcext:value-type="float">
            <text:p>433</text:p>
          </table:table-cell>
          <table:table-cell office:value-type="float" office:value="222.3101" calcext:value-type="float">
            <text:p>222.31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4" calcext:value-type="float">
            <text:p>434</text:p>
          </table:table-cell>
          <table:table-cell office:value-type="float" office:value="222.1485" calcext:value-type="float">
            <text:p>222.14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5" calcext:value-type="float">
            <text:p>435</text:p>
          </table:table-cell>
          <table:table-cell office:value-type="float" office:value="222.0445" calcext:value-type="float">
            <text:p>222.0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6" calcext:value-type="float">
            <text:p>436</text:p>
          </table:table-cell>
          <table:table-cell office:value-type="float" office:value="221.9231" calcext:value-type="float">
            <text:p>221.92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7" calcext:value-type="float">
            <text:p>437</text:p>
          </table:table-cell>
          <table:table-cell office:value-type="float" office:value="221.822" calcext:value-type="float">
            <text:p>221.8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8" calcext:value-type="float">
            <text:p>438</text:p>
          </table:table-cell>
          <table:table-cell office:value-type="float" office:value="221.6516" calcext:value-type="float">
            <text:p>221.65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39" calcext:value-type="float">
            <text:p>439</text:p>
          </table:table-cell>
          <table:table-cell office:value-type="float" office:value="221.4906" calcext:value-type="float">
            <text:p>221.49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0" calcext:value-type="float">
            <text:p>440</text:p>
          </table:table-cell>
          <table:table-cell office:value-type="float" office:value="221.3409" calcext:value-type="float">
            <text:p>221.34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1" calcext:value-type="float">
            <text:p>441</text:p>
          </table:table-cell>
          <table:table-cell office:value-type="float" office:value="221.1764" calcext:value-type="float">
            <text:p>221.17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2" calcext:value-type="float">
            <text:p>442</text:p>
          </table:table-cell>
          <table:table-cell office:value-type="float" office:value="220.9703" calcext:value-type="float">
            <text:p>220.97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3" calcext:value-type="float">
            <text:p>443</text:p>
          </table:table-cell>
          <table:table-cell office:value-type="float" office:value="220.7243" calcext:value-type="float">
            <text:p>220.72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4" calcext:value-type="float">
            <text:p>444</text:p>
          </table:table-cell>
          <table:table-cell office:value-type="float" office:value="220.5009" calcext:value-type="float">
            <text:p>220.50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5" calcext:value-type="float">
            <text:p>445</text:p>
          </table:table-cell>
          <table:table-cell office:value-type="float" office:value="220.3047" calcext:value-type="float">
            <text:p>220.30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6" calcext:value-type="float">
            <text:p>446</text:p>
          </table:table-cell>
          <table:table-cell office:value-type="float" office:value="220.0242" calcext:value-type="float">
            <text:p>220.02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7" calcext:value-type="float">
            <text:p>447</text:p>
          </table:table-cell>
          <table:table-cell office:value-type="float" office:value="219.8276" calcext:value-type="float">
            <text:p>219.82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8" calcext:value-type="float">
            <text:p>448</text:p>
          </table:table-cell>
          <table:table-cell office:value-type="float" office:value="219.5487" calcext:value-type="float">
            <text:p>219.54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49" calcext:value-type="float">
            <text:p>449</text:p>
          </table:table-cell>
          <table:table-cell office:value-type="float" office:value="219.2359" calcext:value-type="float">
            <text:p>219.23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0" calcext:value-type="float">
            <text:p>450</text:p>
          </table:table-cell>
          <table:table-cell office:value-type="float" office:value="219.0111" calcext:value-type="float">
            <text:p>219.01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1" calcext:value-type="float">
            <text:p>451</text:p>
          </table:table-cell>
          <table:table-cell office:value-type="float" office:value="218.7463" calcext:value-type="float">
            <text:p>218.74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2" calcext:value-type="float">
            <text:p>452</text:p>
          </table:table-cell>
          <table:table-cell office:value-type="float" office:value="218.4483" calcext:value-type="float">
            <text:p>218.44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3" calcext:value-type="float">
            <text:p>453</text:p>
          </table:table-cell>
          <table:table-cell office:value-type="float" office:value="218.2031" calcext:value-type="float">
            <text:p>218.20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4" calcext:value-type="float">
            <text:p>454</text:p>
          </table:table-cell>
          <table:table-cell office:value-type="float" office:value="217.95" calcext:value-type="float">
            <text:p>217.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5" calcext:value-type="float">
            <text:p>455</text:p>
          </table:table-cell>
          <table:table-cell office:value-type="float" office:value="217.7558" calcext:value-type="float">
            <text:p>217.75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6" calcext:value-type="float">
            <text:p>456</text:p>
          </table:table-cell>
          <table:table-cell office:value-type="float" office:value="217.5056" calcext:value-type="float">
            <text:p>217.50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7" calcext:value-type="float">
            <text:p>457</text:p>
          </table:table-cell>
          <table:table-cell office:value-type="float" office:value="217.3012" calcext:value-type="float">
            <text:p>217.30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8" calcext:value-type="float">
            <text:p>458</text:p>
          </table:table-cell>
          <table:table-cell office:value-type="float" office:value="217.093" calcext:value-type="float">
            <text:p>217.0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9" calcext:value-type="float">
            <text:p>459</text:p>
          </table:table-cell>
          <table:table-cell office:value-type="float" office:value="216.8992" calcext:value-type="float">
            <text:p>216.89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0" calcext:value-type="float">
            <text:p>460</text:p>
          </table:table-cell>
          <table:table-cell office:value-type="float" office:value="216.7139" calcext:value-type="float">
            <text:p>216.71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1" calcext:value-type="float">
            <text:p>461</text:p>
          </table:table-cell>
          <table:table-cell office:value-type="float" office:value="216.5766" calcext:value-type="float">
            <text:p>216.57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2" calcext:value-type="float">
            <text:p>462</text:p>
          </table:table-cell>
          <table:table-cell office:value-type="float" office:value="216.4331" calcext:value-type="float">
            <text:p>216.43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3" calcext:value-type="float">
            <text:p>463</text:p>
          </table:table-cell>
          <table:table-cell office:value-type="float" office:value="216.2462" calcext:value-type="float">
            <text:p>216.24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4" calcext:value-type="float">
            <text:p>464</text:p>
          </table:table-cell>
          <table:table-cell office:value-type="float" office:value="216.1018" calcext:value-type="float">
            <text:p>216.10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5" calcext:value-type="float">
            <text:p>465</text:p>
          </table:table-cell>
          <table:table-cell office:value-type="float" office:value="215.9498" calcext:value-type="float">
            <text:p>215.94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6" calcext:value-type="float">
            <text:p>466</text:p>
          </table:table-cell>
          <table:table-cell office:value-type="float" office:value="215.8219" calcext:value-type="float">
            <text:p>215.82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7" calcext:value-type="float">
            <text:p>467</text:p>
          </table:table-cell>
          <table:table-cell office:value-type="float" office:value="215.6808" calcext:value-type="float">
            <text:p>215.68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8" calcext:value-type="float">
            <text:p>468</text:p>
          </table:table-cell>
          <table:table-cell office:value-type="float" office:value="215.5471" calcext:value-type="float">
            <text:p>215.54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69" calcext:value-type="float">
            <text:p>469</text:p>
          </table:table-cell>
          <table:table-cell office:value-type="float" office:value="215.4199" calcext:value-type="float">
            <text:p>215.41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0" calcext:value-type="float">
            <text:p>470</text:p>
          </table:table-cell>
          <table:table-cell office:value-type="float" office:value="215.29" calcext:value-type="float">
            <text:p>215.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1" calcext:value-type="float">
            <text:p>471</text:p>
          </table:table-cell>
          <table:table-cell office:value-type="float" office:value="215.2215" calcext:value-type="float">
            <text:p>215.22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2" calcext:value-type="float">
            <text:p>472</text:p>
          </table:table-cell>
          <table:table-cell office:value-type="float" office:value="215.0722" calcext:value-type="float">
            <text:p>215.07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3" calcext:value-type="float">
            <text:p>473</text:p>
          </table:table-cell>
          <table:table-cell office:value-type="float" office:value="214.9838" calcext:value-type="float">
            <text:p>214.98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4" calcext:value-type="float">
            <text:p>474</text:p>
          </table:table-cell>
          <table:table-cell office:value-type="float" office:value="214.9239" calcext:value-type="float">
            <text:p>214.92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5" calcext:value-type="float">
            <text:p>475</text:p>
          </table:table-cell>
          <table:table-cell office:value-type="float" office:value="214.7664" calcext:value-type="float">
            <text:p>214.76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6" calcext:value-type="float">
            <text:p>476</text:p>
          </table:table-cell>
          <table:table-cell office:value-type="float" office:value="214.701" calcext:value-type="float">
            <text:p>214.7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7" calcext:value-type="float">
            <text:p>477</text:p>
          </table:table-cell>
          <table:table-cell office:value-type="float" office:value="214.6103" calcext:value-type="float">
            <text:p>214.61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8" calcext:value-type="float">
            <text:p>478</text:p>
          </table:table-cell>
          <table:table-cell office:value-type="float" office:value="214.562" calcext:value-type="float">
            <text:p>214.5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79" calcext:value-type="float">
            <text:p>479</text:p>
          </table:table-cell>
          <table:table-cell office:value-type="float" office:value="214.4523" calcext:value-type="float">
            <text:p>214.45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0" calcext:value-type="float">
            <text:p>480</text:p>
          </table:table-cell>
          <table:table-cell office:value-type="float" office:value="214.3626" calcext:value-type="float">
            <text:p>214.36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1" calcext:value-type="float">
            <text:p>481</text:p>
          </table:table-cell>
          <table:table-cell office:value-type="float" office:value="214.264" calcext:value-type="float">
            <text:p>214.2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2" calcext:value-type="float">
            <text:p>482</text:p>
          </table:table-cell>
          <table:table-cell office:value-type="float" office:value="214.2396" calcext:value-type="float">
            <text:p>214.23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3" calcext:value-type="float">
            <text:p>483</text:p>
          </table:table-cell>
          <table:table-cell office:value-type="float" office:value="214.1663" calcext:value-type="float">
            <text:p>214.16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4" calcext:value-type="float">
            <text:p>484</text:p>
          </table:table-cell>
          <table:table-cell office:value-type="float" office:value="214.0952" calcext:value-type="float">
            <text:p>214.09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5" calcext:value-type="float">
            <text:p>485</text:p>
          </table:table-cell>
          <table:table-cell office:value-type="float" office:value="214.0026" calcext:value-type="float">
            <text:p>214.00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6" calcext:value-type="float">
            <text:p>486</text:p>
          </table:table-cell>
          <table:table-cell office:value-type="float" office:value="213.9309" calcext:value-type="float">
            <text:p>213.93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7" calcext:value-type="float">
            <text:p>487</text:p>
          </table:table-cell>
          <table:table-cell office:value-type="float" office:value="213.8996" calcext:value-type="float">
            <text:p>213.89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8" calcext:value-type="float">
            <text:p>488</text:p>
          </table:table-cell>
          <table:table-cell office:value-type="float" office:value="213.7911" calcext:value-type="float">
            <text:p>213.79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89" calcext:value-type="float">
            <text:p>489</text:p>
          </table:table-cell>
          <table:table-cell office:value-type="float" office:value="213.7967" calcext:value-type="float">
            <text:p>213.7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0" calcext:value-type="float">
            <text:p>490</text:p>
          </table:table-cell>
          <table:table-cell office:value-type="float" office:value="213.6997" calcext:value-type="float">
            <text:p>213.69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1" calcext:value-type="float">
            <text:p>491</text:p>
          </table:table-cell>
          <table:table-cell office:value-type="float" office:value="213.6868" calcext:value-type="float">
            <text:p>213.68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2" calcext:value-type="float">
            <text:p>492</text:p>
          </table:table-cell>
          <table:table-cell office:value-type="float" office:value="213.5877" calcext:value-type="float">
            <text:p>213.58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3" calcext:value-type="float">
            <text:p>493</text:p>
          </table:table-cell>
          <table:table-cell office:value-type="float" office:value="213.5908" calcext:value-type="float">
            <text:p>213.59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4" calcext:value-type="float">
            <text:p>494</text:p>
          </table:table-cell>
          <table:table-cell office:value-type="float" office:value="213.4684" calcext:value-type="float">
            <text:p>213.4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5" calcext:value-type="float">
            <text:p>495</text:p>
          </table:table-cell>
          <table:table-cell office:value-type="float" office:value="213.467" calcext:value-type="float">
            <text:p>213.4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6" calcext:value-type="float">
            <text:p>496</text:p>
          </table:table-cell>
          <table:table-cell office:value-type="float" office:value="213.4064" calcext:value-type="float">
            <text:p>213.40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7" calcext:value-type="float">
            <text:p>497</text:p>
          </table:table-cell>
          <table:table-cell office:value-type="float" office:value="213.3085" calcext:value-type="float">
            <text:p>213.30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8" calcext:value-type="float">
            <text:p>498</text:p>
          </table:table-cell>
          <table:table-cell office:value-type="float" office:value="213.2919" calcext:value-type="float">
            <text:p>213.29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99" calcext:value-type="float">
            <text:p>499</text:p>
          </table:table-cell>
          <table:table-cell office:value-type="float" office:value="213.2863" calcext:value-type="float">
            <text:p>213.28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0" calcext:value-type="float">
            <text:p>500</text:p>
          </table:table-cell>
          <table:table-cell office:value-type="float" office:value="213.208" calcext:value-type="float">
            <text:p>213.2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1" calcext:value-type="float">
            <text:p>501</text:p>
          </table:table-cell>
          <table:table-cell office:value-type="float" office:value="213.1622" calcext:value-type="float">
            <text:p>213.16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2" calcext:value-type="float">
            <text:p>502</text:p>
          </table:table-cell>
          <table:table-cell office:value-type="float" office:value="213.1092" calcext:value-type="float">
            <text:p>213.10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3" calcext:value-type="float">
            <text:p>503</text:p>
          </table:table-cell>
          <table:table-cell office:value-type="float" office:value="213.1129" calcext:value-type="float">
            <text:p>213.11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4" calcext:value-type="float">
            <text:p>504</text:p>
          </table:table-cell>
          <table:table-cell office:value-type="float" office:value="213.0282" calcext:value-type="float">
            <text:p>213.02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5" calcext:value-type="float">
            <text:p>505</text:p>
          </table:table-cell>
          <table:table-cell office:value-type="float" office:value="213.005" calcext:value-type="float">
            <text:p>213.0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6" calcext:value-type="float">
            <text:p>506</text:p>
          </table:table-cell>
          <table:table-cell office:value-type="float" office:value="212.9456" calcext:value-type="float">
            <text:p>212.94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7" calcext:value-type="float">
            <text:p>507</text:p>
          </table:table-cell>
          <table:table-cell office:value-type="float" office:value="212.9149" calcext:value-type="float">
            <text:p>212.91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8" calcext:value-type="float">
            <text:p>508</text:p>
          </table:table-cell>
          <table:table-cell office:value-type="float" office:value="212.9066" calcext:value-type="float">
            <text:p>212.90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9" calcext:value-type="float">
            <text:p>509</text:p>
          </table:table-cell>
          <table:table-cell office:value-type="float" office:value="212.8485" calcext:value-type="float">
            <text:p>212.84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0" calcext:value-type="float">
            <text:p>510</text:p>
          </table:table-cell>
          <table:table-cell office:value-type="float" office:value="212.8101" calcext:value-type="float">
            <text:p>212.81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1" calcext:value-type="float">
            <text:p>511</text:p>
          </table:table-cell>
          <table:table-cell office:value-type="float" office:value="212.7596" calcext:value-type="float">
            <text:p>212.75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2" calcext:value-type="float">
            <text:p>512</text:p>
          </table:table-cell>
          <table:table-cell office:value-type="float" office:value="212.7429" calcext:value-type="float">
            <text:p>212.74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3" calcext:value-type="float">
            <text:p>513</text:p>
          </table:table-cell>
          <table:table-cell office:value-type="float" office:value="212.6593" calcext:value-type="float">
            <text:p>212.65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4" calcext:value-type="float">
            <text:p>514</text:p>
          </table:table-cell>
          <table:table-cell office:value-type="float" office:value="212.6559" calcext:value-type="float">
            <text:p>212.65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5" calcext:value-type="float">
            <text:p>515</text:p>
          </table:table-cell>
          <table:table-cell office:value-type="float" office:value="212.6377" calcext:value-type="float">
            <text:p>212.63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6" calcext:value-type="float">
            <text:p>516</text:p>
          </table:table-cell>
          <table:table-cell office:value-type="float" office:value="212.5751" calcext:value-type="float">
            <text:p>212.57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7" calcext:value-type="float">
            <text:p>517</text:p>
          </table:table-cell>
          <table:table-cell office:value-type="float" office:value="212.5281" calcext:value-type="float">
            <text:p>212.52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8" calcext:value-type="float">
            <text:p>518</text:p>
          </table:table-cell>
          <table:table-cell office:value-type="float" office:value="212.4827" calcext:value-type="float">
            <text:p>212.48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19" calcext:value-type="float">
            <text:p>519</text:p>
          </table:table-cell>
          <table:table-cell office:value-type="float" office:value="212.4447" calcext:value-type="float">
            <text:p>212.44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0" calcext:value-type="float">
            <text:p>520</text:p>
          </table:table-cell>
          <table:table-cell office:value-type="float" office:value="212.4454" calcext:value-type="float">
            <text:p>212.44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1" calcext:value-type="float">
            <text:p>521</text:p>
          </table:table-cell>
          <table:table-cell office:value-type="float" office:value="212.3682" calcext:value-type="float">
            <text:p>212.36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2" calcext:value-type="float">
            <text:p>522</text:p>
          </table:table-cell>
          <table:table-cell office:value-type="float" office:value="212.3637" calcext:value-type="float">
            <text:p>212.36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3" calcext:value-type="float">
            <text:p>523</text:p>
          </table:table-cell>
          <table:table-cell office:value-type="float" office:value="212.3161" calcext:value-type="float">
            <text:p>212.31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4" calcext:value-type="float">
            <text:p>524</text:p>
          </table:table-cell>
          <table:table-cell office:value-type="float" office:value="212.2833" calcext:value-type="float">
            <text:p>212.28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5" calcext:value-type="float">
            <text:p>525</text:p>
          </table:table-cell>
          <table:table-cell office:value-type="float" office:value="212.2672" calcext:value-type="float">
            <text:p>212.26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6" calcext:value-type="float">
            <text:p>526</text:p>
          </table:table-cell>
          <table:table-cell office:value-type="float" office:value="212.2174" calcext:value-type="float">
            <text:p>212.21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7" calcext:value-type="float">
            <text:p>527</text:p>
          </table:table-cell>
          <table:table-cell office:value-type="float" office:value="212.1945" calcext:value-type="float">
            <text:p>212.19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8" calcext:value-type="float">
            <text:p>528</text:p>
          </table:table-cell>
          <table:table-cell office:value-type="float" office:value="212.1566" calcext:value-type="float">
            <text:p>212.15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29" calcext:value-type="float">
            <text:p>529</text:p>
          </table:table-cell>
          <table:table-cell office:value-type="float" office:value="212.1381" calcext:value-type="float">
            <text:p>212.13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0" calcext:value-type="float">
            <text:p>530</text:p>
          </table:table-cell>
          <table:table-cell office:value-type="float" office:value="212.1052" calcext:value-type="float">
            <text:p>212.10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1" calcext:value-type="float">
            <text:p>531</text:p>
          </table:table-cell>
          <table:table-cell office:value-type="float" office:value="212.0453" calcext:value-type="float">
            <text:p>212.04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2" calcext:value-type="float">
            <text:p>532</text:p>
          </table:table-cell>
          <table:table-cell office:value-type="float" office:value="212.0079" calcext:value-type="float">
            <text:p>212.0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3" calcext:value-type="float">
            <text:p>533</text:p>
          </table:table-cell>
          <table:table-cell office:value-type="float" office:value="211.9724" calcext:value-type="float">
            <text:p>211.97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4" calcext:value-type="float">
            <text:p>534</text:p>
          </table:table-cell>
          <table:table-cell office:value-type="float" office:value="211.9251" calcext:value-type="float">
            <text:p>211.92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5" calcext:value-type="float">
            <text:p>535</text:p>
          </table:table-cell>
          <table:table-cell office:value-type="float" office:value="211.9172" calcext:value-type="float">
            <text:p>211.91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6" calcext:value-type="float">
            <text:p>536</text:p>
          </table:table-cell>
          <table:table-cell office:value-type="float" office:value="211.8834" calcext:value-type="float">
            <text:p>211.88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7" calcext:value-type="float">
            <text:p>537</text:p>
          </table:table-cell>
          <table:table-cell office:value-type="float" office:value="211.8305" calcext:value-type="float">
            <text:p>211.83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8" calcext:value-type="float">
            <text:p>538</text:p>
          </table:table-cell>
          <table:table-cell office:value-type="float" office:value="211.8242" calcext:value-type="float">
            <text:p>211.82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39" calcext:value-type="float">
            <text:p>539</text:p>
          </table:table-cell>
          <table:table-cell office:value-type="float" office:value="211.7837" calcext:value-type="float">
            <text:p>211.78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0" calcext:value-type="float">
            <text:p>540</text:p>
          </table:table-cell>
          <table:table-cell office:value-type="float" office:value="211.7653" calcext:value-type="float">
            <text:p>211.76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1" calcext:value-type="float">
            <text:p>541</text:p>
          </table:table-cell>
          <table:table-cell office:value-type="float" office:value="211.7317" calcext:value-type="float">
            <text:p>211.73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2" calcext:value-type="float">
            <text:p>542</text:p>
          </table:table-cell>
          <table:table-cell office:value-type="float" office:value="211.7123" calcext:value-type="float">
            <text:p>211.71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3" calcext:value-type="float">
            <text:p>543</text:p>
          </table:table-cell>
          <table:table-cell office:value-type="float" office:value="211.669" calcext:value-type="float">
            <text:p>211.6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4" calcext:value-type="float">
            <text:p>544</text:p>
          </table:table-cell>
          <table:table-cell office:value-type="float" office:value="211.6702" calcext:value-type="float">
            <text:p>211.67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5" calcext:value-type="float">
            <text:p>545</text:p>
          </table:table-cell>
          <table:table-cell office:value-type="float" office:value="211.5872" calcext:value-type="float">
            <text:p>211.58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6" calcext:value-type="float">
            <text:p>546</text:p>
          </table:table-cell>
          <table:table-cell office:value-type="float" office:value="211.5536" calcext:value-type="float">
            <text:p>211.55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7" calcext:value-type="float">
            <text:p>547</text:p>
          </table:table-cell>
          <table:table-cell office:value-type="float" office:value="211.5154" calcext:value-type="float">
            <text:p>211.5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8" calcext:value-type="float">
            <text:p>548</text:p>
          </table:table-cell>
          <table:table-cell office:value-type="float" office:value="211.4721" calcext:value-type="float">
            <text:p>211.47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49" calcext:value-type="float">
            <text:p>549</text:p>
          </table:table-cell>
          <table:table-cell office:value-type="float" office:value="211.4678" calcext:value-type="float">
            <text:p>211.46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0" calcext:value-type="float">
            <text:p>550</text:p>
          </table:table-cell>
          <table:table-cell office:value-type="float" office:value="211.412" calcext:value-type="float">
            <text:p>211.4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1" calcext:value-type="float">
            <text:p>551</text:p>
          </table:table-cell>
          <table:table-cell office:value-type="float" office:value="211.394" calcext:value-type="float">
            <text:p>211.3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2" calcext:value-type="float">
            <text:p>552</text:p>
          </table:table-cell>
          <table:table-cell office:value-type="float" office:value="211.3393" calcext:value-type="float">
            <text:p>211.33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3" calcext:value-type="float">
            <text:p>553</text:p>
          </table:table-cell>
          <table:table-cell office:value-type="float" office:value="211.3176" calcext:value-type="float">
            <text:p>211.3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4" calcext:value-type="float">
            <text:p>554</text:p>
          </table:table-cell>
          <table:table-cell office:value-type="float" office:value="211.2728" calcext:value-type="float">
            <text:p>211.27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5" calcext:value-type="float">
            <text:p>555</text:p>
          </table:table-cell>
          <table:table-cell office:value-type="float" office:value="211.2499" calcext:value-type="float">
            <text:p>211.24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6" calcext:value-type="float">
            <text:p>556</text:p>
          </table:table-cell>
          <table:table-cell office:value-type="float" office:value="211.2247" calcext:value-type="float">
            <text:p>211.22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7" calcext:value-type="float">
            <text:p>557</text:p>
          </table:table-cell>
          <table:table-cell office:value-type="float" office:value="211.181" calcext:value-type="float">
            <text:p>211.1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8" calcext:value-type="float">
            <text:p>558</text:p>
          </table:table-cell>
          <table:table-cell office:value-type="float" office:value="211.1629" calcext:value-type="float">
            <text:p>211.16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9" calcext:value-type="float">
            <text:p>559</text:p>
          </table:table-cell>
          <table:table-cell office:value-type="float" office:value="211.1136" calcext:value-type="float">
            <text:p>211.11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0" calcext:value-type="float">
            <text:p>560</text:p>
          </table:table-cell>
          <table:table-cell office:value-type="float" office:value="211.0977" calcext:value-type="float">
            <text:p>211.09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1" calcext:value-type="float">
            <text:p>561</text:p>
          </table:table-cell>
          <table:table-cell office:value-type="float" office:value="211.0444" calcext:value-type="float">
            <text:p>211.04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2" calcext:value-type="float">
            <text:p>562</text:p>
          </table:table-cell>
          <table:table-cell office:value-type="float" office:value="211.0163" calcext:value-type="float">
            <text:p>211.01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3" calcext:value-type="float">
            <text:p>563</text:p>
          </table:table-cell>
          <table:table-cell office:value-type="float" office:value="210.9693" calcext:value-type="float">
            <text:p>210.96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4" calcext:value-type="float">
            <text:p>564</text:p>
          </table:table-cell>
          <table:table-cell office:value-type="float" office:value="210.946" calcext:value-type="float">
            <text:p>210.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5" calcext:value-type="float">
            <text:p>565</text:p>
          </table:table-cell>
          <table:table-cell office:value-type="float" office:value="210.8913" calcext:value-type="float">
            <text:p>210.89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6" calcext:value-type="float">
            <text:p>566</text:p>
          </table:table-cell>
          <table:table-cell office:value-type="float" office:value="210.8778" calcext:value-type="float">
            <text:p>210.87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7" calcext:value-type="float">
            <text:p>567</text:p>
          </table:table-cell>
          <table:table-cell office:value-type="float" office:value="210.8559" calcext:value-type="float">
            <text:p>210.85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8" calcext:value-type="float">
            <text:p>568</text:p>
          </table:table-cell>
          <table:table-cell office:value-type="float" office:value="210.8341" calcext:value-type="float">
            <text:p>210.83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69" calcext:value-type="float">
            <text:p>569</text:p>
          </table:table-cell>
          <table:table-cell office:value-type="float" office:value="210.7705" calcext:value-type="float">
            <text:p>210.77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0" calcext:value-type="float">
            <text:p>570</text:p>
          </table:table-cell>
          <table:table-cell office:value-type="float" office:value="210.6931" calcext:value-type="float">
            <text:p>210.69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1" calcext:value-type="float">
            <text:p>571</text:p>
          </table:table-cell>
          <table:table-cell office:value-type="float" office:value="210.6873" calcext:value-type="float">
            <text:p>210.68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2" calcext:value-type="float">
            <text:p>572</text:p>
          </table:table-cell>
          <table:table-cell office:value-type="float" office:value="210.6693" calcext:value-type="float">
            <text:p>210.66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3" calcext:value-type="float">
            <text:p>573</text:p>
          </table:table-cell>
          <table:table-cell office:value-type="float" office:value="210.6405" calcext:value-type="float">
            <text:p>210.64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4" calcext:value-type="float">
            <text:p>574</text:p>
          </table:table-cell>
          <table:table-cell office:value-type="float" office:value="210.5605" calcext:value-type="float">
            <text:p>210.56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5" calcext:value-type="float">
            <text:p>575</text:p>
          </table:table-cell>
          <table:table-cell office:value-type="float" office:value="210.562" calcext:value-type="float">
            <text:p>210.5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6" calcext:value-type="float">
            <text:p>576</text:p>
          </table:table-cell>
          <table:table-cell office:value-type="float" office:value="210.5644" calcext:value-type="float">
            <text:p>210.56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7" calcext:value-type="float">
            <text:p>577</text:p>
          </table:table-cell>
          <table:table-cell office:value-type="float" office:value="210.4782" calcext:value-type="float">
            <text:p>210.4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8" calcext:value-type="float">
            <text:p>578</text:p>
          </table:table-cell>
          <table:table-cell office:value-type="float" office:value="210.4604" calcext:value-type="float">
            <text:p>210.46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79" calcext:value-type="float">
            <text:p>579</text:p>
          </table:table-cell>
          <table:table-cell office:value-type="float" office:value="210.3991" calcext:value-type="float">
            <text:p>210.39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0" calcext:value-type="float">
            <text:p>580</text:p>
          </table:table-cell>
          <table:table-cell office:value-type="float" office:value="210.367" calcext:value-type="float">
            <text:p>210.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1" calcext:value-type="float">
            <text:p>581</text:p>
          </table:table-cell>
          <table:table-cell office:value-type="float" office:value="210.3361" calcext:value-type="float">
            <text:p>210.33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2" calcext:value-type="float">
            <text:p>582</text:p>
          </table:table-cell>
          <table:table-cell office:value-type="float" office:value="210.2825" calcext:value-type="float">
            <text:p>210.28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3" calcext:value-type="float">
            <text:p>583</text:p>
          </table:table-cell>
          <table:table-cell office:value-type="float" office:value="210.2259" calcext:value-type="float">
            <text:p>210.22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4" calcext:value-type="float">
            <text:p>584</text:p>
          </table:table-cell>
          <table:table-cell office:value-type="float" office:value="210.2158" calcext:value-type="float">
            <text:p>210.21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5" calcext:value-type="float">
            <text:p>585</text:p>
          </table:table-cell>
          <table:table-cell office:value-type="float" office:value="210.1769" calcext:value-type="float">
            <text:p>210.17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6" calcext:value-type="float">
            <text:p>586</text:p>
          </table:table-cell>
          <table:table-cell office:value-type="float" office:value="210.1126" calcext:value-type="float">
            <text:p>210.1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7" calcext:value-type="float">
            <text:p>587</text:p>
          </table:table-cell>
          <table:table-cell office:value-type="float" office:value="210.0898" calcext:value-type="float">
            <text:p>210.08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8" calcext:value-type="float">
            <text:p>588</text:p>
          </table:table-cell>
          <table:table-cell office:value-type="float" office:value="210.0797" calcext:value-type="float">
            <text:p>210.07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89" calcext:value-type="float">
            <text:p>589</text:p>
          </table:table-cell>
          <table:table-cell office:value-type="float" office:value="209.9781" calcext:value-type="float">
            <text:p>209.97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0" calcext:value-type="float">
            <text:p>590</text:p>
          </table:table-cell>
          <table:table-cell office:value-type="float" office:value="209.9735" calcext:value-type="float">
            <text:p>209.97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1" calcext:value-type="float">
            <text:p>591</text:p>
          </table:table-cell>
          <table:table-cell office:value-type="float" office:value="209.8994" calcext:value-type="float">
            <text:p>209.89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2" calcext:value-type="float">
            <text:p>592</text:p>
          </table:table-cell>
          <table:table-cell office:value-type="float" office:value="209.8732" calcext:value-type="float">
            <text:p>209.87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3" calcext:value-type="float">
            <text:p>593</text:p>
          </table:table-cell>
          <table:table-cell office:value-type="float" office:value="209.86" calcext:value-type="float">
            <text:p>209.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4" calcext:value-type="float">
            <text:p>594</text:p>
          </table:table-cell>
          <table:table-cell office:value-type="float" office:value="209.7759" calcext:value-type="float">
            <text:p>209.77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5" calcext:value-type="float">
            <text:p>595</text:p>
          </table:table-cell>
          <table:table-cell office:value-type="float" office:value="209.783" calcext:value-type="float">
            <text:p>209.7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6" calcext:value-type="float">
            <text:p>596</text:p>
          </table:table-cell>
          <table:table-cell office:value-type="float" office:value="209.6971" calcext:value-type="float">
            <text:p>209.69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7" calcext:value-type="float">
            <text:p>597</text:p>
          </table:table-cell>
          <table:table-cell office:value-type="float" office:value="209.6473" calcext:value-type="float">
            <text:p>209.64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8" calcext:value-type="float">
            <text:p>598</text:p>
          </table:table-cell>
          <table:table-cell office:value-type="float" office:value="209.6482" calcext:value-type="float">
            <text:p>209.64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99" calcext:value-type="float">
            <text:p>599</text:p>
          </table:table-cell>
          <table:table-cell office:value-type="float" office:value="209.5726" calcext:value-type="float">
            <text:p>209.57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0" calcext:value-type="float">
            <text:p>600</text:p>
          </table:table-cell>
          <table:table-cell office:value-type="float" office:value="209.5127" calcext:value-type="float">
            <text:p>209.51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1" calcext:value-type="float">
            <text:p>601</text:p>
          </table:table-cell>
          <table:table-cell office:value-type="float" office:value="209.5058" calcext:value-type="float">
            <text:p>209.50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2" calcext:value-type="float">
            <text:p>602</text:p>
          </table:table-cell>
          <table:table-cell office:value-type="float" office:value="209.4124" calcext:value-type="float">
            <text:p>209.41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3" calcext:value-type="float">
            <text:p>603</text:p>
          </table:table-cell>
          <table:table-cell office:value-type="float" office:value="209.4118" calcext:value-type="float">
            <text:p>209.41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4" calcext:value-type="float">
            <text:p>604</text:p>
          </table:table-cell>
          <table:table-cell office:value-type="float" office:value="209.3433" calcext:value-type="float">
            <text:p>209.34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5" calcext:value-type="float">
            <text:p>605</text:p>
          </table:table-cell>
          <table:table-cell office:value-type="float" office:value="209.2716" calcext:value-type="float">
            <text:p>209.27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6" calcext:value-type="float">
            <text:p>606</text:p>
          </table:table-cell>
          <table:table-cell office:value-type="float" office:value="209.2557" calcext:value-type="float">
            <text:p>209.25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7" calcext:value-type="float">
            <text:p>607</text:p>
          </table:table-cell>
          <table:table-cell office:value-type="float" office:value="209.2117" calcext:value-type="float">
            <text:p>209.2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8" calcext:value-type="float">
            <text:p>608</text:p>
          </table:table-cell>
          <table:table-cell office:value-type="float" office:value="209.1593" calcext:value-type="float">
            <text:p>209.15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9" calcext:value-type="float">
            <text:p>609</text:p>
          </table:table-cell>
          <table:table-cell office:value-type="float" office:value="209.0904" calcext:value-type="float">
            <text:p>209.09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0" calcext:value-type="float">
            <text:p>610</text:p>
          </table:table-cell>
          <table:table-cell office:value-type="float" office:value="209.0463" calcext:value-type="float">
            <text:p>209.04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1" calcext:value-type="float">
            <text:p>611</text:p>
          </table:table-cell>
          <table:table-cell office:value-type="float" office:value="209.0325" calcext:value-type="float">
            <text:p>209.03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2" calcext:value-type="float">
            <text:p>612</text:p>
          </table:table-cell>
          <table:table-cell office:value-type="float" office:value="208.9418" calcext:value-type="float">
            <text:p>208.94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3" calcext:value-type="float">
            <text:p>613</text:p>
          </table:table-cell>
          <table:table-cell office:value-type="float" office:value="208.9039" calcext:value-type="float">
            <text:p>208.90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4" calcext:value-type="float">
            <text:p>614</text:p>
          </table:table-cell>
          <table:table-cell office:value-type="float" office:value="208.8698" calcext:value-type="float">
            <text:p>208.8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5" calcext:value-type="float">
            <text:p>615</text:p>
          </table:table-cell>
          <table:table-cell office:value-type="float" office:value="208.7942" calcext:value-type="float">
            <text:p>208.79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6" calcext:value-type="float">
            <text:p>616</text:p>
          </table:table-cell>
          <table:table-cell office:value-type="float" office:value="208.7411" calcext:value-type="float">
            <text:p>208.74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7" calcext:value-type="float">
            <text:p>617</text:p>
          </table:table-cell>
          <table:table-cell office:value-type="float" office:value="208.6925" calcext:value-type="float">
            <text:p>208.69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8" calcext:value-type="float">
            <text:p>618</text:p>
          </table:table-cell>
          <table:table-cell office:value-type="float" office:value="208.6782" calcext:value-type="float">
            <text:p>208.6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19" calcext:value-type="float">
            <text:p>619</text:p>
          </table:table-cell>
          <table:table-cell office:value-type="float" office:value="208.6005" calcext:value-type="float">
            <text:p>208.60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0" calcext:value-type="float">
            <text:p>620</text:p>
          </table:table-cell>
          <table:table-cell office:value-type="float" office:value="208.5475" calcext:value-type="float">
            <text:p>208.54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1" calcext:value-type="float">
            <text:p>621</text:p>
          </table:table-cell>
          <table:table-cell office:value-type="float" office:value="208.4937" calcext:value-type="float">
            <text:p>208.49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2" calcext:value-type="float">
            <text:p>622</text:p>
          </table:table-cell>
          <table:table-cell office:value-type="float" office:value="208.4407" calcext:value-type="float">
            <text:p>208.44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3" calcext:value-type="float">
            <text:p>623</text:p>
          </table:table-cell>
          <table:table-cell office:value-type="float" office:value="208.4091" calcext:value-type="float">
            <text:p>208.40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4" calcext:value-type="float">
            <text:p>624</text:p>
          </table:table-cell>
          <table:table-cell office:value-type="float" office:value="208.3441" calcext:value-type="float">
            <text:p>208.34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5" calcext:value-type="float">
            <text:p>625</text:p>
          </table:table-cell>
          <table:table-cell office:value-type="float" office:value="208.27" calcext:value-type="float">
            <text:p>208.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6" calcext:value-type="float">
            <text:p>626</text:p>
          </table:table-cell>
          <table:table-cell office:value-type="float" office:value="208.2477" calcext:value-type="float">
            <text:p>208.24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7" calcext:value-type="float">
            <text:p>627</text:p>
          </table:table-cell>
          <table:table-cell office:value-type="float" office:value="208.1763" calcext:value-type="float">
            <text:p>208.17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8" calcext:value-type="float">
            <text:p>628</text:p>
          </table:table-cell>
          <table:table-cell office:value-type="float" office:value="208.1005" calcext:value-type="float">
            <text:p>208.10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29" calcext:value-type="float">
            <text:p>629</text:p>
          </table:table-cell>
          <table:table-cell office:value-type="float" office:value="208.0671" calcext:value-type="float">
            <text:p>208.06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0" calcext:value-type="float">
            <text:p>630</text:p>
          </table:table-cell>
          <table:table-cell office:value-type="float" office:value="208.0427" calcext:value-type="float">
            <text:p>208.04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1" calcext:value-type="float">
            <text:p>631</text:p>
          </table:table-cell>
          <table:table-cell office:value-type="float" office:value="207.9601" calcext:value-type="float">
            <text:p>207.96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2" calcext:value-type="float">
            <text:p>632</text:p>
          </table:table-cell>
          <table:table-cell office:value-type="float" office:value="207.8876" calcext:value-type="float">
            <text:p>207.88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3" calcext:value-type="float">
            <text:p>633</text:p>
          </table:table-cell>
          <table:table-cell office:value-type="float" office:value="207.8544" calcext:value-type="float">
            <text:p>207.85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4" calcext:value-type="float">
            <text:p>634</text:p>
          </table:table-cell>
          <table:table-cell office:value-type="float" office:value="207.7713" calcext:value-type="float">
            <text:p>207.77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5" calcext:value-type="float">
            <text:p>635</text:p>
          </table:table-cell>
          <table:table-cell office:value-type="float" office:value="207.7223" calcext:value-type="float">
            <text:p>207.72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6" calcext:value-type="float">
            <text:p>636</text:p>
          </table:table-cell>
          <table:table-cell office:value-type="float" office:value="207.6542" calcext:value-type="float">
            <text:p>207.65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7" calcext:value-type="float">
            <text:p>637</text:p>
          </table:table-cell>
          <table:table-cell office:value-type="float" office:value="207.6137" calcext:value-type="float">
            <text:p>207.61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8" calcext:value-type="float">
            <text:p>638</text:p>
          </table:table-cell>
          <table:table-cell office:value-type="float" office:value="207.5637" calcext:value-type="float">
            <text:p>207.56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39" calcext:value-type="float">
            <text:p>639</text:p>
          </table:table-cell>
          <table:table-cell office:value-type="float" office:value="207.5241" calcext:value-type="float">
            <text:p>207.52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0" calcext:value-type="float">
            <text:p>640</text:p>
          </table:table-cell>
          <table:table-cell office:value-type="float" office:value="207.4627" calcext:value-type="float">
            <text:p>207.46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1" calcext:value-type="float">
            <text:p>641</text:p>
          </table:table-cell>
          <table:table-cell office:value-type="float" office:value="207.3963" calcext:value-type="float">
            <text:p>207.39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2" calcext:value-type="float">
            <text:p>642</text:p>
          </table:table-cell>
          <table:table-cell office:value-type="float" office:value="207.3438" calcext:value-type="float">
            <text:p>207.34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3" calcext:value-type="float">
            <text:p>643</text:p>
          </table:table-cell>
          <table:table-cell office:value-type="float" office:value="207.2903" calcext:value-type="float">
            <text:p>207.29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4" calcext:value-type="float">
            <text:p>644</text:p>
          </table:table-cell>
          <table:table-cell office:value-type="float" office:value="207.2316" calcext:value-type="float">
            <text:p>207.23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5" calcext:value-type="float">
            <text:p>645</text:p>
          </table:table-cell>
          <table:table-cell office:value-type="float" office:value="207.1773" calcext:value-type="float">
            <text:p>207.17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6" calcext:value-type="float">
            <text:p>646</text:p>
          </table:table-cell>
          <table:table-cell office:value-type="float" office:value="207.1398" calcext:value-type="float">
            <text:p>207.13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7" calcext:value-type="float">
            <text:p>647</text:p>
          </table:table-cell>
          <table:table-cell office:value-type="float" office:value="207.0486" calcext:value-type="float">
            <text:p>207.04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8" calcext:value-type="float">
            <text:p>648</text:p>
          </table:table-cell>
          <table:table-cell office:value-type="float" office:value="207.0196" calcext:value-type="float">
            <text:p>207.01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49" calcext:value-type="float">
            <text:p>649</text:p>
          </table:table-cell>
          <table:table-cell office:value-type="float" office:value="206.9488" calcext:value-type="float">
            <text:p>206.94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0" calcext:value-type="float">
            <text:p>650</text:p>
          </table:table-cell>
          <table:table-cell office:value-type="float" office:value="206.9056" calcext:value-type="float">
            <text:p>206.90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1" calcext:value-type="float">
            <text:p>651</text:p>
          </table:table-cell>
          <table:table-cell office:value-type="float" office:value="206.8172" calcext:value-type="float">
            <text:p>206.81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2" calcext:value-type="float">
            <text:p>652</text:p>
          </table:table-cell>
          <table:table-cell office:value-type="float" office:value="206.8322" calcext:value-type="float">
            <text:p>206.83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3" calcext:value-type="float">
            <text:p>653</text:p>
          </table:table-cell>
          <table:table-cell office:value-type="float" office:value="206.7519" calcext:value-type="float">
            <text:p>206.75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4" calcext:value-type="float">
            <text:p>654</text:p>
          </table:table-cell>
          <table:table-cell office:value-type="float" office:value="206.6642" calcext:value-type="float">
            <text:p>206.66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5" calcext:value-type="float">
            <text:p>655</text:p>
          </table:table-cell>
          <table:table-cell office:value-type="float" office:value="206.6245" calcext:value-type="float">
            <text:p>206.62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6" calcext:value-type="float">
            <text:p>656</text:p>
          </table:table-cell>
          <table:table-cell office:value-type="float" office:value="206.5595" calcext:value-type="float">
            <text:p>206.55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7" calcext:value-type="float">
            <text:p>657</text:p>
          </table:table-cell>
          <table:table-cell office:value-type="float" office:value="206.5066" calcext:value-type="float">
            <text:p>206.50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8" calcext:value-type="float">
            <text:p>658</text:p>
          </table:table-cell>
          <table:table-cell office:value-type="float" office:value="206.5029" calcext:value-type="float">
            <text:p>206.50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9" calcext:value-type="float">
            <text:p>659</text:p>
          </table:table-cell>
          <table:table-cell office:value-type="float" office:value="206.4488" calcext:value-type="float">
            <text:p>206.44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0" calcext:value-type="float">
            <text:p>660</text:p>
          </table:table-cell>
          <table:table-cell office:value-type="float" office:value="206.3572" calcext:value-type="float">
            <text:p>206.35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1" calcext:value-type="float">
            <text:p>661</text:p>
          </table:table-cell>
          <table:table-cell office:value-type="float" office:value="206.3002" calcext:value-type="float">
            <text:p>206.3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2" calcext:value-type="float">
            <text:p>662</text:p>
          </table:table-cell>
          <table:table-cell office:value-type="float" office:value="206.2681" calcext:value-type="float">
            <text:p>206.26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3" calcext:value-type="float">
            <text:p>663</text:p>
          </table:table-cell>
          <table:table-cell office:value-type="float" office:value="206.1885" calcext:value-type="float">
            <text:p>206.18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4" calcext:value-type="float">
            <text:p>664</text:p>
          </table:table-cell>
          <table:table-cell office:value-type="float" office:value="206.153" calcext:value-type="float">
            <text:p>206.1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5" calcext:value-type="float">
            <text:p>665</text:p>
          </table:table-cell>
          <table:table-cell office:value-type="float" office:value="206.0578" calcext:value-type="float">
            <text:p>206.05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6" calcext:value-type="float">
            <text:p>666</text:p>
          </table:table-cell>
          <table:table-cell office:value-type="float" office:value="206.0814" calcext:value-type="float">
            <text:p>206.08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7" calcext:value-type="float">
            <text:p>667</text:p>
          </table:table-cell>
          <table:table-cell office:value-type="float" office:value="205.9674" calcext:value-type="float">
            <text:p>205.96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8" calcext:value-type="float">
            <text:p>668</text:p>
          </table:table-cell>
          <table:table-cell office:value-type="float" office:value="205.9379" calcext:value-type="float">
            <text:p>205.93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69" calcext:value-type="float">
            <text:p>669</text:p>
          </table:table-cell>
          <table:table-cell office:value-type="float" office:value="205.9113" calcext:value-type="float">
            <text:p>205.91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0" calcext:value-type="float">
            <text:p>670</text:p>
          </table:table-cell>
          <table:table-cell office:value-type="float" office:value="205.8465" calcext:value-type="float">
            <text:p>205.84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1" calcext:value-type="float">
            <text:p>671</text:p>
          </table:table-cell>
          <table:table-cell office:value-type="float" office:value="205.7759" calcext:value-type="float">
            <text:p>205.77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2" calcext:value-type="float">
            <text:p>672</text:p>
          </table:table-cell>
          <table:table-cell office:value-type="float" office:value="205.7622" calcext:value-type="float">
            <text:p>205.76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3" calcext:value-type="float">
            <text:p>673</text:p>
          </table:table-cell>
          <table:table-cell office:value-type="float" office:value="205.6429" calcext:value-type="float">
            <text:p>205.64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4" calcext:value-type="float">
            <text:p>674</text:p>
          </table:table-cell>
          <table:table-cell office:value-type="float" office:value="205.6248" calcext:value-type="float">
            <text:p>205.62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5" calcext:value-type="float">
            <text:p>675</text:p>
          </table:table-cell>
          <table:table-cell office:value-type="float" office:value="205.626" calcext:value-type="float">
            <text:p>205.6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6" calcext:value-type="float">
            <text:p>676</text:p>
          </table:table-cell>
          <table:table-cell office:value-type="float" office:value="205.5524" calcext:value-type="float">
            <text:p>205.55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7" calcext:value-type="float">
            <text:p>677</text:p>
          </table:table-cell>
          <table:table-cell office:value-type="float" office:value="205.4943" calcext:value-type="float">
            <text:p>205.49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8" calcext:value-type="float">
            <text:p>678</text:p>
          </table:table-cell>
          <table:table-cell office:value-type="float" office:value="205.4459" calcext:value-type="float">
            <text:p>205.4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79" calcext:value-type="float">
            <text:p>679</text:p>
          </table:table-cell>
          <table:table-cell office:value-type="float" office:value="205.3752" calcext:value-type="float">
            <text:p>205.37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0" calcext:value-type="float">
            <text:p>680</text:p>
          </table:table-cell>
          <table:table-cell office:value-type="float" office:value="205.3141" calcext:value-type="float">
            <text:p>205.31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1" calcext:value-type="float">
            <text:p>681</text:p>
          </table:table-cell>
          <table:table-cell office:value-type="float" office:value="205.2949" calcext:value-type="float">
            <text:p>205.29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2" calcext:value-type="float">
            <text:p>682</text:p>
          </table:table-cell>
          <table:table-cell office:value-type="float" office:value="205.2756" calcext:value-type="float">
            <text:p>205.27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3" calcext:value-type="float">
            <text:p>683</text:p>
          </table:table-cell>
          <table:table-cell office:value-type="float" office:value="205.1956" calcext:value-type="float">
            <text:p>205.19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4" calcext:value-type="float">
            <text:p>684</text:p>
          </table:table-cell>
          <table:table-cell office:value-type="float" office:value="205.1352" calcext:value-type="float">
            <text:p>205.13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5" calcext:value-type="float">
            <text:p>685</text:p>
          </table:table-cell>
          <table:table-cell office:value-type="float" office:value="205.117" calcext:value-type="float">
            <text:p>205.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6" calcext:value-type="float">
            <text:p>686</text:p>
          </table:table-cell>
          <table:table-cell office:value-type="float" office:value="205.0415" calcext:value-type="float">
            <text:p>205.04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7" calcext:value-type="float">
            <text:p>687</text:p>
          </table:table-cell>
          <table:table-cell office:value-type="float" office:value="205.009" calcext:value-type="float">
            <text:p>205.0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8" calcext:value-type="float">
            <text:p>688</text:p>
          </table:table-cell>
          <table:table-cell office:value-type="float" office:value="204.9974" calcext:value-type="float">
            <text:p>204.99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89" calcext:value-type="float">
            <text:p>689</text:p>
          </table:table-cell>
          <table:table-cell office:value-type="float" office:value="204.953" calcext:value-type="float">
            <text:p>204.9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0" calcext:value-type="float">
            <text:p>690</text:p>
          </table:table-cell>
          <table:table-cell office:value-type="float" office:value="204.8758" calcext:value-type="float">
            <text:p>204.87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1" calcext:value-type="float">
            <text:p>691</text:p>
          </table:table-cell>
          <table:table-cell office:value-type="float" office:value="204.8647" calcext:value-type="float">
            <text:p>204.86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2" calcext:value-type="float">
            <text:p>692</text:p>
          </table:table-cell>
          <table:table-cell office:value-type="float" office:value="204.8081" calcext:value-type="float">
            <text:p>204.80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3" calcext:value-type="float">
            <text:p>693</text:p>
          </table:table-cell>
          <table:table-cell office:value-type="float" office:value="204.7444" calcext:value-type="float">
            <text:p>204.74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4" calcext:value-type="float">
            <text:p>694</text:p>
          </table:table-cell>
          <table:table-cell office:value-type="float" office:value="204.6878" calcext:value-type="float">
            <text:p>204.68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5" calcext:value-type="float">
            <text:p>695</text:p>
          </table:table-cell>
          <table:table-cell office:value-type="float" office:value="204.6894" calcext:value-type="float">
            <text:p>204.68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6" calcext:value-type="float">
            <text:p>696</text:p>
          </table:table-cell>
          <table:table-cell office:value-type="float" office:value="204.625" calcext:value-type="float">
            <text:p>204.6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7" calcext:value-type="float">
            <text:p>697</text:p>
          </table:table-cell>
          <table:table-cell office:value-type="float" office:value="204.596" calcext:value-type="float">
            <text:p>204.5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8" calcext:value-type="float">
            <text:p>698</text:p>
          </table:table-cell>
          <table:table-cell office:value-type="float" office:value="204.5331" calcext:value-type="float">
            <text:p>204.53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99" calcext:value-type="float">
            <text:p>699</text:p>
          </table:table-cell>
          <table:table-cell office:value-type="float" office:value="204.5043" calcext:value-type="float">
            <text:p>204.50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0" calcext:value-type="float">
            <text:p>700</text:p>
          </table:table-cell>
          <table:table-cell office:value-type="float" office:value="204.4571" calcext:value-type="float">
            <text:p>204.45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1" calcext:value-type="float">
            <text:p>701</text:p>
          </table:table-cell>
          <table:table-cell office:value-type="float" office:value="204.4854" calcext:value-type="float">
            <text:p>204.48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2" calcext:value-type="float">
            <text:p>702</text:p>
          </table:table-cell>
          <table:table-cell office:value-type="float" office:value="204.376" calcext:value-type="float">
            <text:p>204.3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3" calcext:value-type="float">
            <text:p>703</text:p>
          </table:table-cell>
          <table:table-cell office:value-type="float" office:value="204.3512" calcext:value-type="float">
            <text:p>204.35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4" calcext:value-type="float">
            <text:p>704</text:p>
          </table:table-cell>
          <table:table-cell office:value-type="float" office:value="204.3116" calcext:value-type="float">
            <text:p>204.31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5" calcext:value-type="float">
            <text:p>705</text:p>
          </table:table-cell>
          <table:table-cell office:value-type="float" office:value="204.2566" calcext:value-type="float">
            <text:p>204.25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6" calcext:value-type="float">
            <text:p>706</text:p>
          </table:table-cell>
          <table:table-cell office:value-type="float" office:value="204.2024" calcext:value-type="float">
            <text:p>204.20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7" calcext:value-type="float">
            <text:p>707</text:p>
          </table:table-cell>
          <table:table-cell office:value-type="float" office:value="204.1867" calcext:value-type="float">
            <text:p>204.18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8" calcext:value-type="float">
            <text:p>708</text:p>
          </table:table-cell>
          <table:table-cell office:value-type="float" office:value="204.1559" calcext:value-type="float">
            <text:p>204.15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9" calcext:value-type="float">
            <text:p>709</text:p>
          </table:table-cell>
          <table:table-cell office:value-type="float" office:value="204.0914" calcext:value-type="float">
            <text:p>204.09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0" calcext:value-type="float">
            <text:p>710</text:p>
          </table:table-cell>
          <table:table-cell office:value-type="float" office:value="204.1137" calcext:value-type="float">
            <text:p>204.11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1" calcext:value-type="float">
            <text:p>711</text:p>
          </table:table-cell>
          <table:table-cell office:value-type="float" office:value="204.0335" calcext:value-type="float">
            <text:p>204.03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2" calcext:value-type="float">
            <text:p>712</text:p>
          </table:table-cell>
          <table:table-cell office:value-type="float" office:value="203.9775" calcext:value-type="float">
            <text:p>203.97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3" calcext:value-type="float">
            <text:p>713</text:p>
          </table:table-cell>
          <table:table-cell office:value-type="float" office:value="203.9289" calcext:value-type="float">
            <text:p>203.92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4" calcext:value-type="float">
            <text:p>714</text:p>
          </table:table-cell>
          <table:table-cell office:value-type="float" office:value="203.9109" calcext:value-type="float">
            <text:p>203.91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5" calcext:value-type="float">
            <text:p>715</text:p>
          </table:table-cell>
          <table:table-cell office:value-type="float" office:value="203.8742" calcext:value-type="float">
            <text:p>203.87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6" calcext:value-type="float">
            <text:p>716</text:p>
          </table:table-cell>
          <table:table-cell office:value-type="float" office:value="203.8462" calcext:value-type="float">
            <text:p>203.84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7" calcext:value-type="float">
            <text:p>717</text:p>
          </table:table-cell>
          <table:table-cell office:value-type="float" office:value="203.7844" calcext:value-type="float">
            <text:p>203.78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8" calcext:value-type="float">
            <text:p>718</text:p>
          </table:table-cell>
          <table:table-cell office:value-type="float" office:value="203.7297" calcext:value-type="float">
            <text:p>203.72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19" calcext:value-type="float">
            <text:p>719</text:p>
          </table:table-cell>
          <table:table-cell office:value-type="float" office:value="203.68" calcext:value-type="float">
            <text:p>203.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0" calcext:value-type="float">
            <text:p>720</text:p>
          </table:table-cell>
          <table:table-cell office:value-type="float" office:value="203.6675" calcext:value-type="float">
            <text:p>203.66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1" calcext:value-type="float">
            <text:p>721</text:p>
          </table:table-cell>
          <table:table-cell office:value-type="float" office:value="203.6588" calcext:value-type="float">
            <text:p>203.65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2" calcext:value-type="float">
            <text:p>722</text:p>
          </table:table-cell>
          <table:table-cell office:value-type="float" office:value="203.5952" calcext:value-type="float">
            <text:p>203.59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3" calcext:value-type="float">
            <text:p>723</text:p>
          </table:table-cell>
          <table:table-cell office:value-type="float" office:value="203.553" calcext:value-type="float">
            <text:p>203.5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4" calcext:value-type="float">
            <text:p>724</text:p>
          </table:table-cell>
          <table:table-cell office:value-type="float" office:value="203.5382" calcext:value-type="float">
            <text:p>203.53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5" calcext:value-type="float">
            <text:p>725</text:p>
          </table:table-cell>
          <table:table-cell office:value-type="float" office:value="203.4966" calcext:value-type="float">
            <text:p>203.49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6" calcext:value-type="float">
            <text:p>726</text:p>
          </table:table-cell>
          <table:table-cell office:value-type="float" office:value="203.4143" calcext:value-type="float">
            <text:p>203.41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7" calcext:value-type="float">
            <text:p>727</text:p>
          </table:table-cell>
          <table:table-cell office:value-type="float" office:value="203.4254" calcext:value-type="float">
            <text:p>203.42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8" calcext:value-type="float">
            <text:p>728</text:p>
          </table:table-cell>
          <table:table-cell office:value-type="float" office:value="203.3965" calcext:value-type="float">
            <text:p>203.39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29" calcext:value-type="float">
            <text:p>729</text:p>
          </table:table-cell>
          <table:table-cell office:value-type="float" office:value="203.3373" calcext:value-type="float">
            <text:p>203.33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0" calcext:value-type="float">
            <text:p>730</text:p>
          </table:table-cell>
          <table:table-cell office:value-type="float" office:value="203.2992" calcext:value-type="float">
            <text:p>203.29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1" calcext:value-type="float">
            <text:p>731</text:p>
          </table:table-cell>
          <table:table-cell office:value-type="float" office:value="203.2337" calcext:value-type="float">
            <text:p>203.23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2" calcext:value-type="float">
            <text:p>732</text:p>
          </table:table-cell>
          <table:table-cell office:value-type="float" office:value="203.2452" calcext:value-type="float">
            <text:p>203.24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3" calcext:value-type="float">
            <text:p>733</text:p>
          </table:table-cell>
          <table:table-cell office:value-type="float" office:value="203.18" calcext:value-type="float">
            <text:p>203.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4" calcext:value-type="float">
            <text:p>734</text:p>
          </table:table-cell>
          <table:table-cell office:value-type="float" office:value="203.1536" calcext:value-type="float">
            <text:p>203.15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5" calcext:value-type="float">
            <text:p>735</text:p>
          </table:table-cell>
          <table:table-cell office:value-type="float" office:value="203.1248" calcext:value-type="float">
            <text:p>203.12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6" calcext:value-type="float">
            <text:p>736</text:p>
          </table:table-cell>
          <table:table-cell office:value-type="float" office:value="203.1127" calcext:value-type="float">
            <text:p>203.11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7" calcext:value-type="float">
            <text:p>737</text:p>
          </table:table-cell>
          <table:table-cell office:value-type="float" office:value="203.0621" calcext:value-type="float">
            <text:p>203.06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8" calcext:value-type="float">
            <text:p>738</text:p>
          </table:table-cell>
          <table:table-cell office:value-type="float" office:value="203.0449" calcext:value-type="float">
            <text:p>203.04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39" calcext:value-type="float">
            <text:p>739</text:p>
          </table:table-cell>
          <table:table-cell office:value-type="float" office:value="203.0219" calcext:value-type="float">
            <text:p>203.02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0" calcext:value-type="float">
            <text:p>740</text:p>
          </table:table-cell>
          <table:table-cell office:value-type="float" office:value="202.9342" calcext:value-type="float">
            <text:p>202.93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1" calcext:value-type="float">
            <text:p>741</text:p>
          </table:table-cell>
          <table:table-cell office:value-type="float" office:value="202.9463" calcext:value-type="float">
            <text:p>202.94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2" calcext:value-type="float">
            <text:p>742</text:p>
          </table:table-cell>
          <table:table-cell office:value-type="float" office:value="202.9142" calcext:value-type="float">
            <text:p>202.91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3" calcext:value-type="float">
            <text:p>743</text:p>
          </table:table-cell>
          <table:table-cell office:value-type="float" office:value="202.882" calcext:value-type="float">
            <text:p>202.8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4" calcext:value-type="float">
            <text:p>744</text:p>
          </table:table-cell>
          <table:table-cell office:value-type="float" office:value="202.8379" calcext:value-type="float">
            <text:p>202.83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5" calcext:value-type="float">
            <text:p>745</text:p>
          </table:table-cell>
          <table:table-cell office:value-type="float" office:value="202.8018" calcext:value-type="float">
            <text:p>202.80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6" calcext:value-type="float">
            <text:p>746</text:p>
          </table:table-cell>
          <table:table-cell office:value-type="float" office:value="202.7848" calcext:value-type="float">
            <text:p>202.78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7" calcext:value-type="float">
            <text:p>747</text:p>
          </table:table-cell>
          <table:table-cell office:value-type="float" office:value="202.7413" calcext:value-type="float">
            <text:p>202.74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8" calcext:value-type="float">
            <text:p>748</text:p>
          </table:table-cell>
          <table:table-cell office:value-type="float" office:value="202.7295" calcext:value-type="float">
            <text:p>202.72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49" calcext:value-type="float">
            <text:p>749</text:p>
          </table:table-cell>
          <table:table-cell office:value-type="float" office:value="202.6725" calcext:value-type="float">
            <text:p>202.67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0" calcext:value-type="float">
            <text:p>750</text:p>
          </table:table-cell>
          <table:table-cell office:value-type="float" office:value="202.6582" calcext:value-type="float">
            <text:p>202.65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1" calcext:value-type="float">
            <text:p>751</text:p>
          </table:table-cell>
          <table:table-cell office:value-type="float" office:value="202.6315" calcext:value-type="float">
            <text:p>202.6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2" calcext:value-type="float">
            <text:p>752</text:p>
          </table:table-cell>
          <table:table-cell office:value-type="float" office:value="202.6013" calcext:value-type="float">
            <text:p>202.60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3" calcext:value-type="float">
            <text:p>753</text:p>
          </table:table-cell>
          <table:table-cell office:value-type="float" office:value="202.5839" calcext:value-type="float">
            <text:p>202.5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4" calcext:value-type="float">
            <text:p>754</text:p>
          </table:table-cell>
          <table:table-cell office:value-type="float" office:value="202.5324" calcext:value-type="float">
            <text:p>202.53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5" calcext:value-type="float">
            <text:p>755</text:p>
          </table:table-cell>
          <table:table-cell office:value-type="float" office:value="202.5478" calcext:value-type="float">
            <text:p>202.54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6" calcext:value-type="float">
            <text:p>756</text:p>
          </table:table-cell>
          <table:table-cell office:value-type="float" office:value="202.4643" calcext:value-type="float">
            <text:p>202.46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7" calcext:value-type="float">
            <text:p>757</text:p>
          </table:table-cell>
          <table:table-cell office:value-type="float" office:value="202.4088" calcext:value-type="float">
            <text:p>202.40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8" calcext:value-type="float">
            <text:p>758</text:p>
          </table:table-cell>
          <table:table-cell office:value-type="float" office:value="202.428" calcext:value-type="float">
            <text:p>202.4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9" calcext:value-type="float">
            <text:p>759</text:p>
          </table:table-cell>
          <table:table-cell office:value-type="float" office:value="202.4034" calcext:value-type="float">
            <text:p>202.40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0" calcext:value-type="float">
            <text:p>760</text:p>
          </table:table-cell>
          <table:table-cell office:value-type="float" office:value="202.3651" calcext:value-type="float">
            <text:p>202.36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1" calcext:value-type="float">
            <text:p>761</text:p>
          </table:table-cell>
          <table:table-cell office:value-type="float" office:value="202.3378" calcext:value-type="float">
            <text:p>202.33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2" calcext:value-type="float">
            <text:p>762</text:p>
          </table:table-cell>
          <table:table-cell office:value-type="float" office:value="202.2942" calcext:value-type="float">
            <text:p>202.29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3" calcext:value-type="float">
            <text:p>763</text:p>
          </table:table-cell>
          <table:table-cell office:value-type="float" office:value="202.2768" calcext:value-type="float">
            <text:p>202.27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4" calcext:value-type="float">
            <text:p>764</text:p>
          </table:table-cell>
          <table:table-cell office:value-type="float" office:value="202.2018" calcext:value-type="float">
            <text:p>202.20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5" calcext:value-type="float">
            <text:p>765</text:p>
          </table:table-cell>
          <table:table-cell office:value-type="float" office:value="202.2291" calcext:value-type="float">
            <text:p>202.22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6" calcext:value-type="float">
            <text:p>766</text:p>
          </table:table-cell>
          <table:table-cell office:value-type="float" office:value="202.1929" calcext:value-type="float">
            <text:p>202.19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7" calcext:value-type="float">
            <text:p>767</text:p>
          </table:table-cell>
          <table:table-cell office:value-type="float" office:value="202.1692" calcext:value-type="float">
            <text:p>202.16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8" calcext:value-type="float">
            <text:p>768</text:p>
          </table:table-cell>
          <table:table-cell office:value-type="float" office:value="202.154" calcext:value-type="float">
            <text:p>202.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69" calcext:value-type="float">
            <text:p>769</text:p>
          </table:table-cell>
          <table:table-cell office:value-type="float" office:value="202.1447" calcext:value-type="float">
            <text:p>202.14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0" calcext:value-type="float">
            <text:p>770</text:p>
          </table:table-cell>
          <table:table-cell office:value-type="float" office:value="202.0716" calcext:value-type="float">
            <text:p>202.07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1" calcext:value-type="float">
            <text:p>771</text:p>
          </table:table-cell>
          <table:table-cell office:value-type="float" office:value="202.0812" calcext:value-type="float">
            <text:p>202.08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2" calcext:value-type="float">
            <text:p>772</text:p>
          </table:table-cell>
          <table:table-cell office:value-type="float" office:value="202.0371" calcext:value-type="float">
            <text:p>202.03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3" calcext:value-type="float">
            <text:p>773</text:p>
          </table:table-cell>
          <table:table-cell office:value-type="float" office:value="202.0322" calcext:value-type="float">
            <text:p>202.03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4" calcext:value-type="float">
            <text:p>774</text:p>
          </table:table-cell>
          <table:table-cell office:value-type="float" office:value="201.9684" calcext:value-type="float">
            <text:p>201.9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5" calcext:value-type="float">
            <text:p>775</text:p>
          </table:table-cell>
          <table:table-cell office:value-type="float" office:value="201.9794" calcext:value-type="float">
            <text:p>201.97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6" calcext:value-type="float">
            <text:p>776</text:p>
          </table:table-cell>
          <table:table-cell office:value-type="float" office:value="201.9432" calcext:value-type="float">
            <text:p>201.94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7" calcext:value-type="float">
            <text:p>777</text:p>
          </table:table-cell>
          <table:table-cell office:value-type="float" office:value="201.8876" calcext:value-type="float">
            <text:p>201.88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8" calcext:value-type="float">
            <text:p>778</text:p>
          </table:table-cell>
          <table:table-cell office:value-type="float" office:value="201.8839" calcext:value-type="float">
            <text:p>201.8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79" calcext:value-type="float">
            <text:p>779</text:p>
          </table:table-cell>
          <table:table-cell office:value-type="float" office:value="201.8671" calcext:value-type="float">
            <text:p>201.86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0" calcext:value-type="float">
            <text:p>780</text:p>
          </table:table-cell>
          <table:table-cell office:value-type="float" office:value="201.8115" calcext:value-type="float">
            <text:p>201.81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1" calcext:value-type="float">
            <text:p>781</text:p>
          </table:table-cell>
          <table:table-cell office:value-type="float" office:value="201.8154" calcext:value-type="float">
            <text:p>201.8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2" calcext:value-type="float">
            <text:p>782</text:p>
          </table:table-cell>
          <table:table-cell office:value-type="float" office:value="201.7801" calcext:value-type="float">
            <text:p>201.78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3" calcext:value-type="float">
            <text:p>783</text:p>
          </table:table-cell>
          <table:table-cell office:value-type="float" office:value="201.6947" calcext:value-type="float">
            <text:p>201.69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4" calcext:value-type="float">
            <text:p>784</text:p>
          </table:table-cell>
          <table:table-cell office:value-type="float" office:value="201.7176" calcext:value-type="float">
            <text:p>201.7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5" calcext:value-type="float">
            <text:p>785</text:p>
          </table:table-cell>
          <table:table-cell office:value-type="float" office:value="201.7378" calcext:value-type="float">
            <text:p>201.73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6" calcext:value-type="float">
            <text:p>786</text:p>
          </table:table-cell>
          <table:table-cell office:value-type="float" office:value="201.6671" calcext:value-type="float">
            <text:p>201.66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7" calcext:value-type="float">
            <text:p>787</text:p>
          </table:table-cell>
          <table:table-cell office:value-type="float" office:value="201.6694" calcext:value-type="float">
            <text:p>201.66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8" calcext:value-type="float">
            <text:p>788</text:p>
          </table:table-cell>
          <table:table-cell office:value-type="float" office:value="201.6252" calcext:value-type="float">
            <text:p>201.62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89" calcext:value-type="float">
            <text:p>789</text:p>
          </table:table-cell>
          <table:table-cell office:value-type="float" office:value="201.6415" calcext:value-type="float">
            <text:p>201.64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0" calcext:value-type="float">
            <text:p>790</text:p>
          </table:table-cell>
          <table:table-cell office:value-type="float" office:value="201.604" calcext:value-type="float">
            <text:p>201.6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1" calcext:value-type="float">
            <text:p>791</text:p>
          </table:table-cell>
          <table:table-cell office:value-type="float" office:value="201.5841" calcext:value-type="float">
            <text:p>201.58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2" calcext:value-type="float">
            <text:p>792</text:p>
          </table:table-cell>
          <table:table-cell office:value-type="float" office:value="201.5782" calcext:value-type="float">
            <text:p>201.5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3" calcext:value-type="float">
            <text:p>793</text:p>
          </table:table-cell>
          <table:table-cell office:value-type="float" office:value="201.515" calcext:value-type="float">
            <text:p>201.5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4" calcext:value-type="float">
            <text:p>794</text:p>
          </table:table-cell>
          <table:table-cell office:value-type="float" office:value="201.4845" calcext:value-type="float">
            <text:p>201.48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5" calcext:value-type="float">
            <text:p>795</text:p>
          </table:table-cell>
          <table:table-cell office:value-type="float" office:value="201.4805" calcext:value-type="float">
            <text:p>201.48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6" calcext:value-type="float">
            <text:p>796</text:p>
          </table:table-cell>
          <table:table-cell office:value-type="float" office:value="201.4657" calcext:value-type="float">
            <text:p>201.46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7" calcext:value-type="float">
            <text:p>797</text:p>
          </table:table-cell>
          <table:table-cell office:value-type="float" office:value="201.4079" calcext:value-type="float">
            <text:p>201.4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8" calcext:value-type="float">
            <text:p>798</text:p>
          </table:table-cell>
          <table:table-cell office:value-type="float" office:value="201.3782" calcext:value-type="float">
            <text:p>201.3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99" calcext:value-type="float">
            <text:p>799</text:p>
          </table:table-cell>
          <table:table-cell office:value-type="float" office:value="201.3371" calcext:value-type="float">
            <text:p>201.33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0" calcext:value-type="float">
            <text:p>800</text:p>
          </table:table-cell>
          <table:table-cell office:value-type="float" office:value="201.4043" calcext:value-type="float">
            <text:p>201.40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1" calcext:value-type="float">
            <text:p>801</text:p>
          </table:table-cell>
          <table:table-cell office:value-type="float" office:value="201.3577" calcext:value-type="float">
            <text:p>201.35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2" calcext:value-type="float">
            <text:p>802</text:p>
          </table:table-cell>
          <table:table-cell office:value-type="float" office:value="201.3165" calcext:value-type="float">
            <text:p>201.31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3" calcext:value-type="float">
            <text:p>803</text:p>
          </table:table-cell>
          <table:table-cell office:value-type="float" office:value="201.2945" calcext:value-type="float">
            <text:p>201.29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4" calcext:value-type="float">
            <text:p>804</text:p>
          </table:table-cell>
          <table:table-cell office:value-type="float" office:value="201.2467" calcext:value-type="float">
            <text:p>201.24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5" calcext:value-type="float">
            <text:p>805</text:p>
          </table:table-cell>
          <table:table-cell office:value-type="float" office:value="201.2448" calcext:value-type="float">
            <text:p>201.24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6" calcext:value-type="float">
            <text:p>806</text:p>
          </table:table-cell>
          <table:table-cell office:value-type="float" office:value="201.2491" calcext:value-type="float">
            <text:p>201.24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7" calcext:value-type="float">
            <text:p>807</text:p>
          </table:table-cell>
          <table:table-cell office:value-type="float" office:value="201.1642" calcext:value-type="float">
            <text:p>201.16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8" calcext:value-type="float">
            <text:p>808</text:p>
          </table:table-cell>
          <table:table-cell office:value-type="float" office:value="201.1681" calcext:value-type="float">
            <text:p>201.16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9" calcext:value-type="float">
            <text:p>809</text:p>
          </table:table-cell>
          <table:table-cell office:value-type="float" office:value="201.1878" calcext:value-type="float">
            <text:p>201.18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0" calcext:value-type="float">
            <text:p>810</text:p>
          </table:table-cell>
          <table:table-cell office:value-type="float" office:value="201.1756" calcext:value-type="float">
            <text:p>201.17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1" calcext:value-type="float">
            <text:p>811</text:p>
          </table:table-cell>
          <table:table-cell office:value-type="float" office:value="201.1101" calcext:value-type="float">
            <text:p>201.11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2" calcext:value-type="float">
            <text:p>812</text:p>
          </table:table-cell>
          <table:table-cell office:value-type="float" office:value="201.1313" calcext:value-type="float">
            <text:p>201.13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3" calcext:value-type="float">
            <text:p>813</text:p>
          </table:table-cell>
          <table:table-cell office:value-type="float" office:value="201.0533" calcext:value-type="float">
            <text:p>201.05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4" calcext:value-type="float">
            <text:p>814</text:p>
          </table:table-cell>
          <table:table-cell office:value-type="float" office:value="201.0543" calcext:value-type="float">
            <text:p>201.05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5" calcext:value-type="float">
            <text:p>815</text:p>
          </table:table-cell>
          <table:table-cell office:value-type="float" office:value="201.0814" calcext:value-type="float">
            <text:p>201.08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6" calcext:value-type="float">
            <text:p>816</text:p>
          </table:table-cell>
          <table:table-cell office:value-type="float" office:value="201.0334" calcext:value-type="float">
            <text:p>201.03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7" calcext:value-type="float">
            <text:p>817</text:p>
          </table:table-cell>
          <table:table-cell office:value-type="float" office:value="200.9917" calcext:value-type="float">
            <text:p>200.99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8" calcext:value-type="float">
            <text:p>818</text:p>
          </table:table-cell>
          <table:table-cell office:value-type="float" office:value="200.9611" calcext:value-type="float">
            <text:p>200.96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19" calcext:value-type="float">
            <text:p>819</text:p>
          </table:table-cell>
          <table:table-cell office:value-type="float" office:value="200.9841" calcext:value-type="float">
            <text:p>200.98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0" calcext:value-type="float">
            <text:p>820</text:p>
          </table:table-cell>
          <table:table-cell office:value-type="float" office:value="200.9327" calcext:value-type="float">
            <text:p>200.93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1" calcext:value-type="float">
            <text:p>821</text:p>
          </table:table-cell>
          <table:table-cell office:value-type="float" office:value="200.9404" calcext:value-type="float">
            <text:p>200.94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2" calcext:value-type="float">
            <text:p>822</text:p>
          </table:table-cell>
          <table:table-cell office:value-type="float" office:value="200.8852" calcext:value-type="float">
            <text:p>200.88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3" calcext:value-type="float">
            <text:p>823</text:p>
          </table:table-cell>
          <table:table-cell office:value-type="float" office:value="200.8614" calcext:value-type="float">
            <text:p>200.86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4" calcext:value-type="float">
            <text:p>824</text:p>
          </table:table-cell>
          <table:table-cell office:value-type="float" office:value="200.846" calcext:value-type="float">
            <text:p>200.8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5" calcext:value-type="float">
            <text:p>825</text:p>
          </table:table-cell>
          <table:table-cell office:value-type="float" office:value="200.8124" calcext:value-type="float">
            <text:p>200.81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6" calcext:value-type="float">
            <text:p>826</text:p>
          </table:table-cell>
          <table:table-cell office:value-type="float" office:value="200.7997" calcext:value-type="float">
            <text:p>200.79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7" calcext:value-type="float">
            <text:p>827</text:p>
          </table:table-cell>
          <table:table-cell office:value-type="float" office:value="200.7756" calcext:value-type="float">
            <text:p>200.77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8" calcext:value-type="float">
            <text:p>828</text:p>
          </table:table-cell>
          <table:table-cell office:value-type="float" office:value="200.7999" calcext:value-type="float">
            <text:p>200.79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29" calcext:value-type="float">
            <text:p>829</text:p>
          </table:table-cell>
          <table:table-cell office:value-type="float" office:value="200.7324" calcext:value-type="float">
            <text:p>200.73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0" calcext:value-type="float">
            <text:p>830</text:p>
          </table:table-cell>
          <table:table-cell office:value-type="float" office:value="200.748" calcext:value-type="float">
            <text:p>200.7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1" calcext:value-type="float">
            <text:p>831</text:p>
          </table:table-cell>
          <table:table-cell office:value-type="float" office:value="200.733" calcext:value-type="float">
            <text:p>200.7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2" calcext:value-type="float">
            <text:p>832</text:p>
          </table:table-cell>
          <table:table-cell office:value-type="float" office:value="200.7002" calcext:value-type="float">
            <text:p>200.7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3" calcext:value-type="float">
            <text:p>833</text:p>
          </table:table-cell>
          <table:table-cell office:value-type="float" office:value="200.7068" calcext:value-type="float">
            <text:p>200.70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4" calcext:value-type="float">
            <text:p>834</text:p>
          </table:table-cell>
          <table:table-cell office:value-type="float" office:value="200.6506" calcext:value-type="float">
            <text:p>200.65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5" calcext:value-type="float">
            <text:p>835</text:p>
          </table:table-cell>
          <table:table-cell office:value-type="float" office:value="200.6347" calcext:value-type="float">
            <text:p>200.63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6" calcext:value-type="float">
            <text:p>836</text:p>
          </table:table-cell>
          <table:table-cell office:value-type="float" office:value="200.6497" calcext:value-type="float">
            <text:p>200.64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7" calcext:value-type="float">
            <text:p>837</text:p>
          </table:table-cell>
          <table:table-cell office:value-type="float" office:value="200.6076" calcext:value-type="float">
            <text:p>200.60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8" calcext:value-type="float">
            <text:p>838</text:p>
          </table:table-cell>
          <table:table-cell office:value-type="float" office:value="200.6201" calcext:value-type="float">
            <text:p>200.62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39" calcext:value-type="float">
            <text:p>839</text:p>
          </table:table-cell>
          <table:table-cell office:value-type="float" office:value="200.5649" calcext:value-type="float">
            <text:p>200.56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0" calcext:value-type="float">
            <text:p>840</text:p>
          </table:table-cell>
          <table:table-cell office:value-type="float" office:value="200.5483" calcext:value-type="float">
            <text:p>200.54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1" calcext:value-type="float">
            <text:p>841</text:p>
          </table:table-cell>
          <table:table-cell office:value-type="float" office:value="200.5178" calcext:value-type="float">
            <text:p>200.51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2" calcext:value-type="float">
            <text:p>842</text:p>
          </table:table-cell>
          <table:table-cell office:value-type="float" office:value="200.5269" calcext:value-type="float">
            <text:p>200.52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3" calcext:value-type="float">
            <text:p>843</text:p>
          </table:table-cell>
          <table:table-cell office:value-type="float" office:value="200.4842" calcext:value-type="float">
            <text:p>200.48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4" calcext:value-type="float">
            <text:p>844</text:p>
          </table:table-cell>
          <table:table-cell office:value-type="float" office:value="200.4952" calcext:value-type="float">
            <text:p>200.49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5" calcext:value-type="float">
            <text:p>845</text:p>
          </table:table-cell>
          <table:table-cell office:value-type="float" office:value="200.469" calcext:value-type="float">
            <text:p>200.4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6" calcext:value-type="float">
            <text:p>846</text:p>
          </table:table-cell>
          <table:table-cell office:value-type="float" office:value="200.4312" calcext:value-type="float">
            <text:p>200.43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7" calcext:value-type="float">
            <text:p>847</text:p>
          </table:table-cell>
          <table:table-cell office:value-type="float" office:value="200.4377" calcext:value-type="float">
            <text:p>200.43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8" calcext:value-type="float">
            <text:p>848</text:p>
          </table:table-cell>
          <table:table-cell office:value-type="float" office:value="200.4218" calcext:value-type="float">
            <text:p>200.4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49" calcext:value-type="float">
            <text:p>849</text:p>
          </table:table-cell>
          <table:table-cell office:value-type="float" office:value="200.405" calcext:value-type="float">
            <text:p>200.4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0" calcext:value-type="float">
            <text:p>850</text:p>
          </table:table-cell>
          <table:table-cell office:value-type="float" office:value="200.3503" calcext:value-type="float">
            <text:p>200.35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1" calcext:value-type="float">
            <text:p>851</text:p>
          </table:table-cell>
          <table:table-cell office:value-type="float" office:value="200.3803" calcext:value-type="float">
            <text:p>200.38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2" calcext:value-type="float">
            <text:p>852</text:p>
          </table:table-cell>
          <table:table-cell office:value-type="float" office:value="200.3762" calcext:value-type="float">
            <text:p>200.37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3" calcext:value-type="float">
            <text:p>853</text:p>
          </table:table-cell>
          <table:table-cell office:value-type="float" office:value="200.3178" calcext:value-type="float">
            <text:p>200.31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4" calcext:value-type="float">
            <text:p>854</text:p>
          </table:table-cell>
          <table:table-cell office:value-type="float" office:value="200.3218" calcext:value-type="float">
            <text:p>200.3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5" calcext:value-type="float">
            <text:p>855</text:p>
          </table:table-cell>
          <table:table-cell office:value-type="float" office:value="200.2217" calcext:value-type="float">
            <text:p>200.22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6" calcext:value-type="float">
            <text:p>856</text:p>
          </table:table-cell>
          <table:table-cell office:value-type="float" office:value="200.2717" calcext:value-type="float">
            <text:p>200.27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7" calcext:value-type="float">
            <text:p>857</text:p>
          </table:table-cell>
          <table:table-cell office:value-type="float" office:value="200.2135" calcext:value-type="float">
            <text:p>200.21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8" calcext:value-type="float">
            <text:p>858</text:p>
          </table:table-cell>
          <table:table-cell office:value-type="float" office:value="200.1968" calcext:value-type="float">
            <text:p>200.19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9" calcext:value-type="float">
            <text:p>859</text:p>
          </table:table-cell>
          <table:table-cell office:value-type="float" office:value="200.2503" calcext:value-type="float">
            <text:p>200.25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0" calcext:value-type="float">
            <text:p>860</text:p>
          </table:table-cell>
          <table:table-cell office:value-type="float" office:value="200.1823" calcext:value-type="float">
            <text:p>200.18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1" calcext:value-type="float">
            <text:p>861</text:p>
          </table:table-cell>
          <table:table-cell office:value-type="float" office:value="200.1579" calcext:value-type="float">
            <text:p>200.15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2" calcext:value-type="float">
            <text:p>862</text:p>
          </table:table-cell>
          <table:table-cell office:value-type="float" office:value="200.1785" calcext:value-type="float">
            <text:p>200.17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3" calcext:value-type="float">
            <text:p>863</text:p>
          </table:table-cell>
          <table:table-cell office:value-type="float" office:value="200.142" calcext:value-type="float">
            <text:p>200.1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4" calcext:value-type="float">
            <text:p>864</text:p>
          </table:table-cell>
          <table:table-cell office:value-type="float" office:value="200.1393" calcext:value-type="float">
            <text:p>200.13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5" calcext:value-type="float">
            <text:p>865</text:p>
          </table:table-cell>
          <table:table-cell office:value-type="float" office:value="200.1364" calcext:value-type="float">
            <text:p>200.13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6" calcext:value-type="float">
            <text:p>866</text:p>
          </table:table-cell>
          <table:table-cell office:value-type="float" office:value="200.1065" calcext:value-type="float">
            <text:p>200.10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7" calcext:value-type="float">
            <text:p>867</text:p>
          </table:table-cell>
          <table:table-cell office:value-type="float" office:value="200.1" calcext:value-type="float">
            <text:p>200.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8" calcext:value-type="float">
            <text:p>868</text:p>
          </table:table-cell>
          <table:table-cell office:value-type="float" office:value="200.0437" calcext:value-type="float">
            <text:p>200.04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69" calcext:value-type="float">
            <text:p>869</text:p>
          </table:table-cell>
          <table:table-cell office:value-type="float" office:value="200.065" calcext:value-type="float">
            <text:p>200.0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0" calcext:value-type="float">
            <text:p>870</text:p>
          </table:table-cell>
          <table:table-cell office:value-type="float" office:value="200.0518" calcext:value-type="float">
            <text:p>200.05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1" calcext:value-type="float">
            <text:p>871</text:p>
          </table:table-cell>
          <table:table-cell office:value-type="float" office:value="200.0034" calcext:value-type="float">
            <text:p>200.00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2" calcext:value-type="float">
            <text:p>872</text:p>
          </table:table-cell>
          <table:table-cell office:value-type="float" office:value="200.0355" calcext:value-type="float">
            <text:p>200.03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3" calcext:value-type="float">
            <text:p>873</text:p>
          </table:table-cell>
          <table:table-cell office:value-type="float" office:value="199.9566" calcext:value-type="float">
            <text:p>199.95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4" calcext:value-type="float">
            <text:p>874</text:p>
          </table:table-cell>
          <table:table-cell office:value-type="float" office:value="199.9499" calcext:value-type="float">
            <text:p>199.94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5" calcext:value-type="float">
            <text:p>875</text:p>
          </table:table-cell>
          <table:table-cell office:value-type="float" office:value="199.943" calcext:value-type="float">
            <text:p>199.9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6" calcext:value-type="float">
            <text:p>876</text:p>
          </table:table-cell>
          <table:table-cell office:value-type="float" office:value="199.9482" calcext:value-type="float">
            <text:p>199.94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7" calcext:value-type="float">
            <text:p>877</text:p>
          </table:table-cell>
          <table:table-cell office:value-type="float" office:value="199.9288" calcext:value-type="float">
            <text:p>199.92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8" calcext:value-type="float">
            <text:p>878</text:p>
          </table:table-cell>
          <table:table-cell office:value-type="float" office:value="199.931" calcext:value-type="float">
            <text:p>199.9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79" calcext:value-type="float">
            <text:p>879</text:p>
          </table:table-cell>
          <table:table-cell office:value-type="float" office:value="199.8696" calcext:value-type="float">
            <text:p>199.86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0" calcext:value-type="float">
            <text:p>880</text:p>
          </table:table-cell>
          <table:table-cell office:value-type="float" office:value="199.8396" calcext:value-type="float">
            <text:p>199.83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1" calcext:value-type="float">
            <text:p>881</text:p>
          </table:table-cell>
          <table:table-cell office:value-type="float" office:value="199.8689" calcext:value-type="float">
            <text:p>199.86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2" calcext:value-type="float">
            <text:p>882</text:p>
          </table:table-cell>
          <table:table-cell office:value-type="float" office:value="199.8346" calcext:value-type="float">
            <text:p>199.83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3" calcext:value-type="float">
            <text:p>883</text:p>
          </table:table-cell>
          <table:table-cell office:value-type="float" office:value="199.8137" calcext:value-type="float">
            <text:p>199.81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4" calcext:value-type="float">
            <text:p>884</text:p>
          </table:table-cell>
          <table:table-cell office:value-type="float" office:value="199.7535" calcext:value-type="float">
            <text:p>199.75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5" calcext:value-type="float">
            <text:p>885</text:p>
          </table:table-cell>
          <table:table-cell office:value-type="float" office:value="199.8023" calcext:value-type="float">
            <text:p>199.80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6" calcext:value-type="float">
            <text:p>886</text:p>
          </table:table-cell>
          <table:table-cell office:value-type="float" office:value="199.7548" calcext:value-type="float">
            <text:p>199.75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7" calcext:value-type="float">
            <text:p>887</text:p>
          </table:table-cell>
          <table:table-cell office:value-type="float" office:value="199.7548" calcext:value-type="float">
            <text:p>199.75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8" calcext:value-type="float">
            <text:p>888</text:p>
          </table:table-cell>
          <table:table-cell office:value-type="float" office:value="199.7727" calcext:value-type="float">
            <text:p>199.77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89" calcext:value-type="float">
            <text:p>889</text:p>
          </table:table-cell>
          <table:table-cell office:value-type="float" office:value="199.7453" calcext:value-type="float">
            <text:p>199.74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0" calcext:value-type="float">
            <text:p>890</text:p>
          </table:table-cell>
          <table:table-cell office:value-type="float" office:value="199.7321" calcext:value-type="float">
            <text:p>199.73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1" calcext:value-type="float">
            <text:p>891</text:p>
          </table:table-cell>
          <table:table-cell office:value-type="float" office:value="199.6866" calcext:value-type="float">
            <text:p>199.68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2" calcext:value-type="float">
            <text:p>892</text:p>
          </table:table-cell>
          <table:table-cell office:value-type="float" office:value="199.7061" calcext:value-type="float">
            <text:p>199.70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3" calcext:value-type="float">
            <text:p>893</text:p>
          </table:table-cell>
          <table:table-cell office:value-type="float" office:value="199.6716" calcext:value-type="float">
            <text:p>199.67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4" calcext:value-type="float">
            <text:p>894</text:p>
          </table:table-cell>
          <table:table-cell office:value-type="float" office:value="199.6301" calcext:value-type="float">
            <text:p>199.63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5" calcext:value-type="float">
            <text:p>895</text:p>
          </table:table-cell>
          <table:table-cell office:value-type="float" office:value="199.6031" calcext:value-type="float">
            <text:p>199.60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6" calcext:value-type="float">
            <text:p>896</text:p>
          </table:table-cell>
          <table:table-cell office:value-type="float" office:value="199.5947" calcext:value-type="float">
            <text:p>199.59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7" calcext:value-type="float">
            <text:p>897</text:p>
          </table:table-cell>
          <table:table-cell office:value-type="float" office:value="199.5981" calcext:value-type="float">
            <text:p>199.59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8" calcext:value-type="float">
            <text:p>898</text:p>
          </table:table-cell>
          <table:table-cell office:value-type="float" office:value="199.6319" calcext:value-type="float">
            <text:p>199.63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99" calcext:value-type="float">
            <text:p>899</text:p>
          </table:table-cell>
          <table:table-cell office:value-type="float" office:value="199.5549" calcext:value-type="float">
            <text:p>199.55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0" calcext:value-type="float">
            <text:p>900</text:p>
          </table:table-cell>
          <table:table-cell office:value-type="float" office:value="199.5278" calcext:value-type="float">
            <text:p>199.52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1" calcext:value-type="float">
            <text:p>901</text:p>
          </table:table-cell>
          <table:table-cell office:value-type="float" office:value="199.53" calcext:value-type="float">
            <text:p>199.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2" calcext:value-type="float">
            <text:p>902</text:p>
          </table:table-cell>
          <table:table-cell office:value-type="float" office:value="199.5259" calcext:value-type="float">
            <text:p>199.52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3" calcext:value-type="float">
            <text:p>903</text:p>
          </table:table-cell>
          <table:table-cell office:value-type="float" office:value="199.5312" calcext:value-type="float">
            <text:p>199.53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4" calcext:value-type="float">
            <text:p>904</text:p>
          </table:table-cell>
          <table:table-cell office:value-type="float" office:value="199.5136" calcext:value-type="float">
            <text:p>199.51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5" calcext:value-type="float">
            <text:p>905</text:p>
          </table:table-cell>
          <table:table-cell office:value-type="float" office:value="199.4983" calcext:value-type="float">
            <text:p>199.49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6" calcext:value-type="float">
            <text:p>906</text:p>
          </table:table-cell>
          <table:table-cell office:value-type="float" office:value="199.4548" calcext:value-type="float">
            <text:p>199.45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7" calcext:value-type="float">
            <text:p>907</text:p>
          </table:table-cell>
          <table:table-cell office:value-type="float" office:value="199.4917" calcext:value-type="float">
            <text:p>199.49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8" calcext:value-type="float">
            <text:p>908</text:p>
          </table:table-cell>
          <table:table-cell office:value-type="float" office:value="199.4007" calcext:value-type="float">
            <text:p>199.40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9" calcext:value-type="float">
            <text:p>909</text:p>
          </table:table-cell>
          <table:table-cell office:value-type="float" office:value="199.417" calcext:value-type="float">
            <text:p>199.4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0" calcext:value-type="float">
            <text:p>910</text:p>
          </table:table-cell>
          <table:table-cell office:value-type="float" office:value="199.3964" calcext:value-type="float">
            <text:p>199.39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1" calcext:value-type="float">
            <text:p>911</text:p>
          </table:table-cell>
          <table:table-cell office:value-type="float" office:value="199.4135" calcext:value-type="float">
            <text:p>199.41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2" calcext:value-type="float">
            <text:p>912</text:p>
          </table:table-cell>
          <table:table-cell office:value-type="float" office:value="199.3761" calcext:value-type="float">
            <text:p>199.37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3" calcext:value-type="float">
            <text:p>913</text:p>
          </table:table-cell>
          <table:table-cell office:value-type="float" office:value="199.3792" calcext:value-type="float">
            <text:p>199.37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4" calcext:value-type="float">
            <text:p>914</text:p>
          </table:table-cell>
          <table:table-cell office:value-type="float" office:value="199.3469" calcext:value-type="float">
            <text:p>199.34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5" calcext:value-type="float">
            <text:p>915</text:p>
          </table:table-cell>
          <table:table-cell office:value-type="float" office:value="199.3404" calcext:value-type="float">
            <text:p>199.34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6" calcext:value-type="float">
            <text:p>916</text:p>
          </table:table-cell>
          <table:table-cell office:value-type="float" office:value="199.3365" calcext:value-type="float">
            <text:p>199.33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7" calcext:value-type="float">
            <text:p>917</text:p>
          </table:table-cell>
          <table:table-cell office:value-type="float" office:value="199.2902" calcext:value-type="float">
            <text:p>199.29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8" calcext:value-type="float">
            <text:p>918</text:p>
          </table:table-cell>
          <table:table-cell office:value-type="float" office:value="199.2962" calcext:value-type="float">
            <text:p>199.29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19" calcext:value-type="float">
            <text:p>919</text:p>
          </table:table-cell>
          <table:table-cell office:value-type="float" office:value="199.2853" calcext:value-type="float">
            <text:p>199.28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0" calcext:value-type="float">
            <text:p>920</text:p>
          </table:table-cell>
          <table:table-cell office:value-type="float" office:value="199.3065" calcext:value-type="float">
            <text:p>199.30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1" calcext:value-type="float">
            <text:p>921</text:p>
          </table:table-cell>
          <table:table-cell office:value-type="float" office:value="199.2715" calcext:value-type="float">
            <text:p>199.27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2" calcext:value-type="float">
            <text:p>922</text:p>
          </table:table-cell>
          <table:table-cell office:value-type="float" office:value="199.2282" calcext:value-type="float">
            <text:p>199.22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3" calcext:value-type="float">
            <text:p>923</text:p>
          </table:table-cell>
          <table:table-cell office:value-type="float" office:value="199.2426" calcext:value-type="float">
            <text:p>199.24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4" calcext:value-type="float">
            <text:p>924</text:p>
          </table:table-cell>
          <table:table-cell office:value-type="float" office:value="199.218" calcext:value-type="float">
            <text:p>199.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5" calcext:value-type="float">
            <text:p>925</text:p>
          </table:table-cell>
          <table:table-cell office:value-type="float" office:value="199.2029" calcext:value-type="float">
            <text:p>199.20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6" calcext:value-type="float">
            <text:p>926</text:p>
          </table:table-cell>
          <table:table-cell office:value-type="float" office:value="199.1579" calcext:value-type="float">
            <text:p>199.15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7" calcext:value-type="float">
            <text:p>927</text:p>
          </table:table-cell>
          <table:table-cell office:value-type="float" office:value="199.1839" calcext:value-type="float">
            <text:p>199.1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8" calcext:value-type="float">
            <text:p>928</text:p>
          </table:table-cell>
          <table:table-cell office:value-type="float" office:value="199.137" calcext:value-type="float">
            <text:p>199.1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29" calcext:value-type="float">
            <text:p>929</text:p>
          </table:table-cell>
          <table:table-cell office:value-type="float" office:value="199.1314" calcext:value-type="float">
            <text:p>199.13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0" calcext:value-type="float">
            <text:p>930</text:p>
          </table:table-cell>
          <table:table-cell office:value-type="float" office:value="199.1475" calcext:value-type="float">
            <text:p>199.14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1" calcext:value-type="float">
            <text:p>931</text:p>
          </table:table-cell>
          <table:table-cell office:value-type="float" office:value="199.1231" calcext:value-type="float">
            <text:p>199.12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2" calcext:value-type="float">
            <text:p>932</text:p>
          </table:table-cell>
          <table:table-cell office:value-type="float" office:value="199.117" calcext:value-type="float">
            <text:p>199.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3" calcext:value-type="float">
            <text:p>933</text:p>
          </table:table-cell>
          <table:table-cell office:value-type="float" office:value="199.0958" calcext:value-type="float">
            <text:p>199.09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4" calcext:value-type="float">
            <text:p>934</text:p>
          </table:table-cell>
          <table:table-cell office:value-type="float" office:value="199.0886" calcext:value-type="float">
            <text:p>199.08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5" calcext:value-type="float">
            <text:p>935</text:p>
          </table:table-cell>
          <table:table-cell office:value-type="float" office:value="199.0722" calcext:value-type="float">
            <text:p>199.07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6" calcext:value-type="float">
            <text:p>936</text:p>
          </table:table-cell>
          <table:table-cell office:value-type="float" office:value="199.0753" calcext:value-type="float">
            <text:p>199.07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7" calcext:value-type="float">
            <text:p>937</text:p>
          </table:table-cell>
          <table:table-cell office:value-type="float" office:value="199.0884" calcext:value-type="float">
            <text:p>199.08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8" calcext:value-type="float">
            <text:p>938</text:p>
          </table:table-cell>
          <table:table-cell office:value-type="float" office:value="199.0119" calcext:value-type="float">
            <text:p>199.0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39" calcext:value-type="float">
            <text:p>939</text:p>
          </table:table-cell>
          <table:table-cell office:value-type="float" office:value="199.0363" calcext:value-type="float">
            <text:p>199.03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0" calcext:value-type="float">
            <text:p>940</text:p>
          </table:table-cell>
          <table:table-cell office:value-type="float" office:value="198.9967" calcext:value-type="float">
            <text:p>198.9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1" calcext:value-type="float">
            <text:p>941</text:p>
          </table:table-cell>
          <table:table-cell office:value-type="float" office:value="198.9944" calcext:value-type="float">
            <text:p>198.99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2" calcext:value-type="float">
            <text:p>942</text:p>
          </table:table-cell>
          <table:table-cell office:value-type="float" office:value="198.9887" calcext:value-type="float">
            <text:p>198.98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3" calcext:value-type="float">
            <text:p>943</text:p>
          </table:table-cell>
          <table:table-cell office:value-type="float" office:value="198.9675" calcext:value-type="float">
            <text:p>198.96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4" calcext:value-type="float">
            <text:p>944</text:p>
          </table:table-cell>
          <table:table-cell office:value-type="float" office:value="198.976" calcext:value-type="float">
            <text:p>198.9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5" calcext:value-type="float">
            <text:p>945</text:p>
          </table:table-cell>
          <table:table-cell office:value-type="float" office:value="198.9663" calcext:value-type="float">
            <text:p>198.96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6" calcext:value-type="float">
            <text:p>946</text:p>
          </table:table-cell>
          <table:table-cell office:value-type="float" office:value="198.886" calcext:value-type="float">
            <text:p>198.8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7" calcext:value-type="float">
            <text:p>947</text:p>
          </table:table-cell>
          <table:table-cell office:value-type="float" office:value="198.9372" calcext:value-type="float">
            <text:p>198.93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8" calcext:value-type="float">
            <text:p>948</text:p>
          </table:table-cell>
          <table:table-cell office:value-type="float" office:value="198.8944" calcext:value-type="float">
            <text:p>198.89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49" calcext:value-type="float">
            <text:p>949</text:p>
          </table:table-cell>
          <table:table-cell office:value-type="float" office:value="198.8635" calcext:value-type="float">
            <text:p>198.86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0" calcext:value-type="float">
            <text:p>950</text:p>
          </table:table-cell>
          <table:table-cell office:value-type="float" office:value="198.8633" calcext:value-type="float">
            <text:p>198.86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1" calcext:value-type="float">
            <text:p>951</text:p>
          </table:table-cell>
          <table:table-cell office:value-type="float" office:value="198.8883" calcext:value-type="float">
            <text:p>198.88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2" calcext:value-type="float">
            <text:p>952</text:p>
          </table:table-cell>
          <table:table-cell office:value-type="float" office:value="198.8461" calcext:value-type="float">
            <text:p>198.84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3" calcext:value-type="float">
            <text:p>953</text:p>
          </table:table-cell>
          <table:table-cell office:value-type="float" office:value="198.7974" calcext:value-type="float">
            <text:p>198.79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4" calcext:value-type="float">
            <text:p>954</text:p>
          </table:table-cell>
          <table:table-cell office:value-type="float" office:value="198.8036" calcext:value-type="float">
            <text:p>198.80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5" calcext:value-type="float">
            <text:p>955</text:p>
          </table:table-cell>
          <table:table-cell office:value-type="float" office:value="198.8194" calcext:value-type="float">
            <text:p>198.81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6" calcext:value-type="float">
            <text:p>956</text:p>
          </table:table-cell>
          <table:table-cell office:value-type="float" office:value="198.7877" calcext:value-type="float">
            <text:p>198.78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7" calcext:value-type="float">
            <text:p>957</text:p>
          </table:table-cell>
          <table:table-cell office:value-type="float" office:value="198.7758" calcext:value-type="float">
            <text:p>198.77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8" calcext:value-type="float">
            <text:p>958</text:p>
          </table:table-cell>
          <table:table-cell office:value-type="float" office:value="198.7794" calcext:value-type="float">
            <text:p>198.77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9" calcext:value-type="float">
            <text:p>959</text:p>
          </table:table-cell>
          <table:table-cell office:value-type="float" office:value="198.7922" calcext:value-type="float">
            <text:p>198.79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0" calcext:value-type="float">
            <text:p>960</text:p>
          </table:table-cell>
          <table:table-cell office:value-type="float" office:value="198.7763" calcext:value-type="float">
            <text:p>198.77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1" calcext:value-type="float">
            <text:p>961</text:p>
          </table:table-cell>
          <table:table-cell office:value-type="float" office:value="198.7363" calcext:value-type="float">
            <text:p>198.73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2" calcext:value-type="float">
            <text:p>962</text:p>
          </table:table-cell>
          <table:table-cell office:value-type="float" office:value="198.7225" calcext:value-type="float">
            <text:p>198.72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3" calcext:value-type="float">
            <text:p>963</text:p>
          </table:table-cell>
          <table:table-cell office:value-type="float" office:value="198.7098" calcext:value-type="float">
            <text:p>198.70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4" calcext:value-type="float">
            <text:p>964</text:p>
          </table:table-cell>
          <table:table-cell office:value-type="float" office:value="198.6948" calcext:value-type="float">
            <text:p>198.69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5" calcext:value-type="float">
            <text:p>965</text:p>
          </table:table-cell>
          <table:table-cell office:value-type="float" office:value="198.6935" calcext:value-type="float">
            <text:p>198.69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6" calcext:value-type="float">
            <text:p>966</text:p>
          </table:table-cell>
          <table:table-cell office:value-type="float" office:value="198.6755" calcext:value-type="float">
            <text:p>198.67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7" calcext:value-type="float">
            <text:p>967</text:p>
          </table:table-cell>
          <table:table-cell office:value-type="float" office:value="198.6659" calcext:value-type="float">
            <text:p>198.66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8" calcext:value-type="float">
            <text:p>968</text:p>
          </table:table-cell>
          <table:table-cell office:value-type="float" office:value="198.6805" calcext:value-type="float">
            <text:p>198.68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69" calcext:value-type="float">
            <text:p>969</text:p>
          </table:table-cell>
          <table:table-cell office:value-type="float" office:value="198.6792" calcext:value-type="float">
            <text:p>198.67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0" calcext:value-type="float">
            <text:p>970</text:p>
          </table:table-cell>
          <table:table-cell office:value-type="float" office:value="198.6029" calcext:value-type="float">
            <text:p>198.60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1" calcext:value-type="float">
            <text:p>971</text:p>
          </table:table-cell>
          <table:table-cell office:value-type="float" office:value="198.6397" calcext:value-type="float">
            <text:p>198.63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2" calcext:value-type="float">
            <text:p>972</text:p>
          </table:table-cell>
          <table:table-cell office:value-type="float" office:value="198.6445" calcext:value-type="float">
            <text:p>198.6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3" calcext:value-type="float">
            <text:p>973</text:p>
          </table:table-cell>
          <table:table-cell office:value-type="float" office:value="198.5853" calcext:value-type="float">
            <text:p>198.58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4" calcext:value-type="float">
            <text:p>974</text:p>
          </table:table-cell>
          <table:table-cell office:value-type="float" office:value="198.595" calcext:value-type="float">
            <text:p>198.5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5" calcext:value-type="float">
            <text:p>975</text:p>
          </table:table-cell>
          <table:table-cell office:value-type="float" office:value="198.5561" calcext:value-type="float">
            <text:p>198.55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6" calcext:value-type="float">
            <text:p>976</text:p>
          </table:table-cell>
          <table:table-cell office:value-type="float" office:value="198.5597" calcext:value-type="float">
            <text:p>198.55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7" calcext:value-type="float">
            <text:p>977</text:p>
          </table:table-cell>
          <table:table-cell office:value-type="float" office:value="198.5331" calcext:value-type="float">
            <text:p>198.53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8" calcext:value-type="float">
            <text:p>978</text:p>
          </table:table-cell>
          <table:table-cell office:value-type="float" office:value="198.5428" calcext:value-type="float">
            <text:p>198.54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79" calcext:value-type="float">
            <text:p>979</text:p>
          </table:table-cell>
          <table:table-cell office:value-type="float" office:value="198.5697" calcext:value-type="float">
            <text:p>198.56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0" calcext:value-type="float">
            <text:p>980</text:p>
          </table:table-cell>
          <table:table-cell office:value-type="float" office:value="198.4914" calcext:value-type="float">
            <text:p>198.49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1" calcext:value-type="float">
            <text:p>981</text:p>
          </table:table-cell>
          <table:table-cell office:value-type="float" office:value="198.5065" calcext:value-type="float">
            <text:p>198.50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2" calcext:value-type="float">
            <text:p>982</text:p>
          </table:table-cell>
          <table:table-cell office:value-type="float" office:value="198.4668" calcext:value-type="float">
            <text:p>198.46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3" calcext:value-type="float">
            <text:p>983</text:p>
          </table:table-cell>
          <table:table-cell office:value-type="float" office:value="198.5012" calcext:value-type="float">
            <text:p>198.50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4" calcext:value-type="float">
            <text:p>984</text:p>
          </table:table-cell>
          <table:table-cell office:value-type="float" office:value="198.4166" calcext:value-type="float">
            <text:p>198.41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5" calcext:value-type="float">
            <text:p>985</text:p>
          </table:table-cell>
          <table:table-cell office:value-type="float" office:value="198.4674" calcext:value-type="float">
            <text:p>198.46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6" calcext:value-type="float">
            <text:p>986</text:p>
          </table:table-cell>
          <table:table-cell office:value-type="float" office:value="198.4255" calcext:value-type="float">
            <text:p>198.42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7" calcext:value-type="float">
            <text:p>987</text:p>
          </table:table-cell>
          <table:table-cell office:value-type="float" office:value="198.4434" calcext:value-type="float">
            <text:p>198.44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8" calcext:value-type="float">
            <text:p>988</text:p>
          </table:table-cell>
          <table:table-cell office:value-type="float" office:value="198.3972" calcext:value-type="float">
            <text:p>198.39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89" calcext:value-type="float">
            <text:p>989</text:p>
          </table:table-cell>
          <table:table-cell office:value-type="float" office:value="198.4244" calcext:value-type="float">
            <text:p>198.4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0" calcext:value-type="float">
            <text:p>990</text:p>
          </table:table-cell>
          <table:table-cell office:value-type="float" office:value="198.4194" calcext:value-type="float">
            <text:p>198.41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1" calcext:value-type="float">
            <text:p>991</text:p>
          </table:table-cell>
          <table:table-cell office:value-type="float" office:value="198.3811" calcext:value-type="float">
            <text:p>198.38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2" calcext:value-type="float">
            <text:p>992</text:p>
          </table:table-cell>
          <table:table-cell office:value-type="float" office:value="198.3322" calcext:value-type="float">
            <text:p>198.33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3" calcext:value-type="float">
            <text:p>993</text:p>
          </table:table-cell>
          <table:table-cell office:value-type="float" office:value="198.3754" calcext:value-type="float">
            <text:p>198.37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4" calcext:value-type="float">
            <text:p>994</text:p>
          </table:table-cell>
          <table:table-cell office:value-type="float" office:value="198.3712" calcext:value-type="float">
            <text:p>198.37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5" calcext:value-type="float">
            <text:p>995</text:p>
          </table:table-cell>
          <table:table-cell office:value-type="float" office:value="198.3315" calcext:value-type="float">
            <text:p>198.3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6" calcext:value-type="float">
            <text:p>996</text:p>
          </table:table-cell>
          <table:table-cell office:value-type="float" office:value="198.3431" calcext:value-type="float">
            <text:p>198.34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7" calcext:value-type="float">
            <text:p>997</text:p>
          </table:table-cell>
          <table:table-cell office:value-type="float" office:value="198.3305" calcext:value-type="float">
            <text:p>198.33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8" calcext:value-type="float">
            <text:p>998</text:p>
          </table:table-cell>
          <table:table-cell office:value-type="float" office:value="198.2978" calcext:value-type="float">
            <text:p>198.29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99" calcext:value-type="float">
            <text:p>999</text:p>
          </table:table-cell>
          <table:table-cell office:value-type="float" office:value="198.3091" calcext:value-type="float">
            <text:p>198.30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198.2953" calcext:value-type="float">
            <text:p>198.29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1" calcext:value-type="float">
            <text:p>1001</text:p>
          </table:table-cell>
          <table:table-cell office:value-type="float" office:value="198.2531" calcext:value-type="float">
            <text:p>198.25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2" calcext:value-type="float">
            <text:p>1002</text:p>
          </table:table-cell>
          <table:table-cell office:value-type="float" office:value="198.238" calcext:value-type="float">
            <text:p>198.2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3" calcext:value-type="float">
            <text:p>1003</text:p>
          </table:table-cell>
          <table:table-cell office:value-type="float" office:value="198.2193" calcext:value-type="float">
            <text:p>198.21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4" calcext:value-type="float">
            <text:p>1004</text:p>
          </table:table-cell>
          <table:table-cell office:value-type="float" office:value="198.3045" calcext:value-type="float">
            <text:p>198.30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5" calcext:value-type="float">
            <text:p>1005</text:p>
          </table:table-cell>
          <table:table-cell office:value-type="float" office:value="198.2316" calcext:value-type="float">
            <text:p>198.23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6" calcext:value-type="float">
            <text:p>1006</text:p>
          </table:table-cell>
          <table:table-cell office:value-type="float" office:value="198.2314" calcext:value-type="float">
            <text:p>198.23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7" calcext:value-type="float">
            <text:p>1007</text:p>
          </table:table-cell>
          <table:table-cell office:value-type="float" office:value="198.2247" calcext:value-type="float">
            <text:p>198.22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8" calcext:value-type="float">
            <text:p>1008</text:p>
          </table:table-cell>
          <table:table-cell office:value-type="float" office:value="198.1626" calcext:value-type="float">
            <text:p>198.16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9" calcext:value-type="float">
            <text:p>1009</text:p>
          </table:table-cell>
          <table:table-cell office:value-type="float" office:value="198.1718" calcext:value-type="float">
            <text:p>198.17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0" calcext:value-type="float">
            <text:p>1010</text:p>
          </table:table-cell>
          <table:table-cell office:value-type="float" office:value="198.1646" calcext:value-type="float">
            <text:p>198.16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1" calcext:value-type="float">
            <text:p>1011</text:p>
          </table:table-cell>
          <table:table-cell office:value-type="float" office:value="198.1661" calcext:value-type="float">
            <text:p>198.16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2" calcext:value-type="float">
            <text:p>1012</text:p>
          </table:table-cell>
          <table:table-cell office:value-type="float" office:value="198.1595" calcext:value-type="float">
            <text:p>198.15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3" calcext:value-type="float">
            <text:p>1013</text:p>
          </table:table-cell>
          <table:table-cell office:value-type="float" office:value="198.1571" calcext:value-type="float">
            <text:p>198.15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4" calcext:value-type="float">
            <text:p>1014</text:p>
          </table:table-cell>
          <table:table-cell office:value-type="float" office:value="198.1557" calcext:value-type="float">
            <text:p>198.15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5" calcext:value-type="float">
            <text:p>1015</text:p>
          </table:table-cell>
          <table:table-cell office:value-type="float" office:value="198.1616" calcext:value-type="float">
            <text:p>198.16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6" calcext:value-type="float">
            <text:p>1016</text:p>
          </table:table-cell>
          <table:table-cell office:value-type="float" office:value="198.14" calcext:value-type="float">
            <text:p>198.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7" calcext:value-type="float">
            <text:p>1017</text:p>
          </table:table-cell>
          <table:table-cell office:value-type="float" office:value="198.1086" calcext:value-type="float">
            <text:p>198.10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8" calcext:value-type="float">
            <text:p>1018</text:p>
          </table:table-cell>
          <table:table-cell office:value-type="float" office:value="198.0862" calcext:value-type="float">
            <text:p>198.08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19" calcext:value-type="float">
            <text:p>1019</text:p>
          </table:table-cell>
          <table:table-cell office:value-type="float" office:value="198.0787" calcext:value-type="float">
            <text:p>198.07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0" calcext:value-type="float">
            <text:p>1020</text:p>
          </table:table-cell>
          <table:table-cell office:value-type="float" office:value="198.0838" calcext:value-type="float">
            <text:p>198.08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1" calcext:value-type="float">
            <text:p>1021</text:p>
          </table:table-cell>
          <table:table-cell office:value-type="float" office:value="198.0717" calcext:value-type="float">
            <text:p>198.07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2" calcext:value-type="float">
            <text:p>1022</text:p>
          </table:table-cell>
          <table:table-cell office:value-type="float" office:value="198.0126" calcext:value-type="float">
            <text:p>198.0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3" calcext:value-type="float">
            <text:p>1023</text:p>
          </table:table-cell>
          <table:table-cell office:value-type="float" office:value="198.0427" calcext:value-type="float">
            <text:p>198.04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4" calcext:value-type="float">
            <text:p>1024</text:p>
          </table:table-cell>
          <table:table-cell office:value-type="float" office:value="198.0263" calcext:value-type="float">
            <text:p>198.02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5" calcext:value-type="float">
            <text:p>1025</text:p>
          </table:table-cell>
          <table:table-cell office:value-type="float" office:value="198.0053" calcext:value-type="float">
            <text:p>198.00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6" calcext:value-type="float">
            <text:p>1026</text:p>
          </table:table-cell>
          <table:table-cell office:value-type="float" office:value="197.9919" calcext:value-type="float">
            <text:p>197.99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7" calcext:value-type="float">
            <text:p>1027</text:p>
          </table:table-cell>
          <table:table-cell office:value-type="float" office:value="198.0059" calcext:value-type="float">
            <text:p>198.00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8" calcext:value-type="float">
            <text:p>1028</text:p>
          </table:table-cell>
          <table:table-cell office:value-type="float" office:value="197.9794" calcext:value-type="float">
            <text:p>197.97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29" calcext:value-type="float">
            <text:p>1029</text:p>
          </table:table-cell>
          <table:table-cell office:value-type="float" office:value="197.9706" calcext:value-type="float">
            <text:p>197.97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0" calcext:value-type="float">
            <text:p>1030</text:p>
          </table:table-cell>
          <table:table-cell office:value-type="float" office:value="197.9566" calcext:value-type="float">
            <text:p>197.95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1" calcext:value-type="float">
            <text:p>1031</text:p>
          </table:table-cell>
          <table:table-cell office:value-type="float" office:value="197.9888" calcext:value-type="float">
            <text:p>197.98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2" calcext:value-type="float">
            <text:p>1032</text:p>
          </table:table-cell>
          <table:table-cell office:value-type="float" office:value="197.9296" calcext:value-type="float">
            <text:p>197.92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3" calcext:value-type="float">
            <text:p>1033</text:p>
          </table:table-cell>
          <table:table-cell office:value-type="float" office:value="197.9117" calcext:value-type="float">
            <text:p>197.9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4" calcext:value-type="float">
            <text:p>1034</text:p>
          </table:table-cell>
          <table:table-cell office:value-type="float" office:value="197.9217" calcext:value-type="float">
            <text:p>197.92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5" calcext:value-type="float">
            <text:p>1035</text:p>
          </table:table-cell>
          <table:table-cell office:value-type="float" office:value="197.9063" calcext:value-type="float">
            <text:p>197.90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6" calcext:value-type="float">
            <text:p>1036</text:p>
          </table:table-cell>
          <table:table-cell office:value-type="float" office:value="197.9049" calcext:value-type="float">
            <text:p>197.90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7" calcext:value-type="float">
            <text:p>1037</text:p>
          </table:table-cell>
          <table:table-cell office:value-type="float" office:value="197.8902" calcext:value-type="float">
            <text:p>197.89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8" calcext:value-type="float">
            <text:p>1038</text:p>
          </table:table-cell>
          <table:table-cell office:value-type="float" office:value="197.8875" calcext:value-type="float">
            <text:p>197.88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39" calcext:value-type="float">
            <text:p>1039</text:p>
          </table:table-cell>
          <table:table-cell office:value-type="float" office:value="197.918" calcext:value-type="float">
            <text:p>197.9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0" calcext:value-type="float">
            <text:p>1040</text:p>
          </table:table-cell>
          <table:table-cell office:value-type="float" office:value="197.8738" calcext:value-type="float">
            <text:p>197.87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1" calcext:value-type="float">
            <text:p>1041</text:p>
          </table:table-cell>
          <table:table-cell office:value-type="float" office:value="197.8493" calcext:value-type="float">
            <text:p>197.84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2" calcext:value-type="float">
            <text:p>1042</text:p>
          </table:table-cell>
          <table:table-cell office:value-type="float" office:value="197.8268" calcext:value-type="float">
            <text:p>197.82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3" calcext:value-type="float">
            <text:p>1043</text:p>
          </table:table-cell>
          <table:table-cell office:value-type="float" office:value="197.8055" calcext:value-type="float">
            <text:p>197.80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4" calcext:value-type="float">
            <text:p>1044</text:p>
          </table:table-cell>
          <table:table-cell office:value-type="float" office:value="197.844" calcext:value-type="float">
            <text:p>197.8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5" calcext:value-type="float">
            <text:p>1045</text:p>
          </table:table-cell>
          <table:table-cell office:value-type="float" office:value="197.8117" calcext:value-type="float">
            <text:p>197.8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6" calcext:value-type="float">
            <text:p>1046</text:p>
          </table:table-cell>
          <table:table-cell office:value-type="float" office:value="197.8013" calcext:value-type="float">
            <text:p>197.80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7" calcext:value-type="float">
            <text:p>1047</text:p>
          </table:table-cell>
          <table:table-cell office:value-type="float" office:value="197.8065" calcext:value-type="float">
            <text:p>197.80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8" calcext:value-type="float">
            <text:p>1048</text:p>
          </table:table-cell>
          <table:table-cell office:value-type="float" office:value="197.8026" calcext:value-type="float">
            <text:p>197.80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49" calcext:value-type="float">
            <text:p>1049</text:p>
          </table:table-cell>
          <table:table-cell office:value-type="float" office:value="197.8155" calcext:value-type="float">
            <text:p>197.81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0" calcext:value-type="float">
            <text:p>1050</text:p>
          </table:table-cell>
          <table:table-cell office:value-type="float" office:value="197.7619" calcext:value-type="float">
            <text:p>197.76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1" calcext:value-type="float">
            <text:p>1051</text:p>
          </table:table-cell>
          <table:table-cell office:value-type="float" office:value="197.7366" calcext:value-type="float">
            <text:p>197.73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2" calcext:value-type="float">
            <text:p>1052</text:p>
          </table:table-cell>
          <table:table-cell office:value-type="float" office:value="197.7526" calcext:value-type="float">
            <text:p>197.75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3" calcext:value-type="float">
            <text:p>1053</text:p>
          </table:table-cell>
          <table:table-cell office:value-type="float" office:value="197.754" calcext:value-type="float">
            <text:p>197.7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4" calcext:value-type="float">
            <text:p>1054</text:p>
          </table:table-cell>
          <table:table-cell office:value-type="float" office:value="197.7498" calcext:value-type="float">
            <text:p>197.74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5" calcext:value-type="float">
            <text:p>1055</text:p>
          </table:table-cell>
          <table:table-cell office:value-type="float" office:value="197.732" calcext:value-type="float">
            <text:p>197.7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6" calcext:value-type="float">
            <text:p>1056</text:p>
          </table:table-cell>
          <table:table-cell office:value-type="float" office:value="197.7136" calcext:value-type="float">
            <text:p>197.71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7" calcext:value-type="float">
            <text:p>1057</text:p>
          </table:table-cell>
          <table:table-cell office:value-type="float" office:value="197.6993" calcext:value-type="float">
            <text:p>197.69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8" calcext:value-type="float">
            <text:p>1058</text:p>
          </table:table-cell>
          <table:table-cell office:value-type="float" office:value="197.6668" calcext:value-type="float">
            <text:p>197.66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9" calcext:value-type="float">
            <text:p>1059</text:p>
          </table:table-cell>
          <table:table-cell office:value-type="float" office:value="197.6702" calcext:value-type="float">
            <text:p>197.67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0" calcext:value-type="float">
            <text:p>1060</text:p>
          </table:table-cell>
          <table:table-cell office:value-type="float" office:value="197.6527" calcext:value-type="float">
            <text:p>197.65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1" calcext:value-type="float">
            <text:p>1061</text:p>
          </table:table-cell>
          <table:table-cell office:value-type="float" office:value="197.6359" calcext:value-type="float">
            <text:p>197.63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2" calcext:value-type="float">
            <text:p>1062</text:p>
          </table:table-cell>
          <table:table-cell office:value-type="float" office:value="197.6559" calcext:value-type="float">
            <text:p>197.65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3" calcext:value-type="float">
            <text:p>1063</text:p>
          </table:table-cell>
          <table:table-cell office:value-type="float" office:value="197.6272" calcext:value-type="float">
            <text:p>197.62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4" calcext:value-type="float">
            <text:p>1064</text:p>
          </table:table-cell>
          <table:table-cell office:value-type="float" office:value="197.6142" calcext:value-type="float">
            <text:p>197.61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5" calcext:value-type="float">
            <text:p>1065</text:p>
          </table:table-cell>
          <table:table-cell office:value-type="float" office:value="197.5995" calcext:value-type="float">
            <text:p>197.59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6" calcext:value-type="float">
            <text:p>1066</text:p>
          </table:table-cell>
          <table:table-cell office:value-type="float" office:value="197.5939" calcext:value-type="float">
            <text:p>197.59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7" calcext:value-type="float">
            <text:p>1067</text:p>
          </table:table-cell>
          <table:table-cell office:value-type="float" office:value="197.5893" calcext:value-type="float">
            <text:p>197.58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8" calcext:value-type="float">
            <text:p>1068</text:p>
          </table:table-cell>
          <table:table-cell office:value-type="float" office:value="197.624" calcext:value-type="float">
            <text:p>197.6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69" calcext:value-type="float">
            <text:p>1069</text:p>
          </table:table-cell>
          <table:table-cell office:value-type="float" office:value="197.5484" calcext:value-type="float">
            <text:p>197.54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0" calcext:value-type="float">
            <text:p>1070</text:p>
          </table:table-cell>
          <table:table-cell office:value-type="float" office:value="197.5286" calcext:value-type="float">
            <text:p>197.52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1" calcext:value-type="float">
            <text:p>1071</text:p>
          </table:table-cell>
          <table:table-cell office:value-type="float" office:value="197.5575" calcext:value-type="float">
            <text:p>197.55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2" calcext:value-type="float">
            <text:p>1072</text:p>
          </table:table-cell>
          <table:table-cell office:value-type="float" office:value="197.5532" calcext:value-type="float">
            <text:p>197.55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3" calcext:value-type="float">
            <text:p>1073</text:p>
          </table:table-cell>
          <table:table-cell office:value-type="float" office:value="197.5105" calcext:value-type="float">
            <text:p>197.51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4" calcext:value-type="float">
            <text:p>1074</text:p>
          </table:table-cell>
          <table:table-cell office:value-type="float" office:value="197.5117" calcext:value-type="float">
            <text:p>197.5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5" calcext:value-type="float">
            <text:p>1075</text:p>
          </table:table-cell>
          <table:table-cell office:value-type="float" office:value="197.5219" calcext:value-type="float">
            <text:p>197.52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6" calcext:value-type="float">
            <text:p>1076</text:p>
          </table:table-cell>
          <table:table-cell office:value-type="float" office:value="197.5225" calcext:value-type="float">
            <text:p>197.52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7" calcext:value-type="float">
            <text:p>1077</text:p>
          </table:table-cell>
          <table:table-cell office:value-type="float" office:value="197.4921" calcext:value-type="float">
            <text:p>197.49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8" calcext:value-type="float">
            <text:p>1078</text:p>
          </table:table-cell>
          <table:table-cell office:value-type="float" office:value="197.534" calcext:value-type="float">
            <text:p>197.5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79" calcext:value-type="float">
            <text:p>1079</text:p>
          </table:table-cell>
          <table:table-cell office:value-type="float" office:value="197.4495" calcext:value-type="float">
            <text:p>197.44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0" calcext:value-type="float">
            <text:p>1080</text:p>
          </table:table-cell>
          <table:table-cell office:value-type="float" office:value="197.5021" calcext:value-type="float">
            <text:p>197.50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1" calcext:value-type="float">
            <text:p>1081</text:p>
          </table:table-cell>
          <table:table-cell office:value-type="float" office:value="197.4857" calcext:value-type="float">
            <text:p>197.48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2" calcext:value-type="float">
            <text:p>1082</text:p>
          </table:table-cell>
          <table:table-cell office:value-type="float" office:value="197.4267" calcext:value-type="float">
            <text:p>197.42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3" calcext:value-type="float">
            <text:p>1083</text:p>
          </table:table-cell>
          <table:table-cell office:value-type="float" office:value="197.4522" calcext:value-type="float">
            <text:p>197.45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4" calcext:value-type="float">
            <text:p>1084</text:p>
          </table:table-cell>
          <table:table-cell office:value-type="float" office:value="197.4837" calcext:value-type="float">
            <text:p>197.48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5" calcext:value-type="float">
            <text:p>1085</text:p>
          </table:table-cell>
          <table:table-cell office:value-type="float" office:value="197.4301" calcext:value-type="float">
            <text:p>197.43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6" calcext:value-type="float">
            <text:p>1086</text:p>
          </table:table-cell>
          <table:table-cell office:value-type="float" office:value="197.4185" calcext:value-type="float">
            <text:p>197.41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7" calcext:value-type="float">
            <text:p>1087</text:p>
          </table:table-cell>
          <table:table-cell office:value-type="float" office:value="197.4323" calcext:value-type="float">
            <text:p>197.43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8" calcext:value-type="float">
            <text:p>1088</text:p>
          </table:table-cell>
          <table:table-cell office:value-type="float" office:value="197.4266" calcext:value-type="float">
            <text:p>197.42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89" calcext:value-type="float">
            <text:p>1089</text:p>
          </table:table-cell>
          <table:table-cell office:value-type="float" office:value="197.3839" calcext:value-type="float">
            <text:p>197.3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0" calcext:value-type="float">
            <text:p>1090</text:p>
          </table:table-cell>
          <table:table-cell office:value-type="float" office:value="197.3564" calcext:value-type="float">
            <text:p>197.35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1" calcext:value-type="float">
            <text:p>1091</text:p>
          </table:table-cell>
          <table:table-cell office:value-type="float" office:value="197.3984" calcext:value-type="float">
            <text:p>197.39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2" calcext:value-type="float">
            <text:p>1092</text:p>
          </table:table-cell>
          <table:table-cell office:value-type="float" office:value="197.3601" calcext:value-type="float">
            <text:p>197.36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3" calcext:value-type="float">
            <text:p>1093</text:p>
          </table:table-cell>
          <table:table-cell office:value-type="float" office:value="197.3509" calcext:value-type="float">
            <text:p>197.35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4" calcext:value-type="float">
            <text:p>1094</text:p>
          </table:table-cell>
          <table:table-cell office:value-type="float" office:value="197.3713" calcext:value-type="float">
            <text:p>197.37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5" calcext:value-type="float">
            <text:p>1095</text:p>
          </table:table-cell>
          <table:table-cell office:value-type="float" office:value="197.3678" calcext:value-type="float">
            <text:p>197.36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6" calcext:value-type="float">
            <text:p>1096</text:p>
          </table:table-cell>
          <table:table-cell office:value-type="float" office:value="197.3282" calcext:value-type="float">
            <text:p>197.32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7" calcext:value-type="float">
            <text:p>1097</text:p>
          </table:table-cell>
          <table:table-cell office:value-type="float" office:value="197.3223" calcext:value-type="float">
            <text:p>197.32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8" calcext:value-type="float">
            <text:p>1098</text:p>
          </table:table-cell>
          <table:table-cell office:value-type="float" office:value="197.3415" calcext:value-type="float">
            <text:p>197.34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99" calcext:value-type="float">
            <text:p>1099</text:p>
          </table:table-cell>
          <table:table-cell office:value-type="float" office:value="197.3068" calcext:value-type="float">
            <text:p>197.30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0" calcext:value-type="float">
            <text:p>1100</text:p>
          </table:table-cell>
          <table:table-cell office:value-type="float" office:value="197.3306" calcext:value-type="float">
            <text:p>197.33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1" calcext:value-type="float">
            <text:p>1101</text:p>
          </table:table-cell>
          <table:table-cell office:value-type="float" office:value="197.2945" calcext:value-type="float">
            <text:p>197.29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2" calcext:value-type="float">
            <text:p>1102</text:p>
          </table:table-cell>
          <table:table-cell office:value-type="float" office:value="197.2818" calcext:value-type="float">
            <text:p>197.28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3" calcext:value-type="float">
            <text:p>1103</text:p>
          </table:table-cell>
          <table:table-cell office:value-type="float" office:value="197.2512" calcext:value-type="float">
            <text:p>197.25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4" calcext:value-type="float">
            <text:p>1104</text:p>
          </table:table-cell>
          <table:table-cell office:value-type="float" office:value="197.2723" calcext:value-type="float">
            <text:p>197.27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5" calcext:value-type="float">
            <text:p>1105</text:p>
          </table:table-cell>
          <table:table-cell office:value-type="float" office:value="197.2577" calcext:value-type="float">
            <text:p>197.25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6" calcext:value-type="float">
            <text:p>1106</text:p>
          </table:table-cell>
          <table:table-cell office:value-type="float" office:value="197.2354" calcext:value-type="float">
            <text:p>197.23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7" calcext:value-type="float">
            <text:p>1107</text:p>
          </table:table-cell>
          <table:table-cell office:value-type="float" office:value="197.2451" calcext:value-type="float">
            <text:p>197.24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8" calcext:value-type="float">
            <text:p>1108</text:p>
          </table:table-cell>
          <table:table-cell office:value-type="float" office:value="197.234" calcext:value-type="float">
            <text:p>197.2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9" calcext:value-type="float">
            <text:p>1109</text:p>
          </table:table-cell>
          <table:table-cell office:value-type="float" office:value="197.2163" calcext:value-type="float">
            <text:p>197.21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0" calcext:value-type="float">
            <text:p>1110</text:p>
          </table:table-cell>
          <table:table-cell office:value-type="float" office:value="197.2183" calcext:value-type="float">
            <text:p>197.21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1" calcext:value-type="float">
            <text:p>1111</text:p>
          </table:table-cell>
          <table:table-cell office:value-type="float" office:value="197.2209" calcext:value-type="float">
            <text:p>197.22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2" calcext:value-type="float">
            <text:p>1112</text:p>
          </table:table-cell>
          <table:table-cell office:value-type="float" office:value="197.16" calcext:value-type="float">
            <text:p>197.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3" calcext:value-type="float">
            <text:p>1113</text:p>
          </table:table-cell>
          <table:table-cell office:value-type="float" office:value="197.2329" calcext:value-type="float">
            <text:p>197.23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4" calcext:value-type="float">
            <text:p>1114</text:p>
          </table:table-cell>
          <table:table-cell office:value-type="float" office:value="197.1993" calcext:value-type="float">
            <text:p>197.19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5" calcext:value-type="float">
            <text:p>1115</text:p>
          </table:table-cell>
          <table:table-cell office:value-type="float" office:value="197.1918" calcext:value-type="float">
            <text:p>197.19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6" calcext:value-type="float">
            <text:p>1116</text:p>
          </table:table-cell>
          <table:table-cell office:value-type="float" office:value="197.1734" calcext:value-type="float">
            <text:p>197.17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7" calcext:value-type="float">
            <text:p>1117</text:p>
          </table:table-cell>
          <table:table-cell office:value-type="float" office:value="197.1621" calcext:value-type="float">
            <text:p>197.16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8" calcext:value-type="float">
            <text:p>1118</text:p>
          </table:table-cell>
          <table:table-cell office:value-type="float" office:value="197.1479" calcext:value-type="float">
            <text:p>197.14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19" calcext:value-type="float">
            <text:p>1119</text:p>
          </table:table-cell>
          <table:table-cell office:value-type="float" office:value="197.1327" calcext:value-type="float">
            <text:p>197.13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0" calcext:value-type="float">
            <text:p>1120</text:p>
          </table:table-cell>
          <table:table-cell office:value-type="float" office:value="197.1212" calcext:value-type="float">
            <text:p>197.12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1" calcext:value-type="float">
            <text:p>1121</text:p>
          </table:table-cell>
          <table:table-cell office:value-type="float" office:value="197.1319" calcext:value-type="float">
            <text:p>197.13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2" calcext:value-type="float">
            <text:p>1122</text:p>
          </table:table-cell>
          <table:table-cell office:value-type="float" office:value="197.1278" calcext:value-type="float">
            <text:p>197.12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3" calcext:value-type="float">
            <text:p>1123</text:p>
          </table:table-cell>
          <table:table-cell office:value-type="float" office:value="197.1108" calcext:value-type="float">
            <text:p>197.11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4" calcext:value-type="float">
            <text:p>1124</text:p>
          </table:table-cell>
          <table:table-cell office:value-type="float" office:value="197.0882" calcext:value-type="float">
            <text:p>197.08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5" calcext:value-type="float">
            <text:p>1125</text:p>
          </table:table-cell>
          <table:table-cell office:value-type="float" office:value="197.118" calcext:value-type="float">
            <text:p>197.1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6" calcext:value-type="float">
            <text:p>1126</text:p>
          </table:table-cell>
          <table:table-cell office:value-type="float" office:value="197.0701" calcext:value-type="float">
            <text:p>197.07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7" calcext:value-type="float">
            <text:p>1127</text:p>
          </table:table-cell>
          <table:table-cell office:value-type="float" office:value="197.0747" calcext:value-type="float">
            <text:p>197.07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8" calcext:value-type="float">
            <text:p>1128</text:p>
          </table:table-cell>
          <table:table-cell office:value-type="float" office:value="197.0484" calcext:value-type="float">
            <text:p>197.04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29" calcext:value-type="float">
            <text:p>1129</text:p>
          </table:table-cell>
          <table:table-cell office:value-type="float" office:value="197.0187" calcext:value-type="float">
            <text:p>197.01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0" calcext:value-type="float">
            <text:p>1130</text:p>
          </table:table-cell>
          <table:table-cell office:value-type="float" office:value="197.0764" calcext:value-type="float">
            <text:p>197.07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1" calcext:value-type="float">
            <text:p>1131</text:p>
          </table:table-cell>
          <table:table-cell office:value-type="float" office:value="197.0446" calcext:value-type="float">
            <text:p>197.04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2" calcext:value-type="float">
            <text:p>1132</text:p>
          </table:table-cell>
          <table:table-cell office:value-type="float" office:value="197.0185" calcext:value-type="float">
            <text:p>197.01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3" calcext:value-type="float">
            <text:p>1133</text:p>
          </table:table-cell>
          <table:table-cell office:value-type="float" office:value="197.0273" calcext:value-type="float">
            <text:p>197.02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4" calcext:value-type="float">
            <text:p>1134</text:p>
          </table:table-cell>
          <table:table-cell office:value-type="float" office:value="197.0285" calcext:value-type="float">
            <text:p>197.02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5" calcext:value-type="float">
            <text:p>1135</text:p>
          </table:table-cell>
          <table:table-cell office:value-type="float" office:value="197.0034" calcext:value-type="float">
            <text:p>197.00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6" calcext:value-type="float">
            <text:p>1136</text:p>
          </table:table-cell>
          <table:table-cell office:value-type="float" office:value="197.0141" calcext:value-type="float">
            <text:p>197.01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7" calcext:value-type="float">
            <text:p>1137</text:p>
          </table:table-cell>
          <table:table-cell office:value-type="float" office:value="196.9716" calcext:value-type="float">
            <text:p>196.97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8" calcext:value-type="float">
            <text:p>1138</text:p>
          </table:table-cell>
          <table:table-cell office:value-type="float" office:value="196.9733" calcext:value-type="float">
            <text:p>196.97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39" calcext:value-type="float">
            <text:p>1139</text:p>
          </table:table-cell>
          <table:table-cell office:value-type="float" office:value="196.9788" calcext:value-type="float">
            <text:p>196.97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0" calcext:value-type="float">
            <text:p>1140</text:p>
          </table:table-cell>
          <table:table-cell office:value-type="float" office:value="196.9589" calcext:value-type="float">
            <text:p>196.95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1" calcext:value-type="float">
            <text:p>1141</text:p>
          </table:table-cell>
          <table:table-cell office:value-type="float" office:value="196.9202" calcext:value-type="float">
            <text:p>196.92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2" calcext:value-type="float">
            <text:p>1142</text:p>
          </table:table-cell>
          <table:table-cell office:value-type="float" office:value="196.9634" calcext:value-type="float">
            <text:p>196.96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3" calcext:value-type="float">
            <text:p>1143</text:p>
          </table:table-cell>
          <table:table-cell office:value-type="float" office:value="196.9627" calcext:value-type="float">
            <text:p>196.96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4" calcext:value-type="float">
            <text:p>1144</text:p>
          </table:table-cell>
          <table:table-cell office:value-type="float" office:value="196.9589" calcext:value-type="float">
            <text:p>196.95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5" calcext:value-type="float">
            <text:p>1145</text:p>
          </table:table-cell>
          <table:table-cell office:value-type="float" office:value="196.9643" calcext:value-type="float">
            <text:p>196.96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6" calcext:value-type="float">
            <text:p>1146</text:p>
          </table:table-cell>
          <table:table-cell office:value-type="float" office:value="196.9107" calcext:value-type="float">
            <text:p>196.91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7" calcext:value-type="float">
            <text:p>1147</text:p>
          </table:table-cell>
          <table:table-cell office:value-type="float" office:value="196.9364" calcext:value-type="float">
            <text:p>196.93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8" calcext:value-type="float">
            <text:p>1148</text:p>
          </table:table-cell>
          <table:table-cell office:value-type="float" office:value="196.8814" calcext:value-type="float">
            <text:p>196.88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49" calcext:value-type="float">
            <text:p>1149</text:p>
          </table:table-cell>
          <table:table-cell office:value-type="float" office:value="196.8755" calcext:value-type="float">
            <text:p>196.87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0" calcext:value-type="float">
            <text:p>1150</text:p>
          </table:table-cell>
          <table:table-cell office:value-type="float" office:value="196.9026" calcext:value-type="float">
            <text:p>196.90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1" calcext:value-type="float">
            <text:p>1151</text:p>
          </table:table-cell>
          <table:table-cell office:value-type="float" office:value="196.8434" calcext:value-type="float">
            <text:p>196.84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2" calcext:value-type="float">
            <text:p>1152</text:p>
          </table:table-cell>
          <table:table-cell office:value-type="float" office:value="196.851" calcext:value-type="float">
            <text:p>196.8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3" calcext:value-type="float">
            <text:p>1153</text:p>
          </table:table-cell>
          <table:table-cell office:value-type="float" office:value="196.8697" calcext:value-type="float">
            <text:p>196.86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4" calcext:value-type="float">
            <text:p>1154</text:p>
          </table:table-cell>
          <table:table-cell office:value-type="float" office:value="196.8578" calcext:value-type="float">
            <text:p>196.85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5" calcext:value-type="float">
            <text:p>1155</text:p>
          </table:table-cell>
          <table:table-cell office:value-type="float" office:value="196.8369" calcext:value-type="float">
            <text:p>196.83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6" calcext:value-type="float">
            <text:p>1156</text:p>
          </table:table-cell>
          <table:table-cell office:value-type="float" office:value="196.8376" calcext:value-type="float">
            <text:p>196.83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7" calcext:value-type="float">
            <text:p>1157</text:p>
          </table:table-cell>
          <table:table-cell office:value-type="float" office:value="196.8365" calcext:value-type="float">
            <text:p>196.83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8" calcext:value-type="float">
            <text:p>1158</text:p>
          </table:table-cell>
          <table:table-cell office:value-type="float" office:value="196.7768" calcext:value-type="float">
            <text:p>196.77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9" calcext:value-type="float">
            <text:p>1159</text:p>
          </table:table-cell>
          <table:table-cell office:value-type="float" office:value="196.8171" calcext:value-type="float">
            <text:p>196.81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0" calcext:value-type="float">
            <text:p>1160</text:p>
          </table:table-cell>
          <table:table-cell office:value-type="float" office:value="196.7899" calcext:value-type="float">
            <text:p>196.78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1" calcext:value-type="float">
            <text:p>1161</text:p>
          </table:table-cell>
          <table:table-cell office:value-type="float" office:value="196.7935" calcext:value-type="float">
            <text:p>196.79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2" calcext:value-type="float">
            <text:p>1162</text:p>
          </table:table-cell>
          <table:table-cell office:value-type="float" office:value="196.7619" calcext:value-type="float">
            <text:p>196.76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3" calcext:value-type="float">
            <text:p>1163</text:p>
          </table:table-cell>
          <table:table-cell office:value-type="float" office:value="196.7837" calcext:value-type="float">
            <text:p>196.78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4" calcext:value-type="float">
            <text:p>1164</text:p>
          </table:table-cell>
          <table:table-cell office:value-type="float" office:value="196.7757" calcext:value-type="float">
            <text:p>196.77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5" calcext:value-type="float">
            <text:p>1165</text:p>
          </table:table-cell>
          <table:table-cell office:value-type="float" office:value="196.7165" calcext:value-type="float">
            <text:p>196.71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6" calcext:value-type="float">
            <text:p>1166</text:p>
          </table:table-cell>
          <table:table-cell office:value-type="float" office:value="196.7496" calcext:value-type="float">
            <text:p>196.74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7" calcext:value-type="float">
            <text:p>1167</text:p>
          </table:table-cell>
          <table:table-cell office:value-type="float" office:value="196.7421" calcext:value-type="float">
            <text:p>196.74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8" calcext:value-type="float">
            <text:p>1168</text:p>
          </table:table-cell>
          <table:table-cell office:value-type="float" office:value="196.7169" calcext:value-type="float">
            <text:p>196.71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69" calcext:value-type="float">
            <text:p>1169</text:p>
          </table:table-cell>
          <table:table-cell office:value-type="float" office:value="196.7384" calcext:value-type="float">
            <text:p>196.73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0" calcext:value-type="float">
            <text:p>1170</text:p>
          </table:table-cell>
          <table:table-cell office:value-type="float" office:value="196.7513" calcext:value-type="float">
            <text:p>196.75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1" calcext:value-type="float">
            <text:p>1171</text:p>
          </table:table-cell>
          <table:table-cell office:value-type="float" office:value="196.7334" calcext:value-type="float">
            <text:p>196.73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2" calcext:value-type="float">
            <text:p>1172</text:p>
          </table:table-cell>
          <table:table-cell office:value-type="float" office:value="196.7258" calcext:value-type="float">
            <text:p>196.72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3" calcext:value-type="float">
            <text:p>1173</text:p>
          </table:table-cell>
          <table:table-cell office:value-type="float" office:value="196.7387" calcext:value-type="float">
            <text:p>196.73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4" calcext:value-type="float">
            <text:p>1174</text:p>
          </table:table-cell>
          <table:table-cell office:value-type="float" office:value="196.6941" calcext:value-type="float">
            <text:p>196.69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5" calcext:value-type="float">
            <text:p>1175</text:p>
          </table:table-cell>
          <table:table-cell office:value-type="float" office:value="196.6783" calcext:value-type="float">
            <text:p>196.67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6" calcext:value-type="float">
            <text:p>1176</text:p>
          </table:table-cell>
          <table:table-cell office:value-type="float" office:value="196.6898" calcext:value-type="float">
            <text:p>196.68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7" calcext:value-type="float">
            <text:p>1177</text:p>
          </table:table-cell>
          <table:table-cell office:value-type="float" office:value="196.6459" calcext:value-type="float">
            <text:p>196.6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8" calcext:value-type="float">
            <text:p>1178</text:p>
          </table:table-cell>
          <table:table-cell office:value-type="float" office:value="196.6726" calcext:value-type="float">
            <text:p>196.67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79" calcext:value-type="float">
            <text:p>1179</text:p>
          </table:table-cell>
          <table:table-cell office:value-type="float" office:value="196.6726" calcext:value-type="float">
            <text:p>196.67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0" calcext:value-type="float">
            <text:p>1180</text:p>
          </table:table-cell>
          <table:table-cell office:value-type="float" office:value="196.6414" calcext:value-type="float">
            <text:p>196.64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1" calcext:value-type="float">
            <text:p>1181</text:p>
          </table:table-cell>
          <table:table-cell office:value-type="float" office:value="196.6309" calcext:value-type="float">
            <text:p>196.63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2" calcext:value-type="float">
            <text:p>1182</text:p>
          </table:table-cell>
          <table:table-cell office:value-type="float" office:value="196.6393" calcext:value-type="float">
            <text:p>196.63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3" calcext:value-type="float">
            <text:p>1183</text:p>
          </table:table-cell>
          <table:table-cell office:value-type="float" office:value="196.6473" calcext:value-type="float">
            <text:p>196.64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4" calcext:value-type="float">
            <text:p>1184</text:p>
          </table:table-cell>
          <table:table-cell office:value-type="float" office:value="196.6436" calcext:value-type="float">
            <text:p>196.64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5" calcext:value-type="float">
            <text:p>1185</text:p>
          </table:table-cell>
          <table:table-cell office:value-type="float" office:value="196.5701" calcext:value-type="float">
            <text:p>196.57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6" calcext:value-type="float">
            <text:p>1186</text:p>
          </table:table-cell>
          <table:table-cell office:value-type="float" office:value="196.6209" calcext:value-type="float">
            <text:p>196.62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7" calcext:value-type="float">
            <text:p>1187</text:p>
          </table:table-cell>
          <table:table-cell office:value-type="float" office:value="196.5686" calcext:value-type="float">
            <text:p>196.56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8" calcext:value-type="float">
            <text:p>1188</text:p>
          </table:table-cell>
          <table:table-cell office:value-type="float" office:value="196.6253" calcext:value-type="float">
            <text:p>196.62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89" calcext:value-type="float">
            <text:p>1189</text:p>
          </table:table-cell>
          <table:table-cell office:value-type="float" office:value="196.5637" calcext:value-type="float">
            <text:p>196.56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0" calcext:value-type="float">
            <text:p>1190</text:p>
          </table:table-cell>
          <table:table-cell office:value-type="float" office:value="196.6022" calcext:value-type="float">
            <text:p>196.60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1" calcext:value-type="float">
            <text:p>1191</text:p>
          </table:table-cell>
          <table:table-cell office:value-type="float" office:value="196.5244" calcext:value-type="float">
            <text:p>196.5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2" calcext:value-type="float">
            <text:p>1192</text:p>
          </table:table-cell>
          <table:table-cell office:value-type="float" office:value="196.5649" calcext:value-type="float">
            <text:p>196.56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3" calcext:value-type="float">
            <text:p>1193</text:p>
          </table:table-cell>
          <table:table-cell office:value-type="float" office:value="196.525" calcext:value-type="float">
            <text:p>196.5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4" calcext:value-type="float">
            <text:p>1194</text:p>
          </table:table-cell>
          <table:table-cell office:value-type="float" office:value="196.5241" calcext:value-type="float">
            <text:p>196.52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5" calcext:value-type="float">
            <text:p>1195</text:p>
          </table:table-cell>
          <table:table-cell office:value-type="float" office:value="196.5552" calcext:value-type="float">
            <text:p>196.55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6" calcext:value-type="float">
            <text:p>1196</text:p>
          </table:table-cell>
          <table:table-cell office:value-type="float" office:value="196.5162" calcext:value-type="float">
            <text:p>196.51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7" calcext:value-type="float">
            <text:p>1197</text:p>
          </table:table-cell>
          <table:table-cell office:value-type="float" office:value="196.5266" calcext:value-type="float">
            <text:p>196.52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8" calcext:value-type="float">
            <text:p>1198</text:p>
          </table:table-cell>
          <table:table-cell office:value-type="float" office:value="196.483" calcext:value-type="float">
            <text:p>196.4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99" calcext:value-type="float">
            <text:p>1199</text:p>
          </table:table-cell>
          <table:table-cell office:value-type="float" office:value="196.4904" calcext:value-type="float">
            <text:p>196.49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0" calcext:value-type="float">
            <text:p>1200</text:p>
          </table:table-cell>
          <table:table-cell office:value-type="float" office:value="196.5297" calcext:value-type="float">
            <text:p>196.52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1" calcext:value-type="float">
            <text:p>1201</text:p>
          </table:table-cell>
          <table:table-cell office:value-type="float" office:value="196.475" calcext:value-type="float">
            <text:p>196.4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2" calcext:value-type="float">
            <text:p>1202</text:p>
          </table:table-cell>
          <table:table-cell office:value-type="float" office:value="196.4927" calcext:value-type="float">
            <text:p>196.49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3" calcext:value-type="float">
            <text:p>1203</text:p>
          </table:table-cell>
          <table:table-cell office:value-type="float" office:value="196.4851" calcext:value-type="float">
            <text:p>196.48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4" calcext:value-type="float">
            <text:p>1204</text:p>
          </table:table-cell>
          <table:table-cell office:value-type="float" office:value="196.4412" calcext:value-type="float">
            <text:p>196.44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5" calcext:value-type="float">
            <text:p>1205</text:p>
          </table:table-cell>
          <table:table-cell office:value-type="float" office:value="196.4673" calcext:value-type="float">
            <text:p>196.46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6" calcext:value-type="float">
            <text:p>1206</text:p>
          </table:table-cell>
          <table:table-cell office:value-type="float" office:value="196.4392" calcext:value-type="float">
            <text:p>196.43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7" calcext:value-type="float">
            <text:p>1207</text:p>
          </table:table-cell>
          <table:table-cell office:value-type="float" office:value="196.4583" calcext:value-type="float">
            <text:p>196.45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8" calcext:value-type="float">
            <text:p>1208</text:p>
          </table:table-cell>
          <table:table-cell office:value-type="float" office:value="196.4418" calcext:value-type="float">
            <text:p>196.44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9" calcext:value-type="float">
            <text:p>1209</text:p>
          </table:table-cell>
          <table:table-cell office:value-type="float" office:value="196.4194" calcext:value-type="float">
            <text:p>196.41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0" calcext:value-type="float">
            <text:p>1210</text:p>
          </table:table-cell>
          <table:table-cell office:value-type="float" office:value="196.4759" calcext:value-type="float">
            <text:p>196.47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1" calcext:value-type="float">
            <text:p>1211</text:p>
          </table:table-cell>
          <table:table-cell office:value-type="float" office:value="196.4119" calcext:value-type="float">
            <text:p>196.4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2" calcext:value-type="float">
            <text:p>1212</text:p>
          </table:table-cell>
          <table:table-cell office:value-type="float" office:value="196.3936" calcext:value-type="float">
            <text:p>196.39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3" calcext:value-type="float">
            <text:p>1213</text:p>
          </table:table-cell>
          <table:table-cell office:value-type="float" office:value="196.4135" calcext:value-type="float">
            <text:p>196.41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4" calcext:value-type="float">
            <text:p>1214</text:p>
          </table:table-cell>
          <table:table-cell office:value-type="float" office:value="196.3828" calcext:value-type="float">
            <text:p>196.38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5" calcext:value-type="float">
            <text:p>1215</text:p>
          </table:table-cell>
          <table:table-cell office:value-type="float" office:value="196.3848" calcext:value-type="float">
            <text:p>196.38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6" calcext:value-type="float">
            <text:p>1216</text:p>
          </table:table-cell>
          <table:table-cell office:value-type="float" office:value="196.3819" calcext:value-type="float">
            <text:p>196.38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7" calcext:value-type="float">
            <text:p>1217</text:p>
          </table:table-cell>
          <table:table-cell office:value-type="float" office:value="196.3518" calcext:value-type="float">
            <text:p>196.35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8" calcext:value-type="float">
            <text:p>1218</text:p>
          </table:table-cell>
          <table:table-cell office:value-type="float" office:value="196.3636" calcext:value-type="float">
            <text:p>196.36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19" calcext:value-type="float">
            <text:p>1219</text:p>
          </table:table-cell>
          <table:table-cell office:value-type="float" office:value="196.3663" calcext:value-type="float">
            <text:p>196.36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0" calcext:value-type="float">
            <text:p>1220</text:p>
          </table:table-cell>
          <table:table-cell office:value-type="float" office:value="196.3605" calcext:value-type="float">
            <text:p>196.36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1" calcext:value-type="float">
            <text:p>1221</text:p>
          </table:table-cell>
          <table:table-cell office:value-type="float" office:value="196.3265" calcext:value-type="float">
            <text:p>196.32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2" calcext:value-type="float">
            <text:p>1222</text:p>
          </table:table-cell>
          <table:table-cell office:value-type="float" office:value="196.3706" calcext:value-type="float">
            <text:p>196.37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3" calcext:value-type="float">
            <text:p>1223</text:p>
          </table:table-cell>
          <table:table-cell office:value-type="float" office:value="196.3658" calcext:value-type="float">
            <text:p>196.36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4" calcext:value-type="float">
            <text:p>1224</text:p>
          </table:table-cell>
          <table:table-cell office:value-type="float" office:value="196.3244" calcext:value-type="float">
            <text:p>196.3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5" calcext:value-type="float">
            <text:p>1225</text:p>
          </table:table-cell>
          <table:table-cell office:value-type="float" office:value="196.2994" calcext:value-type="float">
            <text:p>196.29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6" calcext:value-type="float">
            <text:p>1226</text:p>
          </table:table-cell>
          <table:table-cell office:value-type="float" office:value="196.3504" calcext:value-type="float">
            <text:p>196.35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7" calcext:value-type="float">
            <text:p>1227</text:p>
          </table:table-cell>
          <table:table-cell office:value-type="float" office:value="196.3316" calcext:value-type="float">
            <text:p>196.33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8" calcext:value-type="float">
            <text:p>1228</text:p>
          </table:table-cell>
          <table:table-cell office:value-type="float" office:value="196.2953" calcext:value-type="float">
            <text:p>196.29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29" calcext:value-type="float">
            <text:p>1229</text:p>
          </table:table-cell>
          <table:table-cell office:value-type="float" office:value="196.3028" calcext:value-type="float">
            <text:p>196.30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0" calcext:value-type="float">
            <text:p>1230</text:p>
          </table:table-cell>
          <table:table-cell office:value-type="float" office:value="196.2877" calcext:value-type="float">
            <text:p>196.28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1" calcext:value-type="float">
            <text:p>1231</text:p>
          </table:table-cell>
          <table:table-cell office:value-type="float" office:value="196.2589" calcext:value-type="float">
            <text:p>196.25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2" calcext:value-type="float">
            <text:p>1232</text:p>
          </table:table-cell>
          <table:table-cell office:value-type="float" office:value="196.238" calcext:value-type="float">
            <text:p>196.2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3" calcext:value-type="float">
            <text:p>1233</text:p>
          </table:table-cell>
          <table:table-cell office:value-type="float" office:value="196.2729" calcext:value-type="float">
            <text:p>196.27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4" calcext:value-type="float">
            <text:p>1234</text:p>
          </table:table-cell>
          <table:table-cell office:value-type="float" office:value="196.2497" calcext:value-type="float">
            <text:p>196.24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5" calcext:value-type="float">
            <text:p>1235</text:p>
          </table:table-cell>
          <table:table-cell office:value-type="float" office:value="196.2519" calcext:value-type="float">
            <text:p>196.25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6" calcext:value-type="float">
            <text:p>1236</text:p>
          </table:table-cell>
          <table:table-cell office:value-type="float" office:value="196.2346" calcext:value-type="float">
            <text:p>196.23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7" calcext:value-type="float">
            <text:p>1237</text:p>
          </table:table-cell>
          <table:table-cell office:value-type="float" office:value="196.2459" calcext:value-type="float">
            <text:p>196.2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8" calcext:value-type="float">
            <text:p>1238</text:p>
          </table:table-cell>
          <table:table-cell office:value-type="float" office:value="196.2367" calcext:value-type="float">
            <text:p>196.2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39" calcext:value-type="float">
            <text:p>1239</text:p>
          </table:table-cell>
          <table:table-cell office:value-type="float" office:value="196.2173" calcext:value-type="float">
            <text:p>196.21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0" calcext:value-type="float">
            <text:p>1240</text:p>
          </table:table-cell>
          <table:table-cell office:value-type="float" office:value="196.2037" calcext:value-type="float">
            <text:p>196.20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1" calcext:value-type="float">
            <text:p>1241</text:p>
          </table:table-cell>
          <table:table-cell office:value-type="float" office:value="196.191" calcext:value-type="float">
            <text:p>196.1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2" calcext:value-type="float">
            <text:p>1242</text:p>
          </table:table-cell>
          <table:table-cell office:value-type="float" office:value="196.1964" calcext:value-type="float">
            <text:p>196.19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3" calcext:value-type="float">
            <text:p>1243</text:p>
          </table:table-cell>
          <table:table-cell office:value-type="float" office:value="196.1656" calcext:value-type="float">
            <text:p>196.16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4" calcext:value-type="float">
            <text:p>1244</text:p>
          </table:table-cell>
          <table:table-cell office:value-type="float" office:value="196.1711" calcext:value-type="float">
            <text:p>196.17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5" calcext:value-type="float">
            <text:p>1245</text:p>
          </table:table-cell>
          <table:table-cell office:value-type="float" office:value="196.2039" calcext:value-type="float">
            <text:p>196.20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6" calcext:value-type="float">
            <text:p>1246</text:p>
          </table:table-cell>
          <table:table-cell office:value-type="float" office:value="196.1744" calcext:value-type="float">
            <text:p>196.17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7" calcext:value-type="float">
            <text:p>1247</text:p>
          </table:table-cell>
          <table:table-cell office:value-type="float" office:value="196.1429" calcext:value-type="float">
            <text:p>196.14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8" calcext:value-type="float">
            <text:p>1248</text:p>
          </table:table-cell>
          <table:table-cell office:value-type="float" office:value="196.1733" calcext:value-type="float">
            <text:p>196.17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49" calcext:value-type="float">
            <text:p>1249</text:p>
          </table:table-cell>
          <table:table-cell office:value-type="float" office:value="196.1514" calcext:value-type="float">
            <text:p>196.15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0" calcext:value-type="float">
            <text:p>1250</text:p>
          </table:table-cell>
          <table:table-cell office:value-type="float" office:value="196.149" calcext:value-type="float">
            <text:p>196.1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1" calcext:value-type="float">
            <text:p>1251</text:p>
          </table:table-cell>
          <table:table-cell office:value-type="float" office:value="196.1445" calcext:value-type="float">
            <text:p>196.1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2" calcext:value-type="float">
            <text:p>1252</text:p>
          </table:table-cell>
          <table:table-cell office:value-type="float" office:value="196.1144" calcext:value-type="float">
            <text:p>196.11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3" calcext:value-type="float">
            <text:p>1253</text:p>
          </table:table-cell>
          <table:table-cell office:value-type="float" office:value="196.1395" calcext:value-type="float">
            <text:p>196.13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4" calcext:value-type="float">
            <text:p>1254</text:p>
          </table:table-cell>
          <table:table-cell office:value-type="float" office:value="196.1162" calcext:value-type="float">
            <text:p>196.11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5" calcext:value-type="float">
            <text:p>1255</text:p>
          </table:table-cell>
          <table:table-cell office:value-type="float" office:value="196.1065" calcext:value-type="float">
            <text:p>196.10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6" calcext:value-type="float">
            <text:p>1256</text:p>
          </table:table-cell>
          <table:table-cell office:value-type="float" office:value="196.1166" calcext:value-type="float">
            <text:p>196.11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7" calcext:value-type="float">
            <text:p>1257</text:p>
          </table:table-cell>
          <table:table-cell office:value-type="float" office:value="196.1051" calcext:value-type="float">
            <text:p>196.10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8" calcext:value-type="float">
            <text:p>1258</text:p>
          </table:table-cell>
          <table:table-cell office:value-type="float" office:value="196.0822" calcext:value-type="float">
            <text:p>196.08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9" calcext:value-type="float">
            <text:p>1259</text:p>
          </table:table-cell>
          <table:table-cell office:value-type="float" office:value="196.074" calcext:value-type="float">
            <text:p>196.0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0" calcext:value-type="float">
            <text:p>1260</text:p>
          </table:table-cell>
          <table:table-cell office:value-type="float" office:value="196.0514" calcext:value-type="float">
            <text:p>196.05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1" calcext:value-type="float">
            <text:p>1261</text:p>
          </table:table-cell>
          <table:table-cell office:value-type="float" office:value="196.0611" calcext:value-type="float">
            <text:p>196.06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2" calcext:value-type="float">
            <text:p>1262</text:p>
          </table:table-cell>
          <table:table-cell office:value-type="float" office:value="196.0787" calcext:value-type="float">
            <text:p>196.07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3" calcext:value-type="float">
            <text:p>1263</text:p>
          </table:table-cell>
          <table:table-cell office:value-type="float" office:value="196.0489" calcext:value-type="float">
            <text:p>196.04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4" calcext:value-type="float">
            <text:p>1264</text:p>
          </table:table-cell>
          <table:table-cell office:value-type="float" office:value="196.0353" calcext:value-type="float">
            <text:p>196.03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5" calcext:value-type="float">
            <text:p>1265</text:p>
          </table:table-cell>
          <table:table-cell office:value-type="float" office:value="196.077" calcext:value-type="float">
            <text:p>196.0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6" calcext:value-type="float">
            <text:p>1266</text:p>
          </table:table-cell>
          <table:table-cell office:value-type="float" office:value="196.0637" calcext:value-type="float">
            <text:p>196.06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7" calcext:value-type="float">
            <text:p>1267</text:p>
          </table:table-cell>
          <table:table-cell office:value-type="float" office:value="196.0366" calcext:value-type="float">
            <text:p>196.03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8" calcext:value-type="float">
            <text:p>1268</text:p>
          </table:table-cell>
          <table:table-cell office:value-type="float" office:value="196.0248" calcext:value-type="float">
            <text:p>196.02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69" calcext:value-type="float">
            <text:p>1269</text:p>
          </table:table-cell>
          <table:table-cell office:value-type="float" office:value="196.0247" calcext:value-type="float">
            <text:p>196.02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0" calcext:value-type="float">
            <text:p>1270</text:p>
          </table:table-cell>
          <table:table-cell office:value-type="float" office:value="196.0225" calcext:value-type="float">
            <text:p>196.02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1" calcext:value-type="float">
            <text:p>1271</text:p>
          </table:table-cell>
          <table:table-cell office:value-type="float" office:value="195.9995" calcext:value-type="float">
            <text:p>195.99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2" calcext:value-type="float">
            <text:p>1272</text:p>
          </table:table-cell>
          <table:table-cell office:value-type="float" office:value="195.9614" calcext:value-type="float">
            <text:p>195.96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3" calcext:value-type="float">
            <text:p>1273</text:p>
          </table:table-cell>
          <table:table-cell office:value-type="float" office:value="195.9864" calcext:value-type="float">
            <text:p>195.98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4" calcext:value-type="float">
            <text:p>1274</text:p>
          </table:table-cell>
          <table:table-cell office:value-type="float" office:value="196.0022" calcext:value-type="float">
            <text:p>196.00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5" calcext:value-type="float">
            <text:p>1275</text:p>
          </table:table-cell>
          <table:table-cell office:value-type="float" office:value="195.9909" calcext:value-type="float">
            <text:p>195.99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6" calcext:value-type="float">
            <text:p>1276</text:p>
          </table:table-cell>
          <table:table-cell office:value-type="float" office:value="195.9684" calcext:value-type="float">
            <text:p>195.9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7" calcext:value-type="float">
            <text:p>1277</text:p>
          </table:table-cell>
          <table:table-cell office:value-type="float" office:value="195.9378" calcext:value-type="float">
            <text:p>195.93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8" calcext:value-type="float">
            <text:p>1278</text:p>
          </table:table-cell>
          <table:table-cell office:value-type="float" office:value="195.9429" calcext:value-type="float">
            <text:p>195.94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79" calcext:value-type="float">
            <text:p>1279</text:p>
          </table:table-cell>
          <table:table-cell office:value-type="float" office:value="195.9454" calcext:value-type="float">
            <text:p>195.94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0" calcext:value-type="float">
            <text:p>1280</text:p>
          </table:table-cell>
          <table:table-cell office:value-type="float" office:value="195.967" calcext:value-type="float">
            <text:p>195.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1" calcext:value-type="float">
            <text:p>1281</text:p>
          </table:table-cell>
          <table:table-cell office:value-type="float" office:value="195.9346" calcext:value-type="float">
            <text:p>195.93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2" calcext:value-type="float">
            <text:p>1282</text:p>
          </table:table-cell>
          <table:table-cell office:value-type="float" office:value="195.9414" calcext:value-type="float">
            <text:p>195.94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3" calcext:value-type="float">
            <text:p>1283</text:p>
          </table:table-cell>
          <table:table-cell office:value-type="float" office:value="195.9123" calcext:value-type="float">
            <text:p>195.91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4" calcext:value-type="float">
            <text:p>1284</text:p>
          </table:table-cell>
          <table:table-cell office:value-type="float" office:value="195.9106" calcext:value-type="float">
            <text:p>195.91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5" calcext:value-type="float">
            <text:p>1285</text:p>
          </table:table-cell>
          <table:table-cell office:value-type="float" office:value="195.8868" calcext:value-type="float">
            <text:p>195.88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6" calcext:value-type="float">
            <text:p>1286</text:p>
          </table:table-cell>
          <table:table-cell office:value-type="float" office:value="195.878" calcext:value-type="float">
            <text:p>195.8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7" calcext:value-type="float">
            <text:p>1287</text:p>
          </table:table-cell>
          <table:table-cell office:value-type="float" office:value="195.8865" calcext:value-type="float">
            <text:p>195.88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8" calcext:value-type="float">
            <text:p>1288</text:p>
          </table:table-cell>
          <table:table-cell office:value-type="float" office:value="195.9135" calcext:value-type="float">
            <text:p>195.91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89" calcext:value-type="float">
            <text:p>1289</text:p>
          </table:table-cell>
          <table:table-cell office:value-type="float" office:value="195.8845" calcext:value-type="float">
            <text:p>195.88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0" calcext:value-type="float">
            <text:p>1290</text:p>
          </table:table-cell>
          <table:table-cell office:value-type="float" office:value="195.8715" calcext:value-type="float">
            <text:p>195.87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1" calcext:value-type="float">
            <text:p>1291</text:p>
          </table:table-cell>
          <table:table-cell office:value-type="float" office:value="195.8628" calcext:value-type="float">
            <text:p>195.86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2" calcext:value-type="float">
            <text:p>1292</text:p>
          </table:table-cell>
          <table:table-cell office:value-type="float" office:value="195.8607" calcext:value-type="float">
            <text:p>195.86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3" calcext:value-type="float">
            <text:p>1293</text:p>
          </table:table-cell>
          <table:table-cell office:value-type="float" office:value="195.8632" calcext:value-type="float">
            <text:p>195.86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4" calcext:value-type="float">
            <text:p>1294</text:p>
          </table:table-cell>
          <table:table-cell office:value-type="float" office:value="195.8295" calcext:value-type="float">
            <text:p>195.82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5" calcext:value-type="float">
            <text:p>1295</text:p>
          </table:table-cell>
          <table:table-cell office:value-type="float" office:value="195.8415" calcext:value-type="float">
            <text:p>195.84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6" calcext:value-type="float">
            <text:p>1296</text:p>
          </table:table-cell>
          <table:table-cell office:value-type="float" office:value="195.8426" calcext:value-type="float">
            <text:p>195.84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7" calcext:value-type="float">
            <text:p>1297</text:p>
          </table:table-cell>
          <table:table-cell office:value-type="float" office:value="195.8694" calcext:value-type="float">
            <text:p>195.86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8" calcext:value-type="float">
            <text:p>1298</text:p>
          </table:table-cell>
          <table:table-cell office:value-type="float" office:value="195.8164" calcext:value-type="float">
            <text:p>195.81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99" calcext:value-type="float">
            <text:p>1299</text:p>
          </table:table-cell>
          <table:table-cell office:value-type="float" office:value="195.825" calcext:value-type="float">
            <text:p>195.8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0" calcext:value-type="float">
            <text:p>1300</text:p>
          </table:table-cell>
          <table:table-cell office:value-type="float" office:value="195.7832" calcext:value-type="float">
            <text:p>195.78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1" calcext:value-type="float">
            <text:p>1301</text:p>
          </table:table-cell>
          <table:table-cell office:value-type="float" office:value="195.7724" calcext:value-type="float">
            <text:p>195.77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2" calcext:value-type="float">
            <text:p>1302</text:p>
          </table:table-cell>
          <table:table-cell office:value-type="float" office:value="195.8023" calcext:value-type="float">
            <text:p>195.80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3" calcext:value-type="float">
            <text:p>1303</text:p>
          </table:table-cell>
          <table:table-cell office:value-type="float" office:value="195.7931" calcext:value-type="float">
            <text:p>195.79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4" calcext:value-type="float">
            <text:p>1304</text:p>
          </table:table-cell>
          <table:table-cell office:value-type="float" office:value="195.7928" calcext:value-type="float">
            <text:p>195.79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5" calcext:value-type="float">
            <text:p>1305</text:p>
          </table:table-cell>
          <table:table-cell office:value-type="float" office:value="195.7868" calcext:value-type="float">
            <text:p>195.78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6" calcext:value-type="float">
            <text:p>1306</text:p>
          </table:table-cell>
          <table:table-cell office:value-type="float" office:value="195.796" calcext:value-type="float">
            <text:p>195.7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7" calcext:value-type="float">
            <text:p>1307</text:p>
          </table:table-cell>
          <table:table-cell office:value-type="float" office:value="195.7847" calcext:value-type="float">
            <text:p>195.78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8" calcext:value-type="float">
            <text:p>1308</text:p>
          </table:table-cell>
          <table:table-cell office:value-type="float" office:value="195.7631" calcext:value-type="float">
            <text:p>195.76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9" calcext:value-type="float">
            <text:p>1309</text:p>
          </table:table-cell>
          <table:table-cell office:value-type="float" office:value="195.7356" calcext:value-type="float">
            <text:p>195.73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0" calcext:value-type="float">
            <text:p>1310</text:p>
          </table:table-cell>
          <table:table-cell office:value-type="float" office:value="195.7476" calcext:value-type="float">
            <text:p>195.74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1" calcext:value-type="float">
            <text:p>1311</text:p>
          </table:table-cell>
          <table:table-cell office:value-type="float" office:value="195.7413" calcext:value-type="float">
            <text:p>195.74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2" calcext:value-type="float">
            <text:p>1312</text:p>
          </table:table-cell>
          <table:table-cell office:value-type="float" office:value="195.7148" calcext:value-type="float">
            <text:p>195.71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3" calcext:value-type="float">
            <text:p>1313</text:p>
          </table:table-cell>
          <table:table-cell office:value-type="float" office:value="195.745" calcext:value-type="float">
            <text:p>195.7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4" calcext:value-type="float">
            <text:p>1314</text:p>
          </table:table-cell>
          <table:table-cell office:value-type="float" office:value="195.6852" calcext:value-type="float">
            <text:p>195.68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5" calcext:value-type="float">
            <text:p>1315</text:p>
          </table:table-cell>
          <table:table-cell office:value-type="float" office:value="195.7095" calcext:value-type="float">
            <text:p>195.70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6" calcext:value-type="float">
            <text:p>1316</text:p>
          </table:table-cell>
          <table:table-cell office:value-type="float" office:value="195.6935" calcext:value-type="float">
            <text:p>195.69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7" calcext:value-type="float">
            <text:p>1317</text:p>
          </table:table-cell>
          <table:table-cell office:value-type="float" office:value="195.6928" calcext:value-type="float">
            <text:p>195.69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8" calcext:value-type="float">
            <text:p>1318</text:p>
          </table:table-cell>
          <table:table-cell office:value-type="float" office:value="195.6802" calcext:value-type="float">
            <text:p>195.68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19" calcext:value-type="float">
            <text:p>1319</text:p>
          </table:table-cell>
          <table:table-cell office:value-type="float" office:value="195.6876" calcext:value-type="float">
            <text:p>195.68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0" calcext:value-type="float">
            <text:p>1320</text:p>
          </table:table-cell>
          <table:table-cell office:value-type="float" office:value="195.6858" calcext:value-type="float">
            <text:p>195.68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1" calcext:value-type="float">
            <text:p>1321</text:p>
          </table:table-cell>
          <table:table-cell office:value-type="float" office:value="195.6919" calcext:value-type="float">
            <text:p>195.69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2" calcext:value-type="float">
            <text:p>1322</text:p>
          </table:table-cell>
          <table:table-cell office:value-type="float" office:value="195.6496" calcext:value-type="float">
            <text:p>195.64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3" calcext:value-type="float">
            <text:p>1323</text:p>
          </table:table-cell>
          <table:table-cell office:value-type="float" office:value="195.6601" calcext:value-type="float">
            <text:p>195.66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4" calcext:value-type="float">
            <text:p>1324</text:p>
          </table:table-cell>
          <table:table-cell office:value-type="float" office:value="195.6316" calcext:value-type="float">
            <text:p>195.63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5" calcext:value-type="float">
            <text:p>1325</text:p>
          </table:table-cell>
          <table:table-cell office:value-type="float" office:value="195.6525" calcext:value-type="float">
            <text:p>195.65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6" calcext:value-type="float">
            <text:p>1326</text:p>
          </table:table-cell>
          <table:table-cell office:value-type="float" office:value="195.6333" calcext:value-type="float">
            <text:p>195.63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7" calcext:value-type="float">
            <text:p>1327</text:p>
          </table:table-cell>
          <table:table-cell office:value-type="float" office:value="195.6457" calcext:value-type="float">
            <text:p>195.64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8" calcext:value-type="float">
            <text:p>1328</text:p>
          </table:table-cell>
          <table:table-cell office:value-type="float" office:value="195.6401" calcext:value-type="float">
            <text:p>195.64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29" calcext:value-type="float">
            <text:p>1329</text:p>
          </table:table-cell>
          <table:table-cell office:value-type="float" office:value="195.6256" calcext:value-type="float">
            <text:p>195.62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0" calcext:value-type="float">
            <text:p>1330</text:p>
          </table:table-cell>
          <table:table-cell office:value-type="float" office:value="195.6216" calcext:value-type="float">
            <text:p>195.62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1" calcext:value-type="float">
            <text:p>1331</text:p>
          </table:table-cell>
          <table:table-cell office:value-type="float" office:value="195.6367" calcext:value-type="float">
            <text:p>195.6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2" calcext:value-type="float">
            <text:p>1332</text:p>
          </table:table-cell>
          <table:table-cell office:value-type="float" office:value="195.5926" calcext:value-type="float">
            <text:p>195.59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3" calcext:value-type="float">
            <text:p>1333</text:p>
          </table:table-cell>
          <table:table-cell office:value-type="float" office:value="195.5695" calcext:value-type="float">
            <text:p>195.56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4" calcext:value-type="float">
            <text:p>1334</text:p>
          </table:table-cell>
          <table:table-cell office:value-type="float" office:value="195.5731" calcext:value-type="float">
            <text:p>195.57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5" calcext:value-type="float">
            <text:p>1335</text:p>
          </table:table-cell>
          <table:table-cell office:value-type="float" office:value="195.5781" calcext:value-type="float">
            <text:p>195.57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6" calcext:value-type="float">
            <text:p>1336</text:p>
          </table:table-cell>
          <table:table-cell office:value-type="float" office:value="195.5633" calcext:value-type="float">
            <text:p>195.56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7" calcext:value-type="float">
            <text:p>1337</text:p>
          </table:table-cell>
          <table:table-cell office:value-type="float" office:value="195.5643" calcext:value-type="float">
            <text:p>195.56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8" calcext:value-type="float">
            <text:p>1338</text:p>
          </table:table-cell>
          <table:table-cell office:value-type="float" office:value="195.5724" calcext:value-type="float">
            <text:p>195.57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39" calcext:value-type="float">
            <text:p>1339</text:p>
          </table:table-cell>
          <table:table-cell office:value-type="float" office:value="195.509" calcext:value-type="float">
            <text:p>195.5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0" calcext:value-type="float">
            <text:p>1340</text:p>
          </table:table-cell>
          <table:table-cell office:value-type="float" office:value="195.5642" calcext:value-type="float">
            <text:p>195.56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1" calcext:value-type="float">
            <text:p>1341</text:p>
          </table:table-cell>
          <table:table-cell office:value-type="float" office:value="195.5542" calcext:value-type="float">
            <text:p>195.55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2" calcext:value-type="float">
            <text:p>1342</text:p>
          </table:table-cell>
          <table:table-cell office:value-type="float" office:value="195.5573" calcext:value-type="float">
            <text:p>195.55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3" calcext:value-type="float">
            <text:p>1343</text:p>
          </table:table-cell>
          <table:table-cell office:value-type="float" office:value="195.5382" calcext:value-type="float">
            <text:p>195.53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4" calcext:value-type="float">
            <text:p>1344</text:p>
          </table:table-cell>
          <table:table-cell office:value-type="float" office:value="195.5554" calcext:value-type="float">
            <text:p>195.55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5" calcext:value-type="float">
            <text:p>1345</text:p>
          </table:table-cell>
          <table:table-cell office:value-type="float" office:value="195.5564" calcext:value-type="float">
            <text:p>195.55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6" calcext:value-type="float">
            <text:p>1346</text:p>
          </table:table-cell>
          <table:table-cell office:value-type="float" office:value="195.5345" calcext:value-type="float">
            <text:p>195.53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7" calcext:value-type="float">
            <text:p>1347</text:p>
          </table:table-cell>
          <table:table-cell office:value-type="float" office:value="195.5159" calcext:value-type="float">
            <text:p>195.51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8" calcext:value-type="float">
            <text:p>1348</text:p>
          </table:table-cell>
          <table:table-cell office:value-type="float" office:value="195.4843" calcext:value-type="float">
            <text:p>195.48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49" calcext:value-type="float">
            <text:p>1349</text:p>
          </table:table-cell>
          <table:table-cell office:value-type="float" office:value="195.5048" calcext:value-type="float">
            <text:p>195.50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0" calcext:value-type="float">
            <text:p>1350</text:p>
          </table:table-cell>
          <table:table-cell office:value-type="float" office:value="195.5181" calcext:value-type="float">
            <text:p>195.51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1" calcext:value-type="float">
            <text:p>1351</text:p>
          </table:table-cell>
          <table:table-cell office:value-type="float" office:value="195.5157" calcext:value-type="float">
            <text:p>195.51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2" calcext:value-type="float">
            <text:p>1352</text:p>
          </table:table-cell>
          <table:table-cell office:value-type="float" office:value="195.4335" calcext:value-type="float">
            <text:p>195.43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3" calcext:value-type="float">
            <text:p>1353</text:p>
          </table:table-cell>
          <table:table-cell office:value-type="float" office:value="195.4591" calcext:value-type="float">
            <text:p>195.45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4" calcext:value-type="float">
            <text:p>1354</text:p>
          </table:table-cell>
          <table:table-cell office:value-type="float" office:value="195.4793" calcext:value-type="float">
            <text:p>195.47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5" calcext:value-type="float">
            <text:p>1355</text:p>
          </table:table-cell>
          <table:table-cell office:value-type="float" office:value="195.4681" calcext:value-type="float">
            <text:p>195.46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6" calcext:value-type="float">
            <text:p>1356</text:p>
          </table:table-cell>
          <table:table-cell office:value-type="float" office:value="195.4419" calcext:value-type="float">
            <text:p>195.44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7" calcext:value-type="float">
            <text:p>1357</text:p>
          </table:table-cell>
          <table:table-cell office:value-type="float" office:value="195.4557" calcext:value-type="float">
            <text:p>195.45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8" calcext:value-type="float">
            <text:p>1358</text:p>
          </table:table-cell>
          <table:table-cell office:value-type="float" office:value="195.4506" calcext:value-type="float">
            <text:p>195.45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9" calcext:value-type="float">
            <text:p>1359</text:p>
          </table:table-cell>
          <table:table-cell office:value-type="float" office:value="195.4491" calcext:value-type="float">
            <text:p>195.44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0" calcext:value-type="float">
            <text:p>1360</text:p>
          </table:table-cell>
          <table:table-cell office:value-type="float" office:value="195.4576" calcext:value-type="float">
            <text:p>195.45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1" calcext:value-type="float">
            <text:p>1361</text:p>
          </table:table-cell>
          <table:table-cell office:value-type="float" office:value="195.4373" calcext:value-type="float">
            <text:p>195.43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2" calcext:value-type="float">
            <text:p>1362</text:p>
          </table:table-cell>
          <table:table-cell office:value-type="float" office:value="195.4303" calcext:value-type="float">
            <text:p>195.43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3" calcext:value-type="float">
            <text:p>1363</text:p>
          </table:table-cell>
          <table:table-cell office:value-type="float" office:value="195.3878" calcext:value-type="float">
            <text:p>195.38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4" calcext:value-type="float">
            <text:p>1364</text:p>
          </table:table-cell>
          <table:table-cell office:value-type="float" office:value="195.4124" calcext:value-type="float">
            <text:p>195.41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5" calcext:value-type="float">
            <text:p>1365</text:p>
          </table:table-cell>
          <table:table-cell office:value-type="float" office:value="195.3729" calcext:value-type="float">
            <text:p>195.37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6" calcext:value-type="float">
            <text:p>1366</text:p>
          </table:table-cell>
          <table:table-cell office:value-type="float" office:value="195.3804" calcext:value-type="float">
            <text:p>195.38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7" calcext:value-type="float">
            <text:p>1367</text:p>
          </table:table-cell>
          <table:table-cell office:value-type="float" office:value="195.3587" calcext:value-type="float">
            <text:p>195.35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8" calcext:value-type="float">
            <text:p>1368</text:p>
          </table:table-cell>
          <table:table-cell office:value-type="float" office:value="195.3843" calcext:value-type="float">
            <text:p>195.38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69" calcext:value-type="float">
            <text:p>1369</text:p>
          </table:table-cell>
          <table:table-cell office:value-type="float" office:value="195.386" calcext:value-type="float">
            <text:p>195.3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0" calcext:value-type="float">
            <text:p>1370</text:p>
          </table:table-cell>
          <table:table-cell office:value-type="float" office:value="195.3902" calcext:value-type="float">
            <text:p>195.39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1" calcext:value-type="float">
            <text:p>1371</text:p>
          </table:table-cell>
          <table:table-cell office:value-type="float" office:value="195.3743" calcext:value-type="float">
            <text:p>195.37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2" calcext:value-type="float">
            <text:p>1372</text:p>
          </table:table-cell>
          <table:table-cell office:value-type="float" office:value="195.3503" calcext:value-type="float">
            <text:p>195.35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3" calcext:value-type="float">
            <text:p>1373</text:p>
          </table:table-cell>
          <table:table-cell office:value-type="float" office:value="195.3633" calcext:value-type="float">
            <text:p>195.36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4" calcext:value-type="float">
            <text:p>1374</text:p>
          </table:table-cell>
          <table:table-cell office:value-type="float" office:value="195.3309" calcext:value-type="float">
            <text:p>195.33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5" calcext:value-type="float">
            <text:p>1375</text:p>
          </table:table-cell>
          <table:table-cell office:value-type="float" office:value="195.3457" calcext:value-type="float">
            <text:p>195.34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6" calcext:value-type="float">
            <text:p>1376</text:p>
          </table:table-cell>
          <table:table-cell office:value-type="float" office:value="195.3491" calcext:value-type="float">
            <text:p>195.34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7" calcext:value-type="float">
            <text:p>1377</text:p>
          </table:table-cell>
          <table:table-cell office:value-type="float" office:value="195.2942" calcext:value-type="float">
            <text:p>195.29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8" calcext:value-type="float">
            <text:p>1378</text:p>
          </table:table-cell>
          <table:table-cell office:value-type="float" office:value="195.2976" calcext:value-type="float">
            <text:p>195.29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79" calcext:value-type="float">
            <text:p>1379</text:p>
          </table:table-cell>
          <table:table-cell office:value-type="float" office:value="195.3143" calcext:value-type="float">
            <text:p>195.31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0" calcext:value-type="float">
            <text:p>1380</text:p>
          </table:table-cell>
          <table:table-cell office:value-type="float" office:value="195.3432" calcext:value-type="float">
            <text:p>195.34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1" calcext:value-type="float">
            <text:p>1381</text:p>
          </table:table-cell>
          <table:table-cell office:value-type="float" office:value="195.2703" calcext:value-type="float">
            <text:p>195.27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2" calcext:value-type="float">
            <text:p>1382</text:p>
          </table:table-cell>
          <table:table-cell office:value-type="float" office:value="195.2749" calcext:value-type="float">
            <text:p>195.27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3" calcext:value-type="float">
            <text:p>1383</text:p>
          </table:table-cell>
          <table:table-cell office:value-type="float" office:value="195.2724" calcext:value-type="float">
            <text:p>195.27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4" calcext:value-type="float">
            <text:p>1384</text:p>
          </table:table-cell>
          <table:table-cell office:value-type="float" office:value="195.2741" calcext:value-type="float">
            <text:p>195.27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5" calcext:value-type="float">
            <text:p>1385</text:p>
          </table:table-cell>
          <table:table-cell office:value-type="float" office:value="195.2861" calcext:value-type="float">
            <text:p>195.28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6" calcext:value-type="float">
            <text:p>1386</text:p>
          </table:table-cell>
          <table:table-cell office:value-type="float" office:value="195.2698" calcext:value-type="float">
            <text:p>195.2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7" calcext:value-type="float">
            <text:p>1387</text:p>
          </table:table-cell>
          <table:table-cell office:value-type="float" office:value="195.2793" calcext:value-type="float">
            <text:p>195.27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8" calcext:value-type="float">
            <text:p>1388</text:p>
          </table:table-cell>
          <table:table-cell office:value-type="float" office:value="195.2505" calcext:value-type="float">
            <text:p>195.25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89" calcext:value-type="float">
            <text:p>1389</text:p>
          </table:table-cell>
          <table:table-cell office:value-type="float" office:value="195.225" calcext:value-type="float">
            <text:p>195.2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0" calcext:value-type="float">
            <text:p>1390</text:p>
          </table:table-cell>
          <table:table-cell office:value-type="float" office:value="195.2552" calcext:value-type="float">
            <text:p>195.25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1" calcext:value-type="float">
            <text:p>1391</text:p>
          </table:table-cell>
          <table:table-cell office:value-type="float" office:value="195.2627" calcext:value-type="float">
            <text:p>195.26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2" calcext:value-type="float">
            <text:p>1392</text:p>
          </table:table-cell>
          <table:table-cell office:value-type="float" office:value="195.2111" calcext:value-type="float">
            <text:p>195.21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3" calcext:value-type="float">
            <text:p>1393</text:p>
          </table:table-cell>
          <table:table-cell office:value-type="float" office:value="195.2313" calcext:value-type="float">
            <text:p>195.23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4" calcext:value-type="float">
            <text:p>1394</text:p>
          </table:table-cell>
          <table:table-cell office:value-type="float" office:value="195.2441" calcext:value-type="float">
            <text:p>195.24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5" calcext:value-type="float">
            <text:p>1395</text:p>
          </table:table-cell>
          <table:table-cell office:value-type="float" office:value="195.2344" calcext:value-type="float">
            <text:p>195.23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6" calcext:value-type="float">
            <text:p>1396</text:p>
          </table:table-cell>
          <table:table-cell office:value-type="float" office:value="195.2083" calcext:value-type="float">
            <text:p>195.20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7" calcext:value-type="float">
            <text:p>1397</text:p>
          </table:table-cell>
          <table:table-cell office:value-type="float" office:value="195.2213" calcext:value-type="float">
            <text:p>195.22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8" calcext:value-type="float">
            <text:p>1398</text:p>
          </table:table-cell>
          <table:table-cell office:value-type="float" office:value="195.2274" calcext:value-type="float">
            <text:p>195.22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99" calcext:value-type="float">
            <text:p>1399</text:p>
          </table:table-cell>
          <table:table-cell office:value-type="float" office:value="195.18" calcext:value-type="float">
            <text:p>195.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0" calcext:value-type="float">
            <text:p>1400</text:p>
          </table:table-cell>
          <table:table-cell office:value-type="float" office:value="195.1943" calcext:value-type="float">
            <text:p>195.19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1" calcext:value-type="float">
            <text:p>1401</text:p>
          </table:table-cell>
          <table:table-cell office:value-type="float" office:value="195.1799" calcext:value-type="float">
            <text:p>195.17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2" calcext:value-type="float">
            <text:p>1402</text:p>
          </table:table-cell>
          <table:table-cell office:value-type="float" office:value="195.1936" calcext:value-type="float">
            <text:p>195.19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3" calcext:value-type="float">
            <text:p>1403</text:p>
          </table:table-cell>
          <table:table-cell office:value-type="float" office:value="195.1809" calcext:value-type="float">
            <text:p>195.18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4" calcext:value-type="float">
            <text:p>1404</text:p>
          </table:table-cell>
          <table:table-cell office:value-type="float" office:value="195.1423" calcext:value-type="float">
            <text:p>195.14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5" calcext:value-type="float">
            <text:p>1405</text:p>
          </table:table-cell>
          <table:table-cell office:value-type="float" office:value="195.1652" calcext:value-type="float">
            <text:p>195.1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6" calcext:value-type="float">
            <text:p>1406</text:p>
          </table:table-cell>
          <table:table-cell office:value-type="float" office:value="195.1843" calcext:value-type="float">
            <text:p>195.18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7" calcext:value-type="float">
            <text:p>1407</text:p>
          </table:table-cell>
          <table:table-cell office:value-type="float" office:value="195.1218" calcext:value-type="float">
            <text:p>195.1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8" calcext:value-type="float">
            <text:p>1408</text:p>
          </table:table-cell>
          <table:table-cell office:value-type="float" office:value="195.1759" calcext:value-type="float">
            <text:p>195.17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9" calcext:value-type="float">
            <text:p>1409</text:p>
          </table:table-cell>
          <table:table-cell office:value-type="float" office:value="195.1471" calcext:value-type="float">
            <text:p>195.14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0" calcext:value-type="float">
            <text:p>1410</text:p>
          </table:table-cell>
          <table:table-cell office:value-type="float" office:value="195.1334" calcext:value-type="float">
            <text:p>195.13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1" calcext:value-type="float">
            <text:p>1411</text:p>
          </table:table-cell>
          <table:table-cell office:value-type="float" office:value="195.098" calcext:value-type="float">
            <text:p>195.0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2" calcext:value-type="float">
            <text:p>1412</text:p>
          </table:table-cell>
          <table:table-cell office:value-type="float" office:value="195.1386" calcext:value-type="float">
            <text:p>195.13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3" calcext:value-type="float">
            <text:p>1413</text:p>
          </table:table-cell>
          <table:table-cell office:value-type="float" office:value="195.1383" calcext:value-type="float">
            <text:p>195.13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4" calcext:value-type="float">
            <text:p>1414</text:p>
          </table:table-cell>
          <table:table-cell office:value-type="float" office:value="195.0962" calcext:value-type="float">
            <text:p>195.09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5" calcext:value-type="float">
            <text:p>1415</text:p>
          </table:table-cell>
          <table:table-cell office:value-type="float" office:value="195.1337" calcext:value-type="float">
            <text:p>195.13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6" calcext:value-type="float">
            <text:p>1416</text:p>
          </table:table-cell>
          <table:table-cell office:value-type="float" office:value="195.0924" calcext:value-type="float">
            <text:p>195.09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7" calcext:value-type="float">
            <text:p>1417</text:p>
          </table:table-cell>
          <table:table-cell office:value-type="float" office:value="195.0567" calcext:value-type="float">
            <text:p>195.05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8" calcext:value-type="float">
            <text:p>1418</text:p>
          </table:table-cell>
          <table:table-cell office:value-type="float" office:value="195.0864" calcext:value-type="float">
            <text:p>195.08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19" calcext:value-type="float">
            <text:p>1419</text:p>
          </table:table-cell>
          <table:table-cell office:value-type="float" office:value="195.0456" calcext:value-type="float">
            <text:p>195.04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0" calcext:value-type="float">
            <text:p>1420</text:p>
          </table:table-cell>
          <table:table-cell office:value-type="float" office:value="195.0627" calcext:value-type="float">
            <text:p>195.06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1" calcext:value-type="float">
            <text:p>1421</text:p>
          </table:table-cell>
          <table:table-cell office:value-type="float" office:value="195.0946" calcext:value-type="float">
            <text:p>195.0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2" calcext:value-type="float">
            <text:p>1422</text:p>
          </table:table-cell>
          <table:table-cell office:value-type="float" office:value="195.0674" calcext:value-type="float">
            <text:p>195.06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3" calcext:value-type="float">
            <text:p>1423</text:p>
          </table:table-cell>
          <table:table-cell office:value-type="float" office:value="195.0501" calcext:value-type="float">
            <text:p>195.05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4" calcext:value-type="float">
            <text:p>1424</text:p>
          </table:table-cell>
          <table:table-cell office:value-type="float" office:value="195.0855" calcext:value-type="float">
            <text:p>195.08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5" calcext:value-type="float">
            <text:p>1425</text:p>
          </table:table-cell>
          <table:table-cell office:value-type="float" office:value="195.0633" calcext:value-type="float">
            <text:p>195.06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6" calcext:value-type="float">
            <text:p>1426</text:p>
          </table:table-cell>
          <table:table-cell office:value-type="float" office:value="195.0486" calcext:value-type="float">
            <text:p>195.04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7" calcext:value-type="float">
            <text:p>1427</text:p>
          </table:table-cell>
          <table:table-cell office:value-type="float" office:value="195.05" calcext:value-type="float">
            <text:p>195.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8" calcext:value-type="float">
            <text:p>1428</text:p>
          </table:table-cell>
          <table:table-cell office:value-type="float" office:value="195.0556" calcext:value-type="float">
            <text:p>195.05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29" calcext:value-type="float">
            <text:p>1429</text:p>
          </table:table-cell>
          <table:table-cell office:value-type="float" office:value="195.01" calcext:value-type="float">
            <text:p>195.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0" calcext:value-type="float">
            <text:p>1430</text:p>
          </table:table-cell>
          <table:table-cell office:value-type="float" office:value="195.0215" calcext:value-type="float">
            <text:p>195.02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1" calcext:value-type="float">
            <text:p>1431</text:p>
          </table:table-cell>
          <table:table-cell office:value-type="float" office:value="194.9956" calcext:value-type="float">
            <text:p>194.99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2" calcext:value-type="float">
            <text:p>1432</text:p>
          </table:table-cell>
          <table:table-cell office:value-type="float" office:value="195.037" calcext:value-type="float">
            <text:p>195.0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3" calcext:value-type="float">
            <text:p>1433</text:p>
          </table:table-cell>
          <table:table-cell office:value-type="float" office:value="194.9985" calcext:value-type="float">
            <text:p>194.9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4" calcext:value-type="float">
            <text:p>1434</text:p>
          </table:table-cell>
          <table:table-cell office:value-type="float" office:value="194.986" calcext:value-type="float">
            <text:p>194.9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5" calcext:value-type="float">
            <text:p>1435</text:p>
          </table:table-cell>
          <table:table-cell office:value-type="float" office:value="194.9728" calcext:value-type="float">
            <text:p>194.97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6" calcext:value-type="float">
            <text:p>1436</text:p>
          </table:table-cell>
          <table:table-cell office:value-type="float" office:value="194.9831" calcext:value-type="float">
            <text:p>194.98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7" calcext:value-type="float">
            <text:p>1437</text:p>
          </table:table-cell>
          <table:table-cell office:value-type="float" office:value="194.9785" calcext:value-type="float">
            <text:p>194.97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8" calcext:value-type="float">
            <text:p>1438</text:p>
          </table:table-cell>
          <table:table-cell office:value-type="float" office:value="194.9407" calcext:value-type="float">
            <text:p>194.94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39" calcext:value-type="float">
            <text:p>1439</text:p>
          </table:table-cell>
          <table:table-cell office:value-type="float" office:value="194.9672" calcext:value-type="float">
            <text:p>194.96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0" calcext:value-type="float">
            <text:p>1440</text:p>
          </table:table-cell>
          <table:table-cell office:value-type="float" office:value="194.976" calcext:value-type="float">
            <text:p>194.9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1" calcext:value-type="float">
            <text:p>1441</text:p>
          </table:table-cell>
          <table:table-cell office:value-type="float" office:value="194.9498" calcext:value-type="float">
            <text:p>194.94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2" calcext:value-type="float">
            <text:p>1442</text:p>
          </table:table-cell>
          <table:table-cell office:value-type="float" office:value="194.9497" calcext:value-type="float">
            <text:p>194.94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3" calcext:value-type="float">
            <text:p>1443</text:p>
          </table:table-cell>
          <table:table-cell office:value-type="float" office:value="194.9567" calcext:value-type="float">
            <text:p>194.95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4" calcext:value-type="float">
            <text:p>1444</text:p>
          </table:table-cell>
          <table:table-cell office:value-type="float" office:value="194.9215" calcext:value-type="float">
            <text:p>194.92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5" calcext:value-type="float">
            <text:p>1445</text:p>
          </table:table-cell>
          <table:table-cell office:value-type="float" office:value="194.9712" calcext:value-type="float">
            <text:p>194.97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6" calcext:value-type="float">
            <text:p>1446</text:p>
          </table:table-cell>
          <table:table-cell office:value-type="float" office:value="194.9134" calcext:value-type="float">
            <text:p>194.91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7" calcext:value-type="float">
            <text:p>1447</text:p>
          </table:table-cell>
          <table:table-cell office:value-type="float" office:value="194.941" calcext:value-type="float">
            <text:p>194.9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8" calcext:value-type="float">
            <text:p>1448</text:p>
          </table:table-cell>
          <table:table-cell office:value-type="float" office:value="194.9129" calcext:value-type="float">
            <text:p>194.91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49" calcext:value-type="float">
            <text:p>1449</text:p>
          </table:table-cell>
          <table:table-cell office:value-type="float" office:value="194.909" calcext:value-type="float">
            <text:p>194.9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0" calcext:value-type="float">
            <text:p>1450</text:p>
          </table:table-cell>
          <table:table-cell office:value-type="float" office:value="194.9182" calcext:value-type="float">
            <text:p>194.91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1" calcext:value-type="float">
            <text:p>1451</text:p>
          </table:table-cell>
          <table:table-cell office:value-type="float" office:value="194.8962" calcext:value-type="float">
            <text:p>194.89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2" calcext:value-type="float">
            <text:p>1452</text:p>
          </table:table-cell>
          <table:table-cell office:value-type="float" office:value="194.9127" calcext:value-type="float">
            <text:p>194.91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3" calcext:value-type="float">
            <text:p>1453</text:p>
          </table:table-cell>
          <table:table-cell office:value-type="float" office:value="194.8949" calcext:value-type="float">
            <text:p>194.89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4" calcext:value-type="float">
            <text:p>1454</text:p>
          </table:table-cell>
          <table:table-cell office:value-type="float" office:value="194.8944" calcext:value-type="float">
            <text:p>194.89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5" calcext:value-type="float">
            <text:p>1455</text:p>
          </table:table-cell>
          <table:table-cell office:value-type="float" office:value="194.8623" calcext:value-type="float">
            <text:p>194.86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6" calcext:value-type="float">
            <text:p>1456</text:p>
          </table:table-cell>
          <table:table-cell office:value-type="float" office:value="194.8658" calcext:value-type="float">
            <text:p>194.86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7" calcext:value-type="float">
            <text:p>1457</text:p>
          </table:table-cell>
          <table:table-cell office:value-type="float" office:value="194.9077" calcext:value-type="float">
            <text:p>194.90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8" calcext:value-type="float">
            <text:p>1458</text:p>
          </table:table-cell>
          <table:table-cell office:value-type="float" office:value="194.8309" calcext:value-type="float">
            <text:p>194.83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9" calcext:value-type="float">
            <text:p>1459</text:p>
          </table:table-cell>
          <table:table-cell office:value-type="float" office:value="194.8545" calcext:value-type="float">
            <text:p>194.85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0" calcext:value-type="float">
            <text:p>1460</text:p>
          </table:table-cell>
          <table:table-cell office:value-type="float" office:value="194.8783" calcext:value-type="float">
            <text:p>194.87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1" calcext:value-type="float">
            <text:p>1461</text:p>
          </table:table-cell>
          <table:table-cell office:value-type="float" office:value="194.8473" calcext:value-type="float">
            <text:p>194.84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2" calcext:value-type="float">
            <text:p>1462</text:p>
          </table:table-cell>
          <table:table-cell office:value-type="float" office:value="194.8504" calcext:value-type="float">
            <text:p>194.85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3" calcext:value-type="float">
            <text:p>1463</text:p>
          </table:table-cell>
          <table:table-cell office:value-type="float" office:value="194.8489" calcext:value-type="float">
            <text:p>194.84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4" calcext:value-type="float">
            <text:p>1464</text:p>
          </table:table-cell>
          <table:table-cell office:value-type="float" office:value="194.8581" calcext:value-type="float">
            <text:p>194.85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5" calcext:value-type="float">
            <text:p>1465</text:p>
          </table:table-cell>
          <table:table-cell office:value-type="float" office:value="194.8068" calcext:value-type="float">
            <text:p>194.80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6" calcext:value-type="float">
            <text:p>1466</text:p>
          </table:table-cell>
          <table:table-cell office:value-type="float" office:value="194.8161" calcext:value-type="float">
            <text:p>194.81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7" calcext:value-type="float">
            <text:p>1467</text:p>
          </table:table-cell>
          <table:table-cell office:value-type="float" office:value="194.8053" calcext:value-type="float">
            <text:p>194.80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8" calcext:value-type="float">
            <text:p>1468</text:p>
          </table:table-cell>
          <table:table-cell office:value-type="float" office:value="194.7875" calcext:value-type="float">
            <text:p>194.78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69" calcext:value-type="float">
            <text:p>1469</text:p>
          </table:table-cell>
          <table:table-cell office:value-type="float" office:value="194.8102" calcext:value-type="float">
            <text:p>194.81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0" calcext:value-type="float">
            <text:p>1470</text:p>
          </table:table-cell>
          <table:table-cell office:value-type="float" office:value="194.8112" calcext:value-type="float">
            <text:p>194.81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1" calcext:value-type="float">
            <text:p>1471</text:p>
          </table:table-cell>
          <table:table-cell office:value-type="float" office:value="194.772" calcext:value-type="float">
            <text:p>194.7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2" calcext:value-type="float">
            <text:p>1472</text:p>
          </table:table-cell>
          <table:table-cell office:value-type="float" office:value="194.8239" calcext:value-type="float">
            <text:p>194.82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3" calcext:value-type="float">
            <text:p>1473</text:p>
          </table:table-cell>
          <table:table-cell office:value-type="float" office:value="194.7705" calcext:value-type="float">
            <text:p>194.77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4" calcext:value-type="float">
            <text:p>1474</text:p>
          </table:table-cell>
          <table:table-cell office:value-type="float" office:value="194.7543" calcext:value-type="float">
            <text:p>194.75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5" calcext:value-type="float">
            <text:p>1475</text:p>
          </table:table-cell>
          <table:table-cell office:value-type="float" office:value="194.7778" calcext:value-type="float">
            <text:p>194.77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6" calcext:value-type="float">
            <text:p>1476</text:p>
          </table:table-cell>
          <table:table-cell office:value-type="float" office:value="194.7558" calcext:value-type="float">
            <text:p>194.75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7" calcext:value-type="float">
            <text:p>1477</text:p>
          </table:table-cell>
          <table:table-cell office:value-type="float" office:value="194.7528" calcext:value-type="float">
            <text:p>194.75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8" calcext:value-type="float">
            <text:p>1478</text:p>
          </table:table-cell>
          <table:table-cell office:value-type="float" office:value="194.7529" calcext:value-type="float">
            <text:p>194.75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79" calcext:value-type="float">
            <text:p>1479</text:p>
          </table:table-cell>
          <table:table-cell office:value-type="float" office:value="194.7259" calcext:value-type="float">
            <text:p>194.72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0" calcext:value-type="float">
            <text:p>1480</text:p>
          </table:table-cell>
          <table:table-cell office:value-type="float" office:value="194.7698" calcext:value-type="float">
            <text:p>194.7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1" calcext:value-type="float">
            <text:p>1481</text:p>
          </table:table-cell>
          <table:table-cell office:value-type="float" office:value="194.7387" calcext:value-type="float">
            <text:p>194.73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2" calcext:value-type="float">
            <text:p>1482</text:p>
          </table:table-cell>
          <table:table-cell office:value-type="float" office:value="194.7698" calcext:value-type="float">
            <text:p>194.7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3" calcext:value-type="float">
            <text:p>1483</text:p>
          </table:table-cell>
          <table:table-cell office:value-type="float" office:value="194.7035" calcext:value-type="float">
            <text:p>194.70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4" calcext:value-type="float">
            <text:p>1484</text:p>
          </table:table-cell>
          <table:table-cell office:value-type="float" office:value="194.7105" calcext:value-type="float">
            <text:p>194.71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5" calcext:value-type="float">
            <text:p>1485</text:p>
          </table:table-cell>
          <table:table-cell office:value-type="float" office:value="194.7291" calcext:value-type="float">
            <text:p>194.72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6" calcext:value-type="float">
            <text:p>1486</text:p>
          </table:table-cell>
          <table:table-cell office:value-type="float" office:value="194.6899" calcext:value-type="float">
            <text:p>194.68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7" calcext:value-type="float">
            <text:p>1487</text:p>
          </table:table-cell>
          <table:table-cell office:value-type="float" office:value="194.7003" calcext:value-type="float">
            <text:p>194.70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8" calcext:value-type="float">
            <text:p>1488</text:p>
          </table:table-cell>
          <table:table-cell office:value-type="float" office:value="194.7205" calcext:value-type="float">
            <text:p>194.72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89" calcext:value-type="float">
            <text:p>1489</text:p>
          </table:table-cell>
          <table:table-cell office:value-type="float" office:value="194.6905" calcext:value-type="float">
            <text:p>194.69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0" calcext:value-type="float">
            <text:p>1490</text:p>
          </table:table-cell>
          <table:table-cell office:value-type="float" office:value="194.701" calcext:value-type="float">
            <text:p>194.7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1" calcext:value-type="float">
            <text:p>1491</text:p>
          </table:table-cell>
          <table:table-cell office:value-type="float" office:value="194.701" calcext:value-type="float">
            <text:p>194.7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2" calcext:value-type="float">
            <text:p>1492</text:p>
          </table:table-cell>
          <table:table-cell office:value-type="float" office:value="194.6859" calcext:value-type="float">
            <text:p>194.68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3" calcext:value-type="float">
            <text:p>1493</text:p>
          </table:table-cell>
          <table:table-cell office:value-type="float" office:value="194.6839" calcext:value-type="float">
            <text:p>194.6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4" calcext:value-type="float">
            <text:p>1494</text:p>
          </table:table-cell>
          <table:table-cell office:value-type="float" office:value="194.7158" calcext:value-type="float">
            <text:p>194.71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5" calcext:value-type="float">
            <text:p>1495</text:p>
          </table:table-cell>
          <table:table-cell office:value-type="float" office:value="194.6722" calcext:value-type="float">
            <text:p>194.67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6" calcext:value-type="float">
            <text:p>1496</text:p>
          </table:table-cell>
          <table:table-cell office:value-type="float" office:value="194.6502" calcext:value-type="float">
            <text:p>194.65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7" calcext:value-type="float">
            <text:p>1497</text:p>
          </table:table-cell>
          <table:table-cell office:value-type="float" office:value="194.6522" calcext:value-type="float">
            <text:p>194.65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8" calcext:value-type="float">
            <text:p>1498</text:p>
          </table:table-cell>
          <table:table-cell office:value-type="float" office:value="194.637" calcext:value-type="float">
            <text:p>194.6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99" calcext:value-type="float">
            <text:p>1499</text:p>
          </table:table-cell>
          <table:table-cell office:value-type="float" office:value="194.6624" calcext:value-type="float">
            <text:p>194.66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0" calcext:value-type="float">
            <text:p>1500</text:p>
          </table:table-cell>
          <table:table-cell office:value-type="float" office:value="194.6625" calcext:value-type="float">
            <text:p>194.66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1" calcext:value-type="float">
            <text:p>1501</text:p>
          </table:table-cell>
          <table:table-cell office:value-type="float" office:value="194.621" calcext:value-type="float">
            <text:p>194.6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2" calcext:value-type="float">
            <text:p>1502</text:p>
          </table:table-cell>
          <table:table-cell office:value-type="float" office:value="194.6287" calcext:value-type="float">
            <text:p>194.62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3" calcext:value-type="float">
            <text:p>1503</text:p>
          </table:table-cell>
          <table:table-cell office:value-type="float" office:value="194.6434" calcext:value-type="float">
            <text:p>194.64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4" calcext:value-type="float">
            <text:p>1504</text:p>
          </table:table-cell>
          <table:table-cell office:value-type="float" office:value="194.6101" calcext:value-type="float">
            <text:p>194.61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5" calcext:value-type="float">
            <text:p>1505</text:p>
          </table:table-cell>
          <table:table-cell office:value-type="float" office:value="194.6139" calcext:value-type="float">
            <text:p>194.61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6" calcext:value-type="float">
            <text:p>1506</text:p>
          </table:table-cell>
          <table:table-cell office:value-type="float" office:value="194.6246" calcext:value-type="float">
            <text:p>194.62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7" calcext:value-type="float">
            <text:p>1507</text:p>
          </table:table-cell>
          <table:table-cell office:value-type="float" office:value="194.5955" calcext:value-type="float">
            <text:p>194.59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8" calcext:value-type="float">
            <text:p>1508</text:p>
          </table:table-cell>
          <table:table-cell office:value-type="float" office:value="194.6118" calcext:value-type="float">
            <text:p>194.61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9" calcext:value-type="float">
            <text:p>1509</text:p>
          </table:table-cell>
          <table:table-cell office:value-type="float" office:value="194.6002" calcext:value-type="float">
            <text:p>194.6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0" calcext:value-type="float">
            <text:p>1510</text:p>
          </table:table-cell>
          <table:table-cell office:value-type="float" office:value="194.6175" calcext:value-type="float">
            <text:p>194.61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1" calcext:value-type="float">
            <text:p>1511</text:p>
          </table:table-cell>
          <table:table-cell office:value-type="float" office:value="194.6229" calcext:value-type="float">
            <text:p>194.62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2" calcext:value-type="float">
            <text:p>1512</text:p>
          </table:table-cell>
          <table:table-cell office:value-type="float" office:value="194.571" calcext:value-type="float">
            <text:p>194.5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3" calcext:value-type="float">
            <text:p>1513</text:p>
          </table:table-cell>
          <table:table-cell office:value-type="float" office:value="194.5944" calcext:value-type="float">
            <text:p>194.59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4" calcext:value-type="float">
            <text:p>1514</text:p>
          </table:table-cell>
          <table:table-cell office:value-type="float" office:value="194.5744" calcext:value-type="float">
            <text:p>194.57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5" calcext:value-type="float">
            <text:p>1515</text:p>
          </table:table-cell>
          <table:table-cell office:value-type="float" office:value="194.6011" calcext:value-type="float">
            <text:p>194.60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6" calcext:value-type="float">
            <text:p>1516</text:p>
          </table:table-cell>
          <table:table-cell office:value-type="float" office:value="194.541" calcext:value-type="float">
            <text:p>194.5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7" calcext:value-type="float">
            <text:p>1517</text:p>
          </table:table-cell>
          <table:table-cell office:value-type="float" office:value="194.5572" calcext:value-type="float">
            <text:p>194.55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8" calcext:value-type="float">
            <text:p>1518</text:p>
          </table:table-cell>
          <table:table-cell office:value-type="float" office:value="194.553" calcext:value-type="float">
            <text:p>194.5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19" calcext:value-type="float">
            <text:p>1519</text:p>
          </table:table-cell>
          <table:table-cell office:value-type="float" office:value="194.5425" calcext:value-type="float">
            <text:p>194.54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0" calcext:value-type="float">
            <text:p>1520</text:p>
          </table:table-cell>
          <table:table-cell office:value-type="float" office:value="194.5296" calcext:value-type="float">
            <text:p>194.52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1" calcext:value-type="float">
            <text:p>1521</text:p>
          </table:table-cell>
          <table:table-cell office:value-type="float" office:value="194.5232" calcext:value-type="float">
            <text:p>194.52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2" calcext:value-type="float">
            <text:p>1522</text:p>
          </table:table-cell>
          <table:table-cell office:value-type="float" office:value="194.5256" calcext:value-type="float">
            <text:p>194.52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3" calcext:value-type="float">
            <text:p>1523</text:p>
          </table:table-cell>
          <table:table-cell office:value-type="float" office:value="194.5408" calcext:value-type="float">
            <text:p>194.54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4" calcext:value-type="float">
            <text:p>1524</text:p>
          </table:table-cell>
          <table:table-cell office:value-type="float" office:value="194.4941" calcext:value-type="float">
            <text:p>194.49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5" calcext:value-type="float">
            <text:p>1525</text:p>
          </table:table-cell>
          <table:table-cell office:value-type="float" office:value="194.5233" calcext:value-type="float">
            <text:p>194.52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6" calcext:value-type="float">
            <text:p>1526</text:p>
          </table:table-cell>
          <table:table-cell office:value-type="float" office:value="194.507" calcext:value-type="float">
            <text:p>194.5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7" calcext:value-type="float">
            <text:p>1527</text:p>
          </table:table-cell>
          <table:table-cell office:value-type="float" office:value="194.5241" calcext:value-type="float">
            <text:p>194.52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8" calcext:value-type="float">
            <text:p>1528</text:p>
          </table:table-cell>
          <table:table-cell office:value-type="float" office:value="194.5182" calcext:value-type="float">
            <text:p>194.51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29" calcext:value-type="float">
            <text:p>1529</text:p>
          </table:table-cell>
          <table:table-cell office:value-type="float" office:value="194.5148" calcext:value-type="float">
            <text:p>194.51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0" calcext:value-type="float">
            <text:p>1530</text:p>
          </table:table-cell>
          <table:table-cell office:value-type="float" office:value="194.4716" calcext:value-type="float">
            <text:p>194.47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1" calcext:value-type="float">
            <text:p>1531</text:p>
          </table:table-cell>
          <table:table-cell office:value-type="float" office:value="194.4948" calcext:value-type="float">
            <text:p>194.49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2" calcext:value-type="float">
            <text:p>1532</text:p>
          </table:table-cell>
          <table:table-cell office:value-type="float" office:value="194.4899" calcext:value-type="float">
            <text:p>194.48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3" calcext:value-type="float">
            <text:p>1533</text:p>
          </table:table-cell>
          <table:table-cell office:value-type="float" office:value="194.489" calcext:value-type="float">
            <text:p>194.4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4" calcext:value-type="float">
            <text:p>1534</text:p>
          </table:table-cell>
          <table:table-cell office:value-type="float" office:value="194.5035" calcext:value-type="float">
            <text:p>194.50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5" calcext:value-type="float">
            <text:p>1535</text:p>
          </table:table-cell>
          <table:table-cell office:value-type="float" office:value="194.4684" calcext:value-type="float">
            <text:p>194.4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6" calcext:value-type="float">
            <text:p>1536</text:p>
          </table:table-cell>
          <table:table-cell office:value-type="float" office:value="194.507" calcext:value-type="float">
            <text:p>194.5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7" calcext:value-type="float">
            <text:p>1537</text:p>
          </table:table-cell>
          <table:table-cell office:value-type="float" office:value="194.4492" calcext:value-type="float">
            <text:p>194.44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8" calcext:value-type="float">
            <text:p>1538</text:p>
          </table:table-cell>
          <table:table-cell office:value-type="float" office:value="194.4448" calcext:value-type="float">
            <text:p>194.44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39" calcext:value-type="float">
            <text:p>1539</text:p>
          </table:table-cell>
          <table:table-cell office:value-type="float" office:value="194.4638" calcext:value-type="float">
            <text:p>194.46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0" calcext:value-type="float">
            <text:p>1540</text:p>
          </table:table-cell>
          <table:table-cell office:value-type="float" office:value="194.4616" calcext:value-type="float">
            <text:p>194.46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1" calcext:value-type="float">
            <text:p>1541</text:p>
          </table:table-cell>
          <table:table-cell office:value-type="float" office:value="194.4445" calcext:value-type="float">
            <text:p>194.4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2" calcext:value-type="float">
            <text:p>1542</text:p>
          </table:table-cell>
          <table:table-cell office:value-type="float" office:value="194.4156" calcext:value-type="float">
            <text:p>194.41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3" calcext:value-type="float">
            <text:p>1543</text:p>
          </table:table-cell>
          <table:table-cell office:value-type="float" office:value="194.425" calcext:value-type="float">
            <text:p>194.4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4" calcext:value-type="float">
            <text:p>1544</text:p>
          </table:table-cell>
          <table:table-cell office:value-type="float" office:value="194.4378" calcext:value-type="float">
            <text:p>194.43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5" calcext:value-type="float">
            <text:p>1545</text:p>
          </table:table-cell>
          <table:table-cell office:value-type="float" office:value="194.4035" calcext:value-type="float">
            <text:p>194.40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6" calcext:value-type="float">
            <text:p>1546</text:p>
          </table:table-cell>
          <table:table-cell office:value-type="float" office:value="194.4418" calcext:value-type="float">
            <text:p>194.44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7" calcext:value-type="float">
            <text:p>1547</text:p>
          </table:table-cell>
          <table:table-cell office:value-type="float" office:value="194.4449" calcext:value-type="float">
            <text:p>194.44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8" calcext:value-type="float">
            <text:p>1548</text:p>
          </table:table-cell>
          <table:table-cell office:value-type="float" office:value="194.4247" calcext:value-type="float">
            <text:p>194.42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49" calcext:value-type="float">
            <text:p>1549</text:p>
          </table:table-cell>
          <table:table-cell office:value-type="float" office:value="194.4079" calcext:value-type="float">
            <text:p>194.4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0" calcext:value-type="float">
            <text:p>1550</text:p>
          </table:table-cell>
          <table:table-cell office:value-type="float" office:value="194.4267" calcext:value-type="float">
            <text:p>194.42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1" calcext:value-type="float">
            <text:p>1551</text:p>
          </table:table-cell>
          <table:table-cell office:value-type="float" office:value="194.3853" calcext:value-type="float">
            <text:p>194.38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2" calcext:value-type="float">
            <text:p>1552</text:p>
          </table:table-cell>
          <table:table-cell office:value-type="float" office:value="194.3887" calcext:value-type="float">
            <text:p>194.38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3" calcext:value-type="float">
            <text:p>1553</text:p>
          </table:table-cell>
          <table:table-cell office:value-type="float" office:value="194.4098" calcext:value-type="float">
            <text:p>194.40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4" calcext:value-type="float">
            <text:p>1554</text:p>
          </table:table-cell>
          <table:table-cell office:value-type="float" office:value="194.3564" calcext:value-type="float">
            <text:p>194.35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5" calcext:value-type="float">
            <text:p>1555</text:p>
          </table:table-cell>
          <table:table-cell office:value-type="float" office:value="194.3669" calcext:value-type="float">
            <text:p>194.36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6" calcext:value-type="float">
            <text:p>1556</text:p>
          </table:table-cell>
          <table:table-cell office:value-type="float" office:value="194.3965" calcext:value-type="float">
            <text:p>194.39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7" calcext:value-type="float">
            <text:p>1557</text:p>
          </table:table-cell>
          <table:table-cell office:value-type="float" office:value="194.3808" calcext:value-type="float">
            <text:p>194.38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8" calcext:value-type="float">
            <text:p>1558</text:p>
          </table:table-cell>
          <table:table-cell office:value-type="float" office:value="194.3693" calcext:value-type="float">
            <text:p>194.36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9" calcext:value-type="float">
            <text:p>1559</text:p>
          </table:table-cell>
          <table:table-cell office:value-type="float" office:value="194.3576" calcext:value-type="float">
            <text:p>194.35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0" calcext:value-type="float">
            <text:p>1560</text:p>
          </table:table-cell>
          <table:table-cell office:value-type="float" office:value="194.3603" calcext:value-type="float">
            <text:p>194.36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1" calcext:value-type="float">
            <text:p>1561</text:p>
          </table:table-cell>
          <table:table-cell office:value-type="float" office:value="194.3517" calcext:value-type="float">
            <text:p>194.35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2" calcext:value-type="float">
            <text:p>1562</text:p>
          </table:table-cell>
          <table:table-cell office:value-type="float" office:value="194.3216" calcext:value-type="float">
            <text:p>194.32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3" calcext:value-type="float">
            <text:p>1563</text:p>
          </table:table-cell>
          <table:table-cell office:value-type="float" office:value="194.3597" calcext:value-type="float">
            <text:p>194.35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4" calcext:value-type="float">
            <text:p>1564</text:p>
          </table:table-cell>
          <table:table-cell office:value-type="float" office:value="194.3345" calcext:value-type="float">
            <text:p>194.33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5" calcext:value-type="float">
            <text:p>1565</text:p>
          </table:table-cell>
          <table:table-cell office:value-type="float" office:value="194.3323" calcext:value-type="float">
            <text:p>194.33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6" calcext:value-type="float">
            <text:p>1566</text:p>
          </table:table-cell>
          <table:table-cell office:value-type="float" office:value="194.367" calcext:value-type="float">
            <text:p>194.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7" calcext:value-type="float">
            <text:p>1567</text:p>
          </table:table-cell>
          <table:table-cell office:value-type="float" office:value="194.3243" calcext:value-type="float">
            <text:p>194.32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8" calcext:value-type="float">
            <text:p>1568</text:p>
          </table:table-cell>
          <table:table-cell office:value-type="float" office:value="194.3117" calcext:value-type="float">
            <text:p>194.3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69" calcext:value-type="float">
            <text:p>1569</text:p>
          </table:table-cell>
          <table:table-cell office:value-type="float" office:value="194.3157" calcext:value-type="float">
            <text:p>194.31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0" calcext:value-type="float">
            <text:p>1570</text:p>
          </table:table-cell>
          <table:table-cell office:value-type="float" office:value="194.3061" calcext:value-type="float">
            <text:p>194.30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1" calcext:value-type="float">
            <text:p>1571</text:p>
          </table:table-cell>
          <table:table-cell office:value-type="float" office:value="194.3002" calcext:value-type="float">
            <text:p>194.3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2" calcext:value-type="float">
            <text:p>1572</text:p>
          </table:table-cell>
          <table:table-cell office:value-type="float" office:value="194.3046" calcext:value-type="float">
            <text:p>194.30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3" calcext:value-type="float">
            <text:p>1573</text:p>
          </table:table-cell>
          <table:table-cell office:value-type="float" office:value="194.2856" calcext:value-type="float">
            <text:p>194.28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4" calcext:value-type="float">
            <text:p>1574</text:p>
          </table:table-cell>
          <table:table-cell office:value-type="float" office:value="194.2498" calcext:value-type="float">
            <text:p>194.24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5" calcext:value-type="float">
            <text:p>1575</text:p>
          </table:table-cell>
          <table:table-cell office:value-type="float" office:value="194.3278" calcext:value-type="float">
            <text:p>194.32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6" calcext:value-type="float">
            <text:p>1576</text:p>
          </table:table-cell>
          <table:table-cell office:value-type="float" office:value="194.2857" calcext:value-type="float">
            <text:p>194.28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7" calcext:value-type="float">
            <text:p>1577</text:p>
          </table:table-cell>
          <table:table-cell office:value-type="float" office:value="194.2817" calcext:value-type="float">
            <text:p>194.28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8" calcext:value-type="float">
            <text:p>1578</text:p>
          </table:table-cell>
          <table:table-cell office:value-type="float" office:value="194.2952" calcext:value-type="float">
            <text:p>194.29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79" calcext:value-type="float">
            <text:p>1579</text:p>
          </table:table-cell>
          <table:table-cell office:value-type="float" office:value="194.2756" calcext:value-type="float">
            <text:p>194.27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0" calcext:value-type="float">
            <text:p>1580</text:p>
          </table:table-cell>
          <table:table-cell office:value-type="float" office:value="194.2529" calcext:value-type="float">
            <text:p>194.25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1" calcext:value-type="float">
            <text:p>1581</text:p>
          </table:table-cell>
          <table:table-cell office:value-type="float" office:value="194.2329" calcext:value-type="float">
            <text:p>194.23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2" calcext:value-type="float">
            <text:p>1582</text:p>
          </table:table-cell>
          <table:table-cell office:value-type="float" office:value="194.2701" calcext:value-type="float">
            <text:p>194.27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3" calcext:value-type="float">
            <text:p>1583</text:p>
          </table:table-cell>
          <table:table-cell office:value-type="float" office:value="194.2275" calcext:value-type="float">
            <text:p>194.22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4" calcext:value-type="float">
            <text:p>1584</text:p>
          </table:table-cell>
          <table:table-cell office:value-type="float" office:value="194.2422" calcext:value-type="float">
            <text:p>194.24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5" calcext:value-type="float">
            <text:p>1585</text:p>
          </table:table-cell>
          <table:table-cell office:value-type="float" office:value="194.2595" calcext:value-type="float">
            <text:p>194.25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6" calcext:value-type="float">
            <text:p>1586</text:p>
          </table:table-cell>
          <table:table-cell office:value-type="float" office:value="194.2787" calcext:value-type="float">
            <text:p>194.27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7" calcext:value-type="float">
            <text:p>1587</text:p>
          </table:table-cell>
          <table:table-cell office:value-type="float" office:value="194.2393" calcext:value-type="float">
            <text:p>194.23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8" calcext:value-type="float">
            <text:p>1588</text:p>
          </table:table-cell>
          <table:table-cell office:value-type="float" office:value="194.2362" calcext:value-type="float">
            <text:p>194.23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89" calcext:value-type="float">
            <text:p>1589</text:p>
          </table:table-cell>
          <table:table-cell office:value-type="float" office:value="194.2286" calcext:value-type="float">
            <text:p>194.22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0" calcext:value-type="float">
            <text:p>1590</text:p>
          </table:table-cell>
          <table:table-cell office:value-type="float" office:value="194.2115" calcext:value-type="float">
            <text:p>194.21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1" calcext:value-type="float">
            <text:p>1591</text:p>
          </table:table-cell>
          <table:table-cell office:value-type="float" office:value="194.1931" calcext:value-type="float">
            <text:p>194.19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2" calcext:value-type="float">
            <text:p>1592</text:p>
          </table:table-cell>
          <table:table-cell office:value-type="float" office:value="194.1957" calcext:value-type="float">
            <text:p>194.19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3" calcext:value-type="float">
            <text:p>1593</text:p>
          </table:table-cell>
          <table:table-cell office:value-type="float" office:value="194.1848" calcext:value-type="float">
            <text:p>194.18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4" calcext:value-type="float">
            <text:p>1594</text:p>
          </table:table-cell>
          <table:table-cell office:value-type="float" office:value="194.2168" calcext:value-type="float">
            <text:p>194.21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5" calcext:value-type="float">
            <text:p>1595</text:p>
          </table:table-cell>
          <table:table-cell office:value-type="float" office:value="194.1986" calcext:value-type="float">
            <text:p>194.19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6" calcext:value-type="float">
            <text:p>1596</text:p>
          </table:table-cell>
          <table:table-cell office:value-type="float" office:value="194.2175" calcext:value-type="float">
            <text:p>194.21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7" calcext:value-type="float">
            <text:p>1597</text:p>
          </table:table-cell>
          <table:table-cell office:value-type="float" office:value="194.16" calcext:value-type="float">
            <text:p>194.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8" calcext:value-type="float">
            <text:p>1598</text:p>
          </table:table-cell>
          <table:table-cell office:value-type="float" office:value="194.1871" calcext:value-type="float">
            <text:p>194.18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99" calcext:value-type="float">
            <text:p>1599</text:p>
          </table:table-cell>
          <table:table-cell office:value-type="float" office:value="194.1323" calcext:value-type="float">
            <text:p>194.13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0" calcext:value-type="float">
            <text:p>1600</text:p>
          </table:table-cell>
          <table:table-cell office:value-type="float" office:value="194.2018" calcext:value-type="float">
            <text:p>194.20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1" calcext:value-type="float">
            <text:p>1601</text:p>
          </table:table-cell>
          <table:table-cell office:value-type="float" office:value="194.1776" calcext:value-type="float">
            <text:p>194.17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2" calcext:value-type="float">
            <text:p>1602</text:p>
          </table:table-cell>
          <table:table-cell office:value-type="float" office:value="194.1972" calcext:value-type="float">
            <text:p>194.19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3" calcext:value-type="float">
            <text:p>1603</text:p>
          </table:table-cell>
          <table:table-cell office:value-type="float" office:value="194.1561" calcext:value-type="float">
            <text:p>194.15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4" calcext:value-type="float">
            <text:p>1604</text:p>
          </table:table-cell>
          <table:table-cell office:value-type="float" office:value="194.147" calcext:value-type="float">
            <text:p>194.1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5" calcext:value-type="float">
            <text:p>1605</text:p>
          </table:table-cell>
          <table:table-cell office:value-type="float" office:value="194.1698" calcext:value-type="float">
            <text:p>194.1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6" calcext:value-type="float">
            <text:p>1606</text:p>
          </table:table-cell>
          <table:table-cell office:value-type="float" office:value="194.1335" calcext:value-type="float">
            <text:p>194.13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7" calcext:value-type="float">
            <text:p>1607</text:p>
          </table:table-cell>
          <table:table-cell office:value-type="float" office:value="194.14" calcext:value-type="float">
            <text:p>194.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8" calcext:value-type="float">
            <text:p>1608</text:p>
          </table:table-cell>
          <table:table-cell office:value-type="float" office:value="194.1324" calcext:value-type="float">
            <text:p>194.13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9" calcext:value-type="float">
            <text:p>1609</text:p>
          </table:table-cell>
          <table:table-cell office:value-type="float" office:value="194.1213" calcext:value-type="float">
            <text:p>194.12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0" calcext:value-type="float">
            <text:p>1610</text:p>
          </table:table-cell>
          <table:table-cell office:value-type="float" office:value="194.094" calcext:value-type="float">
            <text:p>194.0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1" calcext:value-type="float">
            <text:p>1611</text:p>
          </table:table-cell>
          <table:table-cell office:value-type="float" office:value="194.1114" calcext:value-type="float">
            <text:p>194.11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2" calcext:value-type="float">
            <text:p>1612</text:p>
          </table:table-cell>
          <table:table-cell office:value-type="float" office:value="194.1233" calcext:value-type="float">
            <text:p>194.12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3" calcext:value-type="float">
            <text:p>1613</text:p>
          </table:table-cell>
          <table:table-cell office:value-type="float" office:value="194.1303" calcext:value-type="float">
            <text:p>194.13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4" calcext:value-type="float">
            <text:p>1614</text:p>
          </table:table-cell>
          <table:table-cell office:value-type="float" office:value="194.11" calcext:value-type="float">
            <text:p>194.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5" calcext:value-type="float">
            <text:p>1615</text:p>
          </table:table-cell>
          <table:table-cell office:value-type="float" office:value="194.098" calcext:value-type="float">
            <text:p>194.0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6" calcext:value-type="float">
            <text:p>1616</text:p>
          </table:table-cell>
          <table:table-cell office:value-type="float" office:value="194.1347" calcext:value-type="float">
            <text:p>194.13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7" calcext:value-type="float">
            <text:p>1617</text:p>
          </table:table-cell>
          <table:table-cell office:value-type="float" office:value="194.0916" calcext:value-type="float">
            <text:p>194.09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8" calcext:value-type="float">
            <text:p>1618</text:p>
          </table:table-cell>
          <table:table-cell office:value-type="float" office:value="194.1062" calcext:value-type="float">
            <text:p>194.10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19" calcext:value-type="float">
            <text:p>1619</text:p>
          </table:table-cell>
          <table:table-cell office:value-type="float" office:value="194.0905" calcext:value-type="float">
            <text:p>194.09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0" calcext:value-type="float">
            <text:p>1620</text:p>
          </table:table-cell>
          <table:table-cell office:value-type="float" office:value="194.092" calcext:value-type="float">
            <text:p>194.0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1" calcext:value-type="float">
            <text:p>1621</text:p>
          </table:table-cell>
          <table:table-cell office:value-type="float" office:value="194.0849" calcext:value-type="float">
            <text:p>194.08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2" calcext:value-type="float">
            <text:p>1622</text:p>
          </table:table-cell>
          <table:table-cell office:value-type="float" office:value="194.0815" calcext:value-type="float">
            <text:p>194.08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3" calcext:value-type="float">
            <text:p>1623</text:p>
          </table:table-cell>
          <table:table-cell office:value-type="float" office:value="194.0528" calcext:value-type="float">
            <text:p>194.05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4" calcext:value-type="float">
            <text:p>1624</text:p>
          </table:table-cell>
          <table:table-cell office:value-type="float" office:value="194.0556" calcext:value-type="float">
            <text:p>194.05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5" calcext:value-type="float">
            <text:p>1625</text:p>
          </table:table-cell>
          <table:table-cell office:value-type="float" office:value="194.079" calcext:value-type="float">
            <text:p>194.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6" calcext:value-type="float">
            <text:p>1626</text:p>
          </table:table-cell>
          <table:table-cell office:value-type="float" office:value="194.0453" calcext:value-type="float">
            <text:p>194.04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7" calcext:value-type="float">
            <text:p>1627</text:p>
          </table:table-cell>
          <table:table-cell office:value-type="float" office:value="194.0651" calcext:value-type="float">
            <text:p>194.06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8" calcext:value-type="float">
            <text:p>1628</text:p>
          </table:table-cell>
          <table:table-cell office:value-type="float" office:value="194.0648" calcext:value-type="float">
            <text:p>194.06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29" calcext:value-type="float">
            <text:p>1629</text:p>
          </table:table-cell>
          <table:table-cell office:value-type="float" office:value="194.0423" calcext:value-type="float">
            <text:p>194.04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0" calcext:value-type="float">
            <text:p>1630</text:p>
          </table:table-cell>
          <table:table-cell office:value-type="float" office:value="194.0427" calcext:value-type="float">
            <text:p>194.04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1" calcext:value-type="float">
            <text:p>1631</text:p>
          </table:table-cell>
          <table:table-cell office:value-type="float" office:value="193.9884" calcext:value-type="float">
            <text:p>193.98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2" calcext:value-type="float">
            <text:p>1632</text:p>
          </table:table-cell>
          <table:table-cell office:value-type="float" office:value="194.0382" calcext:value-type="float">
            <text:p>194.03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3" calcext:value-type="float">
            <text:p>1633</text:p>
          </table:table-cell>
          <table:table-cell office:value-type="float" office:value="194.0329" calcext:value-type="float">
            <text:p>194.03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4" calcext:value-type="float">
            <text:p>1634</text:p>
          </table:table-cell>
          <table:table-cell office:value-type="float" office:value="193.9941" calcext:value-type="float">
            <text:p>193.99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5" calcext:value-type="float">
            <text:p>1635</text:p>
          </table:table-cell>
          <table:table-cell office:value-type="float" office:value="194.0269" calcext:value-type="float">
            <text:p>194.02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6" calcext:value-type="float">
            <text:p>1636</text:p>
          </table:table-cell>
          <table:table-cell office:value-type="float" office:value="193.9982" calcext:value-type="float">
            <text:p>193.99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7" calcext:value-type="float">
            <text:p>1637</text:p>
          </table:table-cell>
          <table:table-cell office:value-type="float" office:value="194.0126" calcext:value-type="float">
            <text:p>194.0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8" calcext:value-type="float">
            <text:p>1638</text:p>
          </table:table-cell>
          <table:table-cell office:value-type="float" office:value="193.9861" calcext:value-type="float">
            <text:p>193.98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39" calcext:value-type="float">
            <text:p>1639</text:p>
          </table:table-cell>
          <table:table-cell office:value-type="float" office:value="193.9804" calcext:value-type="float">
            <text:p>193.98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0" calcext:value-type="float">
            <text:p>1640</text:p>
          </table:table-cell>
          <table:table-cell office:value-type="float" office:value="193.9908" calcext:value-type="float">
            <text:p>193.99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1" calcext:value-type="float">
            <text:p>1641</text:p>
          </table:table-cell>
          <table:table-cell office:value-type="float" office:value="193.9827" calcext:value-type="float">
            <text:p>193.98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2" calcext:value-type="float">
            <text:p>1642</text:p>
          </table:table-cell>
          <table:table-cell office:value-type="float" office:value="193.9892" calcext:value-type="float">
            <text:p>193.98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3" calcext:value-type="float">
            <text:p>1643</text:p>
          </table:table-cell>
          <table:table-cell office:value-type="float" office:value="193.9684" calcext:value-type="float">
            <text:p>193.9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4" calcext:value-type="float">
            <text:p>1644</text:p>
          </table:table-cell>
          <table:table-cell office:value-type="float" office:value="193.9948" calcext:value-type="float">
            <text:p>193.99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5" calcext:value-type="float">
            <text:p>1645</text:p>
          </table:table-cell>
          <table:table-cell office:value-type="float" office:value="193.9666" calcext:value-type="float">
            <text:p>193.96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6" calcext:value-type="float">
            <text:p>1646</text:p>
          </table:table-cell>
          <table:table-cell office:value-type="float" office:value="194.0068" calcext:value-type="float">
            <text:p>194.00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7" calcext:value-type="float">
            <text:p>1647</text:p>
          </table:table-cell>
          <table:table-cell office:value-type="float" office:value="193.9447" calcext:value-type="float">
            <text:p>193.94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8" calcext:value-type="float">
            <text:p>1648</text:p>
          </table:table-cell>
          <table:table-cell office:value-type="float" office:value="193.95" calcext:value-type="float">
            <text:p>193.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49" calcext:value-type="float">
            <text:p>1649</text:p>
          </table:table-cell>
          <table:table-cell office:value-type="float" office:value="193.9633" calcext:value-type="float">
            <text:p>193.96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0" calcext:value-type="float">
            <text:p>1650</text:p>
          </table:table-cell>
          <table:table-cell office:value-type="float" office:value="193.9547" calcext:value-type="float">
            <text:p>193.95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1" calcext:value-type="float">
            <text:p>1651</text:p>
          </table:table-cell>
          <table:table-cell office:value-type="float" office:value="193.9578" calcext:value-type="float">
            <text:p>193.95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2" calcext:value-type="float">
            <text:p>1652</text:p>
          </table:table-cell>
          <table:table-cell office:value-type="float" office:value="193.9259" calcext:value-type="float">
            <text:p>193.92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3" calcext:value-type="float">
            <text:p>1653</text:p>
          </table:table-cell>
          <table:table-cell office:value-type="float" office:value="193.9425" calcext:value-type="float">
            <text:p>193.94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4" calcext:value-type="float">
            <text:p>1654</text:p>
          </table:table-cell>
          <table:table-cell office:value-type="float" office:value="193.9655" calcext:value-type="float">
            <text:p>193.96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5" calcext:value-type="float">
            <text:p>1655</text:p>
          </table:table-cell>
          <table:table-cell office:value-type="float" office:value="193.9141" calcext:value-type="float">
            <text:p>193.91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6" calcext:value-type="float">
            <text:p>1656</text:p>
          </table:table-cell>
          <table:table-cell office:value-type="float" office:value="193.9127" calcext:value-type="float">
            <text:p>193.91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7" calcext:value-type="float">
            <text:p>1657</text:p>
          </table:table-cell>
          <table:table-cell office:value-type="float" office:value="193.9304" calcext:value-type="float">
            <text:p>193.93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8" calcext:value-type="float">
            <text:p>1658</text:p>
          </table:table-cell>
          <table:table-cell office:value-type="float" office:value="193.9467" calcext:value-type="float">
            <text:p>193.94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9" calcext:value-type="float">
            <text:p>1659</text:p>
          </table:table-cell>
          <table:table-cell office:value-type="float" office:value="193.9072" calcext:value-type="float">
            <text:p>193.90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0" calcext:value-type="float">
            <text:p>1660</text:p>
          </table:table-cell>
          <table:table-cell office:value-type="float" office:value="193.9115" calcext:value-type="float">
            <text:p>193.91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1" calcext:value-type="float">
            <text:p>1661</text:p>
          </table:table-cell>
          <table:table-cell office:value-type="float" office:value="193.9249" calcext:value-type="float">
            <text:p>193.92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2" calcext:value-type="float">
            <text:p>1662</text:p>
          </table:table-cell>
          <table:table-cell office:value-type="float" office:value="193.9451" calcext:value-type="float">
            <text:p>193.94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3" calcext:value-type="float">
            <text:p>1663</text:p>
          </table:table-cell>
          <table:table-cell office:value-type="float" office:value="193.8971" calcext:value-type="float">
            <text:p>193.89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4" calcext:value-type="float">
            <text:p>1664</text:p>
          </table:table-cell>
          <table:table-cell office:value-type="float" office:value="193.8817" calcext:value-type="float">
            <text:p>193.88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5" calcext:value-type="float">
            <text:p>1665</text:p>
          </table:table-cell>
          <table:table-cell office:value-type="float" office:value="193.8945" calcext:value-type="float">
            <text:p>193.89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6" calcext:value-type="float">
            <text:p>1666</text:p>
          </table:table-cell>
          <table:table-cell office:value-type="float" office:value="193.8774" calcext:value-type="float">
            <text:p>193.87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7" calcext:value-type="float">
            <text:p>1667</text:p>
          </table:table-cell>
          <table:table-cell office:value-type="float" office:value="193.8803" calcext:value-type="float">
            <text:p>193.88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8" calcext:value-type="float">
            <text:p>1668</text:p>
          </table:table-cell>
          <table:table-cell office:value-type="float" office:value="193.8655" calcext:value-type="float">
            <text:p>193.86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69" calcext:value-type="float">
            <text:p>1669</text:p>
          </table:table-cell>
          <table:table-cell office:value-type="float" office:value="193.9077" calcext:value-type="float">
            <text:p>193.90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0" calcext:value-type="float">
            <text:p>1670</text:p>
          </table:table-cell>
          <table:table-cell office:value-type="float" office:value="193.8434" calcext:value-type="float">
            <text:p>193.84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1" calcext:value-type="float">
            <text:p>1671</text:p>
          </table:table-cell>
          <table:table-cell office:value-type="float" office:value="193.8683" calcext:value-type="float">
            <text:p>193.86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2" calcext:value-type="float">
            <text:p>1672</text:p>
          </table:table-cell>
          <table:table-cell office:value-type="float" office:value="193.8594" calcext:value-type="float">
            <text:p>193.85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3" calcext:value-type="float">
            <text:p>1673</text:p>
          </table:table-cell>
          <table:table-cell office:value-type="float" office:value="193.8629" calcext:value-type="float">
            <text:p>193.86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4" calcext:value-type="float">
            <text:p>1674</text:p>
          </table:table-cell>
          <table:table-cell office:value-type="float" office:value="193.8758" calcext:value-type="float">
            <text:p>193.87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5" calcext:value-type="float">
            <text:p>1675</text:p>
          </table:table-cell>
          <table:table-cell office:value-type="float" office:value="193.8349" calcext:value-type="float">
            <text:p>193.83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6" calcext:value-type="float">
            <text:p>1676</text:p>
          </table:table-cell>
          <table:table-cell office:value-type="float" office:value="193.8378" calcext:value-type="float">
            <text:p>193.83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7" calcext:value-type="float">
            <text:p>1677</text:p>
          </table:table-cell>
          <table:table-cell office:value-type="float" office:value="193.8415" calcext:value-type="float">
            <text:p>193.84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8" calcext:value-type="float">
            <text:p>1678</text:p>
          </table:table-cell>
          <table:table-cell office:value-type="float" office:value="193.8651" calcext:value-type="float">
            <text:p>193.86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79" calcext:value-type="float">
            <text:p>1679</text:p>
          </table:table-cell>
          <table:table-cell office:value-type="float" office:value="193.8542" calcext:value-type="float">
            <text:p>193.85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0" calcext:value-type="float">
            <text:p>1680</text:p>
          </table:table-cell>
          <table:table-cell office:value-type="float" office:value="193.831" calcext:value-type="float">
            <text:p>193.8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1" calcext:value-type="float">
            <text:p>1681</text:p>
          </table:table-cell>
          <table:table-cell office:value-type="float" office:value="193.8431" calcext:value-type="float">
            <text:p>193.84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2" calcext:value-type="float">
            <text:p>1682</text:p>
          </table:table-cell>
          <table:table-cell office:value-type="float" office:value="193.8186" calcext:value-type="float">
            <text:p>193.81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3" calcext:value-type="float">
            <text:p>1683</text:p>
          </table:table-cell>
          <table:table-cell office:value-type="float" office:value="193.8105" calcext:value-type="float">
            <text:p>193.81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4" calcext:value-type="float">
            <text:p>1684</text:p>
          </table:table-cell>
          <table:table-cell office:value-type="float" office:value="193.8234" calcext:value-type="float">
            <text:p>193.82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5" calcext:value-type="float">
            <text:p>1685</text:p>
          </table:table-cell>
          <table:table-cell office:value-type="float" office:value="193.803" calcext:value-type="float">
            <text:p>193.8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6" calcext:value-type="float">
            <text:p>1686</text:p>
          </table:table-cell>
          <table:table-cell office:value-type="float" office:value="193.8207" calcext:value-type="float">
            <text:p>193.82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7" calcext:value-type="float">
            <text:p>1687</text:p>
          </table:table-cell>
          <table:table-cell office:value-type="float" office:value="193.8002" calcext:value-type="float">
            <text:p>193.8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8" calcext:value-type="float">
            <text:p>1688</text:p>
          </table:table-cell>
          <table:table-cell office:value-type="float" office:value="193.8207" calcext:value-type="float">
            <text:p>193.82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89" calcext:value-type="float">
            <text:p>1689</text:p>
          </table:table-cell>
          <table:table-cell office:value-type="float" office:value="193.7856" calcext:value-type="float">
            <text:p>193.78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0" calcext:value-type="float">
            <text:p>1690</text:p>
          </table:table-cell>
          <table:table-cell office:value-type="float" office:value="193.7684" calcext:value-type="float">
            <text:p>193.7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1" calcext:value-type="float">
            <text:p>1691</text:p>
          </table:table-cell>
          <table:table-cell office:value-type="float" office:value="193.7698" calcext:value-type="float">
            <text:p>193.7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2" calcext:value-type="float">
            <text:p>1692</text:p>
          </table:table-cell>
          <table:table-cell office:value-type="float" office:value="193.7911" calcext:value-type="float">
            <text:p>193.79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3" calcext:value-type="float">
            <text:p>1693</text:p>
          </table:table-cell>
          <table:table-cell office:value-type="float" office:value="193.8213" calcext:value-type="float">
            <text:p>193.82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4" calcext:value-type="float">
            <text:p>1694</text:p>
          </table:table-cell>
          <table:table-cell office:value-type="float" office:value="193.7869" calcext:value-type="float">
            <text:p>193.78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5" calcext:value-type="float">
            <text:p>1695</text:p>
          </table:table-cell>
          <table:table-cell office:value-type="float" office:value="193.7422" calcext:value-type="float">
            <text:p>193.74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6" calcext:value-type="float">
            <text:p>1696</text:p>
          </table:table-cell>
          <table:table-cell office:value-type="float" office:value="193.7472" calcext:value-type="float">
            <text:p>193.74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7" calcext:value-type="float">
            <text:p>1697</text:p>
          </table:table-cell>
          <table:table-cell office:value-type="float" office:value="193.7522" calcext:value-type="float">
            <text:p>193.75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8" calcext:value-type="float">
            <text:p>1698</text:p>
          </table:table-cell>
          <table:table-cell office:value-type="float" office:value="193.7409" calcext:value-type="float">
            <text:p>193.74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99" calcext:value-type="float">
            <text:p>1699</text:p>
          </table:table-cell>
          <table:table-cell office:value-type="float" office:value="193.7658" calcext:value-type="float">
            <text:p>193.76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0" calcext:value-type="float">
            <text:p>1700</text:p>
          </table:table-cell>
          <table:table-cell office:value-type="float" office:value="193.7327" calcext:value-type="float">
            <text:p>193.73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1" calcext:value-type="float">
            <text:p>1701</text:p>
          </table:table-cell>
          <table:table-cell office:value-type="float" office:value="193.7326" calcext:value-type="float">
            <text:p>193.73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2" calcext:value-type="float">
            <text:p>1702</text:p>
          </table:table-cell>
          <table:table-cell office:value-type="float" office:value="193.7516" calcext:value-type="float">
            <text:p>193.75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3" calcext:value-type="float">
            <text:p>1703</text:p>
          </table:table-cell>
          <table:table-cell office:value-type="float" office:value="193.7569" calcext:value-type="float">
            <text:p>193.75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4" calcext:value-type="float">
            <text:p>1704</text:p>
          </table:table-cell>
          <table:table-cell office:value-type="float" office:value="193.7166" calcext:value-type="float">
            <text:p>193.71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5" calcext:value-type="float">
            <text:p>1705</text:p>
          </table:table-cell>
          <table:table-cell office:value-type="float" office:value="193.7503" calcext:value-type="float">
            <text:p>193.75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6" calcext:value-type="float">
            <text:p>1706</text:p>
          </table:table-cell>
          <table:table-cell office:value-type="float" office:value="193.7606" calcext:value-type="float">
            <text:p>193.76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7" calcext:value-type="float">
            <text:p>1707</text:p>
          </table:table-cell>
          <table:table-cell office:value-type="float" office:value="193.6995" calcext:value-type="float">
            <text:p>193.69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8" calcext:value-type="float">
            <text:p>1708</text:p>
          </table:table-cell>
          <table:table-cell office:value-type="float" office:value="193.7081" calcext:value-type="float">
            <text:p>193.70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9" calcext:value-type="float">
            <text:p>1709</text:p>
          </table:table-cell>
          <table:table-cell office:value-type="float" office:value="193.7119" calcext:value-type="float">
            <text:p>193.7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0" calcext:value-type="float">
            <text:p>1710</text:p>
          </table:table-cell>
          <table:table-cell office:value-type="float" office:value="193.6957" calcext:value-type="float">
            <text:p>193.69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1" calcext:value-type="float">
            <text:p>1711</text:p>
          </table:table-cell>
          <table:table-cell office:value-type="float" office:value="193.7244" calcext:value-type="float">
            <text:p>193.7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2" calcext:value-type="float">
            <text:p>1712</text:p>
          </table:table-cell>
          <table:table-cell office:value-type="float" office:value="193.7003" calcext:value-type="float">
            <text:p>193.70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3" calcext:value-type="float">
            <text:p>1713</text:p>
          </table:table-cell>
          <table:table-cell office:value-type="float" office:value="193.6873" calcext:value-type="float">
            <text:p>193.68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4" calcext:value-type="float">
            <text:p>1714</text:p>
          </table:table-cell>
          <table:table-cell office:value-type="float" office:value="193.6968" calcext:value-type="float">
            <text:p>193.69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5" calcext:value-type="float">
            <text:p>1715</text:p>
          </table:table-cell>
          <table:table-cell office:value-type="float" office:value="193.6825" calcext:value-type="float">
            <text:p>193.68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6" calcext:value-type="float">
            <text:p>1716</text:p>
          </table:table-cell>
          <table:table-cell office:value-type="float" office:value="193.7022" calcext:value-type="float">
            <text:p>193.70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7" calcext:value-type="float">
            <text:p>1717</text:p>
          </table:table-cell>
          <table:table-cell office:value-type="float" office:value="193.6651" calcext:value-type="float">
            <text:p>193.66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8" calcext:value-type="float">
            <text:p>1718</text:p>
          </table:table-cell>
          <table:table-cell office:value-type="float" office:value="193.697" calcext:value-type="float">
            <text:p>193.6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19" calcext:value-type="float">
            <text:p>1719</text:p>
          </table:table-cell>
          <table:table-cell office:value-type="float" office:value="193.6831" calcext:value-type="float">
            <text:p>193.68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0" calcext:value-type="float">
            <text:p>1720</text:p>
          </table:table-cell>
          <table:table-cell office:value-type="float" office:value="193.6814" calcext:value-type="float">
            <text:p>193.68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1" calcext:value-type="float">
            <text:p>1721</text:p>
          </table:table-cell>
          <table:table-cell office:value-type="float" office:value="193.6862" calcext:value-type="float">
            <text:p>193.68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2" calcext:value-type="float">
            <text:p>1722</text:p>
          </table:table-cell>
          <table:table-cell office:value-type="float" office:value="193.6856" calcext:value-type="float">
            <text:p>193.68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3" calcext:value-type="float">
            <text:p>1723</text:p>
          </table:table-cell>
          <table:table-cell office:value-type="float" office:value="193.6738" calcext:value-type="float">
            <text:p>193.67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4" calcext:value-type="float">
            <text:p>1724</text:p>
          </table:table-cell>
          <table:table-cell office:value-type="float" office:value="193.6657" calcext:value-type="float">
            <text:p>193.66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5" calcext:value-type="float">
            <text:p>1725</text:p>
          </table:table-cell>
          <table:table-cell office:value-type="float" office:value="193.6014" calcext:value-type="float">
            <text:p>193.60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6" calcext:value-type="float">
            <text:p>1726</text:p>
          </table:table-cell>
          <table:table-cell office:value-type="float" office:value="193.6404" calcext:value-type="float">
            <text:p>193.64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7" calcext:value-type="float">
            <text:p>1727</text:p>
          </table:table-cell>
          <table:table-cell office:value-type="float" office:value="193.6263" calcext:value-type="float">
            <text:p>193.62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8" calcext:value-type="float">
            <text:p>1728</text:p>
          </table:table-cell>
          <table:table-cell office:value-type="float" office:value="193.6426" calcext:value-type="float">
            <text:p>193.64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29" calcext:value-type="float">
            <text:p>1729</text:p>
          </table:table-cell>
          <table:table-cell office:value-type="float" office:value="193.6279" calcext:value-type="float">
            <text:p>193.62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0" calcext:value-type="float">
            <text:p>1730</text:p>
          </table:table-cell>
          <table:table-cell office:value-type="float" office:value="193.6031" calcext:value-type="float">
            <text:p>193.60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1" calcext:value-type="float">
            <text:p>1731</text:p>
          </table:table-cell>
          <table:table-cell office:value-type="float" office:value="193.613" calcext:value-type="float">
            <text:p>193.6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2" calcext:value-type="float">
            <text:p>1732</text:p>
          </table:table-cell>
          <table:table-cell office:value-type="float" office:value="193.6187" calcext:value-type="float">
            <text:p>193.61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3" calcext:value-type="float">
            <text:p>1733</text:p>
          </table:table-cell>
          <table:table-cell office:value-type="float" office:value="193.6154" calcext:value-type="float">
            <text:p>193.6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4" calcext:value-type="float">
            <text:p>1734</text:p>
          </table:table-cell>
          <table:table-cell office:value-type="float" office:value="193.6232" calcext:value-type="float">
            <text:p>193.62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5" calcext:value-type="float">
            <text:p>1735</text:p>
          </table:table-cell>
          <table:table-cell office:value-type="float" office:value="193.6325" calcext:value-type="float">
            <text:p>193.63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6" calcext:value-type="float">
            <text:p>1736</text:p>
          </table:table-cell>
          <table:table-cell office:value-type="float" office:value="193.6079" calcext:value-type="float">
            <text:p>193.6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7" calcext:value-type="float">
            <text:p>1737</text:p>
          </table:table-cell>
          <table:table-cell office:value-type="float" office:value="193.6014" calcext:value-type="float">
            <text:p>193.60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8" calcext:value-type="float">
            <text:p>1738</text:p>
          </table:table-cell>
          <table:table-cell office:value-type="float" office:value="193.5703" calcext:value-type="float">
            <text:p>193.57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39" calcext:value-type="float">
            <text:p>1739</text:p>
          </table:table-cell>
          <table:table-cell office:value-type="float" office:value="193.6077" calcext:value-type="float">
            <text:p>193.60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0" calcext:value-type="float">
            <text:p>1740</text:p>
          </table:table-cell>
          <table:table-cell office:value-type="float" office:value="193.583" calcext:value-type="float">
            <text:p>193.5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1" calcext:value-type="float">
            <text:p>1741</text:p>
          </table:table-cell>
          <table:table-cell office:value-type="float" office:value="193.596" calcext:value-type="float">
            <text:p>193.5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2" calcext:value-type="float">
            <text:p>1742</text:p>
          </table:table-cell>
          <table:table-cell office:value-type="float" office:value="193.5768" calcext:value-type="float">
            <text:p>193.57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3" calcext:value-type="float">
            <text:p>1743</text:p>
          </table:table-cell>
          <table:table-cell office:value-type="float" office:value="193.5948" calcext:value-type="float">
            <text:p>193.59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4" calcext:value-type="float">
            <text:p>1744</text:p>
          </table:table-cell>
          <table:table-cell office:value-type="float" office:value="193.5724" calcext:value-type="float">
            <text:p>193.57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5" calcext:value-type="float">
            <text:p>1745</text:p>
          </table:table-cell>
          <table:table-cell office:value-type="float" office:value="193.5769" calcext:value-type="float">
            <text:p>193.57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6" calcext:value-type="float">
            <text:p>1746</text:p>
          </table:table-cell>
          <table:table-cell office:value-type="float" office:value="193.5472" calcext:value-type="float">
            <text:p>193.54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7" calcext:value-type="float">
            <text:p>1747</text:p>
          </table:table-cell>
          <table:table-cell office:value-type="float" office:value="193.5449" calcext:value-type="float">
            <text:p>193.54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8" calcext:value-type="float">
            <text:p>1748</text:p>
          </table:table-cell>
          <table:table-cell office:value-type="float" office:value="193.5701" calcext:value-type="float">
            <text:p>193.57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49" calcext:value-type="float">
            <text:p>1749</text:p>
          </table:table-cell>
          <table:table-cell office:value-type="float" office:value="193.5652" calcext:value-type="float">
            <text:p>193.5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0" calcext:value-type="float">
            <text:p>1750</text:p>
          </table:table-cell>
          <table:table-cell office:value-type="float" office:value="193.5777" calcext:value-type="float">
            <text:p>193.57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1" calcext:value-type="float">
            <text:p>1751</text:p>
          </table:table-cell>
          <table:table-cell office:value-type="float" office:value="193.5588" calcext:value-type="float">
            <text:p>193.55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2" calcext:value-type="float">
            <text:p>1752</text:p>
          </table:table-cell>
          <table:table-cell office:value-type="float" office:value="193.547" calcext:value-type="float">
            <text:p>193.5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3" calcext:value-type="float">
            <text:p>1753</text:p>
          </table:table-cell>
          <table:table-cell office:value-type="float" office:value="193.5293" calcext:value-type="float">
            <text:p>193.52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4" calcext:value-type="float">
            <text:p>1754</text:p>
          </table:table-cell>
          <table:table-cell office:value-type="float" office:value="193.5433" calcext:value-type="float">
            <text:p>193.54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5" calcext:value-type="float">
            <text:p>1755</text:p>
          </table:table-cell>
          <table:table-cell office:value-type="float" office:value="193.5367" calcext:value-type="float">
            <text:p>193.5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6" calcext:value-type="float">
            <text:p>1756</text:p>
          </table:table-cell>
          <table:table-cell office:value-type="float" office:value="193.5595" calcext:value-type="float">
            <text:p>193.55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7" calcext:value-type="float">
            <text:p>1757</text:p>
          </table:table-cell>
          <table:table-cell office:value-type="float" office:value="193.5294" calcext:value-type="float">
            <text:p>193.52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8" calcext:value-type="float">
            <text:p>1758</text:p>
          </table:table-cell>
          <table:table-cell office:value-type="float" office:value="193.502" calcext:value-type="float">
            <text:p>193.5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9" calcext:value-type="float">
            <text:p>1759</text:p>
          </table:table-cell>
          <table:table-cell office:value-type="float" office:value="193.5445" calcext:value-type="float">
            <text:p>193.5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0" calcext:value-type="float">
            <text:p>1760</text:p>
          </table:table-cell>
          <table:table-cell office:value-type="float" office:value="193.5312" calcext:value-type="float">
            <text:p>193.53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1" calcext:value-type="float">
            <text:p>1761</text:p>
          </table:table-cell>
          <table:table-cell office:value-type="float" office:value="193.4949" calcext:value-type="float">
            <text:p>193.49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2" calcext:value-type="float">
            <text:p>1762</text:p>
          </table:table-cell>
          <table:table-cell office:value-type="float" office:value="193.5173" calcext:value-type="float">
            <text:p>193.51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3" calcext:value-type="float">
            <text:p>1763</text:p>
          </table:table-cell>
          <table:table-cell office:value-type="float" office:value="193.5245" calcext:value-type="float">
            <text:p>193.52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4" calcext:value-type="float">
            <text:p>1764</text:p>
          </table:table-cell>
          <table:table-cell office:value-type="float" office:value="193.5011" calcext:value-type="float">
            <text:p>193.50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5" calcext:value-type="float">
            <text:p>1765</text:p>
          </table:table-cell>
          <table:table-cell office:value-type="float" office:value="193.4925" calcext:value-type="float">
            <text:p>193.49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6" calcext:value-type="float">
            <text:p>1766</text:p>
          </table:table-cell>
          <table:table-cell office:value-type="float" office:value="193.5075" calcext:value-type="float">
            <text:p>193.50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7" calcext:value-type="float">
            <text:p>1767</text:p>
          </table:table-cell>
          <table:table-cell office:value-type="float" office:value="193.4788" calcext:value-type="float">
            <text:p>193.47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8" calcext:value-type="float">
            <text:p>1768</text:p>
          </table:table-cell>
          <table:table-cell office:value-type="float" office:value="193.5126" calcext:value-type="float">
            <text:p>193.5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69" calcext:value-type="float">
            <text:p>1769</text:p>
          </table:table-cell>
          <table:table-cell office:value-type="float" office:value="193.4845" calcext:value-type="float">
            <text:p>193.48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0" calcext:value-type="float">
            <text:p>1770</text:p>
          </table:table-cell>
          <table:table-cell office:value-type="float" office:value="193.4932" calcext:value-type="float">
            <text:p>193.49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1" calcext:value-type="float">
            <text:p>1771</text:p>
          </table:table-cell>
          <table:table-cell office:value-type="float" office:value="193.4738" calcext:value-type="float">
            <text:p>193.47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2" calcext:value-type="float">
            <text:p>1772</text:p>
          </table:table-cell>
          <table:table-cell office:value-type="float" office:value="193.4819" calcext:value-type="float">
            <text:p>193.48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3" calcext:value-type="float">
            <text:p>1773</text:p>
          </table:table-cell>
          <table:table-cell office:value-type="float" office:value="193.4698" calcext:value-type="float">
            <text:p>193.4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4" calcext:value-type="float">
            <text:p>1774</text:p>
          </table:table-cell>
          <table:table-cell office:value-type="float" office:value="193.4741" calcext:value-type="float">
            <text:p>193.47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5" calcext:value-type="float">
            <text:p>1775</text:p>
          </table:table-cell>
          <table:table-cell office:value-type="float" office:value="193.4571" calcext:value-type="float">
            <text:p>193.45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6" calcext:value-type="float">
            <text:p>1776</text:p>
          </table:table-cell>
          <table:table-cell office:value-type="float" office:value="193.4662" calcext:value-type="float">
            <text:p>193.46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7" calcext:value-type="float">
            <text:p>1777</text:p>
          </table:table-cell>
          <table:table-cell office:value-type="float" office:value="193.4589" calcext:value-type="float">
            <text:p>193.45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8" calcext:value-type="float">
            <text:p>1778</text:p>
          </table:table-cell>
          <table:table-cell office:value-type="float" office:value="193.4516" calcext:value-type="float">
            <text:p>193.45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79" calcext:value-type="float">
            <text:p>1779</text:p>
          </table:table-cell>
          <table:table-cell office:value-type="float" office:value="193.4665" calcext:value-type="float">
            <text:p>193.46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0" calcext:value-type="float">
            <text:p>1780</text:p>
          </table:table-cell>
          <table:table-cell office:value-type="float" office:value="193.4387" calcext:value-type="float">
            <text:p>193.43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1" calcext:value-type="float">
            <text:p>1781</text:p>
          </table:table-cell>
          <table:table-cell office:value-type="float" office:value="193.435" calcext:value-type="float">
            <text:p>193.4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2" calcext:value-type="float">
            <text:p>1782</text:p>
          </table:table-cell>
          <table:table-cell office:value-type="float" office:value="193.4449" calcext:value-type="float">
            <text:p>193.44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3" calcext:value-type="float">
            <text:p>1783</text:p>
          </table:table-cell>
          <table:table-cell office:value-type="float" office:value="193.4233" calcext:value-type="float">
            <text:p>193.42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4" calcext:value-type="float">
            <text:p>1784</text:p>
          </table:table-cell>
          <table:table-cell office:value-type="float" office:value="193.4177" calcext:value-type="float">
            <text:p>193.41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5" calcext:value-type="float">
            <text:p>1785</text:p>
          </table:table-cell>
          <table:table-cell office:value-type="float" office:value="193.4168" calcext:value-type="float">
            <text:p>193.41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6" calcext:value-type="float">
            <text:p>1786</text:p>
          </table:table-cell>
          <table:table-cell office:value-type="float" office:value="193.4335" calcext:value-type="float">
            <text:p>193.43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7" calcext:value-type="float">
            <text:p>1787</text:p>
          </table:table-cell>
          <table:table-cell office:value-type="float" office:value="193.4404" calcext:value-type="float">
            <text:p>193.44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8" calcext:value-type="float">
            <text:p>1788</text:p>
          </table:table-cell>
          <table:table-cell office:value-type="float" office:value="193.4247" calcext:value-type="float">
            <text:p>193.42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89" calcext:value-type="float">
            <text:p>1789</text:p>
          </table:table-cell>
          <table:table-cell office:value-type="float" office:value="193.3989" calcext:value-type="float">
            <text:p>193.39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0" calcext:value-type="float">
            <text:p>1790</text:p>
          </table:table-cell>
          <table:table-cell office:value-type="float" office:value="193.4152" calcext:value-type="float">
            <text:p>193.41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1" calcext:value-type="float">
            <text:p>1791</text:p>
          </table:table-cell>
          <table:table-cell office:value-type="float" office:value="193.3865" calcext:value-type="float">
            <text:p>193.38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2" calcext:value-type="float">
            <text:p>1792</text:p>
          </table:table-cell>
          <table:table-cell office:value-type="float" office:value="193.4135" calcext:value-type="float">
            <text:p>193.41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3" calcext:value-type="float">
            <text:p>1793</text:p>
          </table:table-cell>
          <table:table-cell office:value-type="float" office:value="193.4115" calcext:value-type="float">
            <text:p>193.41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4" calcext:value-type="float">
            <text:p>1794</text:p>
          </table:table-cell>
          <table:table-cell office:value-type="float" office:value="193.3808" calcext:value-type="float">
            <text:p>193.38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5" calcext:value-type="float">
            <text:p>1795</text:p>
          </table:table-cell>
          <table:table-cell office:value-type="float" office:value="193.4238" calcext:value-type="float">
            <text:p>193.42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6" calcext:value-type="float">
            <text:p>1796</text:p>
          </table:table-cell>
          <table:table-cell office:value-type="float" office:value="193.404" calcext:value-type="float">
            <text:p>193.4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7" calcext:value-type="float">
            <text:p>1797</text:p>
          </table:table-cell>
          <table:table-cell office:value-type="float" office:value="193.3799" calcext:value-type="float">
            <text:p>193.37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8" calcext:value-type="float">
            <text:p>1798</text:p>
          </table:table-cell>
          <table:table-cell office:value-type="float" office:value="193.3881" calcext:value-type="float">
            <text:p>193.38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99" calcext:value-type="float">
            <text:p>1799</text:p>
          </table:table-cell>
          <table:table-cell office:value-type="float" office:value="193.3779" calcext:value-type="float">
            <text:p>193.37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0" calcext:value-type="float">
            <text:p>1800</text:p>
          </table:table-cell>
          <table:table-cell office:value-type="float" office:value="193.3896" calcext:value-type="float">
            <text:p>193.38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1" calcext:value-type="float">
            <text:p>1801</text:p>
          </table:table-cell>
          <table:table-cell office:value-type="float" office:value="193.3764" calcext:value-type="float">
            <text:p>193.37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2" calcext:value-type="float">
            <text:p>1802</text:p>
          </table:table-cell>
          <table:table-cell office:value-type="float" office:value="193.4003" calcext:value-type="float">
            <text:p>193.40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3" calcext:value-type="float">
            <text:p>1803</text:p>
          </table:table-cell>
          <table:table-cell office:value-type="float" office:value="193.3558" calcext:value-type="float">
            <text:p>193.35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4" calcext:value-type="float">
            <text:p>1804</text:p>
          </table:table-cell>
          <table:table-cell office:value-type="float" office:value="193.3553" calcext:value-type="float">
            <text:p>193.35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5" calcext:value-type="float">
            <text:p>1805</text:p>
          </table:table-cell>
          <table:table-cell office:value-type="float" office:value="193.3485" calcext:value-type="float">
            <text:p>193.34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6" calcext:value-type="float">
            <text:p>1806</text:p>
          </table:table-cell>
          <table:table-cell office:value-type="float" office:value="193.3657" calcext:value-type="float">
            <text:p>193.36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7" calcext:value-type="float">
            <text:p>1807</text:p>
          </table:table-cell>
          <table:table-cell office:value-type="float" office:value="193.3656" calcext:value-type="float">
            <text:p>193.36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8" calcext:value-type="float">
            <text:p>1808</text:p>
          </table:table-cell>
          <table:table-cell office:value-type="float" office:value="193.3544" calcext:value-type="float">
            <text:p>193.35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9" calcext:value-type="float">
            <text:p>1809</text:p>
          </table:table-cell>
          <table:table-cell office:value-type="float" office:value="193.3473" calcext:value-type="float">
            <text:p>193.34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0" calcext:value-type="float">
            <text:p>1810</text:p>
          </table:table-cell>
          <table:table-cell office:value-type="float" office:value="193.3451" calcext:value-type="float">
            <text:p>193.34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1" calcext:value-type="float">
            <text:p>1811</text:p>
          </table:table-cell>
          <table:table-cell office:value-type="float" office:value="193.3179" calcext:value-type="float">
            <text:p>193.31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2" calcext:value-type="float">
            <text:p>1812</text:p>
          </table:table-cell>
          <table:table-cell office:value-type="float" office:value="193.3285" calcext:value-type="float">
            <text:p>193.32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3" calcext:value-type="float">
            <text:p>1813</text:p>
          </table:table-cell>
          <table:table-cell office:value-type="float" office:value="193.3293" calcext:value-type="float">
            <text:p>193.32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4" calcext:value-type="float">
            <text:p>1814</text:p>
          </table:table-cell>
          <table:table-cell office:value-type="float" office:value="193.3216" calcext:value-type="float">
            <text:p>193.32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5" calcext:value-type="float">
            <text:p>1815</text:p>
          </table:table-cell>
          <table:table-cell office:value-type="float" office:value="193.3123" calcext:value-type="float">
            <text:p>193.31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6" calcext:value-type="float">
            <text:p>1816</text:p>
          </table:table-cell>
          <table:table-cell office:value-type="float" office:value="193.3315" calcext:value-type="float">
            <text:p>193.3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7" calcext:value-type="float">
            <text:p>1817</text:p>
          </table:table-cell>
          <table:table-cell office:value-type="float" office:value="193.3128" calcext:value-type="float">
            <text:p>193.31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8" calcext:value-type="float">
            <text:p>1818</text:p>
          </table:table-cell>
          <table:table-cell office:value-type="float" office:value="193.2968" calcext:value-type="float">
            <text:p>193.29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19" calcext:value-type="float">
            <text:p>1819</text:p>
          </table:table-cell>
          <table:table-cell office:value-type="float" office:value="193.3083" calcext:value-type="float">
            <text:p>193.30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0" calcext:value-type="float">
            <text:p>1820</text:p>
          </table:table-cell>
          <table:table-cell office:value-type="float" office:value="193.3222" calcext:value-type="float">
            <text:p>193.32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1" calcext:value-type="float">
            <text:p>1821</text:p>
          </table:table-cell>
          <table:table-cell office:value-type="float" office:value="193.3016" calcext:value-type="float">
            <text:p>193.30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2" calcext:value-type="float">
            <text:p>1822</text:p>
          </table:table-cell>
          <table:table-cell office:value-type="float" office:value="193.3182" calcext:value-type="float">
            <text:p>193.31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3" calcext:value-type="float">
            <text:p>1823</text:p>
          </table:table-cell>
          <table:table-cell office:value-type="float" office:value="193.2881" calcext:value-type="float">
            <text:p>193.28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4" calcext:value-type="float">
            <text:p>1824</text:p>
          </table:table-cell>
          <table:table-cell office:value-type="float" office:value="193.2979" calcext:value-type="float">
            <text:p>193.29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5" calcext:value-type="float">
            <text:p>1825</text:p>
          </table:table-cell>
          <table:table-cell office:value-type="float" office:value="193.2479" calcext:value-type="float">
            <text:p>193.24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6" calcext:value-type="float">
            <text:p>1826</text:p>
          </table:table-cell>
          <table:table-cell office:value-type="float" office:value="193.2923" calcext:value-type="float">
            <text:p>193.29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7" calcext:value-type="float">
            <text:p>1827</text:p>
          </table:table-cell>
          <table:table-cell office:value-type="float" office:value="193.2787" calcext:value-type="float">
            <text:p>193.27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8" calcext:value-type="float">
            <text:p>1828</text:p>
          </table:table-cell>
          <table:table-cell office:value-type="float" office:value="193.2915" calcext:value-type="float">
            <text:p>193.29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29" calcext:value-type="float">
            <text:p>1829</text:p>
          </table:table-cell>
          <table:table-cell office:value-type="float" office:value="193.2693" calcext:value-type="float">
            <text:p>193.26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0" calcext:value-type="float">
            <text:p>1830</text:p>
          </table:table-cell>
          <table:table-cell office:value-type="float" office:value="193.2664" calcext:value-type="float">
            <text:p>193.26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1" calcext:value-type="float">
            <text:p>1831</text:p>
          </table:table-cell>
          <table:table-cell office:value-type="float" office:value="193.2695" calcext:value-type="float">
            <text:p>193.26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2" calcext:value-type="float">
            <text:p>1832</text:p>
          </table:table-cell>
          <table:table-cell office:value-type="float" office:value="193.2727" calcext:value-type="float">
            <text:p>193.27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3" calcext:value-type="float">
            <text:p>1833</text:p>
          </table:table-cell>
          <table:table-cell office:value-type="float" office:value="193.2455" calcext:value-type="float">
            <text:p>193.24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4" calcext:value-type="float">
            <text:p>1834</text:p>
          </table:table-cell>
          <table:table-cell office:value-type="float" office:value="193.2467" calcext:value-type="float">
            <text:p>193.24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5" calcext:value-type="float">
            <text:p>1835</text:p>
          </table:table-cell>
          <table:table-cell office:value-type="float" office:value="193.2487" calcext:value-type="float">
            <text:p>193.24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6" calcext:value-type="float">
            <text:p>1836</text:p>
          </table:table-cell>
          <table:table-cell office:value-type="float" office:value="193.2297" calcext:value-type="float">
            <text:p>193.22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7" calcext:value-type="float">
            <text:p>1837</text:p>
          </table:table-cell>
          <table:table-cell office:value-type="float" office:value="193.2689" calcext:value-type="float">
            <text:p>193.26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8" calcext:value-type="float">
            <text:p>1838</text:p>
          </table:table-cell>
          <table:table-cell office:value-type="float" office:value="193.2406" calcext:value-type="float">
            <text:p>193.24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39" calcext:value-type="float">
            <text:p>1839</text:p>
          </table:table-cell>
          <table:table-cell office:value-type="float" office:value="193.238" calcext:value-type="float">
            <text:p>193.2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0" calcext:value-type="float">
            <text:p>1840</text:p>
          </table:table-cell>
          <table:table-cell office:value-type="float" office:value="193.2289" calcext:value-type="float">
            <text:p>193.22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1" calcext:value-type="float">
            <text:p>1841</text:p>
          </table:table-cell>
          <table:table-cell office:value-type="float" office:value="193.2385" calcext:value-type="float">
            <text:p>193.23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2" calcext:value-type="float">
            <text:p>1842</text:p>
          </table:table-cell>
          <table:table-cell office:value-type="float" office:value="193.2423" calcext:value-type="float">
            <text:p>193.24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3" calcext:value-type="float">
            <text:p>1843</text:p>
          </table:table-cell>
          <table:table-cell office:value-type="float" office:value="193.1954" calcext:value-type="float">
            <text:p>193.19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4" calcext:value-type="float">
            <text:p>1844</text:p>
          </table:table-cell>
          <table:table-cell office:value-type="float" office:value="193.2259" calcext:value-type="float">
            <text:p>193.22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5" calcext:value-type="float">
            <text:p>1845</text:p>
          </table:table-cell>
          <table:table-cell office:value-type="float" office:value="193.2258" calcext:value-type="float">
            <text:p>193.22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6" calcext:value-type="float">
            <text:p>1846</text:p>
          </table:table-cell>
          <table:table-cell office:value-type="float" office:value="193.203" calcext:value-type="float">
            <text:p>193.2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7" calcext:value-type="float">
            <text:p>1847</text:p>
          </table:table-cell>
          <table:table-cell office:value-type="float" office:value="193.2413" calcext:value-type="float">
            <text:p>193.24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8" calcext:value-type="float">
            <text:p>1848</text:p>
          </table:table-cell>
          <table:table-cell office:value-type="float" office:value="193.2079" calcext:value-type="float">
            <text:p>193.2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49" calcext:value-type="float">
            <text:p>1849</text:p>
          </table:table-cell>
          <table:table-cell office:value-type="float" office:value="193.2216" calcext:value-type="float">
            <text:p>193.22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0" calcext:value-type="float">
            <text:p>1850</text:p>
          </table:table-cell>
          <table:table-cell office:value-type="float" office:value="193.2028" calcext:value-type="float">
            <text:p>193.20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1" calcext:value-type="float">
            <text:p>1851</text:p>
          </table:table-cell>
          <table:table-cell office:value-type="float" office:value="193.2099" calcext:value-type="float">
            <text:p>193.20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2" calcext:value-type="float">
            <text:p>1852</text:p>
          </table:table-cell>
          <table:table-cell office:value-type="float" office:value="193.1795" calcext:value-type="float">
            <text:p>193.17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3" calcext:value-type="float">
            <text:p>1853</text:p>
          </table:table-cell>
          <table:table-cell office:value-type="float" office:value="193.175" calcext:value-type="float">
            <text:p>193.1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4" calcext:value-type="float">
            <text:p>1854</text:p>
          </table:table-cell>
          <table:table-cell office:value-type="float" office:value="193.1763" calcext:value-type="float">
            <text:p>193.17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5" calcext:value-type="float">
            <text:p>1855</text:p>
          </table:table-cell>
          <table:table-cell office:value-type="float" office:value="193.1619" calcext:value-type="float">
            <text:p>193.16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6" calcext:value-type="float">
            <text:p>1856</text:p>
          </table:table-cell>
          <table:table-cell office:value-type="float" office:value="193.1883" calcext:value-type="float">
            <text:p>193.18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7" calcext:value-type="float">
            <text:p>1857</text:p>
          </table:table-cell>
          <table:table-cell office:value-type="float" office:value="193.1906" calcext:value-type="float">
            <text:p>193.19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8" calcext:value-type="float">
            <text:p>1858</text:p>
          </table:table-cell>
          <table:table-cell office:value-type="float" office:value="193.1694" calcext:value-type="float">
            <text:p>193.16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9" calcext:value-type="float">
            <text:p>1859</text:p>
          </table:table-cell>
          <table:table-cell office:value-type="float" office:value="193.1488" calcext:value-type="float">
            <text:p>193.14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0" calcext:value-type="float">
            <text:p>1860</text:p>
          </table:table-cell>
          <table:table-cell office:value-type="float" office:value="193.16" calcext:value-type="float">
            <text:p>193.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1" calcext:value-type="float">
            <text:p>1861</text:p>
          </table:table-cell>
          <table:table-cell office:value-type="float" office:value="193.1672" calcext:value-type="float">
            <text:p>193.16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2" calcext:value-type="float">
            <text:p>1862</text:p>
          </table:table-cell>
          <table:table-cell office:value-type="float" office:value="193.1385" calcext:value-type="float">
            <text:p>193.13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3" calcext:value-type="float">
            <text:p>1863</text:p>
          </table:table-cell>
          <table:table-cell office:value-type="float" office:value="193.1672" calcext:value-type="float">
            <text:p>193.16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4" calcext:value-type="float">
            <text:p>1864</text:p>
          </table:table-cell>
          <table:table-cell office:value-type="float" office:value="193.1427" calcext:value-type="float">
            <text:p>193.14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5" calcext:value-type="float">
            <text:p>1865</text:p>
          </table:table-cell>
          <table:table-cell office:value-type="float" office:value="193.147" calcext:value-type="float">
            <text:p>193.1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6" calcext:value-type="float">
            <text:p>1866</text:p>
          </table:table-cell>
          <table:table-cell office:value-type="float" office:value="193.1384" calcext:value-type="float">
            <text:p>193.13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7" calcext:value-type="float">
            <text:p>1867</text:p>
          </table:table-cell>
          <table:table-cell office:value-type="float" office:value="193.1731" calcext:value-type="float">
            <text:p>193.17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8" calcext:value-type="float">
            <text:p>1868</text:p>
          </table:table-cell>
          <table:table-cell office:value-type="float" office:value="193.1331" calcext:value-type="float">
            <text:p>193.13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69" calcext:value-type="float">
            <text:p>1869</text:p>
          </table:table-cell>
          <table:table-cell office:value-type="float" office:value="193.122" calcext:value-type="float">
            <text:p>193.1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0" calcext:value-type="float">
            <text:p>1870</text:p>
          </table:table-cell>
          <table:table-cell office:value-type="float" office:value="193.1524" calcext:value-type="float">
            <text:p>193.15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1" calcext:value-type="float">
            <text:p>1871</text:p>
          </table:table-cell>
          <table:table-cell office:value-type="float" office:value="193.1074" calcext:value-type="float">
            <text:p>193.10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2" calcext:value-type="float">
            <text:p>1872</text:p>
          </table:table-cell>
          <table:table-cell office:value-type="float" office:value="193.1273" calcext:value-type="float">
            <text:p>193.12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3" calcext:value-type="float">
            <text:p>1873</text:p>
          </table:table-cell>
          <table:table-cell office:value-type="float" office:value="193.1446" calcext:value-type="float">
            <text:p>193.14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4" calcext:value-type="float">
            <text:p>1874</text:p>
          </table:table-cell>
          <table:table-cell office:value-type="float" office:value="193.1076" calcext:value-type="float">
            <text:p>193.10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5" calcext:value-type="float">
            <text:p>1875</text:p>
          </table:table-cell>
          <table:table-cell office:value-type="float" office:value="193.1026" calcext:value-type="float">
            <text:p>193.10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6" calcext:value-type="float">
            <text:p>1876</text:p>
          </table:table-cell>
          <table:table-cell office:value-type="float" office:value="193.1196" calcext:value-type="float">
            <text:p>193.11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7" calcext:value-type="float">
            <text:p>1877</text:p>
          </table:table-cell>
          <table:table-cell office:value-type="float" office:value="193.1121" calcext:value-type="float">
            <text:p>193.11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8" calcext:value-type="float">
            <text:p>1878</text:p>
          </table:table-cell>
          <table:table-cell office:value-type="float" office:value="193.113" calcext:value-type="float">
            <text:p>193.1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79" calcext:value-type="float">
            <text:p>1879</text:p>
          </table:table-cell>
          <table:table-cell office:value-type="float" office:value="193.1256" calcext:value-type="float">
            <text:p>193.12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0" calcext:value-type="float">
            <text:p>1880</text:p>
          </table:table-cell>
          <table:table-cell office:value-type="float" office:value="193.1088" calcext:value-type="float">
            <text:p>193.10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1" calcext:value-type="float">
            <text:p>1881</text:p>
          </table:table-cell>
          <table:table-cell office:value-type="float" office:value="193.0974" calcext:value-type="float">
            <text:p>193.09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2" calcext:value-type="float">
            <text:p>1882</text:p>
          </table:table-cell>
          <table:table-cell office:value-type="float" office:value="193.1093" calcext:value-type="float">
            <text:p>193.10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3" calcext:value-type="float">
            <text:p>1883</text:p>
          </table:table-cell>
          <table:table-cell office:value-type="float" office:value="193.1005" calcext:value-type="float">
            <text:p>193.10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4" calcext:value-type="float">
            <text:p>1884</text:p>
          </table:table-cell>
          <table:table-cell office:value-type="float" office:value="193.0994" calcext:value-type="float">
            <text:p>193.09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5" calcext:value-type="float">
            <text:p>1885</text:p>
          </table:table-cell>
          <table:table-cell office:value-type="float" office:value="193.0985" calcext:value-type="float">
            <text:p>193.0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6" calcext:value-type="float">
            <text:p>1886</text:p>
          </table:table-cell>
          <table:table-cell office:value-type="float" office:value="193.1019" calcext:value-type="float">
            <text:p>193.10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7" calcext:value-type="float">
            <text:p>1887</text:p>
          </table:table-cell>
          <table:table-cell office:value-type="float" office:value="193.0673" calcext:value-type="float">
            <text:p>193.06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8" calcext:value-type="float">
            <text:p>1888</text:p>
          </table:table-cell>
          <table:table-cell office:value-type="float" office:value="193.0771" calcext:value-type="float">
            <text:p>193.07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89" calcext:value-type="float">
            <text:p>1889</text:p>
          </table:table-cell>
          <table:table-cell office:value-type="float" office:value="193.0817" calcext:value-type="float">
            <text:p>193.08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0" calcext:value-type="float">
            <text:p>1890</text:p>
          </table:table-cell>
          <table:table-cell office:value-type="float" office:value="193.0732" calcext:value-type="float">
            <text:p>193.07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1" calcext:value-type="float">
            <text:p>1891</text:p>
          </table:table-cell>
          <table:table-cell office:value-type="float" office:value="193.0761" calcext:value-type="float">
            <text:p>193.07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2" calcext:value-type="float">
            <text:p>1892</text:p>
          </table:table-cell>
          <table:table-cell office:value-type="float" office:value="193.0826" calcext:value-type="float">
            <text:p>193.08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3" calcext:value-type="float">
            <text:p>1893</text:p>
          </table:table-cell>
          <table:table-cell office:value-type="float" office:value="193.0739" calcext:value-type="float">
            <text:p>193.07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4" calcext:value-type="float">
            <text:p>1894</text:p>
          </table:table-cell>
          <table:table-cell office:value-type="float" office:value="193.0647" calcext:value-type="float">
            <text:p>193.06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5" calcext:value-type="float">
            <text:p>1895</text:p>
          </table:table-cell>
          <table:table-cell office:value-type="float" office:value="193.0515" calcext:value-type="float">
            <text:p>193.05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6" calcext:value-type="float">
            <text:p>1896</text:p>
          </table:table-cell>
          <table:table-cell office:value-type="float" office:value="193.0535" calcext:value-type="float">
            <text:p>193.05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7" calcext:value-type="float">
            <text:p>1897</text:p>
          </table:table-cell>
          <table:table-cell office:value-type="float" office:value="193.0683" calcext:value-type="float">
            <text:p>193.06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8" calcext:value-type="float">
            <text:p>1898</text:p>
          </table:table-cell>
          <table:table-cell office:value-type="float" office:value="193.0315" calcext:value-type="float">
            <text:p>193.0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99" calcext:value-type="float">
            <text:p>1899</text:p>
          </table:table-cell>
          <table:table-cell office:value-type="float" office:value="193.0491" calcext:value-type="float">
            <text:p>193.04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0" calcext:value-type="float">
            <text:p>1900</text:p>
          </table:table-cell>
          <table:table-cell office:value-type="float" office:value="193.0388" calcext:value-type="float">
            <text:p>193.03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1" calcext:value-type="float">
            <text:p>1901</text:p>
          </table:table-cell>
          <table:table-cell office:value-type="float" office:value="193.0386" calcext:value-type="float">
            <text:p>193.03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2" calcext:value-type="float">
            <text:p>1902</text:p>
          </table:table-cell>
          <table:table-cell office:value-type="float" office:value="193.0389" calcext:value-type="float">
            <text:p>193.03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3" calcext:value-type="float">
            <text:p>1903</text:p>
          </table:table-cell>
          <table:table-cell office:value-type="float" office:value="193.0505" calcext:value-type="float">
            <text:p>193.05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4" calcext:value-type="float">
            <text:p>1904</text:p>
          </table:table-cell>
          <table:table-cell office:value-type="float" office:value="192.994" calcext:value-type="float">
            <text:p>192.9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5" calcext:value-type="float">
            <text:p>1905</text:p>
          </table:table-cell>
          <table:table-cell office:value-type="float" office:value="193.0234" calcext:value-type="float">
            <text:p>193.02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6" calcext:value-type="float">
            <text:p>1906</text:p>
          </table:table-cell>
          <table:table-cell office:value-type="float" office:value="193.0419" calcext:value-type="float">
            <text:p>193.04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7" calcext:value-type="float">
            <text:p>1907</text:p>
          </table:table-cell>
          <table:table-cell office:value-type="float" office:value="193.0337" calcext:value-type="float">
            <text:p>193.03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8" calcext:value-type="float">
            <text:p>1908</text:p>
          </table:table-cell>
          <table:table-cell office:value-type="float" office:value="193.0159" calcext:value-type="float">
            <text:p>193.01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9" calcext:value-type="float">
            <text:p>1909</text:p>
          </table:table-cell>
          <table:table-cell office:value-type="float" office:value="193.0565" calcext:value-type="float">
            <text:p>193.05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0" calcext:value-type="float">
            <text:p>1910</text:p>
          </table:table-cell>
          <table:table-cell office:value-type="float" office:value="192.9984" calcext:value-type="float">
            <text:p>192.99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1" calcext:value-type="float">
            <text:p>1911</text:p>
          </table:table-cell>
          <table:table-cell office:value-type="float" office:value="193.0143" calcext:value-type="float">
            <text:p>193.01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2" calcext:value-type="float">
            <text:p>1912</text:p>
          </table:table-cell>
          <table:table-cell office:value-type="float" office:value="193.0298" calcext:value-type="float">
            <text:p>193.02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3" calcext:value-type="float">
            <text:p>1913</text:p>
          </table:table-cell>
          <table:table-cell office:value-type="float" office:value="193.008" calcext:value-type="float">
            <text:p>193.0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4" calcext:value-type="float">
            <text:p>1914</text:p>
          </table:table-cell>
          <table:table-cell office:value-type="float" office:value="192.9716" calcext:value-type="float">
            <text:p>192.97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5" calcext:value-type="float">
            <text:p>1915</text:p>
          </table:table-cell>
          <table:table-cell office:value-type="float" office:value="192.9733" calcext:value-type="float">
            <text:p>192.97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6" calcext:value-type="float">
            <text:p>1916</text:p>
          </table:table-cell>
          <table:table-cell office:value-type="float" office:value="192.9871" calcext:value-type="float">
            <text:p>192.98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7" calcext:value-type="float">
            <text:p>1917</text:p>
          </table:table-cell>
          <table:table-cell office:value-type="float" office:value="192.9748" calcext:value-type="float">
            <text:p>192.97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8" calcext:value-type="float">
            <text:p>1918</text:p>
          </table:table-cell>
          <table:table-cell office:value-type="float" office:value="193.0113" calcext:value-type="float">
            <text:p>193.01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19" calcext:value-type="float">
            <text:p>1919</text:p>
          </table:table-cell>
          <table:table-cell office:value-type="float" office:value="192.9459" calcext:value-type="float">
            <text:p>192.9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0" calcext:value-type="float">
            <text:p>1920</text:p>
          </table:table-cell>
          <table:table-cell office:value-type="float" office:value="192.9814" calcext:value-type="float">
            <text:p>192.98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1" calcext:value-type="float">
            <text:p>1921</text:p>
          </table:table-cell>
          <table:table-cell office:value-type="float" office:value="192.9399" calcext:value-type="float">
            <text:p>192.93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2" calcext:value-type="float">
            <text:p>1922</text:p>
          </table:table-cell>
          <table:table-cell office:value-type="float" office:value="192.9838" calcext:value-type="float">
            <text:p>192.98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3" calcext:value-type="float">
            <text:p>1923</text:p>
          </table:table-cell>
          <table:table-cell office:value-type="float" office:value="192.9705" calcext:value-type="float">
            <text:p>192.97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4" calcext:value-type="float">
            <text:p>1924</text:p>
          </table:table-cell>
          <table:table-cell office:value-type="float" office:value="192.9707" calcext:value-type="float">
            <text:p>192.97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5" calcext:value-type="float">
            <text:p>1925</text:p>
          </table:table-cell>
          <table:table-cell office:value-type="float" office:value="192.9458" calcext:value-type="float">
            <text:p>192.94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6" calcext:value-type="float">
            <text:p>1926</text:p>
          </table:table-cell>
          <table:table-cell office:value-type="float" office:value="192.944" calcext:value-type="float">
            <text:p>192.9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7" calcext:value-type="float">
            <text:p>1927</text:p>
          </table:table-cell>
          <table:table-cell office:value-type="float" office:value="192.9312" calcext:value-type="float">
            <text:p>192.93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8" calcext:value-type="float">
            <text:p>1928</text:p>
          </table:table-cell>
          <table:table-cell office:value-type="float" office:value="192.9299" calcext:value-type="float">
            <text:p>192.92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29" calcext:value-type="float">
            <text:p>1929</text:p>
          </table:table-cell>
          <table:table-cell office:value-type="float" office:value="192.9658" calcext:value-type="float">
            <text:p>192.96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0" calcext:value-type="float">
            <text:p>1930</text:p>
          </table:table-cell>
          <table:table-cell office:value-type="float" office:value="192.9467" calcext:value-type="float">
            <text:p>192.94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1" calcext:value-type="float">
            <text:p>1931</text:p>
          </table:table-cell>
          <table:table-cell office:value-type="float" office:value="192.911" calcext:value-type="float">
            <text:p>192.9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2" calcext:value-type="float">
            <text:p>1932</text:p>
          </table:table-cell>
          <table:table-cell office:value-type="float" office:value="192.9374" calcext:value-type="float">
            <text:p>192.93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3" calcext:value-type="float">
            <text:p>1933</text:p>
          </table:table-cell>
          <table:table-cell office:value-type="float" office:value="192.9412" calcext:value-type="float">
            <text:p>192.94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4" calcext:value-type="float">
            <text:p>1934</text:p>
          </table:table-cell>
          <table:table-cell office:value-type="float" office:value="192.9532" calcext:value-type="float">
            <text:p>192.95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5" calcext:value-type="float">
            <text:p>1935</text:p>
          </table:table-cell>
          <table:table-cell office:value-type="float" office:value="192.9279" calcext:value-type="float">
            <text:p>192.92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6" calcext:value-type="float">
            <text:p>1936</text:p>
          </table:table-cell>
          <table:table-cell office:value-type="float" office:value="192.9548" calcext:value-type="float">
            <text:p>192.95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7" calcext:value-type="float">
            <text:p>1937</text:p>
          </table:table-cell>
          <table:table-cell office:value-type="float" office:value="192.9492" calcext:value-type="float">
            <text:p>192.94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8" calcext:value-type="float">
            <text:p>1938</text:p>
          </table:table-cell>
          <table:table-cell office:value-type="float" office:value="192.9338" calcext:value-type="float">
            <text:p>192.93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39" calcext:value-type="float">
            <text:p>1939</text:p>
          </table:table-cell>
          <table:table-cell office:value-type="float" office:value="192.8857" calcext:value-type="float">
            <text:p>192.88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0" calcext:value-type="float">
            <text:p>1940</text:p>
          </table:table-cell>
          <table:table-cell office:value-type="float" office:value="192.9114" calcext:value-type="float">
            <text:p>192.91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1" calcext:value-type="float">
            <text:p>1941</text:p>
          </table:table-cell>
          <table:table-cell office:value-type="float" office:value="192.8966" calcext:value-type="float">
            <text:p>192.89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2" calcext:value-type="float">
            <text:p>1942</text:p>
          </table:table-cell>
          <table:table-cell office:value-type="float" office:value="192.9111" calcext:value-type="float">
            <text:p>192.91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3" calcext:value-type="float">
            <text:p>1943</text:p>
          </table:table-cell>
          <table:table-cell office:value-type="float" office:value="192.9182" calcext:value-type="float">
            <text:p>192.91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4" calcext:value-type="float">
            <text:p>1944</text:p>
          </table:table-cell>
          <table:table-cell office:value-type="float" office:value="192.9128" calcext:value-type="float">
            <text:p>192.91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5" calcext:value-type="float">
            <text:p>1945</text:p>
          </table:table-cell>
          <table:table-cell office:value-type="float" office:value="192.9062" calcext:value-type="float">
            <text:p>192.90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6" calcext:value-type="float">
            <text:p>1946</text:p>
          </table:table-cell>
          <table:table-cell office:value-type="float" office:value="192.902" calcext:value-type="float">
            <text:p>192.9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7" calcext:value-type="float">
            <text:p>1947</text:p>
          </table:table-cell>
          <table:table-cell office:value-type="float" office:value="192.8801" calcext:value-type="float">
            <text:p>192.88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8" calcext:value-type="float">
            <text:p>1948</text:p>
          </table:table-cell>
          <table:table-cell office:value-type="float" office:value="192.8705" calcext:value-type="float">
            <text:p>192.87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49" calcext:value-type="float">
            <text:p>1949</text:p>
          </table:table-cell>
          <table:table-cell office:value-type="float" office:value="192.9029" calcext:value-type="float">
            <text:p>192.90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0" calcext:value-type="float">
            <text:p>1950</text:p>
          </table:table-cell>
          <table:table-cell office:value-type="float" office:value="192.8876" calcext:value-type="float">
            <text:p>192.88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1" calcext:value-type="float">
            <text:p>1951</text:p>
          </table:table-cell>
          <table:table-cell office:value-type="float" office:value="192.8755" calcext:value-type="float">
            <text:p>192.87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2" calcext:value-type="float">
            <text:p>1952</text:p>
          </table:table-cell>
          <table:table-cell office:value-type="float" office:value="192.8988" calcext:value-type="float">
            <text:p>192.89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3" calcext:value-type="float">
            <text:p>1953</text:p>
          </table:table-cell>
          <table:table-cell office:value-type="float" office:value="192.8825" calcext:value-type="float">
            <text:p>192.88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4" calcext:value-type="float">
            <text:p>1954</text:p>
          </table:table-cell>
          <table:table-cell office:value-type="float" office:value="192.8773" calcext:value-type="float">
            <text:p>192.87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5" calcext:value-type="float">
            <text:p>1955</text:p>
          </table:table-cell>
          <table:table-cell office:value-type="float" office:value="192.8536" calcext:value-type="float">
            <text:p>192.85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6" calcext:value-type="float">
            <text:p>1956</text:p>
          </table:table-cell>
          <table:table-cell office:value-type="float" office:value="192.8558" calcext:value-type="float">
            <text:p>192.85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7" calcext:value-type="float">
            <text:p>1957</text:p>
          </table:table-cell>
          <table:table-cell office:value-type="float" office:value="192.8535" calcext:value-type="float">
            <text:p>192.85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8" calcext:value-type="float">
            <text:p>1958</text:p>
          </table:table-cell>
          <table:table-cell office:value-type="float" office:value="192.8625" calcext:value-type="float">
            <text:p>192.86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9" calcext:value-type="float">
            <text:p>1959</text:p>
          </table:table-cell>
          <table:table-cell office:value-type="float" office:value="192.861" calcext:value-type="float">
            <text:p>192.8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0" calcext:value-type="float">
            <text:p>1960</text:p>
          </table:table-cell>
          <table:table-cell office:value-type="float" office:value="192.8712" calcext:value-type="float">
            <text:p>192.87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1" calcext:value-type="float">
            <text:p>1961</text:p>
          </table:table-cell>
          <table:table-cell office:value-type="float" office:value="192.8727" calcext:value-type="float">
            <text:p>192.87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2" calcext:value-type="float">
            <text:p>1962</text:p>
          </table:table-cell>
          <table:table-cell office:value-type="float" office:value="192.8659" calcext:value-type="float">
            <text:p>192.86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3" calcext:value-type="float">
            <text:p>1963</text:p>
          </table:table-cell>
          <table:table-cell office:value-type="float" office:value="192.8475" calcext:value-type="float">
            <text:p>192.84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4" calcext:value-type="float">
            <text:p>1964</text:p>
          </table:table-cell>
          <table:table-cell office:value-type="float" office:value="192.8593" calcext:value-type="float">
            <text:p>192.85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5" calcext:value-type="float">
            <text:p>1965</text:p>
          </table:table-cell>
          <table:table-cell office:value-type="float" office:value="192.8104" calcext:value-type="float">
            <text:p>192.81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6" calcext:value-type="float">
            <text:p>1966</text:p>
          </table:table-cell>
          <table:table-cell office:value-type="float" office:value="192.8389" calcext:value-type="float">
            <text:p>192.83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7" calcext:value-type="float">
            <text:p>1967</text:p>
          </table:table-cell>
          <table:table-cell office:value-type="float" office:value="192.8316" calcext:value-type="float">
            <text:p>192.83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8" calcext:value-type="float">
            <text:p>1968</text:p>
          </table:table-cell>
          <table:table-cell office:value-type="float" office:value="192.8352" calcext:value-type="float">
            <text:p>192.83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69" calcext:value-type="float">
            <text:p>1969</text:p>
          </table:table-cell>
          <table:table-cell office:value-type="float" office:value="192.812" calcext:value-type="float">
            <text:p>192.8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0" calcext:value-type="float">
            <text:p>1970</text:p>
          </table:table-cell>
          <table:table-cell office:value-type="float" office:value="192.8259" calcext:value-type="float">
            <text:p>192.82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1" calcext:value-type="float">
            <text:p>1971</text:p>
          </table:table-cell>
          <table:table-cell office:value-type="float" office:value="192.8361" calcext:value-type="float">
            <text:p>192.83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2" calcext:value-type="float">
            <text:p>1972</text:p>
          </table:table-cell>
          <table:table-cell office:value-type="float" office:value="192.8324" calcext:value-type="float">
            <text:p>192.83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3" calcext:value-type="float">
            <text:p>1973</text:p>
          </table:table-cell>
          <table:table-cell office:value-type="float" office:value="192.7984" calcext:value-type="float">
            <text:p>192.79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4" calcext:value-type="float">
            <text:p>1974</text:p>
          </table:table-cell>
          <table:table-cell office:value-type="float" office:value="192.7975" calcext:value-type="float">
            <text:p>192.79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5" calcext:value-type="float">
            <text:p>1975</text:p>
          </table:table-cell>
          <table:table-cell office:value-type="float" office:value="192.826" calcext:value-type="float">
            <text:p>192.8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6" calcext:value-type="float">
            <text:p>1976</text:p>
          </table:table-cell>
          <table:table-cell office:value-type="float" office:value="192.8208" calcext:value-type="float">
            <text:p>192.82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7" calcext:value-type="float">
            <text:p>1977</text:p>
          </table:table-cell>
          <table:table-cell office:value-type="float" office:value="192.7977" calcext:value-type="float">
            <text:p>192.79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8" calcext:value-type="float">
            <text:p>1978</text:p>
          </table:table-cell>
          <table:table-cell office:value-type="float" office:value="192.8135" calcext:value-type="float">
            <text:p>192.81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79" calcext:value-type="float">
            <text:p>1979</text:p>
          </table:table-cell>
          <table:table-cell office:value-type="float" office:value="192.7997" calcext:value-type="float">
            <text:p>192.79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0" calcext:value-type="float">
            <text:p>1980</text:p>
          </table:table-cell>
          <table:table-cell office:value-type="float" office:value="192.801" calcext:value-type="float">
            <text:p>192.8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1" calcext:value-type="float">
            <text:p>1981</text:p>
          </table:table-cell>
          <table:table-cell office:value-type="float" office:value="192.8006" calcext:value-type="float">
            <text:p>192.80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2" calcext:value-type="float">
            <text:p>1982</text:p>
          </table:table-cell>
          <table:table-cell office:value-type="float" office:value="192.8138" calcext:value-type="float">
            <text:p>192.81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3" calcext:value-type="float">
            <text:p>1983</text:p>
          </table:table-cell>
          <table:table-cell office:value-type="float" office:value="192.7914" calcext:value-type="float">
            <text:p>192.79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4" calcext:value-type="float">
            <text:p>1984</text:p>
          </table:table-cell>
          <table:table-cell office:value-type="float" office:value="192.7969" calcext:value-type="float">
            <text:p>192.79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5" calcext:value-type="float">
            <text:p>1985</text:p>
          </table:table-cell>
          <table:table-cell office:value-type="float" office:value="192.7957" calcext:value-type="float">
            <text:p>192.79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6" calcext:value-type="float">
            <text:p>1986</text:p>
          </table:table-cell>
          <table:table-cell office:value-type="float" office:value="192.7422" calcext:value-type="float">
            <text:p>192.74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7" calcext:value-type="float">
            <text:p>1987</text:p>
          </table:table-cell>
          <table:table-cell office:value-type="float" office:value="192.7694" calcext:value-type="float">
            <text:p>192.76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8" calcext:value-type="float">
            <text:p>1988</text:p>
          </table:table-cell>
          <table:table-cell office:value-type="float" office:value="192.7927" calcext:value-type="float">
            <text:p>192.79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89" calcext:value-type="float">
            <text:p>1989</text:p>
          </table:table-cell>
          <table:table-cell office:value-type="float" office:value="192.7742" calcext:value-type="float">
            <text:p>192.77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0" calcext:value-type="float">
            <text:p>1990</text:p>
          </table:table-cell>
          <table:table-cell office:value-type="float" office:value="192.7859" calcext:value-type="float">
            <text:p>192.78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1" calcext:value-type="float">
            <text:p>1991</text:p>
          </table:table-cell>
          <table:table-cell office:value-type="float" office:value="192.7786" calcext:value-type="float">
            <text:p>192.77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2" calcext:value-type="float">
            <text:p>1992</text:p>
          </table:table-cell>
          <table:table-cell office:value-type="float" office:value="192.7745" calcext:value-type="float">
            <text:p>192.77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3" calcext:value-type="float">
            <text:p>1993</text:p>
          </table:table-cell>
          <table:table-cell office:value-type="float" office:value="192.755" calcext:value-type="float">
            <text:p>192.7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4" calcext:value-type="float">
            <text:p>1994</text:p>
          </table:table-cell>
          <table:table-cell office:value-type="float" office:value="192.7854" calcext:value-type="float">
            <text:p>192.78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5" calcext:value-type="float">
            <text:p>1995</text:p>
          </table:table-cell>
          <table:table-cell office:value-type="float" office:value="192.7622" calcext:value-type="float">
            <text:p>192.76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6" calcext:value-type="float">
            <text:p>1996</text:p>
          </table:table-cell>
          <table:table-cell office:value-type="float" office:value="192.7639" calcext:value-type="float">
            <text:p>192.76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7" calcext:value-type="float">
            <text:p>1997</text:p>
          </table:table-cell>
          <table:table-cell office:value-type="float" office:value="192.7608" calcext:value-type="float">
            <text:p>192.76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8" calcext:value-type="float">
            <text:p>1998</text:p>
          </table:table-cell>
          <table:table-cell office:value-type="float" office:value="192.744" calcext:value-type="float">
            <text:p>192.7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99" calcext:value-type="float">
            <text:p>1999</text:p>
          </table:table-cell>
          <table:table-cell office:value-type="float" office:value="192.7469" calcext:value-type="float">
            <text:p>192.74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0" calcext:value-type="float">
            <text:p>2000</text:p>
          </table:table-cell>
          <table:table-cell office:value-type="float" office:value="192.76" calcext:value-type="float">
            <text:p>192.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1" calcext:value-type="float">
            <text:p>2001</text:p>
          </table:table-cell>
          <table:table-cell office:value-type="float" office:value="192.7392" calcext:value-type="float">
            <text:p>192.73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2" calcext:value-type="float">
            <text:p>2002</text:p>
          </table:table-cell>
          <table:table-cell office:value-type="float" office:value="192.7416" calcext:value-type="float">
            <text:p>192.74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3" calcext:value-type="float">
            <text:p>2003</text:p>
          </table:table-cell>
          <table:table-cell office:value-type="float" office:value="192.7294" calcext:value-type="float">
            <text:p>192.72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4" calcext:value-type="float">
            <text:p>2004</text:p>
          </table:table-cell>
          <table:table-cell office:value-type="float" office:value="192.7148" calcext:value-type="float">
            <text:p>192.71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5" calcext:value-type="float">
            <text:p>2005</text:p>
          </table:table-cell>
          <table:table-cell office:value-type="float" office:value="192.7192" calcext:value-type="float">
            <text:p>192.71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6" calcext:value-type="float">
            <text:p>2006</text:p>
          </table:table-cell>
          <table:table-cell office:value-type="float" office:value="192.7228" calcext:value-type="float">
            <text:p>192.72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7" calcext:value-type="float">
            <text:p>2007</text:p>
          </table:table-cell>
          <table:table-cell office:value-type="float" office:value="192.7178" calcext:value-type="float">
            <text:p>192.71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8" calcext:value-type="float">
            <text:p>2008</text:p>
          </table:table-cell>
          <table:table-cell office:value-type="float" office:value="192.728" calcext:value-type="float">
            <text:p>192.7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9" calcext:value-type="float">
            <text:p>2009</text:p>
          </table:table-cell>
          <table:table-cell office:value-type="float" office:value="192.7202" calcext:value-type="float">
            <text:p>192.72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0" calcext:value-type="float">
            <text:p>2010</text:p>
          </table:table-cell>
          <table:table-cell office:value-type="float" office:value="192.6962" calcext:value-type="float">
            <text:p>192.69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1" calcext:value-type="float">
            <text:p>2011</text:p>
          </table:table-cell>
          <table:table-cell office:value-type="float" office:value="192.6915" calcext:value-type="float">
            <text:p>192.69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2" calcext:value-type="float">
            <text:p>2012</text:p>
          </table:table-cell>
          <table:table-cell office:value-type="float" office:value="192.6851" calcext:value-type="float">
            <text:p>192.68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3" calcext:value-type="float">
            <text:p>2013</text:p>
          </table:table-cell>
          <table:table-cell office:value-type="float" office:value="192.6916" calcext:value-type="float">
            <text:p>192.69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4" calcext:value-type="float">
            <text:p>2014</text:p>
          </table:table-cell>
          <table:table-cell office:value-type="float" office:value="192.7225" calcext:value-type="float">
            <text:p>192.72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5" calcext:value-type="float">
            <text:p>2015</text:p>
          </table:table-cell>
          <table:table-cell office:value-type="float" office:value="192.694" calcext:value-type="float">
            <text:p>192.6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6" calcext:value-type="float">
            <text:p>2016</text:p>
          </table:table-cell>
          <table:table-cell office:value-type="float" office:value="192.6848" calcext:value-type="float">
            <text:p>192.68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7" calcext:value-type="float">
            <text:p>2017</text:p>
          </table:table-cell>
          <table:table-cell office:value-type="float" office:value="192.7001" calcext:value-type="float">
            <text:p>192.7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8" calcext:value-type="float">
            <text:p>2018</text:p>
          </table:table-cell>
          <table:table-cell office:value-type="float" office:value="192.7053" calcext:value-type="float">
            <text:p>192.70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19" calcext:value-type="float">
            <text:p>2019</text:p>
          </table:table-cell>
          <table:table-cell office:value-type="float" office:value="192.6998" calcext:value-type="float">
            <text:p>192.69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0" calcext:value-type="float">
            <text:p>2020</text:p>
          </table:table-cell>
          <table:table-cell office:value-type="float" office:value="192.6682" calcext:value-type="float">
            <text:p>192.66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1" calcext:value-type="float">
            <text:p>2021</text:p>
          </table:table-cell>
          <table:table-cell office:value-type="float" office:value="192.6784" calcext:value-type="float">
            <text:p>192.67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2" calcext:value-type="float">
            <text:p>2022</text:p>
          </table:table-cell>
          <table:table-cell office:value-type="float" office:value="192.6695" calcext:value-type="float">
            <text:p>192.66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3" calcext:value-type="float">
            <text:p>2023</text:p>
          </table:table-cell>
          <table:table-cell office:value-type="float" office:value="192.6643" calcext:value-type="float">
            <text:p>192.66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4" calcext:value-type="float">
            <text:p>2024</text:p>
          </table:table-cell>
          <table:table-cell office:value-type="float" office:value="192.6744" calcext:value-type="float">
            <text:p>192.67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5" calcext:value-type="float">
            <text:p>2025</text:p>
          </table:table-cell>
          <table:table-cell office:value-type="float" office:value="192.6818" calcext:value-type="float">
            <text:p>192.68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6" calcext:value-type="float">
            <text:p>2026</text:p>
          </table:table-cell>
          <table:table-cell office:value-type="float" office:value="192.6144" calcext:value-type="float">
            <text:p>192.61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7" calcext:value-type="float">
            <text:p>2027</text:p>
          </table:table-cell>
          <table:table-cell office:value-type="float" office:value="192.6589" calcext:value-type="float">
            <text:p>192.65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8" calcext:value-type="float">
            <text:p>2028</text:p>
          </table:table-cell>
          <table:table-cell office:value-type="float" office:value="192.663" calcext:value-type="float">
            <text:p>192.6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29" calcext:value-type="float">
            <text:p>2029</text:p>
          </table:table-cell>
          <table:table-cell office:value-type="float" office:value="192.6815" calcext:value-type="float">
            <text:p>192.68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0" calcext:value-type="float">
            <text:p>2030</text:p>
          </table:table-cell>
          <table:table-cell office:value-type="float" office:value="192.6736" calcext:value-type="float">
            <text:p>192.67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1" calcext:value-type="float">
            <text:p>2031</text:p>
          </table:table-cell>
          <table:table-cell office:value-type="float" office:value="192.6394" calcext:value-type="float">
            <text:p>192.63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2" calcext:value-type="float">
            <text:p>2032</text:p>
          </table:table-cell>
          <table:table-cell office:value-type="float" office:value="192.6473" calcext:value-type="float">
            <text:p>192.64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3" calcext:value-type="float">
            <text:p>2033</text:p>
          </table:table-cell>
          <table:table-cell office:value-type="float" office:value="192.6746" calcext:value-type="float">
            <text:p>192.67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4" calcext:value-type="float">
            <text:p>2034</text:p>
          </table:table-cell>
          <table:table-cell office:value-type="float" office:value="192.6539" calcext:value-type="float">
            <text:p>192.65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5" calcext:value-type="float">
            <text:p>2035</text:p>
          </table:table-cell>
          <table:table-cell office:value-type="float" office:value="192.6297" calcext:value-type="float">
            <text:p>192.62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6" calcext:value-type="float">
            <text:p>2036</text:p>
          </table:table-cell>
          <table:table-cell office:value-type="float" office:value="192.6501" calcext:value-type="float">
            <text:p>192.65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7" calcext:value-type="float">
            <text:p>2037</text:p>
          </table:table-cell>
          <table:table-cell office:value-type="float" office:value="192.6579" calcext:value-type="float">
            <text:p>192.65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8" calcext:value-type="float">
            <text:p>2038</text:p>
          </table:table-cell>
          <table:table-cell office:value-type="float" office:value="192.6336" calcext:value-type="float">
            <text:p>192.63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39" calcext:value-type="float">
            <text:p>2039</text:p>
          </table:table-cell>
          <table:table-cell office:value-type="float" office:value="192.6225" calcext:value-type="float">
            <text:p>192.62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0" calcext:value-type="float">
            <text:p>2040</text:p>
          </table:table-cell>
          <table:table-cell office:value-type="float" office:value="192.6224" calcext:value-type="float">
            <text:p>192.62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1" calcext:value-type="float">
            <text:p>2041</text:p>
          </table:table-cell>
          <table:table-cell office:value-type="float" office:value="192.6332" calcext:value-type="float">
            <text:p>192.63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2" calcext:value-type="float">
            <text:p>2042</text:p>
          </table:table-cell>
          <table:table-cell office:value-type="float" office:value="192.6098" calcext:value-type="float">
            <text:p>192.60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3" calcext:value-type="float">
            <text:p>2043</text:p>
          </table:table-cell>
          <table:table-cell office:value-type="float" office:value="192.5871" calcext:value-type="float">
            <text:p>192.58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4" calcext:value-type="float">
            <text:p>2044</text:p>
          </table:table-cell>
          <table:table-cell office:value-type="float" office:value="192.6098" calcext:value-type="float">
            <text:p>192.60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5" calcext:value-type="float">
            <text:p>2045</text:p>
          </table:table-cell>
          <table:table-cell office:value-type="float" office:value="192.6355" calcext:value-type="float">
            <text:p>192.63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6" calcext:value-type="float">
            <text:p>2046</text:p>
          </table:table-cell>
          <table:table-cell office:value-type="float" office:value="192.5782" calcext:value-type="float">
            <text:p>192.5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7" calcext:value-type="float">
            <text:p>2047</text:p>
          </table:table-cell>
          <table:table-cell office:value-type="float" office:value="192.623" calcext:value-type="float">
            <text:p>192.6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8" calcext:value-type="float">
            <text:p>2048</text:p>
          </table:table-cell>
          <table:table-cell office:value-type="float" office:value="192.621" calcext:value-type="float">
            <text:p>192.6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49" calcext:value-type="float">
            <text:p>2049</text:p>
          </table:table-cell>
          <table:table-cell office:value-type="float" office:value="192.5949" calcext:value-type="float">
            <text:p>192.59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0" calcext:value-type="float">
            <text:p>2050</text:p>
          </table:table-cell>
          <table:table-cell office:value-type="float" office:value="192.5967" calcext:value-type="float">
            <text:p>192.5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1" calcext:value-type="float">
            <text:p>2051</text:p>
          </table:table-cell>
          <table:table-cell office:value-type="float" office:value="192.5962" calcext:value-type="float">
            <text:p>192.59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2" calcext:value-type="float">
            <text:p>2052</text:p>
          </table:table-cell>
          <table:table-cell office:value-type="float" office:value="192.5901" calcext:value-type="float">
            <text:p>192.59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3" calcext:value-type="float">
            <text:p>2053</text:p>
          </table:table-cell>
          <table:table-cell office:value-type="float" office:value="192.5996" calcext:value-type="float">
            <text:p>192.59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4" calcext:value-type="float">
            <text:p>2054</text:p>
          </table:table-cell>
          <table:table-cell office:value-type="float" office:value="192.6021" calcext:value-type="float">
            <text:p>192.60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5" calcext:value-type="float">
            <text:p>2055</text:p>
          </table:table-cell>
          <table:table-cell office:value-type="float" office:value="192.5803" calcext:value-type="float">
            <text:p>192.58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6" calcext:value-type="float">
            <text:p>2056</text:p>
          </table:table-cell>
          <table:table-cell office:value-type="float" office:value="192.5797" calcext:value-type="float">
            <text:p>192.57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7" calcext:value-type="float">
            <text:p>2057</text:p>
          </table:table-cell>
          <table:table-cell office:value-type="float" office:value="192.5946" calcext:value-type="float">
            <text:p>192.5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8" calcext:value-type="float">
            <text:p>2058</text:p>
          </table:table-cell>
          <table:table-cell office:value-type="float" office:value="192.5655" calcext:value-type="float">
            <text:p>192.56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9" calcext:value-type="float">
            <text:p>2059</text:p>
          </table:table-cell>
          <table:table-cell office:value-type="float" office:value="192.5608" calcext:value-type="float">
            <text:p>192.56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0" calcext:value-type="float">
            <text:p>2060</text:p>
          </table:table-cell>
          <table:table-cell office:value-type="float" office:value="192.5786" calcext:value-type="float">
            <text:p>192.57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1" calcext:value-type="float">
            <text:p>2061</text:p>
          </table:table-cell>
          <table:table-cell office:value-type="float" office:value="192.5512" calcext:value-type="float">
            <text:p>192.55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2" calcext:value-type="float">
            <text:p>2062</text:p>
          </table:table-cell>
          <table:table-cell office:value-type="float" office:value="192.5507" calcext:value-type="float">
            <text:p>192.55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3" calcext:value-type="float">
            <text:p>2063</text:p>
          </table:table-cell>
          <table:table-cell office:value-type="float" office:value="192.5494" calcext:value-type="float">
            <text:p>192.54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4" calcext:value-type="float">
            <text:p>2064</text:p>
          </table:table-cell>
          <table:table-cell office:value-type="float" office:value="192.5513" calcext:value-type="float">
            <text:p>192.55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5" calcext:value-type="float">
            <text:p>2065</text:p>
          </table:table-cell>
          <table:table-cell office:value-type="float" office:value="192.5841" calcext:value-type="float">
            <text:p>192.58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6" calcext:value-type="float">
            <text:p>2066</text:p>
          </table:table-cell>
          <table:table-cell office:value-type="float" office:value="192.5594" calcext:value-type="float">
            <text:p>192.55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7" calcext:value-type="float">
            <text:p>2067</text:p>
          </table:table-cell>
          <table:table-cell office:value-type="float" office:value="192.5612" calcext:value-type="float">
            <text:p>192.56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8" calcext:value-type="float">
            <text:p>2068</text:p>
          </table:table-cell>
          <table:table-cell office:value-type="float" office:value="192.5617" calcext:value-type="float">
            <text:p>192.56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69" calcext:value-type="float">
            <text:p>2069</text:p>
          </table:table-cell>
          <table:table-cell office:value-type="float" office:value="192.5285" calcext:value-type="float">
            <text:p>192.52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0" calcext:value-type="float">
            <text:p>2070</text:p>
          </table:table-cell>
          <table:table-cell office:value-type="float" office:value="192.5478" calcext:value-type="float">
            <text:p>192.54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1" calcext:value-type="float">
            <text:p>2071</text:p>
          </table:table-cell>
          <table:table-cell office:value-type="float" office:value="192.5085" calcext:value-type="float">
            <text:p>192.50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2" calcext:value-type="float">
            <text:p>2072</text:p>
          </table:table-cell>
          <table:table-cell office:value-type="float" office:value="192.5378" calcext:value-type="float">
            <text:p>192.53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3" calcext:value-type="float">
            <text:p>2073</text:p>
          </table:table-cell>
          <table:table-cell office:value-type="float" office:value="192.5298" calcext:value-type="float">
            <text:p>192.52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4" calcext:value-type="float">
            <text:p>2074</text:p>
          </table:table-cell>
          <table:table-cell office:value-type="float" office:value="192.5443" calcext:value-type="float">
            <text:p>192.54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5" calcext:value-type="float">
            <text:p>2075</text:p>
          </table:table-cell>
          <table:table-cell office:value-type="float" office:value="192.515" calcext:value-type="float">
            <text:p>192.5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6" calcext:value-type="float">
            <text:p>2076</text:p>
          </table:table-cell>
          <table:table-cell office:value-type="float" office:value="192.5092" calcext:value-type="float">
            <text:p>192.50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7" calcext:value-type="float">
            <text:p>2077</text:p>
          </table:table-cell>
          <table:table-cell office:value-type="float" office:value="192.5002" calcext:value-type="float">
            <text:p>192.5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8" calcext:value-type="float">
            <text:p>2078</text:p>
          </table:table-cell>
          <table:table-cell office:value-type="float" office:value="192.5473" calcext:value-type="float">
            <text:p>192.54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79" calcext:value-type="float">
            <text:p>2079</text:p>
          </table:table-cell>
          <table:table-cell office:value-type="float" office:value="192.5427" calcext:value-type="float">
            <text:p>192.54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0" calcext:value-type="float">
            <text:p>2080</text:p>
          </table:table-cell>
          <table:table-cell office:value-type="float" office:value="192.5115" calcext:value-type="float">
            <text:p>192.51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1" calcext:value-type="float">
            <text:p>2081</text:p>
          </table:table-cell>
          <table:table-cell office:value-type="float" office:value="192.568" calcext:value-type="float">
            <text:p>192.5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2" calcext:value-type="float">
            <text:p>2082</text:p>
          </table:table-cell>
          <table:table-cell office:value-type="float" office:value="192.5266" calcext:value-type="float">
            <text:p>192.52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3" calcext:value-type="float">
            <text:p>2083</text:p>
          </table:table-cell>
          <table:table-cell office:value-type="float" office:value="192.4945" calcext:value-type="float">
            <text:p>192.49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4" calcext:value-type="float">
            <text:p>2084</text:p>
          </table:table-cell>
          <table:table-cell office:value-type="float" office:value="192.5118" calcext:value-type="float">
            <text:p>192.51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5" calcext:value-type="float">
            <text:p>2085</text:p>
          </table:table-cell>
          <table:table-cell office:value-type="float" office:value="192.5002" calcext:value-type="float">
            <text:p>192.50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6" calcext:value-type="float">
            <text:p>2086</text:p>
          </table:table-cell>
          <table:table-cell office:value-type="float" office:value="192.5072" calcext:value-type="float">
            <text:p>192.50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7" calcext:value-type="float">
            <text:p>2087</text:p>
          </table:table-cell>
          <table:table-cell office:value-type="float" office:value="192.5027" calcext:value-type="float">
            <text:p>192.50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8" calcext:value-type="float">
            <text:p>2088</text:p>
          </table:table-cell>
          <table:table-cell office:value-type="float" office:value="192.5164" calcext:value-type="float">
            <text:p>192.51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89" calcext:value-type="float">
            <text:p>2089</text:p>
          </table:table-cell>
          <table:table-cell office:value-type="float" office:value="192.5368" calcext:value-type="float">
            <text:p>192.53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0" calcext:value-type="float">
            <text:p>2090</text:p>
          </table:table-cell>
          <table:table-cell office:value-type="float" office:value="192.4881" calcext:value-type="float">
            <text:p>192.48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1" calcext:value-type="float">
            <text:p>2091</text:p>
          </table:table-cell>
          <table:table-cell office:value-type="float" office:value="192.5081" calcext:value-type="float">
            <text:p>192.50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2" calcext:value-type="float">
            <text:p>2092</text:p>
          </table:table-cell>
          <table:table-cell office:value-type="float" office:value="192.4892" calcext:value-type="float">
            <text:p>192.48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3" calcext:value-type="float">
            <text:p>2093</text:p>
          </table:table-cell>
          <table:table-cell office:value-type="float" office:value="192.4496" calcext:value-type="float">
            <text:p>192.44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4" calcext:value-type="float">
            <text:p>2094</text:p>
          </table:table-cell>
          <table:table-cell office:value-type="float" office:value="192.4737" calcext:value-type="float">
            <text:p>192.47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5" calcext:value-type="float">
            <text:p>2095</text:p>
          </table:table-cell>
          <table:table-cell office:value-type="float" office:value="192.4702" calcext:value-type="float">
            <text:p>192.47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6" calcext:value-type="float">
            <text:p>2096</text:p>
          </table:table-cell>
          <table:table-cell office:value-type="float" office:value="192.4579" calcext:value-type="float">
            <text:p>192.45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7" calcext:value-type="float">
            <text:p>2097</text:p>
          </table:table-cell>
          <table:table-cell office:value-type="float" office:value="192.4788" calcext:value-type="float">
            <text:p>192.47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8" calcext:value-type="float">
            <text:p>2098</text:p>
          </table:table-cell>
          <table:table-cell office:value-type="float" office:value="192.4463" calcext:value-type="float">
            <text:p>192.44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99" calcext:value-type="float">
            <text:p>2099</text:p>
          </table:table-cell>
          <table:table-cell office:value-type="float" office:value="192.4613" calcext:value-type="float">
            <text:p>192.46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0" calcext:value-type="float">
            <text:p>2100</text:p>
          </table:table-cell>
          <table:table-cell office:value-type="float" office:value="192.4384" calcext:value-type="float">
            <text:p>192.43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1" calcext:value-type="float">
            <text:p>2101</text:p>
          </table:table-cell>
          <table:table-cell office:value-type="float" office:value="192.4605" calcext:value-type="float">
            <text:p>192.46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2" calcext:value-type="float">
            <text:p>2102</text:p>
          </table:table-cell>
          <table:table-cell office:value-type="float" office:value="192.4679" calcext:value-type="float">
            <text:p>192.46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3" calcext:value-type="float">
            <text:p>2103</text:p>
          </table:table-cell>
          <table:table-cell office:value-type="float" office:value="192.4446" calcext:value-type="float">
            <text:p>192.44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4" calcext:value-type="float">
            <text:p>2104</text:p>
          </table:table-cell>
          <table:table-cell office:value-type="float" office:value="192.4476" calcext:value-type="float">
            <text:p>192.44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5" calcext:value-type="float">
            <text:p>2105</text:p>
          </table:table-cell>
          <table:table-cell office:value-type="float" office:value="192.4427" calcext:value-type="float">
            <text:p>192.44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6" calcext:value-type="float">
            <text:p>2106</text:p>
          </table:table-cell>
          <table:table-cell office:value-type="float" office:value="192.4758" calcext:value-type="float">
            <text:p>192.47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7" calcext:value-type="float">
            <text:p>2107</text:p>
          </table:table-cell>
          <table:table-cell office:value-type="float" office:value="192.4727" calcext:value-type="float">
            <text:p>192.47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8" calcext:value-type="float">
            <text:p>2108</text:p>
          </table:table-cell>
          <table:table-cell office:value-type="float" office:value="192.4391" calcext:value-type="float">
            <text:p>192.43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9" calcext:value-type="float">
            <text:p>2109</text:p>
          </table:table-cell>
          <table:table-cell office:value-type="float" office:value="192.4173" calcext:value-type="float">
            <text:p>192.41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0" calcext:value-type="float">
            <text:p>2110</text:p>
          </table:table-cell>
          <table:table-cell office:value-type="float" office:value="192.4549" calcext:value-type="float">
            <text:p>192.45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1" calcext:value-type="float">
            <text:p>2111</text:p>
          </table:table-cell>
          <table:table-cell office:value-type="float" office:value="192.4665" calcext:value-type="float">
            <text:p>192.46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2" calcext:value-type="float">
            <text:p>2112</text:p>
          </table:table-cell>
          <table:table-cell office:value-type="float" office:value="192.4437" calcext:value-type="float">
            <text:p>192.44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3" calcext:value-type="float">
            <text:p>2113</text:p>
          </table:table-cell>
          <table:table-cell office:value-type="float" office:value="192.4266" calcext:value-type="float">
            <text:p>192.42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4" calcext:value-type="float">
            <text:p>2114</text:p>
          </table:table-cell>
          <table:table-cell office:value-type="float" office:value="192.4258" calcext:value-type="float">
            <text:p>192.42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5" calcext:value-type="float">
            <text:p>2115</text:p>
          </table:table-cell>
          <table:table-cell office:value-type="float" office:value="192.4115" calcext:value-type="float">
            <text:p>192.41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6" calcext:value-type="float">
            <text:p>2116</text:p>
          </table:table-cell>
          <table:table-cell office:value-type="float" office:value="192.4228" calcext:value-type="float">
            <text:p>192.42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7" calcext:value-type="float">
            <text:p>2117</text:p>
          </table:table-cell>
          <table:table-cell office:value-type="float" office:value="192.4328" calcext:value-type="float">
            <text:p>192.43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8" calcext:value-type="float">
            <text:p>2118</text:p>
          </table:table-cell>
          <table:table-cell office:value-type="float" office:value="192.426" calcext:value-type="float">
            <text:p>192.4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19" calcext:value-type="float">
            <text:p>2119</text:p>
          </table:table-cell>
          <table:table-cell office:value-type="float" office:value="192.4147" calcext:value-type="float">
            <text:p>192.41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0" calcext:value-type="float">
            <text:p>2120</text:p>
          </table:table-cell>
          <table:table-cell office:value-type="float" office:value="192.4142" calcext:value-type="float">
            <text:p>192.41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1" calcext:value-type="float">
            <text:p>2121</text:p>
          </table:table-cell>
          <table:table-cell office:value-type="float" office:value="192.394" calcext:value-type="float">
            <text:p>192.3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2" calcext:value-type="float">
            <text:p>2122</text:p>
          </table:table-cell>
          <table:table-cell office:value-type="float" office:value="192.4126" calcext:value-type="float">
            <text:p>192.4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3" calcext:value-type="float">
            <text:p>2123</text:p>
          </table:table-cell>
          <table:table-cell office:value-type="float" office:value="192.3924" calcext:value-type="float">
            <text:p>192.39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4" calcext:value-type="float">
            <text:p>2124</text:p>
          </table:table-cell>
          <table:table-cell office:value-type="float" office:value="192.42" calcext:value-type="float">
            <text:p>192.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5" calcext:value-type="float">
            <text:p>2125</text:p>
          </table:table-cell>
          <table:table-cell office:value-type="float" office:value="192.4144" calcext:value-type="float">
            <text:p>192.41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6" calcext:value-type="float">
            <text:p>2126</text:p>
          </table:table-cell>
          <table:table-cell office:value-type="float" office:value="192.4139" calcext:value-type="float">
            <text:p>192.41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7" calcext:value-type="float">
            <text:p>2127</text:p>
          </table:table-cell>
          <table:table-cell office:value-type="float" office:value="192.395" calcext:value-type="float">
            <text:p>192.3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8" calcext:value-type="float">
            <text:p>2128</text:p>
          </table:table-cell>
          <table:table-cell office:value-type="float" office:value="192.4207" calcext:value-type="float">
            <text:p>192.42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29" calcext:value-type="float">
            <text:p>2129</text:p>
          </table:table-cell>
          <table:table-cell office:value-type="float" office:value="192.3816" calcext:value-type="float">
            <text:p>192.38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0" calcext:value-type="float">
            <text:p>2130</text:p>
          </table:table-cell>
          <table:table-cell office:value-type="float" office:value="192.3849" calcext:value-type="float">
            <text:p>192.38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1" calcext:value-type="float">
            <text:p>2131</text:p>
          </table:table-cell>
          <table:table-cell office:value-type="float" office:value="192.3938" calcext:value-type="float">
            <text:p>192.39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2" calcext:value-type="float">
            <text:p>2132</text:p>
          </table:table-cell>
          <table:table-cell office:value-type="float" office:value="192.4046" calcext:value-type="float">
            <text:p>192.40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3" calcext:value-type="float">
            <text:p>2133</text:p>
          </table:table-cell>
          <table:table-cell office:value-type="float" office:value="192.364" calcext:value-type="float">
            <text:p>192.3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4" calcext:value-type="float">
            <text:p>2134</text:p>
          </table:table-cell>
          <table:table-cell office:value-type="float" office:value="192.3681" calcext:value-type="float">
            <text:p>192.36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5" calcext:value-type="float">
            <text:p>2135</text:p>
          </table:table-cell>
          <table:table-cell office:value-type="float" office:value="192.3631" calcext:value-type="float">
            <text:p>192.36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6" calcext:value-type="float">
            <text:p>2136</text:p>
          </table:table-cell>
          <table:table-cell office:value-type="float" office:value="192.3861" calcext:value-type="float">
            <text:p>192.38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7" calcext:value-type="float">
            <text:p>2137</text:p>
          </table:table-cell>
          <table:table-cell office:value-type="float" office:value="192.3691" calcext:value-type="float">
            <text:p>192.36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8" calcext:value-type="float">
            <text:p>2138</text:p>
          </table:table-cell>
          <table:table-cell office:value-type="float" office:value="192.344" calcext:value-type="float">
            <text:p>192.3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39" calcext:value-type="float">
            <text:p>2139</text:p>
          </table:table-cell>
          <table:table-cell office:value-type="float" office:value="192.3438" calcext:value-type="float">
            <text:p>192.34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0" calcext:value-type="float">
            <text:p>2140</text:p>
          </table:table-cell>
          <table:table-cell office:value-type="float" office:value="192.3785" calcext:value-type="float">
            <text:p>192.37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1" calcext:value-type="float">
            <text:p>2141</text:p>
          </table:table-cell>
          <table:table-cell office:value-type="float" office:value="192.3689" calcext:value-type="float">
            <text:p>192.36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2" calcext:value-type="float">
            <text:p>2142</text:p>
          </table:table-cell>
          <table:table-cell office:value-type="float" office:value="192.3809" calcext:value-type="float">
            <text:p>192.38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3" calcext:value-type="float">
            <text:p>2143</text:p>
          </table:table-cell>
          <table:table-cell office:value-type="float" office:value="192.3399" calcext:value-type="float">
            <text:p>192.33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4" calcext:value-type="float">
            <text:p>2144</text:p>
          </table:table-cell>
          <table:table-cell office:value-type="float" office:value="192.3466" calcext:value-type="float">
            <text:p>192.34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5" calcext:value-type="float">
            <text:p>2145</text:p>
          </table:table-cell>
          <table:table-cell office:value-type="float" office:value="192.3502" calcext:value-type="float">
            <text:p>192.35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6" calcext:value-type="float">
            <text:p>2146</text:p>
          </table:table-cell>
          <table:table-cell office:value-type="float" office:value="192.3486" calcext:value-type="float">
            <text:p>192.34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7" calcext:value-type="float">
            <text:p>2147</text:p>
          </table:table-cell>
          <table:table-cell office:value-type="float" office:value="192.3666" calcext:value-type="float">
            <text:p>192.36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8" calcext:value-type="float">
            <text:p>2148</text:p>
          </table:table-cell>
          <table:table-cell office:value-type="float" office:value="192.3498" calcext:value-type="float">
            <text:p>192.34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49" calcext:value-type="float">
            <text:p>2149</text:p>
          </table:table-cell>
          <table:table-cell office:value-type="float" office:value="192.3369" calcext:value-type="float">
            <text:p>192.33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0" calcext:value-type="float">
            <text:p>2150</text:p>
          </table:table-cell>
          <table:table-cell office:value-type="float" office:value="192.3411" calcext:value-type="float">
            <text:p>192.34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1" calcext:value-type="float">
            <text:p>2151</text:p>
          </table:table-cell>
          <table:table-cell office:value-type="float" office:value="192.3226" calcext:value-type="float">
            <text:p>192.32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2" calcext:value-type="float">
            <text:p>2152</text:p>
          </table:table-cell>
          <table:table-cell office:value-type="float" office:value="192.357" calcext:value-type="float">
            <text:p>192.3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3" calcext:value-type="float">
            <text:p>2153</text:p>
          </table:table-cell>
          <table:table-cell office:value-type="float" office:value="192.3523" calcext:value-type="float">
            <text:p>192.35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4" calcext:value-type="float">
            <text:p>2154</text:p>
          </table:table-cell>
          <table:table-cell office:value-type="float" office:value="192.3265" calcext:value-type="float">
            <text:p>192.32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5" calcext:value-type="float">
            <text:p>2155</text:p>
          </table:table-cell>
          <table:table-cell office:value-type="float" office:value="192.2919" calcext:value-type="float">
            <text:p>192.29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6" calcext:value-type="float">
            <text:p>2156</text:p>
          </table:table-cell>
          <table:table-cell office:value-type="float" office:value="192.302" calcext:value-type="float">
            <text:p>192.3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7" calcext:value-type="float">
            <text:p>2157</text:p>
          </table:table-cell>
          <table:table-cell office:value-type="float" office:value="192.3301" calcext:value-type="float">
            <text:p>192.33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8" calcext:value-type="float">
            <text:p>2158</text:p>
          </table:table-cell>
          <table:table-cell office:value-type="float" office:value="192.2957" calcext:value-type="float">
            <text:p>192.29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9" calcext:value-type="float">
            <text:p>2159</text:p>
          </table:table-cell>
          <table:table-cell office:value-type="float" office:value="192.3259" calcext:value-type="float">
            <text:p>192.32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0" calcext:value-type="float">
            <text:p>2160</text:p>
          </table:table-cell>
          <table:table-cell office:value-type="float" office:value="192.3414" calcext:value-type="float">
            <text:p>192.34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1" calcext:value-type="float">
            <text:p>2161</text:p>
          </table:table-cell>
          <table:table-cell office:value-type="float" office:value="192.2907" calcext:value-type="float">
            <text:p>192.29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2" calcext:value-type="float">
            <text:p>2162</text:p>
          </table:table-cell>
          <table:table-cell office:value-type="float" office:value="192.3389" calcext:value-type="float">
            <text:p>192.33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3" calcext:value-type="float">
            <text:p>2163</text:p>
          </table:table-cell>
          <table:table-cell office:value-type="float" office:value="192.3331" calcext:value-type="float">
            <text:p>192.33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4" calcext:value-type="float">
            <text:p>2164</text:p>
          </table:table-cell>
          <table:table-cell office:value-type="float" office:value="192.2896" calcext:value-type="float">
            <text:p>192.28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5" calcext:value-type="float">
            <text:p>2165</text:p>
          </table:table-cell>
          <table:table-cell office:value-type="float" office:value="192.2965" calcext:value-type="float">
            <text:p>192.29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6" calcext:value-type="float">
            <text:p>2166</text:p>
          </table:table-cell>
          <table:table-cell office:value-type="float" office:value="192.3126" calcext:value-type="float">
            <text:p>192.3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7" calcext:value-type="float">
            <text:p>2167</text:p>
          </table:table-cell>
          <table:table-cell office:value-type="float" office:value="192.3064" calcext:value-type="float">
            <text:p>192.30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8" calcext:value-type="float">
            <text:p>2168</text:p>
          </table:table-cell>
          <table:table-cell office:value-type="float" office:value="192.3117" calcext:value-type="float">
            <text:p>192.3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69" calcext:value-type="float">
            <text:p>2169</text:p>
          </table:table-cell>
          <table:table-cell office:value-type="float" office:value="192.314" calcext:value-type="float">
            <text:p>192.3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0" calcext:value-type="float">
            <text:p>2170</text:p>
          </table:table-cell>
          <table:table-cell office:value-type="float" office:value="192.3068" calcext:value-type="float">
            <text:p>192.30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1" calcext:value-type="float">
            <text:p>2171</text:p>
          </table:table-cell>
          <table:table-cell office:value-type="float" office:value="192.2802" calcext:value-type="float">
            <text:p>192.28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2" calcext:value-type="float">
            <text:p>2172</text:p>
          </table:table-cell>
          <table:table-cell office:value-type="float" office:value="192.3084" calcext:value-type="float">
            <text:p>192.30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3" calcext:value-type="float">
            <text:p>2173</text:p>
          </table:table-cell>
          <table:table-cell office:value-type="float" office:value="192.3044" calcext:value-type="float">
            <text:p>192.30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4" calcext:value-type="float">
            <text:p>2174</text:p>
          </table:table-cell>
          <table:table-cell office:value-type="float" office:value="192.2779" calcext:value-type="float">
            <text:p>192.27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5" calcext:value-type="float">
            <text:p>2175</text:p>
          </table:table-cell>
          <table:table-cell office:value-type="float" office:value="192.2953" calcext:value-type="float">
            <text:p>192.29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6" calcext:value-type="float">
            <text:p>2176</text:p>
          </table:table-cell>
          <table:table-cell office:value-type="float" office:value="192.2462" calcext:value-type="float">
            <text:p>192.24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7" calcext:value-type="float">
            <text:p>2177</text:p>
          </table:table-cell>
          <table:table-cell office:value-type="float" office:value="192.2845" calcext:value-type="float">
            <text:p>192.28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8" calcext:value-type="float">
            <text:p>2178</text:p>
          </table:table-cell>
          <table:table-cell office:value-type="float" office:value="192.2687" calcext:value-type="float">
            <text:p>192.26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79" calcext:value-type="float">
            <text:p>2179</text:p>
          </table:table-cell>
          <table:table-cell office:value-type="float" office:value="192.2797" calcext:value-type="float">
            <text:p>192.27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0" calcext:value-type="float">
            <text:p>2180</text:p>
          </table:table-cell>
          <table:table-cell office:value-type="float" office:value="192.2703" calcext:value-type="float">
            <text:p>192.27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1" calcext:value-type="float">
            <text:p>2181</text:p>
          </table:table-cell>
          <table:table-cell office:value-type="float" office:value="192.2916" calcext:value-type="float">
            <text:p>192.29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2" calcext:value-type="float">
            <text:p>2182</text:p>
          </table:table-cell>
          <table:table-cell office:value-type="float" office:value="192.2555" calcext:value-type="float">
            <text:p>192.25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3" calcext:value-type="float">
            <text:p>2183</text:p>
          </table:table-cell>
          <table:table-cell office:value-type="float" office:value="192.2463" calcext:value-type="float">
            <text:p>192.24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4" calcext:value-type="float">
            <text:p>2184</text:p>
          </table:table-cell>
          <table:table-cell office:value-type="float" office:value="192.255" calcext:value-type="float">
            <text:p>192.2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5" calcext:value-type="float">
            <text:p>2185</text:p>
          </table:table-cell>
          <table:table-cell office:value-type="float" office:value="192.2445" calcext:value-type="float">
            <text:p>192.2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6" calcext:value-type="float">
            <text:p>2186</text:p>
          </table:table-cell>
          <table:table-cell office:value-type="float" office:value="192.2697" calcext:value-type="float">
            <text:p>192.26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7" calcext:value-type="float">
            <text:p>2187</text:p>
          </table:table-cell>
          <table:table-cell office:value-type="float" office:value="192.2288" calcext:value-type="float">
            <text:p>192.22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8" calcext:value-type="float">
            <text:p>2188</text:p>
          </table:table-cell>
          <table:table-cell office:value-type="float" office:value="192.2643" calcext:value-type="float">
            <text:p>192.26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89" calcext:value-type="float">
            <text:p>2189</text:p>
          </table:table-cell>
          <table:table-cell office:value-type="float" office:value="192.2342" calcext:value-type="float">
            <text:p>192.23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0" calcext:value-type="float">
            <text:p>2190</text:p>
          </table:table-cell>
          <table:table-cell office:value-type="float" office:value="192.2385" calcext:value-type="float">
            <text:p>192.23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1" calcext:value-type="float">
            <text:p>2191</text:p>
          </table:table-cell>
          <table:table-cell office:value-type="float" office:value="192.2315" calcext:value-type="float">
            <text:p>192.2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2" calcext:value-type="float">
            <text:p>2192</text:p>
          </table:table-cell>
          <table:table-cell office:value-type="float" office:value="192.2414" calcext:value-type="float">
            <text:p>192.24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3" calcext:value-type="float">
            <text:p>2193</text:p>
          </table:table-cell>
          <table:table-cell office:value-type="float" office:value="192.2045" calcext:value-type="float">
            <text:p>192.20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4" calcext:value-type="float">
            <text:p>2194</text:p>
          </table:table-cell>
          <table:table-cell office:value-type="float" office:value="192.2309" calcext:value-type="float">
            <text:p>192.23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5" calcext:value-type="float">
            <text:p>2195</text:p>
          </table:table-cell>
          <table:table-cell office:value-type="float" office:value="192.2216" calcext:value-type="float">
            <text:p>192.22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6" calcext:value-type="float">
            <text:p>2196</text:p>
          </table:table-cell>
          <table:table-cell office:value-type="float" office:value="192.2277" calcext:value-type="float">
            <text:p>192.22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7" calcext:value-type="float">
            <text:p>2197</text:p>
          </table:table-cell>
          <table:table-cell office:value-type="float" office:value="192.2152" calcext:value-type="float">
            <text:p>192.21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8" calcext:value-type="float">
            <text:p>2198</text:p>
          </table:table-cell>
          <table:table-cell office:value-type="float" office:value="192.2418" calcext:value-type="float">
            <text:p>192.24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99" calcext:value-type="float">
            <text:p>2199</text:p>
          </table:table-cell>
          <table:table-cell office:value-type="float" office:value="192.2352" calcext:value-type="float">
            <text:p>192.23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0" calcext:value-type="float">
            <text:p>2200</text:p>
          </table:table-cell>
          <table:table-cell office:value-type="float" office:value="192.2017" calcext:value-type="float">
            <text:p>192.20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1" calcext:value-type="float">
            <text:p>2201</text:p>
          </table:table-cell>
          <table:table-cell office:value-type="float" office:value="192.2015" calcext:value-type="float">
            <text:p>192.20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2" calcext:value-type="float">
            <text:p>2202</text:p>
          </table:table-cell>
          <table:table-cell office:value-type="float" office:value="192.2386" calcext:value-type="float">
            <text:p>192.23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3" calcext:value-type="float">
            <text:p>2203</text:p>
          </table:table-cell>
          <table:table-cell office:value-type="float" office:value="192.213" calcext:value-type="float">
            <text:p>192.2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4" calcext:value-type="float">
            <text:p>2204</text:p>
          </table:table-cell>
          <table:table-cell office:value-type="float" office:value="192.2212" calcext:value-type="float">
            <text:p>192.22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5" calcext:value-type="float">
            <text:p>2205</text:p>
          </table:table-cell>
          <table:table-cell office:value-type="float" office:value="192.1985" calcext:value-type="float">
            <text:p>192.1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6" calcext:value-type="float">
            <text:p>2206</text:p>
          </table:table-cell>
          <table:table-cell office:value-type="float" office:value="192.2046" calcext:value-type="float">
            <text:p>192.20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7" calcext:value-type="float">
            <text:p>2207</text:p>
          </table:table-cell>
          <table:table-cell office:value-type="float" office:value="192.1934" calcext:value-type="float">
            <text:p>192.19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8" calcext:value-type="float">
            <text:p>2208</text:p>
          </table:table-cell>
          <table:table-cell office:value-type="float" office:value="192.1847" calcext:value-type="float">
            <text:p>192.18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9" calcext:value-type="float">
            <text:p>2209</text:p>
          </table:table-cell>
          <table:table-cell office:value-type="float" office:value="192.1938" calcext:value-type="float">
            <text:p>192.19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0" calcext:value-type="float">
            <text:p>2210</text:p>
          </table:table-cell>
          <table:table-cell office:value-type="float" office:value="192.1862" calcext:value-type="float">
            <text:p>192.18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1" calcext:value-type="float">
            <text:p>2211</text:p>
          </table:table-cell>
          <table:table-cell office:value-type="float" office:value="192.1836" calcext:value-type="float">
            <text:p>192.18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2" calcext:value-type="float">
            <text:p>2212</text:p>
          </table:table-cell>
          <table:table-cell office:value-type="float" office:value="192.1907" calcext:value-type="float">
            <text:p>192.19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3" calcext:value-type="float">
            <text:p>2213</text:p>
          </table:table-cell>
          <table:table-cell office:value-type="float" office:value="192.1575" calcext:value-type="float">
            <text:p>192.15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4" calcext:value-type="float">
            <text:p>2214</text:p>
          </table:table-cell>
          <table:table-cell office:value-type="float" office:value="192.1727" calcext:value-type="float">
            <text:p>192.17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5" calcext:value-type="float">
            <text:p>2215</text:p>
          </table:table-cell>
          <table:table-cell office:value-type="float" office:value="192.1655" calcext:value-type="float">
            <text:p>192.16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6" calcext:value-type="float">
            <text:p>2216</text:p>
          </table:table-cell>
          <table:table-cell office:value-type="float" office:value="192.166" calcext:value-type="float">
            <text:p>192.1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7" calcext:value-type="float">
            <text:p>2217</text:p>
          </table:table-cell>
          <table:table-cell office:value-type="float" office:value="192.2001" calcext:value-type="float">
            <text:p>192.2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8" calcext:value-type="float">
            <text:p>2218</text:p>
          </table:table-cell>
          <table:table-cell office:value-type="float" office:value="192.1507" calcext:value-type="float">
            <text:p>192.15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19" calcext:value-type="float">
            <text:p>2219</text:p>
          </table:table-cell>
          <table:table-cell office:value-type="float" office:value="192.1667" calcext:value-type="float">
            <text:p>192.16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0" calcext:value-type="float">
            <text:p>2220</text:p>
          </table:table-cell>
          <table:table-cell office:value-type="float" office:value="192.1445" calcext:value-type="float">
            <text:p>192.1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1" calcext:value-type="float">
            <text:p>2221</text:p>
          </table:table-cell>
          <table:table-cell office:value-type="float" office:value="192.156" calcext:value-type="float">
            <text:p>192.1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2" calcext:value-type="float">
            <text:p>2222</text:p>
          </table:table-cell>
          <table:table-cell office:value-type="float" office:value="192.1603" calcext:value-type="float">
            <text:p>192.16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3" calcext:value-type="float">
            <text:p>2223</text:p>
          </table:table-cell>
          <table:table-cell office:value-type="float" office:value="192.1442" calcext:value-type="float">
            <text:p>192.14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4" calcext:value-type="float">
            <text:p>2224</text:p>
          </table:table-cell>
          <table:table-cell office:value-type="float" office:value="192.1721" calcext:value-type="float">
            <text:p>192.17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5" calcext:value-type="float">
            <text:p>2225</text:p>
          </table:table-cell>
          <table:table-cell office:value-type="float" office:value="192.1684" calcext:value-type="float">
            <text:p>192.1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6" calcext:value-type="float">
            <text:p>2226</text:p>
          </table:table-cell>
          <table:table-cell office:value-type="float" office:value="192.1581" calcext:value-type="float">
            <text:p>192.15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7" calcext:value-type="float">
            <text:p>2227</text:p>
          </table:table-cell>
          <table:table-cell office:value-type="float" office:value="192.1706" calcext:value-type="float">
            <text:p>192.17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8" calcext:value-type="float">
            <text:p>2228</text:p>
          </table:table-cell>
          <table:table-cell office:value-type="float" office:value="192.129" calcext:value-type="float">
            <text:p>192.1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29" calcext:value-type="float">
            <text:p>2229</text:p>
          </table:table-cell>
          <table:table-cell office:value-type="float" office:value="192.157" calcext:value-type="float">
            <text:p>192.1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0" calcext:value-type="float">
            <text:p>2230</text:p>
          </table:table-cell>
          <table:table-cell office:value-type="float" office:value="192.1345" calcext:value-type="float">
            <text:p>192.13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1" calcext:value-type="float">
            <text:p>2231</text:p>
          </table:table-cell>
          <table:table-cell office:value-type="float" office:value="192.1391" calcext:value-type="float">
            <text:p>192.13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2" calcext:value-type="float">
            <text:p>2232</text:p>
          </table:table-cell>
          <table:table-cell office:value-type="float" office:value="192.1568" calcext:value-type="float">
            <text:p>192.15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3" calcext:value-type="float">
            <text:p>2233</text:p>
          </table:table-cell>
          <table:table-cell office:value-type="float" office:value="192.121" calcext:value-type="float">
            <text:p>192.1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4" calcext:value-type="float">
            <text:p>2234</text:p>
          </table:table-cell>
          <table:table-cell office:value-type="float" office:value="192.1612" calcext:value-type="float">
            <text:p>192.16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5" calcext:value-type="float">
            <text:p>2235</text:p>
          </table:table-cell>
          <table:table-cell office:value-type="float" office:value="192.1244" calcext:value-type="float">
            <text:p>192.1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6" calcext:value-type="float">
            <text:p>2236</text:p>
          </table:table-cell>
          <table:table-cell office:value-type="float" office:value="192.1366" calcext:value-type="float">
            <text:p>192.13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7" calcext:value-type="float">
            <text:p>2237</text:p>
          </table:table-cell>
          <table:table-cell office:value-type="float" office:value="192.0959" calcext:value-type="float">
            <text:p>192.09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8" calcext:value-type="float">
            <text:p>2238</text:p>
          </table:table-cell>
          <table:table-cell office:value-type="float" office:value="192.0955" calcext:value-type="float">
            <text:p>192.09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39" calcext:value-type="float">
            <text:p>2239</text:p>
          </table:table-cell>
          <table:table-cell office:value-type="float" office:value="192.1241" calcext:value-type="float">
            <text:p>192.12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0" calcext:value-type="float">
            <text:p>2240</text:p>
          </table:table-cell>
          <table:table-cell office:value-type="float" office:value="192.1024" calcext:value-type="float">
            <text:p>192.10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1" calcext:value-type="float">
            <text:p>2241</text:p>
          </table:table-cell>
          <table:table-cell office:value-type="float" office:value="192.1244" calcext:value-type="float">
            <text:p>192.1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2" calcext:value-type="float">
            <text:p>2242</text:p>
          </table:table-cell>
          <table:table-cell office:value-type="float" office:value="192.0888" calcext:value-type="float">
            <text:p>192.08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3" calcext:value-type="float">
            <text:p>2243</text:p>
          </table:table-cell>
          <table:table-cell office:value-type="float" office:value="192.1061" calcext:value-type="float">
            <text:p>192.10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4" calcext:value-type="float">
            <text:p>2244</text:p>
          </table:table-cell>
          <table:table-cell office:value-type="float" office:value="192.1386" calcext:value-type="float">
            <text:p>192.13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5" calcext:value-type="float">
            <text:p>2245</text:p>
          </table:table-cell>
          <table:table-cell office:value-type="float" office:value="192.1319" calcext:value-type="float">
            <text:p>192.13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6" calcext:value-type="float">
            <text:p>2246</text:p>
          </table:table-cell>
          <table:table-cell office:value-type="float" office:value="192.1131" calcext:value-type="float">
            <text:p>192.11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7" calcext:value-type="float">
            <text:p>2247</text:p>
          </table:table-cell>
          <table:table-cell office:value-type="float" office:value="192.1291" calcext:value-type="float">
            <text:p>192.12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8" calcext:value-type="float">
            <text:p>2248</text:p>
          </table:table-cell>
          <table:table-cell office:value-type="float" office:value="192.0879" calcext:value-type="float">
            <text:p>192.08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49" calcext:value-type="float">
            <text:p>2249</text:p>
          </table:table-cell>
          <table:table-cell office:value-type="float" office:value="192.1347" calcext:value-type="float">
            <text:p>192.13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0" calcext:value-type="float">
            <text:p>2250</text:p>
          </table:table-cell>
          <table:table-cell office:value-type="float" office:value="192.0955" calcext:value-type="float">
            <text:p>192.09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1" calcext:value-type="float">
            <text:p>2251</text:p>
          </table:table-cell>
          <table:table-cell office:value-type="float" office:value="192.1086" calcext:value-type="float">
            <text:p>192.10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2" calcext:value-type="float">
            <text:p>2252</text:p>
          </table:table-cell>
          <table:table-cell office:value-type="float" office:value="192.1077" calcext:value-type="float">
            <text:p>192.10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3" calcext:value-type="float">
            <text:p>2253</text:p>
          </table:table-cell>
          <table:table-cell office:value-type="float" office:value="192.0739" calcext:value-type="float">
            <text:p>192.07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4" calcext:value-type="float">
            <text:p>2254</text:p>
          </table:table-cell>
          <table:table-cell office:value-type="float" office:value="192.1094" calcext:value-type="float">
            <text:p>192.10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5" calcext:value-type="float">
            <text:p>2255</text:p>
          </table:table-cell>
          <table:table-cell office:value-type="float" office:value="192.092" calcext:value-type="float">
            <text:p>192.0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6" calcext:value-type="float">
            <text:p>2256</text:p>
          </table:table-cell>
          <table:table-cell office:value-type="float" office:value="192.0925" calcext:value-type="float">
            <text:p>192.09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7" calcext:value-type="float">
            <text:p>2257</text:p>
          </table:table-cell>
          <table:table-cell office:value-type="float" office:value="192.0917" calcext:value-type="float">
            <text:p>192.09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8" calcext:value-type="float">
            <text:p>2258</text:p>
          </table:table-cell>
          <table:table-cell office:value-type="float" office:value="192.1009" calcext:value-type="float">
            <text:p>192.10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9" calcext:value-type="float">
            <text:p>2259</text:p>
          </table:table-cell>
          <table:table-cell office:value-type="float" office:value="192.0998" calcext:value-type="float">
            <text:p>192.09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0" calcext:value-type="float">
            <text:p>2260</text:p>
          </table:table-cell>
          <table:table-cell office:value-type="float" office:value="192.0634" calcext:value-type="float">
            <text:p>192.06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1" calcext:value-type="float">
            <text:p>2261</text:p>
          </table:table-cell>
          <table:table-cell office:value-type="float" office:value="192.0584" calcext:value-type="float">
            <text:p>192.05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2" calcext:value-type="float">
            <text:p>2262</text:p>
          </table:table-cell>
          <table:table-cell office:value-type="float" office:value="192.0665" calcext:value-type="float">
            <text:p>192.06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3" calcext:value-type="float">
            <text:p>2263</text:p>
          </table:table-cell>
          <table:table-cell office:value-type="float" office:value="192.0759" calcext:value-type="float">
            <text:p>192.07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4" calcext:value-type="float">
            <text:p>2264</text:p>
          </table:table-cell>
          <table:table-cell office:value-type="float" office:value="192.0434" calcext:value-type="float">
            <text:p>192.04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5" calcext:value-type="float">
            <text:p>2265</text:p>
          </table:table-cell>
          <table:table-cell office:value-type="float" office:value="192.0829" calcext:value-type="float">
            <text:p>192.08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6" calcext:value-type="float">
            <text:p>2266</text:p>
          </table:table-cell>
          <table:table-cell office:value-type="float" office:value="192.034" calcext:value-type="float">
            <text:p>192.0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7" calcext:value-type="float">
            <text:p>2267</text:p>
          </table:table-cell>
          <table:table-cell office:value-type="float" office:value="192.0751" calcext:value-type="float">
            <text:p>192.07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8" calcext:value-type="float">
            <text:p>2268</text:p>
          </table:table-cell>
          <table:table-cell office:value-type="float" office:value="192.0711" calcext:value-type="float">
            <text:p>192.07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69" calcext:value-type="float">
            <text:p>2269</text:p>
          </table:table-cell>
          <table:table-cell office:value-type="float" office:value="192.0557" calcext:value-type="float">
            <text:p>192.05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0" calcext:value-type="float">
            <text:p>2270</text:p>
          </table:table-cell>
          <table:table-cell office:value-type="float" office:value="192.0468" calcext:value-type="float">
            <text:p>192.04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1" calcext:value-type="float">
            <text:p>2271</text:p>
          </table:table-cell>
          <table:table-cell office:value-type="float" office:value="192.0641" calcext:value-type="float">
            <text:p>192.06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2" calcext:value-type="float">
            <text:p>2272</text:p>
          </table:table-cell>
          <table:table-cell office:value-type="float" office:value="192.0224" calcext:value-type="float">
            <text:p>192.02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3" calcext:value-type="float">
            <text:p>2273</text:p>
          </table:table-cell>
          <table:table-cell office:value-type="float" office:value="192.0237" calcext:value-type="float">
            <text:p>192.02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4" calcext:value-type="float">
            <text:p>2274</text:p>
          </table:table-cell>
          <table:table-cell office:value-type="float" office:value="192.0496" calcext:value-type="float">
            <text:p>192.04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5" calcext:value-type="float">
            <text:p>2275</text:p>
          </table:table-cell>
          <table:table-cell office:value-type="float" office:value="192.0387" calcext:value-type="float">
            <text:p>192.03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6" calcext:value-type="float">
            <text:p>2276</text:p>
          </table:table-cell>
          <table:table-cell office:value-type="float" office:value="192.0161" calcext:value-type="float">
            <text:p>192.01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7" calcext:value-type="float">
            <text:p>2277</text:p>
          </table:table-cell>
          <table:table-cell office:value-type="float" office:value="192.0537" calcext:value-type="float">
            <text:p>192.05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8" calcext:value-type="float">
            <text:p>2278</text:p>
          </table:table-cell>
          <table:table-cell office:value-type="float" office:value="192.0351" calcext:value-type="float">
            <text:p>192.03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79" calcext:value-type="float">
            <text:p>2279</text:p>
          </table:table-cell>
          <table:table-cell office:value-type="float" office:value="192.0297" calcext:value-type="float">
            <text:p>192.02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0" calcext:value-type="float">
            <text:p>2280</text:p>
          </table:table-cell>
          <table:table-cell office:value-type="float" office:value="192.0316" calcext:value-type="float">
            <text:p>192.03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1" calcext:value-type="float">
            <text:p>2281</text:p>
          </table:table-cell>
          <table:table-cell office:value-type="float" office:value="192.0177" calcext:value-type="float">
            <text:p>192.01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2" calcext:value-type="float">
            <text:p>2282</text:p>
          </table:table-cell>
          <table:table-cell office:value-type="float" office:value="191.9961" calcext:value-type="float">
            <text:p>191.99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3" calcext:value-type="float">
            <text:p>2283</text:p>
          </table:table-cell>
          <table:table-cell office:value-type="float" office:value="192.0468" calcext:value-type="float">
            <text:p>192.04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4" calcext:value-type="float">
            <text:p>2284</text:p>
          </table:table-cell>
          <table:table-cell office:value-type="float" office:value="192.0353" calcext:value-type="float">
            <text:p>192.03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5" calcext:value-type="float">
            <text:p>2285</text:p>
          </table:table-cell>
          <table:table-cell office:value-type="float" office:value="191.9942" calcext:value-type="float">
            <text:p>191.99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6" calcext:value-type="float">
            <text:p>2286</text:p>
          </table:table-cell>
          <table:table-cell office:value-type="float" office:value="192.0243" calcext:value-type="float">
            <text:p>192.02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7" calcext:value-type="float">
            <text:p>2287</text:p>
          </table:table-cell>
          <table:table-cell office:value-type="float" office:value="192.0079" calcext:value-type="float">
            <text:p>192.0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8" calcext:value-type="float">
            <text:p>2288</text:p>
          </table:table-cell>
          <table:table-cell office:value-type="float" office:value="192.0003" calcext:value-type="float">
            <text:p>192.00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89" calcext:value-type="float">
            <text:p>2289</text:p>
          </table:table-cell>
          <table:table-cell office:value-type="float" office:value="192.0378" calcext:value-type="float">
            <text:p>192.03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0" calcext:value-type="float">
            <text:p>2290</text:p>
          </table:table-cell>
          <table:table-cell office:value-type="float" office:value="192.0074" calcext:value-type="float">
            <text:p>192.00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1" calcext:value-type="float">
            <text:p>2291</text:p>
          </table:table-cell>
          <table:table-cell office:value-type="float" office:value="191.9985" calcext:value-type="float">
            <text:p>191.9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2" calcext:value-type="float">
            <text:p>2292</text:p>
          </table:table-cell>
          <table:table-cell office:value-type="float" office:value="192.0073" calcext:value-type="float">
            <text:p>192.00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3" calcext:value-type="float">
            <text:p>2293</text:p>
          </table:table-cell>
          <table:table-cell office:value-type="float" office:value="191.9848" calcext:value-type="float">
            <text:p>191.98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4" calcext:value-type="float">
            <text:p>2294</text:p>
          </table:table-cell>
          <table:table-cell office:value-type="float" office:value="191.9991" calcext:value-type="float">
            <text:p>191.99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5" calcext:value-type="float">
            <text:p>2295</text:p>
          </table:table-cell>
          <table:table-cell office:value-type="float" office:value="191.9927" calcext:value-type="float">
            <text:p>191.99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6" calcext:value-type="float">
            <text:p>2296</text:p>
          </table:table-cell>
          <table:table-cell office:value-type="float" office:value="191.9393" calcext:value-type="float">
            <text:p>191.93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7" calcext:value-type="float">
            <text:p>2297</text:p>
          </table:table-cell>
          <table:table-cell office:value-type="float" office:value="191.9801" calcext:value-type="float">
            <text:p>191.98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8" calcext:value-type="float">
            <text:p>2298</text:p>
          </table:table-cell>
          <table:table-cell office:value-type="float" office:value="191.9729" calcext:value-type="float">
            <text:p>191.97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99" calcext:value-type="float">
            <text:p>2299</text:p>
          </table:table-cell>
          <table:table-cell office:value-type="float" office:value="192.0228" calcext:value-type="float">
            <text:p>192.02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0" calcext:value-type="float">
            <text:p>2300</text:p>
          </table:table-cell>
          <table:table-cell office:value-type="float" office:value="192.0026" calcext:value-type="float">
            <text:p>192.00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1" calcext:value-type="float">
            <text:p>2301</text:p>
          </table:table-cell>
          <table:table-cell office:value-type="float" office:value="191.9821" calcext:value-type="float">
            <text:p>191.98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2" calcext:value-type="float">
            <text:p>2302</text:p>
          </table:table-cell>
          <table:table-cell office:value-type="float" office:value="191.9724" calcext:value-type="float">
            <text:p>191.97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3" calcext:value-type="float">
            <text:p>2303</text:p>
          </table:table-cell>
          <table:table-cell office:value-type="float" office:value="191.969" calcext:value-type="float">
            <text:p>191.9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4" calcext:value-type="float">
            <text:p>2304</text:p>
          </table:table-cell>
          <table:table-cell office:value-type="float" office:value="191.9793" calcext:value-type="float">
            <text:p>191.97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5" calcext:value-type="float">
            <text:p>2305</text:p>
          </table:table-cell>
          <table:table-cell office:value-type="float" office:value="191.959" calcext:value-type="float">
            <text:p>191.9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6" calcext:value-type="float">
            <text:p>2306</text:p>
          </table:table-cell>
          <table:table-cell office:value-type="float" office:value="191.9561" calcext:value-type="float">
            <text:p>191.95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7" calcext:value-type="float">
            <text:p>2307</text:p>
          </table:table-cell>
          <table:table-cell office:value-type="float" office:value="191.9744" calcext:value-type="float">
            <text:p>191.97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8" calcext:value-type="float">
            <text:p>2308</text:p>
          </table:table-cell>
          <table:table-cell office:value-type="float" office:value="191.9809" calcext:value-type="float">
            <text:p>191.98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9" calcext:value-type="float">
            <text:p>2309</text:p>
          </table:table-cell>
          <table:table-cell office:value-type="float" office:value="191.961" calcext:value-type="float">
            <text:p>191.9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0" calcext:value-type="float">
            <text:p>2310</text:p>
          </table:table-cell>
          <table:table-cell office:value-type="float" office:value="191.9489" calcext:value-type="float">
            <text:p>191.94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1" calcext:value-type="float">
            <text:p>2311</text:p>
          </table:table-cell>
          <table:table-cell office:value-type="float" office:value="191.9448" calcext:value-type="float">
            <text:p>191.94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2" calcext:value-type="float">
            <text:p>2312</text:p>
          </table:table-cell>
          <table:table-cell office:value-type="float" office:value="191.9556" calcext:value-type="float">
            <text:p>191.95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3" calcext:value-type="float">
            <text:p>2313</text:p>
          </table:table-cell>
          <table:table-cell office:value-type="float" office:value="191.9521" calcext:value-type="float">
            <text:p>191.95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4" calcext:value-type="float">
            <text:p>2314</text:p>
          </table:table-cell>
          <table:table-cell office:value-type="float" office:value="191.9719" calcext:value-type="float">
            <text:p>191.97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5" calcext:value-type="float">
            <text:p>2315</text:p>
          </table:table-cell>
          <table:table-cell office:value-type="float" office:value="191.9676" calcext:value-type="float">
            <text:p>191.96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6" calcext:value-type="float">
            <text:p>2316</text:p>
          </table:table-cell>
          <table:table-cell office:value-type="float" office:value="191.9205" calcext:value-type="float">
            <text:p>191.92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7" calcext:value-type="float">
            <text:p>2317</text:p>
          </table:table-cell>
          <table:table-cell office:value-type="float" office:value="191.971" calcext:value-type="float">
            <text:p>191.9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8" calcext:value-type="float">
            <text:p>2318</text:p>
          </table:table-cell>
          <table:table-cell office:value-type="float" office:value="191.9171" calcext:value-type="float">
            <text:p>191.91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19" calcext:value-type="float">
            <text:p>2319</text:p>
          </table:table-cell>
          <table:table-cell office:value-type="float" office:value="191.9332" calcext:value-type="float">
            <text:p>191.93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0" calcext:value-type="float">
            <text:p>2320</text:p>
          </table:table-cell>
          <table:table-cell office:value-type="float" office:value="191.9436" calcext:value-type="float">
            <text:p>191.94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1" calcext:value-type="float">
            <text:p>2321</text:p>
          </table:table-cell>
          <table:table-cell office:value-type="float" office:value="191.9365" calcext:value-type="float">
            <text:p>191.93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2" calcext:value-type="float">
            <text:p>2322</text:p>
          </table:table-cell>
          <table:table-cell office:value-type="float" office:value="191.9475" calcext:value-type="float">
            <text:p>191.94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3" calcext:value-type="float">
            <text:p>2323</text:p>
          </table:table-cell>
          <table:table-cell office:value-type="float" office:value="191.9393" calcext:value-type="float">
            <text:p>191.93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4" calcext:value-type="float">
            <text:p>2324</text:p>
          </table:table-cell>
          <table:table-cell office:value-type="float" office:value="191.948" calcext:value-type="float">
            <text:p>191.9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5" calcext:value-type="float">
            <text:p>2325</text:p>
          </table:table-cell>
          <table:table-cell office:value-type="float" office:value="191.9373" calcext:value-type="float">
            <text:p>191.93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6" calcext:value-type="float">
            <text:p>2326</text:p>
          </table:table-cell>
          <table:table-cell office:value-type="float" office:value="191.9285" calcext:value-type="float">
            <text:p>191.92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7" calcext:value-type="float">
            <text:p>2327</text:p>
          </table:table-cell>
          <table:table-cell office:value-type="float" office:value="191.8959" calcext:value-type="float">
            <text:p>191.89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8" calcext:value-type="float">
            <text:p>2328</text:p>
          </table:table-cell>
          <table:table-cell office:value-type="float" office:value="191.9039" calcext:value-type="float">
            <text:p>191.90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29" calcext:value-type="float">
            <text:p>2329</text:p>
          </table:table-cell>
          <table:table-cell office:value-type="float" office:value="191.9176" calcext:value-type="float">
            <text:p>191.9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0" calcext:value-type="float">
            <text:p>2330</text:p>
          </table:table-cell>
          <table:table-cell office:value-type="float" office:value="191.9072" calcext:value-type="float">
            <text:p>191.90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1" calcext:value-type="float">
            <text:p>2331</text:p>
          </table:table-cell>
          <table:table-cell office:value-type="float" office:value="191.9011" calcext:value-type="float">
            <text:p>191.90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2" calcext:value-type="float">
            <text:p>2332</text:p>
          </table:table-cell>
          <table:table-cell office:value-type="float" office:value="191.9264" calcext:value-type="float">
            <text:p>191.92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3" calcext:value-type="float">
            <text:p>2333</text:p>
          </table:table-cell>
          <table:table-cell office:value-type="float" office:value="191.9203" calcext:value-type="float">
            <text:p>191.92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4" calcext:value-type="float">
            <text:p>2334</text:p>
          </table:table-cell>
          <table:table-cell office:value-type="float" office:value="191.8867" calcext:value-type="float">
            <text:p>191.88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5" calcext:value-type="float">
            <text:p>2335</text:p>
          </table:table-cell>
          <table:table-cell office:value-type="float" office:value="191.8926" calcext:value-type="float">
            <text:p>191.89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6" calcext:value-type="float">
            <text:p>2336</text:p>
          </table:table-cell>
          <table:table-cell office:value-type="float" office:value="191.8883" calcext:value-type="float">
            <text:p>191.88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7" calcext:value-type="float">
            <text:p>2337</text:p>
          </table:table-cell>
          <table:table-cell office:value-type="float" office:value="191.9305" calcext:value-type="float">
            <text:p>191.93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8" calcext:value-type="float">
            <text:p>2338</text:p>
          </table:table-cell>
          <table:table-cell office:value-type="float" office:value="191.9299" calcext:value-type="float">
            <text:p>191.92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39" calcext:value-type="float">
            <text:p>2339</text:p>
          </table:table-cell>
          <table:table-cell office:value-type="float" office:value="191.896" calcext:value-type="float">
            <text:p>191.8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0" calcext:value-type="float">
            <text:p>2340</text:p>
          </table:table-cell>
          <table:table-cell office:value-type="float" office:value="191.9" calcext:value-type="float">
            <text:p>191.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1" calcext:value-type="float">
            <text:p>2341</text:p>
          </table:table-cell>
          <table:table-cell office:value-type="float" office:value="191.8993" calcext:value-type="float">
            <text:p>191.89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2" calcext:value-type="float">
            <text:p>2342</text:p>
          </table:table-cell>
          <table:table-cell office:value-type="float" office:value="191.8878" calcext:value-type="float">
            <text:p>191.88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3" calcext:value-type="float">
            <text:p>2343</text:p>
          </table:table-cell>
          <table:table-cell office:value-type="float" office:value="191.8985" calcext:value-type="float">
            <text:p>191.8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4" calcext:value-type="float">
            <text:p>2344</text:p>
          </table:table-cell>
          <table:table-cell office:value-type="float" office:value="191.8973" calcext:value-type="float">
            <text:p>191.89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5" calcext:value-type="float">
            <text:p>2345</text:p>
          </table:table-cell>
          <table:table-cell office:value-type="float" office:value="191.9026" calcext:value-type="float">
            <text:p>191.90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6" calcext:value-type="float">
            <text:p>2346</text:p>
          </table:table-cell>
          <table:table-cell office:value-type="float" office:value="191.9171" calcext:value-type="float">
            <text:p>191.91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7" calcext:value-type="float">
            <text:p>2347</text:p>
          </table:table-cell>
          <table:table-cell office:value-type="float" office:value="191.8688" calcext:value-type="float">
            <text:p>191.86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8" calcext:value-type="float">
            <text:p>2348</text:p>
          </table:table-cell>
          <table:table-cell office:value-type="float" office:value="191.8798" calcext:value-type="float">
            <text:p>191.87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49" calcext:value-type="float">
            <text:p>2349</text:p>
          </table:table-cell>
          <table:table-cell office:value-type="float" office:value="191.8686" calcext:value-type="float">
            <text:p>191.86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0" calcext:value-type="float">
            <text:p>2350</text:p>
          </table:table-cell>
          <table:table-cell office:value-type="float" office:value="191.8911" calcext:value-type="float">
            <text:p>191.89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1" calcext:value-type="float">
            <text:p>2351</text:p>
          </table:table-cell>
          <table:table-cell office:value-type="float" office:value="191.8712" calcext:value-type="float">
            <text:p>191.87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2" calcext:value-type="float">
            <text:p>2352</text:p>
          </table:table-cell>
          <table:table-cell office:value-type="float" office:value="191.8611" calcext:value-type="float">
            <text:p>191.86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3" calcext:value-type="float">
            <text:p>2353</text:p>
          </table:table-cell>
          <table:table-cell office:value-type="float" office:value="191.872" calcext:value-type="float">
            <text:p>191.8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4" calcext:value-type="float">
            <text:p>2354</text:p>
          </table:table-cell>
          <table:table-cell office:value-type="float" office:value="191.894" calcext:value-type="float">
            <text:p>191.8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5" calcext:value-type="float">
            <text:p>2355</text:p>
          </table:table-cell>
          <table:table-cell office:value-type="float" office:value="191.8675" calcext:value-type="float">
            <text:p>191.86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6" calcext:value-type="float">
            <text:p>2356</text:p>
          </table:table-cell>
          <table:table-cell office:value-type="float" office:value="191.8464" calcext:value-type="float">
            <text:p>191.84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7" calcext:value-type="float">
            <text:p>2357</text:p>
          </table:table-cell>
          <table:table-cell office:value-type="float" office:value="191.8506" calcext:value-type="float">
            <text:p>191.85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8" calcext:value-type="float">
            <text:p>2358</text:p>
          </table:table-cell>
          <table:table-cell office:value-type="float" office:value="191.85" calcext:value-type="float">
            <text:p>191.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9" calcext:value-type="float">
            <text:p>2359</text:p>
          </table:table-cell>
          <table:table-cell office:value-type="float" office:value="191.8631" calcext:value-type="float">
            <text:p>191.86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0" calcext:value-type="float">
            <text:p>2360</text:p>
          </table:table-cell>
          <table:table-cell office:value-type="float" office:value="191.889" calcext:value-type="float">
            <text:p>191.8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1" calcext:value-type="float">
            <text:p>2361</text:p>
          </table:table-cell>
          <table:table-cell office:value-type="float" office:value="191.8487" calcext:value-type="float">
            <text:p>191.84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2" calcext:value-type="float">
            <text:p>2362</text:p>
          </table:table-cell>
          <table:table-cell office:value-type="float" office:value="191.8488" calcext:value-type="float">
            <text:p>191.84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3" calcext:value-type="float">
            <text:p>2363</text:p>
          </table:table-cell>
          <table:table-cell office:value-type="float" office:value="191.8477" calcext:value-type="float">
            <text:p>191.84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4" calcext:value-type="float">
            <text:p>2364</text:p>
          </table:table-cell>
          <table:table-cell office:value-type="float" office:value="191.8432" calcext:value-type="float">
            <text:p>191.84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5" calcext:value-type="float">
            <text:p>2365</text:p>
          </table:table-cell>
          <table:table-cell office:value-type="float" office:value="191.8296" calcext:value-type="float">
            <text:p>191.82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6" calcext:value-type="float">
            <text:p>2366</text:p>
          </table:table-cell>
          <table:table-cell office:value-type="float" office:value="191.8326" calcext:value-type="float">
            <text:p>191.83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7" calcext:value-type="float">
            <text:p>2367</text:p>
          </table:table-cell>
          <table:table-cell office:value-type="float" office:value="191.8491" calcext:value-type="float">
            <text:p>191.84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8" calcext:value-type="float">
            <text:p>2368</text:p>
          </table:table-cell>
          <table:table-cell office:value-type="float" office:value="191.853" calcext:value-type="float">
            <text:p>191.8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69" calcext:value-type="float">
            <text:p>2369</text:p>
          </table:table-cell>
          <table:table-cell office:value-type="float" office:value="191.8247" calcext:value-type="float">
            <text:p>191.82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0" calcext:value-type="float">
            <text:p>2370</text:p>
          </table:table-cell>
          <table:table-cell office:value-type="float" office:value="191.8374" calcext:value-type="float">
            <text:p>191.83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1" calcext:value-type="float">
            <text:p>2371</text:p>
          </table:table-cell>
          <table:table-cell office:value-type="float" office:value="191.8312" calcext:value-type="float">
            <text:p>191.83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2" calcext:value-type="float">
            <text:p>2372</text:p>
          </table:table-cell>
          <table:table-cell office:value-type="float" office:value="191.8173" calcext:value-type="float">
            <text:p>191.81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3" calcext:value-type="float">
            <text:p>2373</text:p>
          </table:table-cell>
          <table:table-cell office:value-type="float" office:value="191.8448" calcext:value-type="float">
            <text:p>191.84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4" calcext:value-type="float">
            <text:p>2374</text:p>
          </table:table-cell>
          <table:table-cell office:value-type="float" office:value="191.813" calcext:value-type="float">
            <text:p>191.8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5" calcext:value-type="float">
            <text:p>2375</text:p>
          </table:table-cell>
          <table:table-cell office:value-type="float" office:value="191.8108" calcext:value-type="float">
            <text:p>191.81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6" calcext:value-type="float">
            <text:p>2376</text:p>
          </table:table-cell>
          <table:table-cell office:value-type="float" office:value="191.8328" calcext:value-type="float">
            <text:p>191.83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7" calcext:value-type="float">
            <text:p>2377</text:p>
          </table:table-cell>
          <table:table-cell office:value-type="float" office:value="191.8199" calcext:value-type="float">
            <text:p>191.81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8" calcext:value-type="float">
            <text:p>2378</text:p>
          </table:table-cell>
          <table:table-cell office:value-type="float" office:value="191.8029" calcext:value-type="float">
            <text:p>191.80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79" calcext:value-type="float">
            <text:p>2379</text:p>
          </table:table-cell>
          <table:table-cell office:value-type="float" office:value="191.7823" calcext:value-type="float">
            <text:p>191.78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0" calcext:value-type="float">
            <text:p>2380</text:p>
          </table:table-cell>
          <table:table-cell office:value-type="float" office:value="191.8141" calcext:value-type="float">
            <text:p>191.81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1" calcext:value-type="float">
            <text:p>2381</text:p>
          </table:table-cell>
          <table:table-cell office:value-type="float" office:value="191.8205" calcext:value-type="float">
            <text:p>191.82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2" calcext:value-type="float">
            <text:p>2382</text:p>
          </table:table-cell>
          <table:table-cell office:value-type="float" office:value="191.8117" calcext:value-type="float">
            <text:p>191.8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3" calcext:value-type="float">
            <text:p>2383</text:p>
          </table:table-cell>
          <table:table-cell office:value-type="float" office:value="191.8136" calcext:value-type="float">
            <text:p>191.81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4" calcext:value-type="float">
            <text:p>2384</text:p>
          </table:table-cell>
          <table:table-cell office:value-type="float" office:value="191.8205" calcext:value-type="float">
            <text:p>191.82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5" calcext:value-type="float">
            <text:p>2385</text:p>
          </table:table-cell>
          <table:table-cell office:value-type="float" office:value="191.7892" calcext:value-type="float">
            <text:p>191.78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6" calcext:value-type="float">
            <text:p>2386</text:p>
          </table:table-cell>
          <table:table-cell office:value-type="float" office:value="191.7786" calcext:value-type="float">
            <text:p>191.77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7" calcext:value-type="float">
            <text:p>2387</text:p>
          </table:table-cell>
          <table:table-cell office:value-type="float" office:value="191.7998" calcext:value-type="float">
            <text:p>191.79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8" calcext:value-type="float">
            <text:p>2388</text:p>
          </table:table-cell>
          <table:table-cell office:value-type="float" office:value="191.7887" calcext:value-type="float">
            <text:p>191.78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89" calcext:value-type="float">
            <text:p>2389</text:p>
          </table:table-cell>
          <table:table-cell office:value-type="float" office:value="191.7889" calcext:value-type="float">
            <text:p>191.78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0" calcext:value-type="float">
            <text:p>2390</text:p>
          </table:table-cell>
          <table:table-cell office:value-type="float" office:value="191.7827" calcext:value-type="float">
            <text:p>191.78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1" calcext:value-type="float">
            <text:p>2391</text:p>
          </table:table-cell>
          <table:table-cell office:value-type="float" office:value="191.7881" calcext:value-type="float">
            <text:p>191.78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2" calcext:value-type="float">
            <text:p>2392</text:p>
          </table:table-cell>
          <table:table-cell office:value-type="float" office:value="191.7898" calcext:value-type="float">
            <text:p>191.78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3" calcext:value-type="float">
            <text:p>2393</text:p>
          </table:table-cell>
          <table:table-cell office:value-type="float" office:value="191.7902" calcext:value-type="float">
            <text:p>191.79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4" calcext:value-type="float">
            <text:p>2394</text:p>
          </table:table-cell>
          <table:table-cell office:value-type="float" office:value="191.774" calcext:value-type="float">
            <text:p>191.7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5" calcext:value-type="float">
            <text:p>2395</text:p>
          </table:table-cell>
          <table:table-cell office:value-type="float" office:value="191.7743" calcext:value-type="float">
            <text:p>191.77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6" calcext:value-type="float">
            <text:p>2396</text:p>
          </table:table-cell>
          <table:table-cell office:value-type="float" office:value="191.7946" calcext:value-type="float">
            <text:p>191.7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7" calcext:value-type="float">
            <text:p>2397</text:p>
          </table:table-cell>
          <table:table-cell office:value-type="float" office:value="191.7538" calcext:value-type="float">
            <text:p>191.75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8" calcext:value-type="float">
            <text:p>2398</text:p>
          </table:table-cell>
          <table:table-cell office:value-type="float" office:value="191.7598" calcext:value-type="float">
            <text:p>191.75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99" calcext:value-type="float">
            <text:p>2399</text:p>
          </table:table-cell>
          <table:table-cell office:value-type="float" office:value="191.7733" calcext:value-type="float">
            <text:p>191.77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0" calcext:value-type="float">
            <text:p>2400</text:p>
          </table:table-cell>
          <table:table-cell office:value-type="float" office:value="191.7535" calcext:value-type="float">
            <text:p>191.75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1" calcext:value-type="float">
            <text:p>2401</text:p>
          </table:table-cell>
          <table:table-cell office:value-type="float" office:value="191.7636" calcext:value-type="float">
            <text:p>191.76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2" calcext:value-type="float">
            <text:p>2402</text:p>
          </table:table-cell>
          <table:table-cell office:value-type="float" office:value="191.7642" calcext:value-type="float">
            <text:p>191.76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3" calcext:value-type="float">
            <text:p>2403</text:p>
          </table:table-cell>
          <table:table-cell office:value-type="float" office:value="191.7587" calcext:value-type="float">
            <text:p>191.75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4" calcext:value-type="float">
            <text:p>2404</text:p>
          </table:table-cell>
          <table:table-cell office:value-type="float" office:value="191.7564" calcext:value-type="float">
            <text:p>191.75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5" calcext:value-type="float">
            <text:p>2405</text:p>
          </table:table-cell>
          <table:table-cell office:value-type="float" office:value="191.7556" calcext:value-type="float">
            <text:p>191.75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6" calcext:value-type="float">
            <text:p>2406</text:p>
          </table:table-cell>
          <table:table-cell office:value-type="float" office:value="191.7634" calcext:value-type="float">
            <text:p>191.76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7" calcext:value-type="float">
            <text:p>2407</text:p>
          </table:table-cell>
          <table:table-cell office:value-type="float" office:value="191.7606" calcext:value-type="float">
            <text:p>191.76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8" calcext:value-type="float">
            <text:p>2408</text:p>
          </table:table-cell>
          <table:table-cell office:value-type="float" office:value="191.7575" calcext:value-type="float">
            <text:p>191.75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9" calcext:value-type="float">
            <text:p>2409</text:p>
          </table:table-cell>
          <table:table-cell office:value-type="float" office:value="191.7652" calcext:value-type="float">
            <text:p>191.7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0" calcext:value-type="float">
            <text:p>2410</text:p>
          </table:table-cell>
          <table:table-cell office:value-type="float" office:value="191.7573" calcext:value-type="float">
            <text:p>191.75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1" calcext:value-type="float">
            <text:p>2411</text:p>
          </table:table-cell>
          <table:table-cell office:value-type="float" office:value="191.7487" calcext:value-type="float">
            <text:p>191.74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2" calcext:value-type="float">
            <text:p>2412</text:p>
          </table:table-cell>
          <table:table-cell office:value-type="float" office:value="191.7572" calcext:value-type="float">
            <text:p>191.75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3" calcext:value-type="float">
            <text:p>2413</text:p>
          </table:table-cell>
          <table:table-cell office:value-type="float" office:value="191.7557" calcext:value-type="float">
            <text:p>191.75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4" calcext:value-type="float">
            <text:p>2414</text:p>
          </table:table-cell>
          <table:table-cell office:value-type="float" office:value="191.7531" calcext:value-type="float">
            <text:p>191.75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5" calcext:value-type="float">
            <text:p>2415</text:p>
          </table:table-cell>
          <table:table-cell office:value-type="float" office:value="191.7398" calcext:value-type="float">
            <text:p>191.73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6" calcext:value-type="float">
            <text:p>2416</text:p>
          </table:table-cell>
          <table:table-cell office:value-type="float" office:value="191.7189" calcext:value-type="float">
            <text:p>191.71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7" calcext:value-type="float">
            <text:p>2417</text:p>
          </table:table-cell>
          <table:table-cell office:value-type="float" office:value="191.7119" calcext:value-type="float">
            <text:p>191.7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8" calcext:value-type="float">
            <text:p>2418</text:p>
          </table:table-cell>
          <table:table-cell office:value-type="float" office:value="191.7202" calcext:value-type="float">
            <text:p>191.72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19" calcext:value-type="float">
            <text:p>2419</text:p>
          </table:table-cell>
          <table:table-cell office:value-type="float" office:value="191.7309" calcext:value-type="float">
            <text:p>191.73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0" calcext:value-type="float">
            <text:p>2420</text:p>
          </table:table-cell>
          <table:table-cell office:value-type="float" office:value="191.7028" calcext:value-type="float">
            <text:p>191.70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1" calcext:value-type="float">
            <text:p>2421</text:p>
          </table:table-cell>
          <table:table-cell office:value-type="float" office:value="191.7177" calcext:value-type="float">
            <text:p>191.71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2" calcext:value-type="float">
            <text:p>2422</text:p>
          </table:table-cell>
          <table:table-cell office:value-type="float" office:value="191.7199" calcext:value-type="float">
            <text:p>191.71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3" calcext:value-type="float">
            <text:p>2423</text:p>
          </table:table-cell>
          <table:table-cell office:value-type="float" office:value="191.7219" calcext:value-type="float">
            <text:p>191.72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4" calcext:value-type="float">
            <text:p>2424</text:p>
          </table:table-cell>
          <table:table-cell office:value-type="float" office:value="191.7197" calcext:value-type="float">
            <text:p>191.71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5" calcext:value-type="float">
            <text:p>2425</text:p>
          </table:table-cell>
          <table:table-cell office:value-type="float" office:value="191.7307" calcext:value-type="float">
            <text:p>191.73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6" calcext:value-type="float">
            <text:p>2426</text:p>
          </table:table-cell>
          <table:table-cell office:value-type="float" office:value="191.7109" calcext:value-type="float">
            <text:p>191.71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7" calcext:value-type="float">
            <text:p>2427</text:p>
          </table:table-cell>
          <table:table-cell office:value-type="float" office:value="191.6905" calcext:value-type="float">
            <text:p>191.69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8" calcext:value-type="float">
            <text:p>2428</text:p>
          </table:table-cell>
          <table:table-cell office:value-type="float" office:value="191.7057" calcext:value-type="float">
            <text:p>191.70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29" calcext:value-type="float">
            <text:p>2429</text:p>
          </table:table-cell>
          <table:table-cell office:value-type="float" office:value="191.7165" calcext:value-type="float">
            <text:p>191.71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0" calcext:value-type="float">
            <text:p>2430</text:p>
          </table:table-cell>
          <table:table-cell office:value-type="float" office:value="191.7202" calcext:value-type="float">
            <text:p>191.72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1" calcext:value-type="float">
            <text:p>2431</text:p>
          </table:table-cell>
          <table:table-cell office:value-type="float" office:value="191.6988" calcext:value-type="float">
            <text:p>191.69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2" calcext:value-type="float">
            <text:p>2432</text:p>
          </table:table-cell>
          <table:table-cell office:value-type="float" office:value="191.7096" calcext:value-type="float">
            <text:p>191.70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3" calcext:value-type="float">
            <text:p>2433</text:p>
          </table:table-cell>
          <table:table-cell office:value-type="float" office:value="191.7175" calcext:value-type="float">
            <text:p>191.71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4" calcext:value-type="float">
            <text:p>2434</text:p>
          </table:table-cell>
          <table:table-cell office:value-type="float" office:value="191.6925" calcext:value-type="float">
            <text:p>191.69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5" calcext:value-type="float">
            <text:p>2435</text:p>
          </table:table-cell>
          <table:table-cell office:value-type="float" office:value="191.705" calcext:value-type="float">
            <text:p>191.7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6" calcext:value-type="float">
            <text:p>2436</text:p>
          </table:table-cell>
          <table:table-cell office:value-type="float" office:value="191.7116" calcext:value-type="float">
            <text:p>191.71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7" calcext:value-type="float">
            <text:p>2437</text:p>
          </table:table-cell>
          <table:table-cell office:value-type="float" office:value="191.6959" calcext:value-type="float">
            <text:p>191.69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8" calcext:value-type="float">
            <text:p>2438</text:p>
          </table:table-cell>
          <table:table-cell office:value-type="float" office:value="191.6969" calcext:value-type="float">
            <text:p>191.69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39" calcext:value-type="float">
            <text:p>2439</text:p>
          </table:table-cell>
          <table:table-cell office:value-type="float" office:value="191.6674" calcext:value-type="float">
            <text:p>191.66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0" calcext:value-type="float">
            <text:p>2440</text:p>
          </table:table-cell>
          <table:table-cell office:value-type="float" office:value="191.709" calcext:value-type="float">
            <text:p>191.7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1" calcext:value-type="float">
            <text:p>2441</text:p>
          </table:table-cell>
          <table:table-cell office:value-type="float" office:value="191.6884" calcext:value-type="float">
            <text:p>191.68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2" calcext:value-type="float">
            <text:p>2442</text:p>
          </table:table-cell>
          <table:table-cell office:value-type="float" office:value="191.6661" calcext:value-type="float">
            <text:p>191.66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3" calcext:value-type="float">
            <text:p>2443</text:p>
          </table:table-cell>
          <table:table-cell office:value-type="float" office:value="191.6808" calcext:value-type="float">
            <text:p>191.68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4" calcext:value-type="float">
            <text:p>2444</text:p>
          </table:table-cell>
          <table:table-cell office:value-type="float" office:value="191.6753" calcext:value-type="float">
            <text:p>191.67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5" calcext:value-type="float">
            <text:p>2445</text:p>
          </table:table-cell>
          <table:table-cell office:value-type="float" office:value="191.6583" calcext:value-type="float">
            <text:p>191.65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6" calcext:value-type="float">
            <text:p>2446</text:p>
          </table:table-cell>
          <table:table-cell office:value-type="float" office:value="191.6634" calcext:value-type="float">
            <text:p>191.66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7" calcext:value-type="float">
            <text:p>2447</text:p>
          </table:table-cell>
          <table:table-cell office:value-type="float" office:value="191.6552" calcext:value-type="float">
            <text:p>191.65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8" calcext:value-type="float">
            <text:p>2448</text:p>
          </table:table-cell>
          <table:table-cell office:value-type="float" office:value="191.6778" calcext:value-type="float">
            <text:p>191.67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49" calcext:value-type="float">
            <text:p>2449</text:p>
          </table:table-cell>
          <table:table-cell office:value-type="float" office:value="191.6677" calcext:value-type="float">
            <text:p>191.66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0" calcext:value-type="float">
            <text:p>2450</text:p>
          </table:table-cell>
          <table:table-cell office:value-type="float" office:value="191.6561" calcext:value-type="float">
            <text:p>191.65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1" calcext:value-type="float">
            <text:p>2451</text:p>
          </table:table-cell>
          <table:table-cell office:value-type="float" office:value="191.6477" calcext:value-type="float">
            <text:p>191.64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2" calcext:value-type="float">
            <text:p>2452</text:p>
          </table:table-cell>
          <table:table-cell office:value-type="float" office:value="191.6614" calcext:value-type="float">
            <text:p>191.66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3" calcext:value-type="float">
            <text:p>2453</text:p>
          </table:table-cell>
          <table:table-cell office:value-type="float" office:value="191.6633" calcext:value-type="float">
            <text:p>191.66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4" calcext:value-type="float">
            <text:p>2454</text:p>
          </table:table-cell>
          <table:table-cell office:value-type="float" office:value="191.6528" calcext:value-type="float">
            <text:p>191.65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5" calcext:value-type="float">
            <text:p>2455</text:p>
          </table:table-cell>
          <table:table-cell office:value-type="float" office:value="191.6732" calcext:value-type="float">
            <text:p>191.67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6" calcext:value-type="float">
            <text:p>2456</text:p>
          </table:table-cell>
          <table:table-cell office:value-type="float" office:value="191.6411" calcext:value-type="float">
            <text:p>191.64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7" calcext:value-type="float">
            <text:p>2457</text:p>
          </table:table-cell>
          <table:table-cell office:value-type="float" office:value="191.6487" calcext:value-type="float">
            <text:p>191.64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8" calcext:value-type="float">
            <text:p>2458</text:p>
          </table:table-cell>
          <table:table-cell office:value-type="float" office:value="191.6152" calcext:value-type="float">
            <text:p>191.61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9" calcext:value-type="float">
            <text:p>2459</text:p>
          </table:table-cell>
          <table:table-cell office:value-type="float" office:value="191.6327" calcext:value-type="float">
            <text:p>191.63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0" calcext:value-type="float">
            <text:p>2460</text:p>
          </table:table-cell>
          <table:table-cell office:value-type="float" office:value="191.6217" calcext:value-type="float">
            <text:p>191.62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1" calcext:value-type="float">
            <text:p>2461</text:p>
          </table:table-cell>
          <table:table-cell office:value-type="float" office:value="191.6486" calcext:value-type="float">
            <text:p>191.64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2" calcext:value-type="float">
            <text:p>2462</text:p>
          </table:table-cell>
          <table:table-cell office:value-type="float" office:value="191.6445" calcext:value-type="float">
            <text:p>191.6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3" calcext:value-type="float">
            <text:p>2463</text:p>
          </table:table-cell>
          <table:table-cell office:value-type="float" office:value="191.6413" calcext:value-type="float">
            <text:p>191.64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4" calcext:value-type="float">
            <text:p>2464</text:p>
          </table:table-cell>
          <table:table-cell office:value-type="float" office:value="191.651" calcext:value-type="float">
            <text:p>191.6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5" calcext:value-type="float">
            <text:p>2465</text:p>
          </table:table-cell>
          <table:table-cell office:value-type="float" office:value="191.61" calcext:value-type="float">
            <text:p>191.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6" calcext:value-type="float">
            <text:p>2466</text:p>
          </table:table-cell>
          <table:table-cell office:value-type="float" office:value="191.6616" calcext:value-type="float">
            <text:p>191.66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7" calcext:value-type="float">
            <text:p>2467</text:p>
          </table:table-cell>
          <table:table-cell office:value-type="float" office:value="191.6222" calcext:value-type="float">
            <text:p>191.62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8" calcext:value-type="float">
            <text:p>2468</text:p>
          </table:table-cell>
          <table:table-cell office:value-type="float" office:value="191.6254" calcext:value-type="float">
            <text:p>191.62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69" calcext:value-type="float">
            <text:p>2469</text:p>
          </table:table-cell>
          <table:table-cell office:value-type="float" office:value="191.6169" calcext:value-type="float">
            <text:p>191.61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0" calcext:value-type="float">
            <text:p>2470</text:p>
          </table:table-cell>
          <table:table-cell office:value-type="float" office:value="191.6367" calcext:value-type="float">
            <text:p>191.6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1" calcext:value-type="float">
            <text:p>2471</text:p>
          </table:table-cell>
          <table:table-cell office:value-type="float" office:value="191.6379" calcext:value-type="float">
            <text:p>191.63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2" calcext:value-type="float">
            <text:p>2472</text:p>
          </table:table-cell>
          <table:table-cell office:value-type="float" office:value="191.5871" calcext:value-type="float">
            <text:p>191.58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3" calcext:value-type="float">
            <text:p>2473</text:p>
          </table:table-cell>
          <table:table-cell office:value-type="float" office:value="191.6392" calcext:value-type="float">
            <text:p>191.63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4" calcext:value-type="float">
            <text:p>2474</text:p>
          </table:table-cell>
          <table:table-cell office:value-type="float" office:value="191.6171" calcext:value-type="float">
            <text:p>191.61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5" calcext:value-type="float">
            <text:p>2475</text:p>
          </table:table-cell>
          <table:table-cell office:value-type="float" office:value="191.6452" calcext:value-type="float">
            <text:p>191.64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6" calcext:value-type="float">
            <text:p>2476</text:p>
          </table:table-cell>
          <table:table-cell office:value-type="float" office:value="191.6128" calcext:value-type="float">
            <text:p>191.61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7" calcext:value-type="float">
            <text:p>2477</text:p>
          </table:table-cell>
          <table:table-cell office:value-type="float" office:value="191.6191" calcext:value-type="float">
            <text:p>191.61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8" calcext:value-type="float">
            <text:p>2478</text:p>
          </table:table-cell>
          <table:table-cell office:value-type="float" office:value="191.6438" calcext:value-type="float">
            <text:p>191.64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79" calcext:value-type="float">
            <text:p>2479</text:p>
          </table:table-cell>
          <table:table-cell office:value-type="float" office:value="191.5887" calcext:value-type="float">
            <text:p>191.58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0" calcext:value-type="float">
            <text:p>2480</text:p>
          </table:table-cell>
          <table:table-cell office:value-type="float" office:value="191.6187" calcext:value-type="float">
            <text:p>191.61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1" calcext:value-type="float">
            <text:p>2481</text:p>
          </table:table-cell>
          <table:table-cell office:value-type="float" office:value="191.6214" calcext:value-type="float">
            <text:p>191.62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2" calcext:value-type="float">
            <text:p>2482</text:p>
          </table:table-cell>
          <table:table-cell office:value-type="float" office:value="191.6119" calcext:value-type="float">
            <text:p>191.6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3" calcext:value-type="float">
            <text:p>2483</text:p>
          </table:table-cell>
          <table:table-cell office:value-type="float" office:value="191.5926" calcext:value-type="float">
            <text:p>191.59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4" calcext:value-type="float">
            <text:p>2484</text:p>
          </table:table-cell>
          <table:table-cell office:value-type="float" office:value="191.5887" calcext:value-type="float">
            <text:p>191.58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5" calcext:value-type="float">
            <text:p>2485</text:p>
          </table:table-cell>
          <table:table-cell office:value-type="float" office:value="191.595" calcext:value-type="float">
            <text:p>191.5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6" calcext:value-type="float">
            <text:p>2486</text:p>
          </table:table-cell>
          <table:table-cell office:value-type="float" office:value="191.5829" calcext:value-type="float">
            <text:p>191.58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7" calcext:value-type="float">
            <text:p>2487</text:p>
          </table:table-cell>
          <table:table-cell office:value-type="float" office:value="191.6036" calcext:value-type="float">
            <text:p>191.60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8" calcext:value-type="float">
            <text:p>2488</text:p>
          </table:table-cell>
          <table:table-cell office:value-type="float" office:value="191.5919" calcext:value-type="float">
            <text:p>191.59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89" calcext:value-type="float">
            <text:p>2489</text:p>
          </table:table-cell>
          <table:table-cell office:value-type="float" office:value="191.5976" calcext:value-type="float">
            <text:p>191.59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0" calcext:value-type="float">
            <text:p>2490</text:p>
          </table:table-cell>
          <table:table-cell office:value-type="float" office:value="191.5737" calcext:value-type="float">
            <text:p>191.57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1" calcext:value-type="float">
            <text:p>2491</text:p>
          </table:table-cell>
          <table:table-cell office:value-type="float" office:value="191.5993" calcext:value-type="float">
            <text:p>191.59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2" calcext:value-type="float">
            <text:p>2492</text:p>
          </table:table-cell>
          <table:table-cell office:value-type="float" office:value="191.5967" calcext:value-type="float">
            <text:p>191.5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3" calcext:value-type="float">
            <text:p>2493</text:p>
          </table:table-cell>
          <table:table-cell office:value-type="float" office:value="191.5743" calcext:value-type="float">
            <text:p>191.57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4" calcext:value-type="float">
            <text:p>2494</text:p>
          </table:table-cell>
          <table:table-cell office:value-type="float" office:value="191.6098" calcext:value-type="float">
            <text:p>191.60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5" calcext:value-type="float">
            <text:p>2495</text:p>
          </table:table-cell>
          <table:table-cell office:value-type="float" office:value="191.5927" calcext:value-type="float">
            <text:p>191.59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6" calcext:value-type="float">
            <text:p>2496</text:p>
          </table:table-cell>
          <table:table-cell office:value-type="float" office:value="191.5738" calcext:value-type="float">
            <text:p>191.57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7" calcext:value-type="float">
            <text:p>2497</text:p>
          </table:table-cell>
          <table:table-cell office:value-type="float" office:value="191.5967" calcext:value-type="float">
            <text:p>191.5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8" calcext:value-type="float">
            <text:p>2498</text:p>
          </table:table-cell>
          <table:table-cell office:value-type="float" office:value="191.5729" calcext:value-type="float">
            <text:p>191.57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99" calcext:value-type="float">
            <text:p>2499</text:p>
          </table:table-cell>
          <table:table-cell office:value-type="float" office:value="191.5732" calcext:value-type="float">
            <text:p>191.57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191.5586" calcext:value-type="float">
            <text:p>191.55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1" calcext:value-type="float">
            <text:p>2501</text:p>
          </table:table-cell>
          <table:table-cell office:value-type="float" office:value="191.5748" calcext:value-type="float">
            <text:p>191.57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2" calcext:value-type="float">
            <text:p>2502</text:p>
          </table:table-cell>
          <table:table-cell office:value-type="float" office:value="191.5418" calcext:value-type="float">
            <text:p>191.54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3" calcext:value-type="float">
            <text:p>2503</text:p>
          </table:table-cell>
          <table:table-cell office:value-type="float" office:value="191.5439" calcext:value-type="float">
            <text:p>191.54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4" calcext:value-type="float">
            <text:p>2504</text:p>
          </table:table-cell>
          <table:table-cell office:value-type="float" office:value="191.5527" calcext:value-type="float">
            <text:p>191.55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5" calcext:value-type="float">
            <text:p>2505</text:p>
          </table:table-cell>
          <table:table-cell office:value-type="float" office:value="191.5703" calcext:value-type="float">
            <text:p>191.57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6" calcext:value-type="float">
            <text:p>2506</text:p>
          </table:table-cell>
          <table:table-cell office:value-type="float" office:value="191.573" calcext:value-type="float">
            <text:p>191.5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7" calcext:value-type="float">
            <text:p>2507</text:p>
          </table:table-cell>
          <table:table-cell office:value-type="float" office:value="191.5668" calcext:value-type="float">
            <text:p>191.56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8" calcext:value-type="float">
            <text:p>2508</text:p>
          </table:table-cell>
          <table:table-cell office:value-type="float" office:value="191.5475" calcext:value-type="float">
            <text:p>191.54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9" calcext:value-type="float">
            <text:p>2509</text:p>
          </table:table-cell>
          <table:table-cell office:value-type="float" office:value="191.5725" calcext:value-type="float">
            <text:p>191.57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0" calcext:value-type="float">
            <text:p>2510</text:p>
          </table:table-cell>
          <table:table-cell office:value-type="float" office:value="191.5103" calcext:value-type="float">
            <text:p>191.51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1" calcext:value-type="float">
            <text:p>2511</text:p>
          </table:table-cell>
          <table:table-cell office:value-type="float" office:value="191.5617" calcext:value-type="float">
            <text:p>191.56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2" calcext:value-type="float">
            <text:p>2512</text:p>
          </table:table-cell>
          <table:table-cell office:value-type="float" office:value="191.5507" calcext:value-type="float">
            <text:p>191.55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3" calcext:value-type="float">
            <text:p>2513</text:p>
          </table:table-cell>
          <table:table-cell office:value-type="float" office:value="191.5339" calcext:value-type="float">
            <text:p>191.53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4" calcext:value-type="float">
            <text:p>2514</text:p>
          </table:table-cell>
          <table:table-cell office:value-type="float" office:value="191.5521" calcext:value-type="float">
            <text:p>191.55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5" calcext:value-type="float">
            <text:p>2515</text:p>
          </table:table-cell>
          <table:table-cell office:value-type="float" office:value="191.5361" calcext:value-type="float">
            <text:p>191.53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6" calcext:value-type="float">
            <text:p>2516</text:p>
          </table:table-cell>
          <table:table-cell office:value-type="float" office:value="191.5426" calcext:value-type="float">
            <text:p>191.54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7" calcext:value-type="float">
            <text:p>2517</text:p>
          </table:table-cell>
          <table:table-cell office:value-type="float" office:value="191.5536" calcext:value-type="float">
            <text:p>191.55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8" calcext:value-type="float">
            <text:p>2518</text:p>
          </table:table-cell>
          <table:table-cell office:value-type="float" office:value="191.5097" calcext:value-type="float">
            <text:p>191.50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19" calcext:value-type="float">
            <text:p>2519</text:p>
          </table:table-cell>
          <table:table-cell office:value-type="float" office:value="191.5186" calcext:value-type="float">
            <text:p>191.51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0" calcext:value-type="float">
            <text:p>2520</text:p>
          </table:table-cell>
          <table:table-cell office:value-type="float" office:value="191.5459" calcext:value-type="float">
            <text:p>191.5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1" calcext:value-type="float">
            <text:p>2521</text:p>
          </table:table-cell>
          <table:table-cell office:value-type="float" office:value="191.5279" calcext:value-type="float">
            <text:p>191.52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2" calcext:value-type="float">
            <text:p>2522</text:p>
          </table:table-cell>
          <table:table-cell office:value-type="float" office:value="191.5165" calcext:value-type="float">
            <text:p>191.51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3" calcext:value-type="float">
            <text:p>2523</text:p>
          </table:table-cell>
          <table:table-cell office:value-type="float" office:value="191.5213" calcext:value-type="float">
            <text:p>191.52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4" calcext:value-type="float">
            <text:p>2524</text:p>
          </table:table-cell>
          <table:table-cell office:value-type="float" office:value="191.5153" calcext:value-type="float">
            <text:p>191.51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5" calcext:value-type="float">
            <text:p>2525</text:p>
          </table:table-cell>
          <table:table-cell office:value-type="float" office:value="191.528" calcext:value-type="float">
            <text:p>191.5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6" calcext:value-type="float">
            <text:p>2526</text:p>
          </table:table-cell>
          <table:table-cell office:value-type="float" office:value="191.5123" calcext:value-type="float">
            <text:p>191.51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7" calcext:value-type="float">
            <text:p>2527</text:p>
          </table:table-cell>
          <table:table-cell office:value-type="float" office:value="191.5303" calcext:value-type="float">
            <text:p>191.53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8" calcext:value-type="float">
            <text:p>2528</text:p>
          </table:table-cell>
          <table:table-cell office:value-type="float" office:value="191.5077" calcext:value-type="float">
            <text:p>191.50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29" calcext:value-type="float">
            <text:p>2529</text:p>
          </table:table-cell>
          <table:table-cell office:value-type="float" office:value="191.5176" calcext:value-type="float">
            <text:p>191.5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0" calcext:value-type="float">
            <text:p>2530</text:p>
          </table:table-cell>
          <table:table-cell office:value-type="float" office:value="191.5079" calcext:value-type="float">
            <text:p>191.5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1" calcext:value-type="float">
            <text:p>2531</text:p>
          </table:table-cell>
          <table:table-cell office:value-type="float" office:value="191.4937" calcext:value-type="float">
            <text:p>191.49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2" calcext:value-type="float">
            <text:p>2532</text:p>
          </table:table-cell>
          <table:table-cell office:value-type="float" office:value="191.501" calcext:value-type="float">
            <text:p>191.5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3" calcext:value-type="float">
            <text:p>2533</text:p>
          </table:table-cell>
          <table:table-cell office:value-type="float" office:value="191.5096" calcext:value-type="float">
            <text:p>191.50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4" calcext:value-type="float">
            <text:p>2534</text:p>
          </table:table-cell>
          <table:table-cell office:value-type="float" office:value="191.4957" calcext:value-type="float">
            <text:p>191.49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5" calcext:value-type="float">
            <text:p>2535</text:p>
          </table:table-cell>
          <table:table-cell office:value-type="float" office:value="191.4566" calcext:value-type="float">
            <text:p>191.45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6" calcext:value-type="float">
            <text:p>2536</text:p>
          </table:table-cell>
          <table:table-cell office:value-type="float" office:value="191.479" calcext:value-type="float">
            <text:p>191.4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7" calcext:value-type="float">
            <text:p>2537</text:p>
          </table:table-cell>
          <table:table-cell office:value-type="float" office:value="191.5254" calcext:value-type="float">
            <text:p>191.52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8" calcext:value-type="float">
            <text:p>2538</text:p>
          </table:table-cell>
          <table:table-cell office:value-type="float" office:value="191.4686" calcext:value-type="float">
            <text:p>191.46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39" calcext:value-type="float">
            <text:p>2539</text:p>
          </table:table-cell>
          <table:table-cell office:value-type="float" office:value="191.4962" calcext:value-type="float">
            <text:p>191.49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0" calcext:value-type="float">
            <text:p>2540</text:p>
          </table:table-cell>
          <table:table-cell office:value-type="float" office:value="191.5069" calcext:value-type="float">
            <text:p>191.50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1" calcext:value-type="float">
            <text:p>2541</text:p>
          </table:table-cell>
          <table:table-cell office:value-type="float" office:value="191.4879" calcext:value-type="float">
            <text:p>191.48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2" calcext:value-type="float">
            <text:p>2542</text:p>
          </table:table-cell>
          <table:table-cell office:value-type="float" office:value="191.4704" calcext:value-type="float">
            <text:p>191.4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3" calcext:value-type="float">
            <text:p>2543</text:p>
          </table:table-cell>
          <table:table-cell office:value-type="float" office:value="191.4808" calcext:value-type="float">
            <text:p>191.48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4" calcext:value-type="float">
            <text:p>2544</text:p>
          </table:table-cell>
          <table:table-cell office:value-type="float" office:value="191.4767" calcext:value-type="float">
            <text:p>191.47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5" calcext:value-type="float">
            <text:p>2545</text:p>
          </table:table-cell>
          <table:table-cell office:value-type="float" office:value="191.4638" calcext:value-type="float">
            <text:p>191.46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6" calcext:value-type="float">
            <text:p>2546</text:p>
          </table:table-cell>
          <table:table-cell office:value-type="float" office:value="191.4751" calcext:value-type="float">
            <text:p>191.47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7" calcext:value-type="float">
            <text:p>2547</text:p>
          </table:table-cell>
          <table:table-cell office:value-type="float" office:value="191.4784" calcext:value-type="float">
            <text:p>191.47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8" calcext:value-type="float">
            <text:p>2548</text:p>
          </table:table-cell>
          <table:table-cell office:value-type="float" office:value="191.4714" calcext:value-type="float">
            <text:p>191.47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49" calcext:value-type="float">
            <text:p>2549</text:p>
          </table:table-cell>
          <table:table-cell office:value-type="float" office:value="191.4751" calcext:value-type="float">
            <text:p>191.47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0" calcext:value-type="float">
            <text:p>2550</text:p>
          </table:table-cell>
          <table:table-cell office:value-type="float" office:value="191.4753" calcext:value-type="float">
            <text:p>191.47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1" calcext:value-type="float">
            <text:p>2551</text:p>
          </table:table-cell>
          <table:table-cell office:value-type="float" office:value="191.4897" calcext:value-type="float">
            <text:p>191.48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2" calcext:value-type="float">
            <text:p>2552</text:p>
          </table:table-cell>
          <table:table-cell office:value-type="float" office:value="191.476" calcext:value-type="float">
            <text:p>191.4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3" calcext:value-type="float">
            <text:p>2553</text:p>
          </table:table-cell>
          <table:table-cell office:value-type="float" office:value="191.4593" calcext:value-type="float">
            <text:p>191.45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4" calcext:value-type="float">
            <text:p>2554</text:p>
          </table:table-cell>
          <table:table-cell office:value-type="float" office:value="191.4665" calcext:value-type="float">
            <text:p>191.46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5" calcext:value-type="float">
            <text:p>2555</text:p>
          </table:table-cell>
          <table:table-cell office:value-type="float" office:value="191.484" calcext:value-type="float">
            <text:p>191.4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6" calcext:value-type="float">
            <text:p>2556</text:p>
          </table:table-cell>
          <table:table-cell office:value-type="float" office:value="191.4543" calcext:value-type="float">
            <text:p>191.45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7" calcext:value-type="float">
            <text:p>2557</text:p>
          </table:table-cell>
          <table:table-cell office:value-type="float" office:value="191.4759" calcext:value-type="float">
            <text:p>191.47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8" calcext:value-type="float">
            <text:p>2558</text:p>
          </table:table-cell>
          <table:table-cell office:value-type="float" office:value="191.4715" calcext:value-type="float">
            <text:p>191.47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9" calcext:value-type="float">
            <text:p>2559</text:p>
          </table:table-cell>
          <table:table-cell office:value-type="float" office:value="191.4639" calcext:value-type="float">
            <text:p>191.46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0" calcext:value-type="float">
            <text:p>2560</text:p>
          </table:table-cell>
          <table:table-cell office:value-type="float" office:value="191.4755" calcext:value-type="float">
            <text:p>191.47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1" calcext:value-type="float">
            <text:p>2561</text:p>
          </table:table-cell>
          <table:table-cell office:value-type="float" office:value="191.4518" calcext:value-type="float">
            <text:p>191.45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2" calcext:value-type="float">
            <text:p>2562</text:p>
          </table:table-cell>
          <table:table-cell office:value-type="float" office:value="191.4449" calcext:value-type="float">
            <text:p>191.44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3" calcext:value-type="float">
            <text:p>2563</text:p>
          </table:table-cell>
          <table:table-cell office:value-type="float" office:value="191.4418" calcext:value-type="float">
            <text:p>191.44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4" calcext:value-type="float">
            <text:p>2564</text:p>
          </table:table-cell>
          <table:table-cell office:value-type="float" office:value="191.4532" calcext:value-type="float">
            <text:p>191.45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5" calcext:value-type="float">
            <text:p>2565</text:p>
          </table:table-cell>
          <table:table-cell office:value-type="float" office:value="191.4391" calcext:value-type="float">
            <text:p>191.43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6" calcext:value-type="float">
            <text:p>2566</text:p>
          </table:table-cell>
          <table:table-cell office:value-type="float" office:value="191.4352" calcext:value-type="float">
            <text:p>191.43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7" calcext:value-type="float">
            <text:p>2567</text:p>
          </table:table-cell>
          <table:table-cell office:value-type="float" office:value="191.4479" calcext:value-type="float">
            <text:p>191.44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8" calcext:value-type="float">
            <text:p>2568</text:p>
          </table:table-cell>
          <table:table-cell office:value-type="float" office:value="191.4371" calcext:value-type="float">
            <text:p>191.43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69" calcext:value-type="float">
            <text:p>2569</text:p>
          </table:table-cell>
          <table:table-cell office:value-type="float" office:value="191.4521" calcext:value-type="float">
            <text:p>191.45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0" calcext:value-type="float">
            <text:p>2570</text:p>
          </table:table-cell>
          <table:table-cell office:value-type="float" office:value="191.4279" calcext:value-type="float">
            <text:p>191.42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1" calcext:value-type="float">
            <text:p>2571</text:p>
          </table:table-cell>
          <table:table-cell office:value-type="float" office:value="191.4472" calcext:value-type="float">
            <text:p>191.44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2" calcext:value-type="float">
            <text:p>2572</text:p>
          </table:table-cell>
          <table:table-cell office:value-type="float" office:value="191.4317" calcext:value-type="float">
            <text:p>191.43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3" calcext:value-type="float">
            <text:p>2573</text:p>
          </table:table-cell>
          <table:table-cell office:value-type="float" office:value="191.4428" calcext:value-type="float">
            <text:p>191.44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4" calcext:value-type="float">
            <text:p>2574</text:p>
          </table:table-cell>
          <table:table-cell office:value-type="float" office:value="191.4341" calcext:value-type="float">
            <text:p>191.43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5" calcext:value-type="float">
            <text:p>2575</text:p>
          </table:table-cell>
          <table:table-cell office:value-type="float" office:value="191.4266" calcext:value-type="float">
            <text:p>191.42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6" calcext:value-type="float">
            <text:p>2576</text:p>
          </table:table-cell>
          <table:table-cell office:value-type="float" office:value="191.4114" calcext:value-type="float">
            <text:p>191.41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7" calcext:value-type="float">
            <text:p>2577</text:p>
          </table:table-cell>
          <table:table-cell office:value-type="float" office:value="191.4273" calcext:value-type="float">
            <text:p>191.42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8" calcext:value-type="float">
            <text:p>2578</text:p>
          </table:table-cell>
          <table:table-cell office:value-type="float" office:value="191.4018" calcext:value-type="float">
            <text:p>191.40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79" calcext:value-type="float">
            <text:p>2579</text:p>
          </table:table-cell>
          <table:table-cell office:value-type="float" office:value="191.4219" calcext:value-type="float">
            <text:p>191.42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0" calcext:value-type="float">
            <text:p>2580</text:p>
          </table:table-cell>
          <table:table-cell office:value-type="float" office:value="191.4004" calcext:value-type="float">
            <text:p>191.40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1" calcext:value-type="float">
            <text:p>2581</text:p>
          </table:table-cell>
          <table:table-cell office:value-type="float" office:value="191.4257" calcext:value-type="float">
            <text:p>191.42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2" calcext:value-type="float">
            <text:p>2582</text:p>
          </table:table-cell>
          <table:table-cell office:value-type="float" office:value="191.4146" calcext:value-type="float">
            <text:p>191.41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3" calcext:value-type="float">
            <text:p>2583</text:p>
          </table:table-cell>
          <table:table-cell office:value-type="float" office:value="191.4079" calcext:value-type="float">
            <text:p>191.4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4" calcext:value-type="float">
            <text:p>2584</text:p>
          </table:table-cell>
          <table:table-cell office:value-type="float" office:value="191.4217" calcext:value-type="float">
            <text:p>191.42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5" calcext:value-type="float">
            <text:p>2585</text:p>
          </table:table-cell>
          <table:table-cell office:value-type="float" office:value="191.4343" calcext:value-type="float">
            <text:p>191.43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6" calcext:value-type="float">
            <text:p>2586</text:p>
          </table:table-cell>
          <table:table-cell office:value-type="float" office:value="191.4018" calcext:value-type="float">
            <text:p>191.40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7" calcext:value-type="float">
            <text:p>2587</text:p>
          </table:table-cell>
          <table:table-cell office:value-type="float" office:value="191.4168" calcext:value-type="float">
            <text:p>191.41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8" calcext:value-type="float">
            <text:p>2588</text:p>
          </table:table-cell>
          <table:table-cell office:value-type="float" office:value="191.3949" calcext:value-type="float">
            <text:p>191.39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89" calcext:value-type="float">
            <text:p>2589</text:p>
          </table:table-cell>
          <table:table-cell office:value-type="float" office:value="191.381" calcext:value-type="float">
            <text:p>191.3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0" calcext:value-type="float">
            <text:p>2590</text:p>
          </table:table-cell>
          <table:table-cell office:value-type="float" office:value="191.4055" calcext:value-type="float">
            <text:p>191.40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1" calcext:value-type="float">
            <text:p>2591</text:p>
          </table:table-cell>
          <table:table-cell office:value-type="float" office:value="191.4095" calcext:value-type="float">
            <text:p>191.40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2" calcext:value-type="float">
            <text:p>2592</text:p>
          </table:table-cell>
          <table:table-cell office:value-type="float" office:value="191.3863" calcext:value-type="float">
            <text:p>191.38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3" calcext:value-type="float">
            <text:p>2593</text:p>
          </table:table-cell>
          <table:table-cell office:value-type="float" office:value="191.3996" calcext:value-type="float">
            <text:p>191.39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4" calcext:value-type="float">
            <text:p>2594</text:p>
          </table:table-cell>
          <table:table-cell office:value-type="float" office:value="191.3999" calcext:value-type="float">
            <text:p>191.39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5" calcext:value-type="float">
            <text:p>2595</text:p>
          </table:table-cell>
          <table:table-cell office:value-type="float" office:value="191.3783" calcext:value-type="float">
            <text:p>191.37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6" calcext:value-type="float">
            <text:p>2596</text:p>
          </table:table-cell>
          <table:table-cell office:value-type="float" office:value="191.3753" calcext:value-type="float">
            <text:p>191.37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7" calcext:value-type="float">
            <text:p>2597</text:p>
          </table:table-cell>
          <table:table-cell office:value-type="float" office:value="191.3946" calcext:value-type="float">
            <text:p>191.3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8" calcext:value-type="float">
            <text:p>2598</text:p>
          </table:table-cell>
          <table:table-cell office:value-type="float" office:value="191.3631" calcext:value-type="float">
            <text:p>191.36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99" calcext:value-type="float">
            <text:p>2599</text:p>
          </table:table-cell>
          <table:table-cell office:value-type="float" office:value="191.3854" calcext:value-type="float">
            <text:p>191.38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0" calcext:value-type="float">
            <text:p>2600</text:p>
          </table:table-cell>
          <table:table-cell office:value-type="float" office:value="191.3747" calcext:value-type="float">
            <text:p>191.37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1" calcext:value-type="float">
            <text:p>2601</text:p>
          </table:table-cell>
          <table:table-cell office:value-type="float" office:value="191.3822" calcext:value-type="float">
            <text:p>191.38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2" calcext:value-type="float">
            <text:p>2602</text:p>
          </table:table-cell>
          <table:table-cell office:value-type="float" office:value="191.3779" calcext:value-type="float">
            <text:p>191.37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3" calcext:value-type="float">
            <text:p>2603</text:p>
          </table:table-cell>
          <table:table-cell office:value-type="float" office:value="191.3891" calcext:value-type="float">
            <text:p>191.38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4" calcext:value-type="float">
            <text:p>2604</text:p>
          </table:table-cell>
          <table:table-cell office:value-type="float" office:value="191.3497" calcext:value-type="float">
            <text:p>191.34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5" calcext:value-type="float">
            <text:p>2605</text:p>
          </table:table-cell>
          <table:table-cell office:value-type="float" office:value="191.3611" calcext:value-type="float">
            <text:p>191.36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6" calcext:value-type="float">
            <text:p>2606</text:p>
          </table:table-cell>
          <table:table-cell office:value-type="float" office:value="191.3824" calcext:value-type="float">
            <text:p>191.38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7" calcext:value-type="float">
            <text:p>2607</text:p>
          </table:table-cell>
          <table:table-cell office:value-type="float" office:value="191.3743" calcext:value-type="float">
            <text:p>191.37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8" calcext:value-type="float">
            <text:p>2608</text:p>
          </table:table-cell>
          <table:table-cell office:value-type="float" office:value="191.3664" calcext:value-type="float">
            <text:p>191.36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9" calcext:value-type="float">
            <text:p>2609</text:p>
          </table:table-cell>
          <table:table-cell office:value-type="float" office:value="191.366" calcext:value-type="float">
            <text:p>191.3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0" calcext:value-type="float">
            <text:p>2610</text:p>
          </table:table-cell>
          <table:table-cell office:value-type="float" office:value="191.3507" calcext:value-type="float">
            <text:p>191.35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1" calcext:value-type="float">
            <text:p>2611</text:p>
          </table:table-cell>
          <table:table-cell office:value-type="float" office:value="191.3575" calcext:value-type="float">
            <text:p>191.35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2" calcext:value-type="float">
            <text:p>2612</text:p>
          </table:table-cell>
          <table:table-cell office:value-type="float" office:value="191.3517" calcext:value-type="float">
            <text:p>191.35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3" calcext:value-type="float">
            <text:p>2613</text:p>
          </table:table-cell>
          <table:table-cell office:value-type="float" office:value="191.3375" calcext:value-type="float">
            <text:p>191.33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4" calcext:value-type="float">
            <text:p>2614</text:p>
          </table:table-cell>
          <table:table-cell office:value-type="float" office:value="191.3319" calcext:value-type="float">
            <text:p>191.33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5" calcext:value-type="float">
            <text:p>2615</text:p>
          </table:table-cell>
          <table:table-cell office:value-type="float" office:value="191.3483" calcext:value-type="float">
            <text:p>191.34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6" calcext:value-type="float">
            <text:p>2616</text:p>
          </table:table-cell>
          <table:table-cell office:value-type="float" office:value="191.3488" calcext:value-type="float">
            <text:p>191.34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7" calcext:value-type="float">
            <text:p>2617</text:p>
          </table:table-cell>
          <table:table-cell office:value-type="float" office:value="191.3685" calcext:value-type="float">
            <text:p>191.36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8" calcext:value-type="float">
            <text:p>2618</text:p>
          </table:table-cell>
          <table:table-cell office:value-type="float" office:value="191.3486" calcext:value-type="float">
            <text:p>191.34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19" calcext:value-type="float">
            <text:p>2619</text:p>
          </table:table-cell>
          <table:table-cell office:value-type="float" office:value="191.3458" calcext:value-type="float">
            <text:p>191.34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0" calcext:value-type="float">
            <text:p>2620</text:p>
          </table:table-cell>
          <table:table-cell office:value-type="float" office:value="191.352" calcext:value-type="float">
            <text:p>191.3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1" calcext:value-type="float">
            <text:p>2621</text:p>
          </table:table-cell>
          <table:table-cell office:value-type="float" office:value="191.3518" calcext:value-type="float">
            <text:p>191.35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2" calcext:value-type="float">
            <text:p>2622</text:p>
          </table:table-cell>
          <table:table-cell office:value-type="float" office:value="191.3342" calcext:value-type="float">
            <text:p>191.33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3" calcext:value-type="float">
            <text:p>2623</text:p>
          </table:table-cell>
          <table:table-cell office:value-type="float" office:value="191.3479" calcext:value-type="float">
            <text:p>191.34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4" calcext:value-type="float">
            <text:p>2624</text:p>
          </table:table-cell>
          <table:table-cell office:value-type="float" office:value="191.3227" calcext:value-type="float">
            <text:p>191.32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5" calcext:value-type="float">
            <text:p>2625</text:p>
          </table:table-cell>
          <table:table-cell office:value-type="float" office:value="191.327" calcext:value-type="float">
            <text:p>191.3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6" calcext:value-type="float">
            <text:p>2626</text:p>
          </table:table-cell>
          <table:table-cell office:value-type="float" office:value="191.3374" calcext:value-type="float">
            <text:p>191.33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7" calcext:value-type="float">
            <text:p>2627</text:p>
          </table:table-cell>
          <table:table-cell office:value-type="float" office:value="191.2828" calcext:value-type="float">
            <text:p>191.28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8" calcext:value-type="float">
            <text:p>2628</text:p>
          </table:table-cell>
          <table:table-cell office:value-type="float" office:value="191.3383" calcext:value-type="float">
            <text:p>191.33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29" calcext:value-type="float">
            <text:p>2629</text:p>
          </table:table-cell>
          <table:table-cell office:value-type="float" office:value="191.3465" calcext:value-type="float">
            <text:p>191.34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0" calcext:value-type="float">
            <text:p>2630</text:p>
          </table:table-cell>
          <table:table-cell office:value-type="float" office:value="191.3169" calcext:value-type="float">
            <text:p>191.31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1" calcext:value-type="float">
            <text:p>2631</text:p>
          </table:table-cell>
          <table:table-cell office:value-type="float" office:value="191.3352" calcext:value-type="float">
            <text:p>191.33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2" calcext:value-type="float">
            <text:p>2632</text:p>
          </table:table-cell>
          <table:table-cell office:value-type="float" office:value="191.3093" calcext:value-type="float">
            <text:p>191.30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3" calcext:value-type="float">
            <text:p>2633</text:p>
          </table:table-cell>
          <table:table-cell office:value-type="float" office:value="191.3396" calcext:value-type="float">
            <text:p>191.33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4" calcext:value-type="float">
            <text:p>2634</text:p>
          </table:table-cell>
          <table:table-cell office:value-type="float" office:value="191.3105" calcext:value-type="float">
            <text:p>191.31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5" calcext:value-type="float">
            <text:p>2635</text:p>
          </table:table-cell>
          <table:table-cell office:value-type="float" office:value="191.3176" calcext:value-type="float">
            <text:p>191.3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6" calcext:value-type="float">
            <text:p>2636</text:p>
          </table:table-cell>
          <table:table-cell office:value-type="float" office:value="191.3316" calcext:value-type="float">
            <text:p>191.33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7" calcext:value-type="float">
            <text:p>2637</text:p>
          </table:table-cell>
          <table:table-cell office:value-type="float" office:value="191.3185" calcext:value-type="float">
            <text:p>191.31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8" calcext:value-type="float">
            <text:p>2638</text:p>
          </table:table-cell>
          <table:table-cell office:value-type="float" office:value="191.3069" calcext:value-type="float">
            <text:p>191.30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39" calcext:value-type="float">
            <text:p>2639</text:p>
          </table:table-cell>
          <table:table-cell office:value-type="float" office:value="191.3257" calcext:value-type="float">
            <text:p>191.32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0" calcext:value-type="float">
            <text:p>2640</text:p>
          </table:table-cell>
          <table:table-cell office:value-type="float" office:value="191.2857" calcext:value-type="float">
            <text:p>191.28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1" calcext:value-type="float">
            <text:p>2641</text:p>
          </table:table-cell>
          <table:table-cell office:value-type="float" office:value="191.3028" calcext:value-type="float">
            <text:p>191.30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2" calcext:value-type="float">
            <text:p>2642</text:p>
          </table:table-cell>
          <table:table-cell office:value-type="float" office:value="191.2813" calcext:value-type="float">
            <text:p>191.28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3" calcext:value-type="float">
            <text:p>2643</text:p>
          </table:table-cell>
          <table:table-cell office:value-type="float" office:value="191.2946" calcext:value-type="float">
            <text:p>191.2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4" calcext:value-type="float">
            <text:p>2644</text:p>
          </table:table-cell>
          <table:table-cell office:value-type="float" office:value="191.2919" calcext:value-type="float">
            <text:p>191.29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5" calcext:value-type="float">
            <text:p>2645</text:p>
          </table:table-cell>
          <table:table-cell office:value-type="float" office:value="191.2768" calcext:value-type="float">
            <text:p>191.27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6" calcext:value-type="float">
            <text:p>2646</text:p>
          </table:table-cell>
          <table:table-cell office:value-type="float" office:value="191.3206" calcext:value-type="float">
            <text:p>191.32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7" calcext:value-type="float">
            <text:p>2647</text:p>
          </table:table-cell>
          <table:table-cell office:value-type="float" office:value="191.3192" calcext:value-type="float">
            <text:p>191.31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8" calcext:value-type="float">
            <text:p>2648</text:p>
          </table:table-cell>
          <table:table-cell office:value-type="float" office:value="191.3259" calcext:value-type="float">
            <text:p>191.32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49" calcext:value-type="float">
            <text:p>2649</text:p>
          </table:table-cell>
          <table:table-cell office:value-type="float" office:value="191.3068" calcext:value-type="float">
            <text:p>191.30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0" calcext:value-type="float">
            <text:p>2650</text:p>
          </table:table-cell>
          <table:table-cell office:value-type="float" office:value="191.2944" calcext:value-type="float">
            <text:p>191.29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1" calcext:value-type="float">
            <text:p>2651</text:p>
          </table:table-cell>
          <table:table-cell office:value-type="float" office:value="191.2724" calcext:value-type="float">
            <text:p>191.27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2" calcext:value-type="float">
            <text:p>2652</text:p>
          </table:table-cell>
          <table:table-cell office:value-type="float" office:value="191.2937" calcext:value-type="float">
            <text:p>191.29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3" calcext:value-type="float">
            <text:p>2653</text:p>
          </table:table-cell>
          <table:table-cell office:value-type="float" office:value="191.2872" calcext:value-type="float">
            <text:p>191.28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4" calcext:value-type="float">
            <text:p>2654</text:p>
          </table:table-cell>
          <table:table-cell office:value-type="float" office:value="191.2941" calcext:value-type="float">
            <text:p>191.29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5" calcext:value-type="float">
            <text:p>2655</text:p>
          </table:table-cell>
          <table:table-cell office:value-type="float" office:value="191.2893" calcext:value-type="float">
            <text:p>191.28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6" calcext:value-type="float">
            <text:p>2656</text:p>
          </table:table-cell>
          <table:table-cell office:value-type="float" office:value="191.2673" calcext:value-type="float">
            <text:p>191.26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7" calcext:value-type="float">
            <text:p>2657</text:p>
          </table:table-cell>
          <table:table-cell office:value-type="float" office:value="191.2769" calcext:value-type="float">
            <text:p>191.27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8" calcext:value-type="float">
            <text:p>2658</text:p>
          </table:table-cell>
          <table:table-cell office:value-type="float" office:value="191.2774" calcext:value-type="float">
            <text:p>191.27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9" calcext:value-type="float">
            <text:p>2659</text:p>
          </table:table-cell>
          <table:table-cell office:value-type="float" office:value="191.2877" calcext:value-type="float">
            <text:p>191.28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0" calcext:value-type="float">
            <text:p>2660</text:p>
          </table:table-cell>
          <table:table-cell office:value-type="float" office:value="191.2627" calcext:value-type="float">
            <text:p>191.26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1" calcext:value-type="float">
            <text:p>2661</text:p>
          </table:table-cell>
          <table:table-cell office:value-type="float" office:value="191.2684" calcext:value-type="float">
            <text:p>191.26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2" calcext:value-type="float">
            <text:p>2662</text:p>
          </table:table-cell>
          <table:table-cell office:value-type="float" office:value="191.2645" calcext:value-type="float">
            <text:p>191.26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3" calcext:value-type="float">
            <text:p>2663</text:p>
          </table:table-cell>
          <table:table-cell office:value-type="float" office:value="191.2729" calcext:value-type="float">
            <text:p>191.27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4" calcext:value-type="float">
            <text:p>2664</text:p>
          </table:table-cell>
          <table:table-cell office:value-type="float" office:value="191.2814" calcext:value-type="float">
            <text:p>191.28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5" calcext:value-type="float">
            <text:p>2665</text:p>
          </table:table-cell>
          <table:table-cell office:value-type="float" office:value="191.2836" calcext:value-type="float">
            <text:p>191.28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6" calcext:value-type="float">
            <text:p>2666</text:p>
          </table:table-cell>
          <table:table-cell office:value-type="float" office:value="191.2532" calcext:value-type="float">
            <text:p>191.25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7" calcext:value-type="float">
            <text:p>2667</text:p>
          </table:table-cell>
          <table:table-cell office:value-type="float" office:value="191.2571" calcext:value-type="float">
            <text:p>191.25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8" calcext:value-type="float">
            <text:p>2668</text:p>
          </table:table-cell>
          <table:table-cell office:value-type="float" office:value="191.2461" calcext:value-type="float">
            <text:p>191.24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69" calcext:value-type="float">
            <text:p>2669</text:p>
          </table:table-cell>
          <table:table-cell office:value-type="float" office:value="191.2555" calcext:value-type="float">
            <text:p>191.25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0" calcext:value-type="float">
            <text:p>2670</text:p>
          </table:table-cell>
          <table:table-cell office:value-type="float" office:value="191.2472" calcext:value-type="float">
            <text:p>191.24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1" calcext:value-type="float">
            <text:p>2671</text:p>
          </table:table-cell>
          <table:table-cell office:value-type="float" office:value="191.2496" calcext:value-type="float">
            <text:p>191.24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2" calcext:value-type="float">
            <text:p>2672</text:p>
          </table:table-cell>
          <table:table-cell office:value-type="float" office:value="191.2268" calcext:value-type="float">
            <text:p>191.22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3" calcext:value-type="float">
            <text:p>2673</text:p>
          </table:table-cell>
          <table:table-cell office:value-type="float" office:value="191.2739" calcext:value-type="float">
            <text:p>191.27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4" calcext:value-type="float">
            <text:p>2674</text:p>
          </table:table-cell>
          <table:table-cell office:value-type="float" office:value="191.2563" calcext:value-type="float">
            <text:p>191.25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5" calcext:value-type="float">
            <text:p>2675</text:p>
          </table:table-cell>
          <table:table-cell office:value-type="float" office:value="191.2261" calcext:value-type="float">
            <text:p>191.22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6" calcext:value-type="float">
            <text:p>2676</text:p>
          </table:table-cell>
          <table:table-cell office:value-type="float" office:value="191.2472" calcext:value-type="float">
            <text:p>191.24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7" calcext:value-type="float">
            <text:p>2677</text:p>
          </table:table-cell>
          <table:table-cell office:value-type="float" office:value="191.2537" calcext:value-type="float">
            <text:p>191.25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8" calcext:value-type="float">
            <text:p>2678</text:p>
          </table:table-cell>
          <table:table-cell office:value-type="float" office:value="191.238" calcext:value-type="float">
            <text:p>191.2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79" calcext:value-type="float">
            <text:p>2679</text:p>
          </table:table-cell>
          <table:table-cell office:value-type="float" office:value="191.2198" calcext:value-type="float">
            <text:p>191.21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0" calcext:value-type="float">
            <text:p>2680</text:p>
          </table:table-cell>
          <table:table-cell office:value-type="float" office:value="191.2356" calcext:value-type="float">
            <text:p>191.23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1" calcext:value-type="float">
            <text:p>2681</text:p>
          </table:table-cell>
          <table:table-cell office:value-type="float" office:value="191.2123" calcext:value-type="float">
            <text:p>191.21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2" calcext:value-type="float">
            <text:p>2682</text:p>
          </table:table-cell>
          <table:table-cell office:value-type="float" office:value="191.2414" calcext:value-type="float">
            <text:p>191.24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3" calcext:value-type="float">
            <text:p>2683</text:p>
          </table:table-cell>
          <table:table-cell office:value-type="float" office:value="191.2212" calcext:value-type="float">
            <text:p>191.22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4" calcext:value-type="float">
            <text:p>2684</text:p>
          </table:table-cell>
          <table:table-cell office:value-type="float" office:value="191.2342" calcext:value-type="float">
            <text:p>191.23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5" calcext:value-type="float">
            <text:p>2685</text:p>
          </table:table-cell>
          <table:table-cell office:value-type="float" office:value="191.2532" calcext:value-type="float">
            <text:p>191.25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6" calcext:value-type="float">
            <text:p>2686</text:p>
          </table:table-cell>
          <table:table-cell office:value-type="float" office:value="191.2318" calcext:value-type="float">
            <text:p>191.23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7" calcext:value-type="float">
            <text:p>2687</text:p>
          </table:table-cell>
          <table:table-cell office:value-type="float" office:value="191.2192" calcext:value-type="float">
            <text:p>191.21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8" calcext:value-type="float">
            <text:p>2688</text:p>
          </table:table-cell>
          <table:table-cell office:value-type="float" office:value="191.2255" calcext:value-type="float">
            <text:p>191.22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89" calcext:value-type="float">
            <text:p>2689</text:p>
          </table:table-cell>
          <table:table-cell office:value-type="float" office:value="191.2179" calcext:value-type="float">
            <text:p>191.21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0" calcext:value-type="float">
            <text:p>2690</text:p>
          </table:table-cell>
          <table:table-cell office:value-type="float" office:value="191.2154" calcext:value-type="float">
            <text:p>191.2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1" calcext:value-type="float">
            <text:p>2691</text:p>
          </table:table-cell>
          <table:table-cell office:value-type="float" office:value="191.2527" calcext:value-type="float">
            <text:p>191.25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2" calcext:value-type="float">
            <text:p>2692</text:p>
          </table:table-cell>
          <table:table-cell office:value-type="float" office:value="191.2019" calcext:value-type="float">
            <text:p>191.20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3" calcext:value-type="float">
            <text:p>2693</text:p>
          </table:table-cell>
          <table:table-cell office:value-type="float" office:value="191.1987" calcext:value-type="float">
            <text:p>191.19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4" calcext:value-type="float">
            <text:p>2694</text:p>
          </table:table-cell>
          <table:table-cell office:value-type="float" office:value="191.226" calcext:value-type="float">
            <text:p>191.2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5" calcext:value-type="float">
            <text:p>2695</text:p>
          </table:table-cell>
          <table:table-cell office:value-type="float" office:value="191.2138" calcext:value-type="float">
            <text:p>191.21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6" calcext:value-type="float">
            <text:p>2696</text:p>
          </table:table-cell>
          <table:table-cell office:value-type="float" office:value="191.2244" calcext:value-type="float">
            <text:p>191.2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7" calcext:value-type="float">
            <text:p>2697</text:p>
          </table:table-cell>
          <table:table-cell office:value-type="float" office:value="191.1994" calcext:value-type="float">
            <text:p>191.19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8" calcext:value-type="float">
            <text:p>2698</text:p>
          </table:table-cell>
          <table:table-cell office:value-type="float" office:value="191.2087" calcext:value-type="float">
            <text:p>191.20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99" calcext:value-type="float">
            <text:p>2699</text:p>
          </table:table-cell>
          <table:table-cell office:value-type="float" office:value="191.2036" calcext:value-type="float">
            <text:p>191.20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0" calcext:value-type="float">
            <text:p>2700</text:p>
          </table:table-cell>
          <table:table-cell office:value-type="float" office:value="191.213" calcext:value-type="float">
            <text:p>191.2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1" calcext:value-type="float">
            <text:p>2701</text:p>
          </table:table-cell>
          <table:table-cell office:value-type="float" office:value="191.1941" calcext:value-type="float">
            <text:p>191.19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2" calcext:value-type="float">
            <text:p>2702</text:p>
          </table:table-cell>
          <table:table-cell office:value-type="float" office:value="191.2039" calcext:value-type="float">
            <text:p>191.20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3" calcext:value-type="float">
            <text:p>2703</text:p>
          </table:table-cell>
          <table:table-cell office:value-type="float" office:value="191.2176" calcext:value-type="float">
            <text:p>191.2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4" calcext:value-type="float">
            <text:p>2704</text:p>
          </table:table-cell>
          <table:table-cell office:value-type="float" office:value="191.1996" calcext:value-type="float">
            <text:p>191.19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5" calcext:value-type="float">
            <text:p>2705</text:p>
          </table:table-cell>
          <table:table-cell office:value-type="float" office:value="191.1799" calcext:value-type="float">
            <text:p>191.17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6" calcext:value-type="float">
            <text:p>2706</text:p>
          </table:table-cell>
          <table:table-cell office:value-type="float" office:value="191.2006" calcext:value-type="float">
            <text:p>191.20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7" calcext:value-type="float">
            <text:p>2707</text:p>
          </table:table-cell>
          <table:table-cell office:value-type="float" office:value="191.1652" calcext:value-type="float">
            <text:p>191.1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8" calcext:value-type="float">
            <text:p>2708</text:p>
          </table:table-cell>
          <table:table-cell office:value-type="float" office:value="191.1892" calcext:value-type="float">
            <text:p>191.18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9" calcext:value-type="float">
            <text:p>2709</text:p>
          </table:table-cell>
          <table:table-cell office:value-type="float" office:value="191.1627" calcext:value-type="float">
            <text:p>191.16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0" calcext:value-type="float">
            <text:p>2710</text:p>
          </table:table-cell>
          <table:table-cell office:value-type="float" office:value="191.1571" calcext:value-type="float">
            <text:p>191.15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1" calcext:value-type="float">
            <text:p>2711</text:p>
          </table:table-cell>
          <table:table-cell office:value-type="float" office:value="191.1786" calcext:value-type="float">
            <text:p>191.17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2" calcext:value-type="float">
            <text:p>2712</text:p>
          </table:table-cell>
          <table:table-cell office:value-type="float" office:value="191.1746" calcext:value-type="float">
            <text:p>191.17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3" calcext:value-type="float">
            <text:p>2713</text:p>
          </table:table-cell>
          <table:table-cell office:value-type="float" office:value="191.1868" calcext:value-type="float">
            <text:p>191.18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4" calcext:value-type="float">
            <text:p>2714</text:p>
          </table:table-cell>
          <table:table-cell office:value-type="float" office:value="191.1895" calcext:value-type="float">
            <text:p>191.18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5" calcext:value-type="float">
            <text:p>2715</text:p>
          </table:table-cell>
          <table:table-cell office:value-type="float" office:value="191.1869" calcext:value-type="float">
            <text:p>191.18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6" calcext:value-type="float">
            <text:p>2716</text:p>
          </table:table-cell>
          <table:table-cell office:value-type="float" office:value="191.1775" calcext:value-type="float">
            <text:p>191.17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7" calcext:value-type="float">
            <text:p>2717</text:p>
          </table:table-cell>
          <table:table-cell office:value-type="float" office:value="191.1756" calcext:value-type="float">
            <text:p>191.17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8" calcext:value-type="float">
            <text:p>2718</text:p>
          </table:table-cell>
          <table:table-cell office:value-type="float" office:value="191.1803" calcext:value-type="float">
            <text:p>191.18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19" calcext:value-type="float">
            <text:p>2719</text:p>
          </table:table-cell>
          <table:table-cell office:value-type="float" office:value="191.1793" calcext:value-type="float">
            <text:p>191.17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0" calcext:value-type="float">
            <text:p>2720</text:p>
          </table:table-cell>
          <table:table-cell office:value-type="float" office:value="191.1532" calcext:value-type="float">
            <text:p>191.15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1" calcext:value-type="float">
            <text:p>2721</text:p>
          </table:table-cell>
          <table:table-cell office:value-type="float" office:value="191.1459" calcext:value-type="float">
            <text:p>191.1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2" calcext:value-type="float">
            <text:p>2722</text:p>
          </table:table-cell>
          <table:table-cell office:value-type="float" office:value="191.1533" calcext:value-type="float">
            <text:p>191.15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3" calcext:value-type="float">
            <text:p>2723</text:p>
          </table:table-cell>
          <table:table-cell office:value-type="float" office:value="191.1473" calcext:value-type="float">
            <text:p>191.14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4" calcext:value-type="float">
            <text:p>2724</text:p>
          </table:table-cell>
          <table:table-cell office:value-type="float" office:value="191.1537" calcext:value-type="float">
            <text:p>191.15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5" calcext:value-type="float">
            <text:p>2725</text:p>
          </table:table-cell>
          <table:table-cell office:value-type="float" office:value="191.1312" calcext:value-type="float">
            <text:p>191.13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6" calcext:value-type="float">
            <text:p>2726</text:p>
          </table:table-cell>
          <table:table-cell office:value-type="float" office:value="191.1542" calcext:value-type="float">
            <text:p>191.15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7" calcext:value-type="float">
            <text:p>2727</text:p>
          </table:table-cell>
          <table:table-cell office:value-type="float" office:value="191.1683" calcext:value-type="float">
            <text:p>191.16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8" calcext:value-type="float">
            <text:p>2728</text:p>
          </table:table-cell>
          <table:table-cell office:value-type="float" office:value="191.1447" calcext:value-type="float">
            <text:p>191.14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29" calcext:value-type="float">
            <text:p>2729</text:p>
          </table:table-cell>
          <table:table-cell office:value-type="float" office:value="191.14" calcext:value-type="float">
            <text:p>191.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0" calcext:value-type="float">
            <text:p>2730</text:p>
          </table:table-cell>
          <table:table-cell office:value-type="float" office:value="191.1704" calcext:value-type="float">
            <text:p>191.1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1" calcext:value-type="float">
            <text:p>2731</text:p>
          </table:table-cell>
          <table:table-cell office:value-type="float" office:value="191.1473" calcext:value-type="float">
            <text:p>191.14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2" calcext:value-type="float">
            <text:p>2732</text:p>
          </table:table-cell>
          <table:table-cell office:value-type="float" office:value="191.1389" calcext:value-type="float">
            <text:p>191.13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3" calcext:value-type="float">
            <text:p>2733</text:p>
          </table:table-cell>
          <table:table-cell office:value-type="float" office:value="191.1398" calcext:value-type="float">
            <text:p>191.13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4" calcext:value-type="float">
            <text:p>2734</text:p>
          </table:table-cell>
          <table:table-cell office:value-type="float" office:value="191.1674" calcext:value-type="float">
            <text:p>191.16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5" calcext:value-type="float">
            <text:p>2735</text:p>
          </table:table-cell>
          <table:table-cell office:value-type="float" office:value="191.119" calcext:value-type="float">
            <text:p>191.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6" calcext:value-type="float">
            <text:p>2736</text:p>
          </table:table-cell>
          <table:table-cell office:value-type="float" office:value="191.1202" calcext:value-type="float">
            <text:p>191.12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7" calcext:value-type="float">
            <text:p>2737</text:p>
          </table:table-cell>
          <table:table-cell office:value-type="float" office:value="191.1499" calcext:value-type="float">
            <text:p>191.14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8" calcext:value-type="float">
            <text:p>2738</text:p>
          </table:table-cell>
          <table:table-cell office:value-type="float" office:value="191.1652" calcext:value-type="float">
            <text:p>191.1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39" calcext:value-type="float">
            <text:p>2739</text:p>
          </table:table-cell>
          <table:table-cell office:value-type="float" office:value="191.1484" calcext:value-type="float">
            <text:p>191.14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0" calcext:value-type="float">
            <text:p>2740</text:p>
          </table:table-cell>
          <table:table-cell office:value-type="float" office:value="191.1256" calcext:value-type="float">
            <text:p>191.12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1" calcext:value-type="float">
            <text:p>2741</text:p>
          </table:table-cell>
          <table:table-cell office:value-type="float" office:value="191.1255" calcext:value-type="float">
            <text:p>191.12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2" calcext:value-type="float">
            <text:p>2742</text:p>
          </table:table-cell>
          <table:table-cell office:value-type="float" office:value="191.137" calcext:value-type="float">
            <text:p>191.1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3" calcext:value-type="float">
            <text:p>2743</text:p>
          </table:table-cell>
          <table:table-cell office:value-type="float" office:value="191.1412" calcext:value-type="float">
            <text:p>191.14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4" calcext:value-type="float">
            <text:p>2744</text:p>
          </table:table-cell>
          <table:table-cell office:value-type="float" office:value="191.1452" calcext:value-type="float">
            <text:p>191.14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5" calcext:value-type="float">
            <text:p>2745</text:p>
          </table:table-cell>
          <table:table-cell office:value-type="float" office:value="191.1256" calcext:value-type="float">
            <text:p>191.12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6" calcext:value-type="float">
            <text:p>2746</text:p>
          </table:table-cell>
          <table:table-cell office:value-type="float" office:value="191.1084" calcext:value-type="float">
            <text:p>191.10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7" calcext:value-type="float">
            <text:p>2747</text:p>
          </table:table-cell>
          <table:table-cell office:value-type="float" office:value="191.1287" calcext:value-type="float">
            <text:p>191.12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8" calcext:value-type="float">
            <text:p>2748</text:p>
          </table:table-cell>
          <table:table-cell office:value-type="float" office:value="191.1318" calcext:value-type="float">
            <text:p>191.13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49" calcext:value-type="float">
            <text:p>2749</text:p>
          </table:table-cell>
          <table:table-cell office:value-type="float" office:value="191.1176" calcext:value-type="float">
            <text:p>191.11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0" calcext:value-type="float">
            <text:p>2750</text:p>
          </table:table-cell>
          <table:table-cell office:value-type="float" office:value="191.1004" calcext:value-type="float">
            <text:p>191.10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1" calcext:value-type="float">
            <text:p>2751</text:p>
          </table:table-cell>
          <table:table-cell office:value-type="float" office:value="191.1221" calcext:value-type="float">
            <text:p>191.12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2" calcext:value-type="float">
            <text:p>2752</text:p>
          </table:table-cell>
          <table:table-cell office:value-type="float" office:value="191.1082" calcext:value-type="float">
            <text:p>191.10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3" calcext:value-type="float">
            <text:p>2753</text:p>
          </table:table-cell>
          <table:table-cell office:value-type="float" office:value="191.1179" calcext:value-type="float">
            <text:p>191.11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4" calcext:value-type="float">
            <text:p>2754</text:p>
          </table:table-cell>
          <table:table-cell office:value-type="float" office:value="191.1119" calcext:value-type="float">
            <text:p>191.1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5" calcext:value-type="float">
            <text:p>2755</text:p>
          </table:table-cell>
          <table:table-cell office:value-type="float" office:value="191.1064" calcext:value-type="float">
            <text:p>191.10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6" calcext:value-type="float">
            <text:p>2756</text:p>
          </table:table-cell>
          <table:table-cell office:value-type="float" office:value="191.0561" calcext:value-type="float">
            <text:p>191.05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7" calcext:value-type="float">
            <text:p>2757</text:p>
          </table:table-cell>
          <table:table-cell office:value-type="float" office:value="191.091" calcext:value-type="float">
            <text:p>191.0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8" calcext:value-type="float">
            <text:p>2758</text:p>
          </table:table-cell>
          <table:table-cell office:value-type="float" office:value="191.1059" calcext:value-type="float">
            <text:p>191.10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9" calcext:value-type="float">
            <text:p>2759</text:p>
          </table:table-cell>
          <table:table-cell office:value-type="float" office:value="191.1068" calcext:value-type="float">
            <text:p>191.10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0" calcext:value-type="float">
            <text:p>2760</text:p>
          </table:table-cell>
          <table:table-cell office:value-type="float" office:value="191.1049" calcext:value-type="float">
            <text:p>191.10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1" calcext:value-type="float">
            <text:p>2761</text:p>
          </table:table-cell>
          <table:table-cell office:value-type="float" office:value="191.0891" calcext:value-type="float">
            <text:p>191.08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2" calcext:value-type="float">
            <text:p>2762</text:p>
          </table:table-cell>
          <table:table-cell office:value-type="float" office:value="191.1019" calcext:value-type="float">
            <text:p>191.10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3" calcext:value-type="float">
            <text:p>2763</text:p>
          </table:table-cell>
          <table:table-cell office:value-type="float" office:value="191.1073" calcext:value-type="float">
            <text:p>191.10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4" calcext:value-type="float">
            <text:p>2764</text:p>
          </table:table-cell>
          <table:table-cell office:value-type="float" office:value="191.0886" calcext:value-type="float">
            <text:p>191.08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5" calcext:value-type="float">
            <text:p>2765</text:p>
          </table:table-cell>
          <table:table-cell office:value-type="float" office:value="191.0769" calcext:value-type="float">
            <text:p>191.07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6" calcext:value-type="float">
            <text:p>2766</text:p>
          </table:table-cell>
          <table:table-cell office:value-type="float" office:value="191.1073" calcext:value-type="float">
            <text:p>191.10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7" calcext:value-type="float">
            <text:p>2767</text:p>
          </table:table-cell>
          <table:table-cell office:value-type="float" office:value="191.0687" calcext:value-type="float">
            <text:p>191.06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8" calcext:value-type="float">
            <text:p>2768</text:p>
          </table:table-cell>
          <table:table-cell office:value-type="float" office:value="191.1131" calcext:value-type="float">
            <text:p>191.11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69" calcext:value-type="float">
            <text:p>2769</text:p>
          </table:table-cell>
          <table:table-cell office:value-type="float" office:value="191.0823" calcext:value-type="float">
            <text:p>191.08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0" calcext:value-type="float">
            <text:p>2770</text:p>
          </table:table-cell>
          <table:table-cell office:value-type="float" office:value="191.0909" calcext:value-type="float">
            <text:p>191.09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1" calcext:value-type="float">
            <text:p>2771</text:p>
          </table:table-cell>
          <table:table-cell office:value-type="float" office:value="191.1007" calcext:value-type="float">
            <text:p>191.10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2" calcext:value-type="float">
            <text:p>2772</text:p>
          </table:table-cell>
          <table:table-cell office:value-type="float" office:value="191.0929" calcext:value-type="float">
            <text:p>191.09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3" calcext:value-type="float">
            <text:p>2773</text:p>
          </table:table-cell>
          <table:table-cell office:value-type="float" office:value="191.0708" calcext:value-type="float">
            <text:p>191.07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4" calcext:value-type="float">
            <text:p>2774</text:p>
          </table:table-cell>
          <table:table-cell office:value-type="float" office:value="191.0905" calcext:value-type="float">
            <text:p>191.09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5" calcext:value-type="float">
            <text:p>2775</text:p>
          </table:table-cell>
          <table:table-cell office:value-type="float" office:value="191.0883" calcext:value-type="float">
            <text:p>191.08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6" calcext:value-type="float">
            <text:p>2776</text:p>
          </table:table-cell>
          <table:table-cell office:value-type="float" office:value="191.0777" calcext:value-type="float">
            <text:p>191.07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7" calcext:value-type="float">
            <text:p>2777</text:p>
          </table:table-cell>
          <table:table-cell office:value-type="float" office:value="191.081" calcext:value-type="float">
            <text:p>191.0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8" calcext:value-type="float">
            <text:p>2778</text:p>
          </table:table-cell>
          <table:table-cell office:value-type="float" office:value="191.0555" calcext:value-type="float">
            <text:p>191.05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79" calcext:value-type="float">
            <text:p>2779</text:p>
          </table:table-cell>
          <table:table-cell office:value-type="float" office:value="191.0841" calcext:value-type="float">
            <text:p>191.08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0" calcext:value-type="float">
            <text:p>2780</text:p>
          </table:table-cell>
          <table:table-cell office:value-type="float" office:value="191.0736" calcext:value-type="float">
            <text:p>191.07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1" calcext:value-type="float">
            <text:p>2781</text:p>
          </table:table-cell>
          <table:table-cell office:value-type="float" office:value="191.0661" calcext:value-type="float">
            <text:p>191.06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2" calcext:value-type="float">
            <text:p>2782</text:p>
          </table:table-cell>
          <table:table-cell office:value-type="float" office:value="191.0421" calcext:value-type="float">
            <text:p>191.04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3" calcext:value-type="float">
            <text:p>2783</text:p>
          </table:table-cell>
          <table:table-cell office:value-type="float" office:value="191.0641" calcext:value-type="float">
            <text:p>191.06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4" calcext:value-type="float">
            <text:p>2784</text:p>
          </table:table-cell>
          <table:table-cell office:value-type="float" office:value="191.0671" calcext:value-type="float">
            <text:p>191.06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5" calcext:value-type="float">
            <text:p>2785</text:p>
          </table:table-cell>
          <table:table-cell office:value-type="float" office:value="191.0509" calcext:value-type="float">
            <text:p>191.05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6" calcext:value-type="float">
            <text:p>2786</text:p>
          </table:table-cell>
          <table:table-cell office:value-type="float" office:value="191.0697" calcext:value-type="float">
            <text:p>191.06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7" calcext:value-type="float">
            <text:p>2787</text:p>
          </table:table-cell>
          <table:table-cell office:value-type="float" office:value="191.0527" calcext:value-type="float">
            <text:p>191.05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8" calcext:value-type="float">
            <text:p>2788</text:p>
          </table:table-cell>
          <table:table-cell office:value-type="float" office:value="191.0658" calcext:value-type="float">
            <text:p>191.06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89" calcext:value-type="float">
            <text:p>2789</text:p>
          </table:table-cell>
          <table:table-cell office:value-type="float" office:value="191.0408" calcext:value-type="float">
            <text:p>191.04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0" calcext:value-type="float">
            <text:p>2790</text:p>
          </table:table-cell>
          <table:table-cell office:value-type="float" office:value="191.0431" calcext:value-type="float">
            <text:p>191.04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1" calcext:value-type="float">
            <text:p>2791</text:p>
          </table:table-cell>
          <table:table-cell office:value-type="float" office:value="191.0582" calcext:value-type="float">
            <text:p>191.05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2" calcext:value-type="float">
            <text:p>2792</text:p>
          </table:table-cell>
          <table:table-cell office:value-type="float" office:value="191.0291" calcext:value-type="float">
            <text:p>191.02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3" calcext:value-type="float">
            <text:p>2793</text:p>
          </table:table-cell>
          <table:table-cell office:value-type="float" office:value="191.0318" calcext:value-type="float">
            <text:p>191.03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4" calcext:value-type="float">
            <text:p>2794</text:p>
          </table:table-cell>
          <table:table-cell office:value-type="float" office:value="191.0342" calcext:value-type="float">
            <text:p>191.03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5" calcext:value-type="float">
            <text:p>2795</text:p>
          </table:table-cell>
          <table:table-cell office:value-type="float" office:value="191.0459" calcext:value-type="float">
            <text:p>191.0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6" calcext:value-type="float">
            <text:p>2796</text:p>
          </table:table-cell>
          <table:table-cell office:value-type="float" office:value="191.0563" calcext:value-type="float">
            <text:p>191.05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7" calcext:value-type="float">
            <text:p>2797</text:p>
          </table:table-cell>
          <table:table-cell office:value-type="float" office:value="191.0594" calcext:value-type="float">
            <text:p>191.05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8" calcext:value-type="float">
            <text:p>2798</text:p>
          </table:table-cell>
          <table:table-cell office:value-type="float" office:value="191.0282" calcext:value-type="float">
            <text:p>191.02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99" calcext:value-type="float">
            <text:p>2799</text:p>
          </table:table-cell>
          <table:table-cell office:value-type="float" office:value="191.0519" calcext:value-type="float">
            <text:p>191.05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0" calcext:value-type="float">
            <text:p>2800</text:p>
          </table:table-cell>
          <table:table-cell office:value-type="float" office:value="191.0308" calcext:value-type="float">
            <text:p>191.03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1" calcext:value-type="float">
            <text:p>2801</text:p>
          </table:table-cell>
          <table:table-cell office:value-type="float" office:value="191.0059" calcext:value-type="float">
            <text:p>191.00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2" calcext:value-type="float">
            <text:p>2802</text:p>
          </table:table-cell>
          <table:table-cell office:value-type="float" office:value="191.0087" calcext:value-type="float">
            <text:p>191.00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3" calcext:value-type="float">
            <text:p>2803</text:p>
          </table:table-cell>
          <table:table-cell office:value-type="float" office:value="191.0203" calcext:value-type="float">
            <text:p>191.02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4" calcext:value-type="float">
            <text:p>2804</text:p>
          </table:table-cell>
          <table:table-cell office:value-type="float" office:value="191.0389" calcext:value-type="float">
            <text:p>191.03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5" calcext:value-type="float">
            <text:p>2805</text:p>
          </table:table-cell>
          <table:table-cell office:value-type="float" office:value="191.0145" calcext:value-type="float">
            <text:p>191.01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6" calcext:value-type="float">
            <text:p>2806</text:p>
          </table:table-cell>
          <table:table-cell office:value-type="float" office:value="191.0302" calcext:value-type="float">
            <text:p>191.03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7" calcext:value-type="float">
            <text:p>2807</text:p>
          </table:table-cell>
          <table:table-cell office:value-type="float" office:value="191.0313" calcext:value-type="float">
            <text:p>191.03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8" calcext:value-type="float">
            <text:p>2808</text:p>
          </table:table-cell>
          <table:table-cell office:value-type="float" office:value="191.0343" calcext:value-type="float">
            <text:p>191.03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9" calcext:value-type="float">
            <text:p>2809</text:p>
          </table:table-cell>
          <table:table-cell office:value-type="float" office:value="190.9987" calcext:value-type="float">
            <text:p>190.99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0" calcext:value-type="float">
            <text:p>2810</text:p>
          </table:table-cell>
          <table:table-cell office:value-type="float" office:value="191.0164" calcext:value-type="float">
            <text:p>191.01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1" calcext:value-type="float">
            <text:p>2811</text:p>
          </table:table-cell>
          <table:table-cell office:value-type="float" office:value="190.9942" calcext:value-type="float">
            <text:p>190.99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2" calcext:value-type="float">
            <text:p>2812</text:p>
          </table:table-cell>
          <table:table-cell office:value-type="float" office:value="191.0106" calcext:value-type="float">
            <text:p>191.01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3" calcext:value-type="float">
            <text:p>2813</text:p>
          </table:table-cell>
          <table:table-cell office:value-type="float" office:value="191.0079" calcext:value-type="float">
            <text:p>191.00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4" calcext:value-type="float">
            <text:p>2814</text:p>
          </table:table-cell>
          <table:table-cell office:value-type="float" office:value="191.0032" calcext:value-type="float">
            <text:p>191.00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5" calcext:value-type="float">
            <text:p>2815</text:p>
          </table:table-cell>
          <table:table-cell office:value-type="float" office:value="191.0025" calcext:value-type="float">
            <text:p>191.00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6" calcext:value-type="float">
            <text:p>2816</text:p>
          </table:table-cell>
          <table:table-cell office:value-type="float" office:value="190.9982" calcext:value-type="float">
            <text:p>190.99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7" calcext:value-type="float">
            <text:p>2817</text:p>
          </table:table-cell>
          <table:table-cell office:value-type="float" office:value="191.0419" calcext:value-type="float">
            <text:p>191.04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8" calcext:value-type="float">
            <text:p>2818</text:p>
          </table:table-cell>
          <table:table-cell office:value-type="float" office:value="191.0013" calcext:value-type="float">
            <text:p>191.00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19" calcext:value-type="float">
            <text:p>2819</text:p>
          </table:table-cell>
          <table:table-cell office:value-type="float" office:value="190.992" calcext:value-type="float">
            <text:p>190.9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0" calcext:value-type="float">
            <text:p>2820</text:p>
          </table:table-cell>
          <table:table-cell office:value-type="float" office:value="191.0119" calcext:value-type="float">
            <text:p>191.0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1" calcext:value-type="float">
            <text:p>2821</text:p>
          </table:table-cell>
          <table:table-cell office:value-type="float" office:value="191.0151" calcext:value-type="float">
            <text:p>191.01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2" calcext:value-type="float">
            <text:p>2822</text:p>
          </table:table-cell>
          <table:table-cell office:value-type="float" office:value="190.9901" calcext:value-type="float">
            <text:p>190.99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3" calcext:value-type="float">
            <text:p>2823</text:p>
          </table:table-cell>
          <table:table-cell office:value-type="float" office:value="190.9984" calcext:value-type="float">
            <text:p>190.99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4" calcext:value-type="float">
            <text:p>2824</text:p>
          </table:table-cell>
          <table:table-cell office:value-type="float" office:value="191.042" calcext:value-type="float">
            <text:p>191.0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5" calcext:value-type="float">
            <text:p>2825</text:p>
          </table:table-cell>
          <table:table-cell office:value-type="float" office:value="190.9851" calcext:value-type="float">
            <text:p>190.98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6" calcext:value-type="float">
            <text:p>2826</text:p>
          </table:table-cell>
          <table:table-cell office:value-type="float" office:value="190.951" calcext:value-type="float">
            <text:p>190.9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7" calcext:value-type="float">
            <text:p>2827</text:p>
          </table:table-cell>
          <table:table-cell office:value-type="float" office:value="190.9533" calcext:value-type="float">
            <text:p>190.95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8" calcext:value-type="float">
            <text:p>2828</text:p>
          </table:table-cell>
          <table:table-cell office:value-type="float" office:value="190.9885" calcext:value-type="float">
            <text:p>190.98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29" calcext:value-type="float">
            <text:p>2829</text:p>
          </table:table-cell>
          <table:table-cell office:value-type="float" office:value="190.9959" calcext:value-type="float">
            <text:p>190.99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0" calcext:value-type="float">
            <text:p>2830</text:p>
          </table:table-cell>
          <table:table-cell office:value-type="float" office:value="191.0039" calcext:value-type="float">
            <text:p>191.00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1" calcext:value-type="float">
            <text:p>2831</text:p>
          </table:table-cell>
          <table:table-cell office:value-type="float" office:value="190.9858" calcext:value-type="float">
            <text:p>190.98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2" calcext:value-type="float">
            <text:p>2832</text:p>
          </table:table-cell>
          <table:table-cell office:value-type="float" office:value="190.9815" calcext:value-type="float">
            <text:p>190.98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3" calcext:value-type="float">
            <text:p>2833</text:p>
          </table:table-cell>
          <table:table-cell office:value-type="float" office:value="190.9949" calcext:value-type="float">
            <text:p>190.99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4" calcext:value-type="float">
            <text:p>2834</text:p>
          </table:table-cell>
          <table:table-cell office:value-type="float" office:value="190.9598" calcext:value-type="float">
            <text:p>190.95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5" calcext:value-type="float">
            <text:p>2835</text:p>
          </table:table-cell>
          <table:table-cell office:value-type="float" office:value="190.9552" calcext:value-type="float">
            <text:p>190.95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6" calcext:value-type="float">
            <text:p>2836</text:p>
          </table:table-cell>
          <table:table-cell office:value-type="float" office:value="190.968" calcext:value-type="float">
            <text:p>190.9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7" calcext:value-type="float">
            <text:p>2837</text:p>
          </table:table-cell>
          <table:table-cell office:value-type="float" office:value="190.936" calcext:value-type="float">
            <text:p>190.9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8" calcext:value-type="float">
            <text:p>2838</text:p>
          </table:table-cell>
          <table:table-cell office:value-type="float" office:value="190.9653" calcext:value-type="float">
            <text:p>190.96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39" calcext:value-type="float">
            <text:p>2839</text:p>
          </table:table-cell>
          <table:table-cell office:value-type="float" office:value="190.9675" calcext:value-type="float">
            <text:p>190.96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0" calcext:value-type="float">
            <text:p>2840</text:p>
          </table:table-cell>
          <table:table-cell office:value-type="float" office:value="190.982" calcext:value-type="float">
            <text:p>190.9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1" calcext:value-type="float">
            <text:p>2841</text:p>
          </table:table-cell>
          <table:table-cell office:value-type="float" office:value="190.9851" calcext:value-type="float">
            <text:p>190.98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2" calcext:value-type="float">
            <text:p>2842</text:p>
          </table:table-cell>
          <table:table-cell office:value-type="float" office:value="190.9546" calcext:value-type="float">
            <text:p>190.95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3" calcext:value-type="float">
            <text:p>2843</text:p>
          </table:table-cell>
          <table:table-cell office:value-type="float" office:value="190.9572" calcext:value-type="float">
            <text:p>190.95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4" calcext:value-type="float">
            <text:p>2844</text:p>
          </table:table-cell>
          <table:table-cell office:value-type="float" office:value="190.9485" calcext:value-type="float">
            <text:p>190.94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5" calcext:value-type="float">
            <text:p>2845</text:p>
          </table:table-cell>
          <table:table-cell office:value-type="float" office:value="190.9563" calcext:value-type="float">
            <text:p>190.95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6" calcext:value-type="float">
            <text:p>2846</text:p>
          </table:table-cell>
          <table:table-cell office:value-type="float" office:value="190.9598" calcext:value-type="float">
            <text:p>190.95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7" calcext:value-type="float">
            <text:p>2847</text:p>
          </table:table-cell>
          <table:table-cell office:value-type="float" office:value="190.9661" calcext:value-type="float">
            <text:p>190.96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8" calcext:value-type="float">
            <text:p>2848</text:p>
          </table:table-cell>
          <table:table-cell office:value-type="float" office:value="190.9717" calcext:value-type="float">
            <text:p>190.97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49" calcext:value-type="float">
            <text:p>2849</text:p>
          </table:table-cell>
          <table:table-cell office:value-type="float" office:value="190.986" calcext:value-type="float">
            <text:p>190.9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0" calcext:value-type="float">
            <text:p>2850</text:p>
          </table:table-cell>
          <table:table-cell office:value-type="float" office:value="190.9442" calcext:value-type="float">
            <text:p>190.94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1" calcext:value-type="float">
            <text:p>2851</text:p>
          </table:table-cell>
          <table:table-cell office:value-type="float" office:value="190.9343" calcext:value-type="float">
            <text:p>190.93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2" calcext:value-type="float">
            <text:p>2852</text:p>
          </table:table-cell>
          <table:table-cell office:value-type="float" office:value="190.9385" calcext:value-type="float">
            <text:p>190.93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3" calcext:value-type="float">
            <text:p>2853</text:p>
          </table:table-cell>
          <table:table-cell office:value-type="float" office:value="190.9603" calcext:value-type="float">
            <text:p>190.96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4" calcext:value-type="float">
            <text:p>2854</text:p>
          </table:table-cell>
          <table:table-cell office:value-type="float" office:value="190.9553" calcext:value-type="float">
            <text:p>190.95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5" calcext:value-type="float">
            <text:p>2855</text:p>
          </table:table-cell>
          <table:table-cell office:value-type="float" office:value="190.9546" calcext:value-type="float">
            <text:p>190.95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6" calcext:value-type="float">
            <text:p>2856</text:p>
          </table:table-cell>
          <table:table-cell office:value-type="float" office:value="190.9074" calcext:value-type="float">
            <text:p>190.90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7" calcext:value-type="float">
            <text:p>2857</text:p>
          </table:table-cell>
          <table:table-cell office:value-type="float" office:value="190.942" calcext:value-type="float">
            <text:p>190.9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8" calcext:value-type="float">
            <text:p>2858</text:p>
          </table:table-cell>
          <table:table-cell office:value-type="float" office:value="190.9293" calcext:value-type="float">
            <text:p>190.92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9" calcext:value-type="float">
            <text:p>2859</text:p>
          </table:table-cell>
          <table:table-cell office:value-type="float" office:value="190.93" calcext:value-type="float">
            <text:p>190.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0" calcext:value-type="float">
            <text:p>2860</text:p>
          </table:table-cell>
          <table:table-cell office:value-type="float" office:value="190.9043" calcext:value-type="float">
            <text:p>190.90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1" calcext:value-type="float">
            <text:p>2861</text:p>
          </table:table-cell>
          <table:table-cell office:value-type="float" office:value="190.9386" calcext:value-type="float">
            <text:p>190.93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2" calcext:value-type="float">
            <text:p>2862</text:p>
          </table:table-cell>
          <table:table-cell office:value-type="float" office:value="190.926" calcext:value-type="float">
            <text:p>190.9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3" calcext:value-type="float">
            <text:p>2863</text:p>
          </table:table-cell>
          <table:table-cell office:value-type="float" office:value="190.911" calcext:value-type="float">
            <text:p>190.9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4" calcext:value-type="float">
            <text:p>2864</text:p>
          </table:table-cell>
          <table:table-cell office:value-type="float" office:value="190.9653" calcext:value-type="float">
            <text:p>190.96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5" calcext:value-type="float">
            <text:p>2865</text:p>
          </table:table-cell>
          <table:table-cell office:value-type="float" office:value="190.9232" calcext:value-type="float">
            <text:p>190.92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6" calcext:value-type="float">
            <text:p>2866</text:p>
          </table:table-cell>
          <table:table-cell office:value-type="float" office:value="190.9042" calcext:value-type="float">
            <text:p>190.90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7" calcext:value-type="float">
            <text:p>2867</text:p>
          </table:table-cell>
          <table:table-cell office:value-type="float" office:value="190.905" calcext:value-type="float">
            <text:p>190.9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8" calcext:value-type="float">
            <text:p>2868</text:p>
          </table:table-cell>
          <table:table-cell office:value-type="float" office:value="190.923" calcext:value-type="float">
            <text:p>190.9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69" calcext:value-type="float">
            <text:p>2869</text:p>
          </table:table-cell>
          <table:table-cell office:value-type="float" office:value="190.9318" calcext:value-type="float">
            <text:p>190.93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0" calcext:value-type="float">
            <text:p>2870</text:p>
          </table:table-cell>
          <table:table-cell office:value-type="float" office:value="190.9237" calcext:value-type="float">
            <text:p>190.92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1" calcext:value-type="float">
            <text:p>2871</text:p>
          </table:table-cell>
          <table:table-cell office:value-type="float" office:value="190.9276" calcext:value-type="float">
            <text:p>190.92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2" calcext:value-type="float">
            <text:p>2872</text:p>
          </table:table-cell>
          <table:table-cell office:value-type="float" office:value="190.9017" calcext:value-type="float">
            <text:p>190.90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3" calcext:value-type="float">
            <text:p>2873</text:p>
          </table:table-cell>
          <table:table-cell office:value-type="float" office:value="190.922" calcext:value-type="float">
            <text:p>190.9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4" calcext:value-type="float">
            <text:p>2874</text:p>
          </table:table-cell>
          <table:table-cell office:value-type="float" office:value="190.8985" calcext:value-type="float">
            <text:p>190.8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5" calcext:value-type="float">
            <text:p>2875</text:p>
          </table:table-cell>
          <table:table-cell office:value-type="float" office:value="190.9121" calcext:value-type="float">
            <text:p>190.91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6" calcext:value-type="float">
            <text:p>2876</text:p>
          </table:table-cell>
          <table:table-cell office:value-type="float" office:value="190.9" calcext:value-type="float">
            <text:p>190.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7" calcext:value-type="float">
            <text:p>2877</text:p>
          </table:table-cell>
          <table:table-cell office:value-type="float" office:value="190.9095" calcext:value-type="float">
            <text:p>190.90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8" calcext:value-type="float">
            <text:p>2878</text:p>
          </table:table-cell>
          <table:table-cell office:value-type="float" office:value="190.9308" calcext:value-type="float">
            <text:p>190.93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79" calcext:value-type="float">
            <text:p>2879</text:p>
          </table:table-cell>
          <table:table-cell office:value-type="float" office:value="190.9001" calcext:value-type="float">
            <text:p>190.9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0" calcext:value-type="float">
            <text:p>2880</text:p>
          </table:table-cell>
          <table:table-cell office:value-type="float" office:value="190.9005" calcext:value-type="float">
            <text:p>190.90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1" calcext:value-type="float">
            <text:p>2881</text:p>
          </table:table-cell>
          <table:table-cell office:value-type="float" office:value="190.8979" calcext:value-type="float">
            <text:p>190.89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2" calcext:value-type="float">
            <text:p>2882</text:p>
          </table:table-cell>
          <table:table-cell office:value-type="float" office:value="190.9019" calcext:value-type="float">
            <text:p>190.90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3" calcext:value-type="float">
            <text:p>2883</text:p>
          </table:table-cell>
          <table:table-cell office:value-type="float" office:value="190.8967" calcext:value-type="float">
            <text:p>190.8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4" calcext:value-type="float">
            <text:p>2884</text:p>
          </table:table-cell>
          <table:table-cell office:value-type="float" office:value="190.8956" calcext:value-type="float">
            <text:p>190.89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5" calcext:value-type="float">
            <text:p>2885</text:p>
          </table:table-cell>
          <table:table-cell office:value-type="float" office:value="190.9055" calcext:value-type="float">
            <text:p>190.90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6" calcext:value-type="float">
            <text:p>2886</text:p>
          </table:table-cell>
          <table:table-cell office:value-type="float" office:value="190.8905" calcext:value-type="float">
            <text:p>190.89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7" calcext:value-type="float">
            <text:p>2887</text:p>
          </table:table-cell>
          <table:table-cell office:value-type="float" office:value="190.9049" calcext:value-type="float">
            <text:p>190.90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8" calcext:value-type="float">
            <text:p>2888</text:p>
          </table:table-cell>
          <table:table-cell office:value-type="float" office:value="190.8855" calcext:value-type="float">
            <text:p>190.88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89" calcext:value-type="float">
            <text:p>2889</text:p>
          </table:table-cell>
          <table:table-cell office:value-type="float" office:value="190.9064" calcext:value-type="float">
            <text:p>190.90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0" calcext:value-type="float">
            <text:p>2890</text:p>
          </table:table-cell>
          <table:table-cell office:value-type="float" office:value="190.8839" calcext:value-type="float">
            <text:p>190.8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1" calcext:value-type="float">
            <text:p>2891</text:p>
          </table:table-cell>
          <table:table-cell office:value-type="float" office:value="190.9092" calcext:value-type="float">
            <text:p>190.90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2" calcext:value-type="float">
            <text:p>2892</text:p>
          </table:table-cell>
          <table:table-cell office:value-type="float" office:value="190.8781" calcext:value-type="float">
            <text:p>190.87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3" calcext:value-type="float">
            <text:p>2893</text:p>
          </table:table-cell>
          <table:table-cell office:value-type="float" office:value="190.8714" calcext:value-type="float">
            <text:p>190.87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4" calcext:value-type="float">
            <text:p>2894</text:p>
          </table:table-cell>
          <table:table-cell office:value-type="float" office:value="190.8845" calcext:value-type="float">
            <text:p>190.88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5" calcext:value-type="float">
            <text:p>2895</text:p>
          </table:table-cell>
          <table:table-cell office:value-type="float" office:value="190.8835" calcext:value-type="float">
            <text:p>190.88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6" calcext:value-type="float">
            <text:p>2896</text:p>
          </table:table-cell>
          <table:table-cell office:value-type="float" office:value="190.8837" calcext:value-type="float">
            <text:p>190.88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7" calcext:value-type="float">
            <text:p>2897</text:p>
          </table:table-cell>
          <table:table-cell office:value-type="float" office:value="190.8961" calcext:value-type="float">
            <text:p>190.89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8" calcext:value-type="float">
            <text:p>2898</text:p>
          </table:table-cell>
          <table:table-cell office:value-type="float" office:value="190.9021" calcext:value-type="float">
            <text:p>190.90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99" calcext:value-type="float">
            <text:p>2899</text:p>
          </table:table-cell>
          <table:table-cell office:value-type="float" office:value="190.8599" calcext:value-type="float">
            <text:p>190.85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0" calcext:value-type="float">
            <text:p>2900</text:p>
          </table:table-cell>
          <table:table-cell office:value-type="float" office:value="190.8998" calcext:value-type="float">
            <text:p>190.89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1" calcext:value-type="float">
            <text:p>2901</text:p>
          </table:table-cell>
          <table:table-cell office:value-type="float" office:value="190.8683" calcext:value-type="float">
            <text:p>190.86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2" calcext:value-type="float">
            <text:p>2902</text:p>
          </table:table-cell>
          <table:table-cell office:value-type="float" office:value="190.8659" calcext:value-type="float">
            <text:p>190.86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3" calcext:value-type="float">
            <text:p>2903</text:p>
          </table:table-cell>
          <table:table-cell office:value-type="float" office:value="190.862" calcext:value-type="float">
            <text:p>190.8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4" calcext:value-type="float">
            <text:p>2904</text:p>
          </table:table-cell>
          <table:table-cell office:value-type="float" office:value="190.8767" calcext:value-type="float">
            <text:p>190.87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5" calcext:value-type="float">
            <text:p>2905</text:p>
          </table:table-cell>
          <table:table-cell office:value-type="float" office:value="190.8827" calcext:value-type="float">
            <text:p>190.88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6" calcext:value-type="float">
            <text:p>2906</text:p>
          </table:table-cell>
          <table:table-cell office:value-type="float" office:value="190.8416" calcext:value-type="float">
            <text:p>190.84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7" calcext:value-type="float">
            <text:p>2907</text:p>
          </table:table-cell>
          <table:table-cell office:value-type="float" office:value="190.8504" calcext:value-type="float">
            <text:p>190.85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8" calcext:value-type="float">
            <text:p>2908</text:p>
          </table:table-cell>
          <table:table-cell office:value-type="float" office:value="190.8592" calcext:value-type="float">
            <text:p>190.85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9" calcext:value-type="float">
            <text:p>2909</text:p>
          </table:table-cell>
          <table:table-cell office:value-type="float" office:value="190.8776" calcext:value-type="float">
            <text:p>190.87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0" calcext:value-type="float">
            <text:p>2910</text:p>
          </table:table-cell>
          <table:table-cell office:value-type="float" office:value="190.8367" calcext:value-type="float">
            <text:p>190.8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1" calcext:value-type="float">
            <text:p>2911</text:p>
          </table:table-cell>
          <table:table-cell office:value-type="float" office:value="190.8505" calcext:value-type="float">
            <text:p>190.85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2" calcext:value-type="float">
            <text:p>2912</text:p>
          </table:table-cell>
          <table:table-cell office:value-type="float" office:value="190.8428" calcext:value-type="float">
            <text:p>190.84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3" calcext:value-type="float">
            <text:p>2913</text:p>
          </table:table-cell>
          <table:table-cell office:value-type="float" office:value="190.8527" calcext:value-type="float">
            <text:p>190.85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4" calcext:value-type="float">
            <text:p>2914</text:p>
          </table:table-cell>
          <table:table-cell office:value-type="float" office:value="190.8483" calcext:value-type="float">
            <text:p>190.84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5" calcext:value-type="float">
            <text:p>2915</text:p>
          </table:table-cell>
          <table:table-cell office:value-type="float" office:value="190.8432" calcext:value-type="float">
            <text:p>190.84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6" calcext:value-type="float">
            <text:p>2916</text:p>
          </table:table-cell>
          <table:table-cell office:value-type="float" office:value="190.8541" calcext:value-type="float">
            <text:p>190.85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7" calcext:value-type="float">
            <text:p>2917</text:p>
          </table:table-cell>
          <table:table-cell office:value-type="float" office:value="190.8682" calcext:value-type="float">
            <text:p>190.86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8" calcext:value-type="float">
            <text:p>2918</text:p>
          </table:table-cell>
          <table:table-cell office:value-type="float" office:value="190.8703" calcext:value-type="float">
            <text:p>190.87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19" calcext:value-type="float">
            <text:p>2919</text:p>
          </table:table-cell>
          <table:table-cell office:value-type="float" office:value="190.8444" calcext:value-type="float">
            <text:p>190.84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0" calcext:value-type="float">
            <text:p>2920</text:p>
          </table:table-cell>
          <table:table-cell office:value-type="float" office:value="190.8445" calcext:value-type="float">
            <text:p>190.84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1" calcext:value-type="float">
            <text:p>2921</text:p>
          </table:table-cell>
          <table:table-cell office:value-type="float" office:value="190.8463" calcext:value-type="float">
            <text:p>190.84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2" calcext:value-type="float">
            <text:p>2922</text:p>
          </table:table-cell>
          <table:table-cell office:value-type="float" office:value="190.8514" calcext:value-type="float">
            <text:p>190.85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3" calcext:value-type="float">
            <text:p>2923</text:p>
          </table:table-cell>
          <table:table-cell office:value-type="float" office:value="190.8669" calcext:value-type="float">
            <text:p>190.86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4" calcext:value-type="float">
            <text:p>2924</text:p>
          </table:table-cell>
          <table:table-cell office:value-type="float" office:value="190.8279" calcext:value-type="float">
            <text:p>190.82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5" calcext:value-type="float">
            <text:p>2925</text:p>
          </table:table-cell>
          <table:table-cell office:value-type="float" office:value="190.8417" calcext:value-type="float">
            <text:p>190.84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6" calcext:value-type="float">
            <text:p>2926</text:p>
          </table:table-cell>
          <table:table-cell office:value-type="float" office:value="190.8371" calcext:value-type="float">
            <text:p>190.83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7" calcext:value-type="float">
            <text:p>2927</text:p>
          </table:table-cell>
          <table:table-cell office:value-type="float" office:value="190.8303" calcext:value-type="float">
            <text:p>190.83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8" calcext:value-type="float">
            <text:p>2928</text:p>
          </table:table-cell>
          <table:table-cell office:value-type="float" office:value="190.8258" calcext:value-type="float">
            <text:p>190.82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29" calcext:value-type="float">
            <text:p>2929</text:p>
          </table:table-cell>
          <table:table-cell office:value-type="float" office:value="190.8239" calcext:value-type="float">
            <text:p>190.82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0" calcext:value-type="float">
            <text:p>2930</text:p>
          </table:table-cell>
          <table:table-cell office:value-type="float" office:value="190.831" calcext:value-type="float">
            <text:p>190.8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1" calcext:value-type="float">
            <text:p>2931</text:p>
          </table:table-cell>
          <table:table-cell office:value-type="float" office:value="190.7945" calcext:value-type="float">
            <text:p>190.79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2" calcext:value-type="float">
            <text:p>2932</text:p>
          </table:table-cell>
          <table:table-cell office:value-type="float" office:value="190.8184" calcext:value-type="float">
            <text:p>190.81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3" calcext:value-type="float">
            <text:p>2933</text:p>
          </table:table-cell>
          <table:table-cell office:value-type="float" office:value="190.8419" calcext:value-type="float">
            <text:p>190.84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4" calcext:value-type="float">
            <text:p>2934</text:p>
          </table:table-cell>
          <table:table-cell office:value-type="float" office:value="190.8506" calcext:value-type="float">
            <text:p>190.85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5" calcext:value-type="float">
            <text:p>2935</text:p>
          </table:table-cell>
          <table:table-cell office:value-type="float" office:value="190.7928" calcext:value-type="float">
            <text:p>190.79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6" calcext:value-type="float">
            <text:p>2936</text:p>
          </table:table-cell>
          <table:table-cell office:value-type="float" office:value="190.8175" calcext:value-type="float">
            <text:p>190.81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7" calcext:value-type="float">
            <text:p>2937</text:p>
          </table:table-cell>
          <table:table-cell office:value-type="float" office:value="190.8377" calcext:value-type="float">
            <text:p>190.83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8" calcext:value-type="float">
            <text:p>2938</text:p>
          </table:table-cell>
          <table:table-cell office:value-type="float" office:value="190.8025" calcext:value-type="float">
            <text:p>190.80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39" calcext:value-type="float">
            <text:p>2939</text:p>
          </table:table-cell>
          <table:table-cell office:value-type="float" office:value="190.7889" calcext:value-type="float">
            <text:p>190.78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0" calcext:value-type="float">
            <text:p>2940</text:p>
          </table:table-cell>
          <table:table-cell office:value-type="float" office:value="190.8257" calcext:value-type="float">
            <text:p>190.82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1" calcext:value-type="float">
            <text:p>2941</text:p>
          </table:table-cell>
          <table:table-cell office:value-type="float" office:value="190.79" calcext:value-type="float">
            <text:p>190.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2" calcext:value-type="float">
            <text:p>2942</text:p>
          </table:table-cell>
          <table:table-cell office:value-type="float" office:value="190.7795" calcext:value-type="float">
            <text:p>190.77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3" calcext:value-type="float">
            <text:p>2943</text:p>
          </table:table-cell>
          <table:table-cell office:value-type="float" office:value="190.8086" calcext:value-type="float">
            <text:p>190.80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4" calcext:value-type="float">
            <text:p>2944</text:p>
          </table:table-cell>
          <table:table-cell office:value-type="float" office:value="190.7912" calcext:value-type="float">
            <text:p>190.79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5" calcext:value-type="float">
            <text:p>2945</text:p>
          </table:table-cell>
          <table:table-cell office:value-type="float" office:value="190.7914" calcext:value-type="float">
            <text:p>190.79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6" calcext:value-type="float">
            <text:p>2946</text:p>
          </table:table-cell>
          <table:table-cell office:value-type="float" office:value="190.7924" calcext:value-type="float">
            <text:p>190.79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7" calcext:value-type="float">
            <text:p>2947</text:p>
          </table:table-cell>
          <table:table-cell office:value-type="float" office:value="190.8025" calcext:value-type="float">
            <text:p>190.80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8" calcext:value-type="float">
            <text:p>2948</text:p>
          </table:table-cell>
          <table:table-cell office:value-type="float" office:value="190.8337" calcext:value-type="float">
            <text:p>190.83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49" calcext:value-type="float">
            <text:p>2949</text:p>
          </table:table-cell>
          <table:table-cell office:value-type="float" office:value="190.8007" calcext:value-type="float">
            <text:p>190.80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0" calcext:value-type="float">
            <text:p>2950</text:p>
          </table:table-cell>
          <table:table-cell office:value-type="float" office:value="190.8041" calcext:value-type="float">
            <text:p>190.80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1" calcext:value-type="float">
            <text:p>2951</text:p>
          </table:table-cell>
          <table:table-cell office:value-type="float" office:value="190.7762" calcext:value-type="float">
            <text:p>190.77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2" calcext:value-type="float">
            <text:p>2952</text:p>
          </table:table-cell>
          <table:table-cell office:value-type="float" office:value="190.7875" calcext:value-type="float">
            <text:p>190.78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3" calcext:value-type="float">
            <text:p>2953</text:p>
          </table:table-cell>
          <table:table-cell office:value-type="float" office:value="190.7805" calcext:value-type="float">
            <text:p>190.78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4" calcext:value-type="float">
            <text:p>2954</text:p>
          </table:table-cell>
          <table:table-cell office:value-type="float" office:value="190.8108" calcext:value-type="float">
            <text:p>190.81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5" calcext:value-type="float">
            <text:p>2955</text:p>
          </table:table-cell>
          <table:table-cell office:value-type="float" office:value="190.806" calcext:value-type="float">
            <text:p>190.8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6" calcext:value-type="float">
            <text:p>2956</text:p>
          </table:table-cell>
          <table:table-cell office:value-type="float" office:value="190.8023" calcext:value-type="float">
            <text:p>190.80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7" calcext:value-type="float">
            <text:p>2957</text:p>
          </table:table-cell>
          <table:table-cell office:value-type="float" office:value="190.7541" calcext:value-type="float">
            <text:p>190.75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8" calcext:value-type="float">
            <text:p>2958</text:p>
          </table:table-cell>
          <table:table-cell office:value-type="float" office:value="190.8001" calcext:value-type="float">
            <text:p>190.8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9" calcext:value-type="float">
            <text:p>2959</text:p>
          </table:table-cell>
          <table:table-cell office:value-type="float" office:value="190.7897" calcext:value-type="float">
            <text:p>190.78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0" calcext:value-type="float">
            <text:p>2960</text:p>
          </table:table-cell>
          <table:table-cell office:value-type="float" office:value="190.7809" calcext:value-type="float">
            <text:p>190.78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1" calcext:value-type="float">
            <text:p>2961</text:p>
          </table:table-cell>
          <table:table-cell office:value-type="float" office:value="190.786" calcext:value-type="float">
            <text:p>190.7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2" calcext:value-type="float">
            <text:p>2962</text:p>
          </table:table-cell>
          <table:table-cell office:value-type="float" office:value="190.7907" calcext:value-type="float">
            <text:p>190.79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3" calcext:value-type="float">
            <text:p>2963</text:p>
          </table:table-cell>
          <table:table-cell office:value-type="float" office:value="190.7826" calcext:value-type="float">
            <text:p>190.78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4" calcext:value-type="float">
            <text:p>2964</text:p>
          </table:table-cell>
          <table:table-cell office:value-type="float" office:value="190.7778" calcext:value-type="float">
            <text:p>190.77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5" calcext:value-type="float">
            <text:p>2965</text:p>
          </table:table-cell>
          <table:table-cell office:value-type="float" office:value="190.7731" calcext:value-type="float">
            <text:p>190.77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6" calcext:value-type="float">
            <text:p>2966</text:p>
          </table:table-cell>
          <table:table-cell office:value-type="float" office:value="190.7742" calcext:value-type="float">
            <text:p>190.77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7" calcext:value-type="float">
            <text:p>2967</text:p>
          </table:table-cell>
          <table:table-cell office:value-type="float" office:value="190.7889" calcext:value-type="float">
            <text:p>190.78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8" calcext:value-type="float">
            <text:p>2968</text:p>
          </table:table-cell>
          <table:table-cell office:value-type="float" office:value="190.7575" calcext:value-type="float">
            <text:p>190.75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69" calcext:value-type="float">
            <text:p>2969</text:p>
          </table:table-cell>
          <table:table-cell office:value-type="float" office:value="190.7614" calcext:value-type="float">
            <text:p>190.76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0" calcext:value-type="float">
            <text:p>2970</text:p>
          </table:table-cell>
          <table:table-cell office:value-type="float" office:value="190.7576" calcext:value-type="float">
            <text:p>190.75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1" calcext:value-type="float">
            <text:p>2971</text:p>
          </table:table-cell>
          <table:table-cell office:value-type="float" office:value="190.7777" calcext:value-type="float">
            <text:p>190.77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2" calcext:value-type="float">
            <text:p>2972</text:p>
          </table:table-cell>
          <table:table-cell office:value-type="float" office:value="190.7551" calcext:value-type="float">
            <text:p>190.75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3" calcext:value-type="float">
            <text:p>2973</text:p>
          </table:table-cell>
          <table:table-cell office:value-type="float" office:value="190.7754" calcext:value-type="float">
            <text:p>190.77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4" calcext:value-type="float">
            <text:p>2974</text:p>
          </table:table-cell>
          <table:table-cell office:value-type="float" office:value="190.7615" calcext:value-type="float">
            <text:p>190.76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5" calcext:value-type="float">
            <text:p>2975</text:p>
          </table:table-cell>
          <table:table-cell office:value-type="float" office:value="190.7399" calcext:value-type="float">
            <text:p>190.73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6" calcext:value-type="float">
            <text:p>2976</text:p>
          </table:table-cell>
          <table:table-cell office:value-type="float" office:value="190.7299" calcext:value-type="float">
            <text:p>190.72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7" calcext:value-type="float">
            <text:p>2977</text:p>
          </table:table-cell>
          <table:table-cell office:value-type="float" office:value="190.7377" calcext:value-type="float">
            <text:p>190.73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8" calcext:value-type="float">
            <text:p>2978</text:p>
          </table:table-cell>
          <table:table-cell office:value-type="float" office:value="190.7523" calcext:value-type="float">
            <text:p>190.75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79" calcext:value-type="float">
            <text:p>2979</text:p>
          </table:table-cell>
          <table:table-cell office:value-type="float" office:value="190.7416" calcext:value-type="float">
            <text:p>190.74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0" calcext:value-type="float">
            <text:p>2980</text:p>
          </table:table-cell>
          <table:table-cell office:value-type="float" office:value="190.7404" calcext:value-type="float">
            <text:p>190.74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1" calcext:value-type="float">
            <text:p>2981</text:p>
          </table:table-cell>
          <table:table-cell office:value-type="float" office:value="190.7468" calcext:value-type="float">
            <text:p>190.74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2" calcext:value-type="float">
            <text:p>2982</text:p>
          </table:table-cell>
          <table:table-cell office:value-type="float" office:value="190.7572" calcext:value-type="float">
            <text:p>190.75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3" calcext:value-type="float">
            <text:p>2983</text:p>
          </table:table-cell>
          <table:table-cell office:value-type="float" office:value="190.7662" calcext:value-type="float">
            <text:p>190.76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4" calcext:value-type="float">
            <text:p>2984</text:p>
          </table:table-cell>
          <table:table-cell office:value-type="float" office:value="190.7285" calcext:value-type="float">
            <text:p>190.72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5" calcext:value-type="float">
            <text:p>2985</text:p>
          </table:table-cell>
          <table:table-cell office:value-type="float" office:value="190.7333" calcext:value-type="float">
            <text:p>190.73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6" calcext:value-type="float">
            <text:p>2986</text:p>
          </table:table-cell>
          <table:table-cell office:value-type="float" office:value="190.7149" calcext:value-type="float">
            <text:p>190.71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7" calcext:value-type="float">
            <text:p>2987</text:p>
          </table:table-cell>
          <table:table-cell office:value-type="float" office:value="190.7356" calcext:value-type="float">
            <text:p>190.73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8" calcext:value-type="float">
            <text:p>2988</text:p>
          </table:table-cell>
          <table:table-cell office:value-type="float" office:value="190.7392" calcext:value-type="float">
            <text:p>190.73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89" calcext:value-type="float">
            <text:p>2989</text:p>
          </table:table-cell>
          <table:table-cell office:value-type="float" office:value="190.742" calcext:value-type="float">
            <text:p>190.7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0" calcext:value-type="float">
            <text:p>2990</text:p>
          </table:table-cell>
          <table:table-cell office:value-type="float" office:value="190.7613" calcext:value-type="float">
            <text:p>190.76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1" calcext:value-type="float">
            <text:p>2991</text:p>
          </table:table-cell>
          <table:table-cell office:value-type="float" office:value="190.7132" calcext:value-type="float">
            <text:p>190.71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2" calcext:value-type="float">
            <text:p>2992</text:p>
          </table:table-cell>
          <table:table-cell office:value-type="float" office:value="190.7028" calcext:value-type="float">
            <text:p>190.70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3" calcext:value-type="float">
            <text:p>2993</text:p>
          </table:table-cell>
          <table:table-cell office:value-type="float" office:value="190.7387" calcext:value-type="float">
            <text:p>190.73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4" calcext:value-type="float">
            <text:p>2994</text:p>
          </table:table-cell>
          <table:table-cell office:value-type="float" office:value="190.7432" calcext:value-type="float">
            <text:p>190.74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5" calcext:value-type="float">
            <text:p>2995</text:p>
          </table:table-cell>
          <table:table-cell office:value-type="float" office:value="190.7377" calcext:value-type="float">
            <text:p>190.73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6" calcext:value-type="float">
            <text:p>2996</text:p>
          </table:table-cell>
          <table:table-cell office:value-type="float" office:value="190.7227" calcext:value-type="float">
            <text:p>190.72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7" calcext:value-type="float">
            <text:p>2997</text:p>
          </table:table-cell>
          <table:table-cell office:value-type="float" office:value="190.7267" calcext:value-type="float">
            <text:p>190.72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8" calcext:value-type="float">
            <text:p>2998</text:p>
          </table:table-cell>
          <table:table-cell office:value-type="float" office:value="190.7427" calcext:value-type="float">
            <text:p>190.74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99" calcext:value-type="float">
            <text:p>2999</text:p>
          </table:table-cell>
          <table:table-cell office:value-type="float" office:value="190.7367" calcext:value-type="float">
            <text:p>190.7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0" calcext:value-type="float">
            <text:p>3000</text:p>
          </table:table-cell>
          <table:table-cell office:value-type="float" office:value="190.7186" calcext:value-type="float">
            <text:p>190.71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1" calcext:value-type="float">
            <text:p>3001</text:p>
          </table:table-cell>
          <table:table-cell office:value-type="float" office:value="190.6881" calcext:value-type="float">
            <text:p>190.68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2" calcext:value-type="float">
            <text:p>3002</text:p>
          </table:table-cell>
          <table:table-cell office:value-type="float" office:value="190.7021" calcext:value-type="float">
            <text:p>190.70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3" calcext:value-type="float">
            <text:p>3003</text:p>
          </table:table-cell>
          <table:table-cell office:value-type="float" office:value="190.7184" calcext:value-type="float">
            <text:p>190.71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4" calcext:value-type="float">
            <text:p>3004</text:p>
          </table:table-cell>
          <table:table-cell office:value-type="float" office:value="190.7036" calcext:value-type="float">
            <text:p>190.70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5" calcext:value-type="float">
            <text:p>3005</text:p>
          </table:table-cell>
          <table:table-cell office:value-type="float" office:value="190.729" calcext:value-type="float">
            <text:p>190.7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6" calcext:value-type="float">
            <text:p>3006</text:p>
          </table:table-cell>
          <table:table-cell office:value-type="float" office:value="190.7265" calcext:value-type="float">
            <text:p>190.72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7" calcext:value-type="float">
            <text:p>3007</text:p>
          </table:table-cell>
          <table:table-cell office:value-type="float" office:value="190.7116" calcext:value-type="float">
            <text:p>190.71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8" calcext:value-type="float">
            <text:p>3008</text:p>
          </table:table-cell>
          <table:table-cell office:value-type="float" office:value="190.7227" calcext:value-type="float">
            <text:p>190.72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9" calcext:value-type="float">
            <text:p>3009</text:p>
          </table:table-cell>
          <table:table-cell office:value-type="float" office:value="190.6875" calcext:value-type="float">
            <text:p>190.68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0" calcext:value-type="float">
            <text:p>3010</text:p>
          </table:table-cell>
          <table:table-cell office:value-type="float" office:value="190.7097" calcext:value-type="float">
            <text:p>190.70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1" calcext:value-type="float">
            <text:p>3011</text:p>
          </table:table-cell>
          <table:table-cell office:value-type="float" office:value="190.6966" calcext:value-type="float">
            <text:p>190.69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2" calcext:value-type="float">
            <text:p>3012</text:p>
          </table:table-cell>
          <table:table-cell office:value-type="float" office:value="190.6811" calcext:value-type="float">
            <text:p>190.68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3" calcext:value-type="float">
            <text:p>3013</text:p>
          </table:table-cell>
          <table:table-cell office:value-type="float" office:value="190.7084" calcext:value-type="float">
            <text:p>190.70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4" calcext:value-type="float">
            <text:p>3014</text:p>
          </table:table-cell>
          <table:table-cell office:value-type="float" office:value="190.7154" calcext:value-type="float">
            <text:p>190.7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5" calcext:value-type="float">
            <text:p>3015</text:p>
          </table:table-cell>
          <table:table-cell office:value-type="float" office:value="190.7122" calcext:value-type="float">
            <text:p>190.71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6" calcext:value-type="float">
            <text:p>3016</text:p>
          </table:table-cell>
          <table:table-cell office:value-type="float" office:value="190.6946" calcext:value-type="float">
            <text:p>190.6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7" calcext:value-type="float">
            <text:p>3017</text:p>
          </table:table-cell>
          <table:table-cell office:value-type="float" office:value="190.6747" calcext:value-type="float">
            <text:p>190.67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8" calcext:value-type="float">
            <text:p>3018</text:p>
          </table:table-cell>
          <table:table-cell office:value-type="float" office:value="190.6993" calcext:value-type="float">
            <text:p>190.69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19" calcext:value-type="float">
            <text:p>3019</text:p>
          </table:table-cell>
          <table:table-cell office:value-type="float" office:value="190.6747" calcext:value-type="float">
            <text:p>190.67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0" calcext:value-type="float">
            <text:p>3020</text:p>
          </table:table-cell>
          <table:table-cell office:value-type="float" office:value="190.703" calcext:value-type="float">
            <text:p>190.7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1" calcext:value-type="float">
            <text:p>3021</text:p>
          </table:table-cell>
          <table:table-cell office:value-type="float" office:value="190.7074" calcext:value-type="float">
            <text:p>190.70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2" calcext:value-type="float">
            <text:p>3022</text:p>
          </table:table-cell>
          <table:table-cell office:value-type="float" office:value="190.705" calcext:value-type="float">
            <text:p>190.7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3" calcext:value-type="float">
            <text:p>3023</text:p>
          </table:table-cell>
          <table:table-cell office:value-type="float" office:value="190.6778" calcext:value-type="float">
            <text:p>190.67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4" calcext:value-type="float">
            <text:p>3024</text:p>
          </table:table-cell>
          <table:table-cell office:value-type="float" office:value="190.6826" calcext:value-type="float">
            <text:p>190.68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5" calcext:value-type="float">
            <text:p>3025</text:p>
          </table:table-cell>
          <table:table-cell office:value-type="float" office:value="190.6579" calcext:value-type="float">
            <text:p>190.65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6" calcext:value-type="float">
            <text:p>3026</text:p>
          </table:table-cell>
          <table:table-cell office:value-type="float" office:value="190.6785" calcext:value-type="float">
            <text:p>190.67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7" calcext:value-type="float">
            <text:p>3027</text:p>
          </table:table-cell>
          <table:table-cell office:value-type="float" office:value="190.68" calcext:value-type="float">
            <text:p>190.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8" calcext:value-type="float">
            <text:p>3028</text:p>
          </table:table-cell>
          <table:table-cell office:value-type="float" office:value="190.6868" calcext:value-type="float">
            <text:p>190.68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29" calcext:value-type="float">
            <text:p>3029</text:p>
          </table:table-cell>
          <table:table-cell office:value-type="float" office:value="190.6464" calcext:value-type="float">
            <text:p>190.64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0" calcext:value-type="float">
            <text:p>3030</text:p>
          </table:table-cell>
          <table:table-cell office:value-type="float" office:value="190.677" calcext:value-type="float">
            <text:p>190.6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1" calcext:value-type="float">
            <text:p>3031</text:p>
          </table:table-cell>
          <table:table-cell office:value-type="float" office:value="190.6893" calcext:value-type="float">
            <text:p>190.68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2" calcext:value-type="float">
            <text:p>3032</text:p>
          </table:table-cell>
          <table:table-cell office:value-type="float" office:value="190.681" calcext:value-type="float">
            <text:p>190.6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3" calcext:value-type="float">
            <text:p>3033</text:p>
          </table:table-cell>
          <table:table-cell office:value-type="float" office:value="190.6993" calcext:value-type="float">
            <text:p>190.69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4" calcext:value-type="float">
            <text:p>3034</text:p>
          </table:table-cell>
          <table:table-cell office:value-type="float" office:value="190.6605" calcext:value-type="float">
            <text:p>190.66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5" calcext:value-type="float">
            <text:p>3035</text:p>
          </table:table-cell>
          <table:table-cell office:value-type="float" office:value="190.6502" calcext:value-type="float">
            <text:p>190.65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6" calcext:value-type="float">
            <text:p>3036</text:p>
          </table:table-cell>
          <table:table-cell office:value-type="float" office:value="190.6534" calcext:value-type="float">
            <text:p>190.65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7" calcext:value-type="float">
            <text:p>3037</text:p>
          </table:table-cell>
          <table:table-cell office:value-type="float" office:value="190.6613" calcext:value-type="float">
            <text:p>190.66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8" calcext:value-type="float">
            <text:p>3038</text:p>
          </table:table-cell>
          <table:table-cell office:value-type="float" office:value="190.654" calcext:value-type="float">
            <text:p>190.6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39" calcext:value-type="float">
            <text:p>3039</text:p>
          </table:table-cell>
          <table:table-cell office:value-type="float" office:value="190.6818" calcext:value-type="float">
            <text:p>190.68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0" calcext:value-type="float">
            <text:p>3040</text:p>
          </table:table-cell>
          <table:table-cell office:value-type="float" office:value="190.6826" calcext:value-type="float">
            <text:p>190.68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1" calcext:value-type="float">
            <text:p>3041</text:p>
          </table:table-cell>
          <table:table-cell office:value-type="float" office:value="190.6658" calcext:value-type="float">
            <text:p>190.66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2" calcext:value-type="float">
            <text:p>3042</text:p>
          </table:table-cell>
          <table:table-cell office:value-type="float" office:value="190.6546" calcext:value-type="float">
            <text:p>190.65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3" calcext:value-type="float">
            <text:p>3043</text:p>
          </table:table-cell>
          <table:table-cell office:value-type="float" office:value="190.627" calcext:value-type="float">
            <text:p>190.6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4" calcext:value-type="float">
            <text:p>3044</text:p>
          </table:table-cell>
          <table:table-cell office:value-type="float" office:value="190.6694" calcext:value-type="float">
            <text:p>190.66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5" calcext:value-type="float">
            <text:p>3045</text:p>
          </table:table-cell>
          <table:table-cell office:value-type="float" office:value="190.6488" calcext:value-type="float">
            <text:p>190.64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6" calcext:value-type="float">
            <text:p>3046</text:p>
          </table:table-cell>
          <table:table-cell office:value-type="float" office:value="190.6576" calcext:value-type="float">
            <text:p>190.65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7" calcext:value-type="float">
            <text:p>3047</text:p>
          </table:table-cell>
          <table:table-cell office:value-type="float" office:value="190.647" calcext:value-type="float">
            <text:p>190.6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8" calcext:value-type="float">
            <text:p>3048</text:p>
          </table:table-cell>
          <table:table-cell office:value-type="float" office:value="190.6401" calcext:value-type="float">
            <text:p>190.64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49" calcext:value-type="float">
            <text:p>3049</text:p>
          </table:table-cell>
          <table:table-cell office:value-type="float" office:value="190.6513" calcext:value-type="float">
            <text:p>190.65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0" calcext:value-type="float">
            <text:p>3050</text:p>
          </table:table-cell>
          <table:table-cell office:value-type="float" office:value="190.6512" calcext:value-type="float">
            <text:p>190.65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1" calcext:value-type="float">
            <text:p>3051</text:p>
          </table:table-cell>
          <table:table-cell office:value-type="float" office:value="190.6466" calcext:value-type="float">
            <text:p>190.64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2" calcext:value-type="float">
            <text:p>3052</text:p>
          </table:table-cell>
          <table:table-cell office:value-type="float" office:value="190.6514" calcext:value-type="float">
            <text:p>190.65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3" calcext:value-type="float">
            <text:p>3053</text:p>
          </table:table-cell>
          <table:table-cell office:value-type="float" office:value="190.6334" calcext:value-type="float">
            <text:p>190.63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4" calcext:value-type="float">
            <text:p>3054</text:p>
          </table:table-cell>
          <table:table-cell office:value-type="float" office:value="190.6321" calcext:value-type="float">
            <text:p>190.63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5" calcext:value-type="float">
            <text:p>3055</text:p>
          </table:table-cell>
          <table:table-cell office:value-type="float" office:value="190.6488" calcext:value-type="float">
            <text:p>190.64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6" calcext:value-type="float">
            <text:p>3056</text:p>
          </table:table-cell>
          <table:table-cell office:value-type="float" office:value="190.632" calcext:value-type="float">
            <text:p>190.6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7" calcext:value-type="float">
            <text:p>3057</text:p>
          </table:table-cell>
          <table:table-cell office:value-type="float" office:value="190.6749" calcext:value-type="float">
            <text:p>190.67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8" calcext:value-type="float">
            <text:p>3058</text:p>
          </table:table-cell>
          <table:table-cell office:value-type="float" office:value="190.6325" calcext:value-type="float">
            <text:p>190.63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9" calcext:value-type="float">
            <text:p>3059</text:p>
          </table:table-cell>
          <table:table-cell office:value-type="float" office:value="190.658" calcext:value-type="float">
            <text:p>190.6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0" calcext:value-type="float">
            <text:p>3060</text:p>
          </table:table-cell>
          <table:table-cell office:value-type="float" office:value="190.6495" calcext:value-type="float">
            <text:p>190.64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1" calcext:value-type="float">
            <text:p>3061</text:p>
          </table:table-cell>
          <table:table-cell office:value-type="float" office:value="190.609" calcext:value-type="float">
            <text:p>190.6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2" calcext:value-type="float">
            <text:p>3062</text:p>
          </table:table-cell>
          <table:table-cell office:value-type="float" office:value="190.6348" calcext:value-type="float">
            <text:p>190.63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3" calcext:value-type="float">
            <text:p>3063</text:p>
          </table:table-cell>
          <table:table-cell office:value-type="float" office:value="190.6029" calcext:value-type="float">
            <text:p>190.60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4" calcext:value-type="float">
            <text:p>3064</text:p>
          </table:table-cell>
          <table:table-cell office:value-type="float" office:value="190.6246" calcext:value-type="float">
            <text:p>190.62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5" calcext:value-type="float">
            <text:p>3065</text:p>
          </table:table-cell>
          <table:table-cell office:value-type="float" office:value="190.6313" calcext:value-type="float">
            <text:p>190.63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6" calcext:value-type="float">
            <text:p>3066</text:p>
          </table:table-cell>
          <table:table-cell office:value-type="float" office:value="190.6198" calcext:value-type="float">
            <text:p>190.61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7" calcext:value-type="float">
            <text:p>3067</text:p>
          </table:table-cell>
          <table:table-cell office:value-type="float" office:value="190.6503" calcext:value-type="float">
            <text:p>190.65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8" calcext:value-type="float">
            <text:p>3068</text:p>
          </table:table-cell>
          <table:table-cell office:value-type="float" office:value="190.6383" calcext:value-type="float">
            <text:p>190.63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69" calcext:value-type="float">
            <text:p>3069</text:p>
          </table:table-cell>
          <table:table-cell office:value-type="float" office:value="190.6119" calcext:value-type="float">
            <text:p>190.6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0" calcext:value-type="float">
            <text:p>3070</text:p>
          </table:table-cell>
          <table:table-cell office:value-type="float" office:value="190.6413" calcext:value-type="float">
            <text:p>190.64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1" calcext:value-type="float">
            <text:p>3071</text:p>
          </table:table-cell>
          <table:table-cell office:value-type="float" office:value="190.6338" calcext:value-type="float">
            <text:p>190.63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2" calcext:value-type="float">
            <text:p>3072</text:p>
          </table:table-cell>
          <table:table-cell office:value-type="float" office:value="190.6315" calcext:value-type="float">
            <text:p>190.6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3" calcext:value-type="float">
            <text:p>3073</text:p>
          </table:table-cell>
          <table:table-cell office:value-type="float" office:value="190.6251" calcext:value-type="float">
            <text:p>190.62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4" calcext:value-type="float">
            <text:p>3074</text:p>
          </table:table-cell>
          <table:table-cell office:value-type="float" office:value="190.6326" calcext:value-type="float">
            <text:p>190.63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5" calcext:value-type="float">
            <text:p>3075</text:p>
          </table:table-cell>
          <table:table-cell office:value-type="float" office:value="190.5972" calcext:value-type="float">
            <text:p>190.59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6" calcext:value-type="float">
            <text:p>3076</text:p>
          </table:table-cell>
          <table:table-cell office:value-type="float" office:value="190.6022" calcext:value-type="float">
            <text:p>190.60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7" calcext:value-type="float">
            <text:p>3077</text:p>
          </table:table-cell>
          <table:table-cell office:value-type="float" office:value="190.6355" calcext:value-type="float">
            <text:p>190.63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8" calcext:value-type="float">
            <text:p>3078</text:p>
          </table:table-cell>
          <table:table-cell office:value-type="float" office:value="190.6161" calcext:value-type="float">
            <text:p>190.61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79" calcext:value-type="float">
            <text:p>3079</text:p>
          </table:table-cell>
          <table:table-cell office:value-type="float" office:value="190.641" calcext:value-type="float">
            <text:p>190.6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0" calcext:value-type="float">
            <text:p>3080</text:p>
          </table:table-cell>
          <table:table-cell office:value-type="float" office:value="190.5957" calcext:value-type="float">
            <text:p>190.59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1" calcext:value-type="float">
            <text:p>3081</text:p>
          </table:table-cell>
          <table:table-cell office:value-type="float" office:value="190.6195" calcext:value-type="float">
            <text:p>190.61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2" calcext:value-type="float">
            <text:p>3082</text:p>
          </table:table-cell>
          <table:table-cell office:value-type="float" office:value="190.5802" calcext:value-type="float">
            <text:p>190.58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3" calcext:value-type="float">
            <text:p>3083</text:p>
          </table:table-cell>
          <table:table-cell office:value-type="float" office:value="190.6048" calcext:value-type="float">
            <text:p>190.60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4" calcext:value-type="float">
            <text:p>3084</text:p>
          </table:table-cell>
          <table:table-cell office:value-type="float" office:value="190.5908" calcext:value-type="float">
            <text:p>190.59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5" calcext:value-type="float">
            <text:p>3085</text:p>
          </table:table-cell>
          <table:table-cell office:value-type="float" office:value="190.594" calcext:value-type="float">
            <text:p>190.5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6" calcext:value-type="float">
            <text:p>3086</text:p>
          </table:table-cell>
          <table:table-cell office:value-type="float" office:value="190.5985" calcext:value-type="float">
            <text:p>190.5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7" calcext:value-type="float">
            <text:p>3087</text:p>
          </table:table-cell>
          <table:table-cell office:value-type="float" office:value="190.587" calcext:value-type="float">
            <text:p>190.5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8" calcext:value-type="float">
            <text:p>3088</text:p>
          </table:table-cell>
          <table:table-cell office:value-type="float" office:value="190.5841" calcext:value-type="float">
            <text:p>190.58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89" calcext:value-type="float">
            <text:p>3089</text:p>
          </table:table-cell>
          <table:table-cell office:value-type="float" office:value="190.5808" calcext:value-type="float">
            <text:p>190.58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0" calcext:value-type="float">
            <text:p>3090</text:p>
          </table:table-cell>
          <table:table-cell office:value-type="float" office:value="190.5909" calcext:value-type="float">
            <text:p>190.59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1" calcext:value-type="float">
            <text:p>3091</text:p>
          </table:table-cell>
          <table:table-cell office:value-type="float" office:value="190.594" calcext:value-type="float">
            <text:p>190.5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2" calcext:value-type="float">
            <text:p>3092</text:p>
          </table:table-cell>
          <table:table-cell office:value-type="float" office:value="190.612" calcext:value-type="float">
            <text:p>190.6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3" calcext:value-type="float">
            <text:p>3093</text:p>
          </table:table-cell>
          <table:table-cell office:value-type="float" office:value="190.5964" calcext:value-type="float">
            <text:p>190.59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4" calcext:value-type="float">
            <text:p>3094</text:p>
          </table:table-cell>
          <table:table-cell office:value-type="float" office:value="190.5966" calcext:value-type="float">
            <text:p>190.59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5" calcext:value-type="float">
            <text:p>3095</text:p>
          </table:table-cell>
          <table:table-cell office:value-type="float" office:value="190.5934" calcext:value-type="float">
            <text:p>190.59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6" calcext:value-type="float">
            <text:p>3096</text:p>
          </table:table-cell>
          <table:table-cell office:value-type="float" office:value="190.5876" calcext:value-type="float">
            <text:p>190.58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7" calcext:value-type="float">
            <text:p>3097</text:p>
          </table:table-cell>
          <table:table-cell office:value-type="float" office:value="190.5982" calcext:value-type="float">
            <text:p>190.59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8" calcext:value-type="float">
            <text:p>3098</text:p>
          </table:table-cell>
          <table:table-cell office:value-type="float" office:value="190.5669" calcext:value-type="float">
            <text:p>190.56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99" calcext:value-type="float">
            <text:p>3099</text:p>
          </table:table-cell>
          <table:table-cell office:value-type="float" office:value="190.5824" calcext:value-type="float">
            <text:p>190.58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0" calcext:value-type="float">
            <text:p>3100</text:p>
          </table:table-cell>
          <table:table-cell office:value-type="float" office:value="190.6094" calcext:value-type="float">
            <text:p>190.60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1" calcext:value-type="float">
            <text:p>3101</text:p>
          </table:table-cell>
          <table:table-cell office:value-type="float" office:value="190.5742" calcext:value-type="float">
            <text:p>190.57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2" calcext:value-type="float">
            <text:p>3102</text:p>
          </table:table-cell>
          <table:table-cell office:value-type="float" office:value="190.5877" calcext:value-type="float">
            <text:p>190.58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3" calcext:value-type="float">
            <text:p>3103</text:p>
          </table:table-cell>
          <table:table-cell office:value-type="float" office:value="190.5644" calcext:value-type="float">
            <text:p>190.56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4" calcext:value-type="float">
            <text:p>3104</text:p>
          </table:table-cell>
          <table:table-cell office:value-type="float" office:value="190.5505" calcext:value-type="float">
            <text:p>190.55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5" calcext:value-type="float">
            <text:p>3105</text:p>
          </table:table-cell>
          <table:table-cell office:value-type="float" office:value="190.5649" calcext:value-type="float">
            <text:p>190.56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6" calcext:value-type="float">
            <text:p>3106</text:p>
          </table:table-cell>
          <table:table-cell office:value-type="float" office:value="190.5586" calcext:value-type="float">
            <text:p>190.55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7" calcext:value-type="float">
            <text:p>3107</text:p>
          </table:table-cell>
          <table:table-cell office:value-type="float" office:value="190.5632" calcext:value-type="float">
            <text:p>190.56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8" calcext:value-type="float">
            <text:p>3108</text:p>
          </table:table-cell>
          <table:table-cell office:value-type="float" office:value="190.5584" calcext:value-type="float">
            <text:p>190.55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9" calcext:value-type="float">
            <text:p>3109</text:p>
          </table:table-cell>
          <table:table-cell office:value-type="float" office:value="190.5701" calcext:value-type="float">
            <text:p>190.57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0" calcext:value-type="float">
            <text:p>3110</text:p>
          </table:table-cell>
          <table:table-cell office:value-type="float" office:value="190.5801" calcext:value-type="float">
            <text:p>190.58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1" calcext:value-type="float">
            <text:p>3111</text:p>
          </table:table-cell>
          <table:table-cell office:value-type="float" office:value="190.5608" calcext:value-type="float">
            <text:p>190.56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2" calcext:value-type="float">
            <text:p>3112</text:p>
          </table:table-cell>
          <table:table-cell office:value-type="float" office:value="190.5675" calcext:value-type="float">
            <text:p>190.56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3" calcext:value-type="float">
            <text:p>3113</text:p>
          </table:table-cell>
          <table:table-cell office:value-type="float" office:value="190.5722" calcext:value-type="float">
            <text:p>190.57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4" calcext:value-type="float">
            <text:p>3114</text:p>
          </table:table-cell>
          <table:table-cell office:value-type="float" office:value="190.5571" calcext:value-type="float">
            <text:p>190.55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5" calcext:value-type="float">
            <text:p>3115</text:p>
          </table:table-cell>
          <table:table-cell office:value-type="float" office:value="190.5628" calcext:value-type="float">
            <text:p>190.56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6" calcext:value-type="float">
            <text:p>3116</text:p>
          </table:table-cell>
          <table:table-cell office:value-type="float" office:value="190.5411" calcext:value-type="float">
            <text:p>190.54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7" calcext:value-type="float">
            <text:p>3117</text:p>
          </table:table-cell>
          <table:table-cell office:value-type="float" office:value="190.5244" calcext:value-type="float">
            <text:p>190.5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8" calcext:value-type="float">
            <text:p>3118</text:p>
          </table:table-cell>
          <table:table-cell office:value-type="float" office:value="190.5288" calcext:value-type="float">
            <text:p>190.52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19" calcext:value-type="float">
            <text:p>3119</text:p>
          </table:table-cell>
          <table:table-cell office:value-type="float" office:value="190.5424" calcext:value-type="float">
            <text:p>190.54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0" calcext:value-type="float">
            <text:p>3120</text:p>
          </table:table-cell>
          <table:table-cell office:value-type="float" office:value="190.5509" calcext:value-type="float">
            <text:p>190.55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1" calcext:value-type="float">
            <text:p>3121</text:p>
          </table:table-cell>
          <table:table-cell office:value-type="float" office:value="190.5412" calcext:value-type="float">
            <text:p>190.54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2" calcext:value-type="float">
            <text:p>3122</text:p>
          </table:table-cell>
          <table:table-cell office:value-type="float" office:value="190.549" calcext:value-type="float">
            <text:p>190.5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3" calcext:value-type="float">
            <text:p>3123</text:p>
          </table:table-cell>
          <table:table-cell office:value-type="float" office:value="190.542" calcext:value-type="float">
            <text:p>190.5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4" calcext:value-type="float">
            <text:p>3124</text:p>
          </table:table-cell>
          <table:table-cell office:value-type="float" office:value="190.5423" calcext:value-type="float">
            <text:p>190.54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5" calcext:value-type="float">
            <text:p>3125</text:p>
          </table:table-cell>
          <table:table-cell office:value-type="float" office:value="190.5455" calcext:value-type="float">
            <text:p>190.54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6" calcext:value-type="float">
            <text:p>3126</text:p>
          </table:table-cell>
          <table:table-cell office:value-type="float" office:value="190.5434" calcext:value-type="float">
            <text:p>190.54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7" calcext:value-type="float">
            <text:p>3127</text:p>
          </table:table-cell>
          <table:table-cell office:value-type="float" office:value="190.5319" calcext:value-type="float">
            <text:p>190.53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8" calcext:value-type="float">
            <text:p>3128</text:p>
          </table:table-cell>
          <table:table-cell office:value-type="float" office:value="190.5412" calcext:value-type="float">
            <text:p>190.54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29" calcext:value-type="float">
            <text:p>3129</text:p>
          </table:table-cell>
          <table:table-cell office:value-type="float" office:value="190.5126" calcext:value-type="float">
            <text:p>190.5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0" calcext:value-type="float">
            <text:p>3130</text:p>
          </table:table-cell>
          <table:table-cell office:value-type="float" office:value="190.5392" calcext:value-type="float">
            <text:p>190.53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1" calcext:value-type="float">
            <text:p>3131</text:p>
          </table:table-cell>
          <table:table-cell office:value-type="float" office:value="190.531" calcext:value-type="float">
            <text:p>190.5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2" calcext:value-type="float">
            <text:p>3132</text:p>
          </table:table-cell>
          <table:table-cell office:value-type="float" office:value="190.5425" calcext:value-type="float">
            <text:p>190.54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3" calcext:value-type="float">
            <text:p>3133</text:p>
          </table:table-cell>
          <table:table-cell office:value-type="float" office:value="190.5466" calcext:value-type="float">
            <text:p>190.54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4" calcext:value-type="float">
            <text:p>3134</text:p>
          </table:table-cell>
          <table:table-cell office:value-type="float" office:value="190.5616" calcext:value-type="float">
            <text:p>190.56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5" calcext:value-type="float">
            <text:p>3135</text:p>
          </table:table-cell>
          <table:table-cell office:value-type="float" office:value="190.5561" calcext:value-type="float">
            <text:p>190.55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6" calcext:value-type="float">
            <text:p>3136</text:p>
          </table:table-cell>
          <table:table-cell office:value-type="float" office:value="190.5217" calcext:value-type="float">
            <text:p>190.52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7" calcext:value-type="float">
            <text:p>3137</text:p>
          </table:table-cell>
          <table:table-cell office:value-type="float" office:value="190.533" calcext:value-type="float">
            <text:p>190.5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8" calcext:value-type="float">
            <text:p>3138</text:p>
          </table:table-cell>
          <table:table-cell office:value-type="float" office:value="190.5227" calcext:value-type="float">
            <text:p>190.52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39" calcext:value-type="float">
            <text:p>3139</text:p>
          </table:table-cell>
          <table:table-cell office:value-type="float" office:value="190.521" calcext:value-type="float">
            <text:p>190.5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0" calcext:value-type="float">
            <text:p>3140</text:p>
          </table:table-cell>
          <table:table-cell office:value-type="float" office:value="190.5421" calcext:value-type="float">
            <text:p>190.54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1" calcext:value-type="float">
            <text:p>3141</text:p>
          </table:table-cell>
          <table:table-cell office:value-type="float" office:value="190.5433" calcext:value-type="float">
            <text:p>190.54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2" calcext:value-type="float">
            <text:p>3142</text:p>
          </table:table-cell>
          <table:table-cell office:value-type="float" office:value="190.5339" calcext:value-type="float">
            <text:p>190.53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3" calcext:value-type="float">
            <text:p>3143</text:p>
          </table:table-cell>
          <table:table-cell office:value-type="float" office:value="190.5213" calcext:value-type="float">
            <text:p>190.52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4" calcext:value-type="float">
            <text:p>3144</text:p>
          </table:table-cell>
          <table:table-cell office:value-type="float" office:value="190.5041" calcext:value-type="float">
            <text:p>190.50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5" calcext:value-type="float">
            <text:p>3145</text:p>
          </table:table-cell>
          <table:table-cell office:value-type="float" office:value="190.5112" calcext:value-type="float">
            <text:p>190.51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6" calcext:value-type="float">
            <text:p>3146</text:p>
          </table:table-cell>
          <table:table-cell office:value-type="float" office:value="190.5226" calcext:value-type="float">
            <text:p>190.52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7" calcext:value-type="float">
            <text:p>3147</text:p>
          </table:table-cell>
          <table:table-cell office:value-type="float" office:value="190.5069" calcext:value-type="float">
            <text:p>190.50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8" calcext:value-type="float">
            <text:p>3148</text:p>
          </table:table-cell>
          <table:table-cell office:value-type="float" office:value="190.5148" calcext:value-type="float">
            <text:p>190.51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49" calcext:value-type="float">
            <text:p>3149</text:p>
          </table:table-cell>
          <table:table-cell office:value-type="float" office:value="190.533" calcext:value-type="float">
            <text:p>190.5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0" calcext:value-type="float">
            <text:p>3150</text:p>
          </table:table-cell>
          <table:table-cell office:value-type="float" office:value="190.515" calcext:value-type="float">
            <text:p>190.5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1" calcext:value-type="float">
            <text:p>3151</text:p>
          </table:table-cell>
          <table:table-cell office:value-type="float" office:value="190.4865" calcext:value-type="float">
            <text:p>190.48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2" calcext:value-type="float">
            <text:p>3152</text:p>
          </table:table-cell>
          <table:table-cell office:value-type="float" office:value="190.4942" calcext:value-type="float">
            <text:p>190.49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3" calcext:value-type="float">
            <text:p>3153</text:p>
          </table:table-cell>
          <table:table-cell office:value-type="float" office:value="190.5057" calcext:value-type="float">
            <text:p>190.50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4" calcext:value-type="float">
            <text:p>3154</text:p>
          </table:table-cell>
          <table:table-cell office:value-type="float" office:value="190.5001" calcext:value-type="float">
            <text:p>190.5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5" calcext:value-type="float">
            <text:p>3155</text:p>
          </table:table-cell>
          <table:table-cell office:value-type="float" office:value="190.5281" calcext:value-type="float">
            <text:p>190.52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6" calcext:value-type="float">
            <text:p>3156</text:p>
          </table:table-cell>
          <table:table-cell office:value-type="float" office:value="190.4929" calcext:value-type="float">
            <text:p>190.49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7" calcext:value-type="float">
            <text:p>3157</text:p>
          </table:table-cell>
          <table:table-cell office:value-type="float" office:value="190.4885" calcext:value-type="float">
            <text:p>190.48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8" calcext:value-type="float">
            <text:p>3158</text:p>
          </table:table-cell>
          <table:table-cell office:value-type="float" office:value="190.4915" calcext:value-type="float">
            <text:p>190.49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9" calcext:value-type="float">
            <text:p>3159</text:p>
          </table:table-cell>
          <table:table-cell office:value-type="float" office:value="190.5009" calcext:value-type="float">
            <text:p>190.50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0" calcext:value-type="float">
            <text:p>3160</text:p>
          </table:table-cell>
          <table:table-cell office:value-type="float" office:value="190.4986" calcext:value-type="float">
            <text:p>190.49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1" calcext:value-type="float">
            <text:p>3161</text:p>
          </table:table-cell>
          <table:table-cell office:value-type="float" office:value="190.4768" calcext:value-type="float">
            <text:p>190.47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2" calcext:value-type="float">
            <text:p>3162</text:p>
          </table:table-cell>
          <table:table-cell office:value-type="float" office:value="190.4748" calcext:value-type="float">
            <text:p>190.47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3" calcext:value-type="float">
            <text:p>3163</text:p>
          </table:table-cell>
          <table:table-cell office:value-type="float" office:value="190.4988" calcext:value-type="float">
            <text:p>190.49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4" calcext:value-type="float">
            <text:p>3164</text:p>
          </table:table-cell>
          <table:table-cell office:value-type="float" office:value="190.4652" calcext:value-type="float">
            <text:p>190.4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5" calcext:value-type="float">
            <text:p>3165</text:p>
          </table:table-cell>
          <table:table-cell office:value-type="float" office:value="190.4855" calcext:value-type="float">
            <text:p>190.48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6" calcext:value-type="float">
            <text:p>3166</text:p>
          </table:table-cell>
          <table:table-cell office:value-type="float" office:value="190.5049" calcext:value-type="float">
            <text:p>190.50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7" calcext:value-type="float">
            <text:p>3167</text:p>
          </table:table-cell>
          <table:table-cell office:value-type="float" office:value="190.4763" calcext:value-type="float">
            <text:p>190.47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8" calcext:value-type="float">
            <text:p>3168</text:p>
          </table:table-cell>
          <table:table-cell office:value-type="float" office:value="190.4881" calcext:value-type="float">
            <text:p>190.48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69" calcext:value-type="float">
            <text:p>3169</text:p>
          </table:table-cell>
          <table:table-cell office:value-type="float" office:value="190.4679" calcext:value-type="float">
            <text:p>190.46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0" calcext:value-type="float">
            <text:p>3170</text:p>
          </table:table-cell>
          <table:table-cell office:value-type="float" office:value="190.4975" calcext:value-type="float">
            <text:p>190.49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1" calcext:value-type="float">
            <text:p>3171</text:p>
          </table:table-cell>
          <table:table-cell office:value-type="float" office:value="190.4575" calcext:value-type="float">
            <text:p>190.45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2" calcext:value-type="float">
            <text:p>3172</text:p>
          </table:table-cell>
          <table:table-cell office:value-type="float" office:value="190.4769" calcext:value-type="float">
            <text:p>190.47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3" calcext:value-type="float">
            <text:p>3173</text:p>
          </table:table-cell>
          <table:table-cell office:value-type="float" office:value="190.4954" calcext:value-type="float">
            <text:p>190.49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4" calcext:value-type="float">
            <text:p>3174</text:p>
          </table:table-cell>
          <table:table-cell office:value-type="float" office:value="190.4896" calcext:value-type="float">
            <text:p>190.48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5" calcext:value-type="float">
            <text:p>3175</text:p>
          </table:table-cell>
          <table:table-cell office:value-type="float" office:value="190.4581" calcext:value-type="float">
            <text:p>190.45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6" calcext:value-type="float">
            <text:p>3176</text:p>
          </table:table-cell>
          <table:table-cell office:value-type="float" office:value="190.4792" calcext:value-type="float">
            <text:p>190.47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7" calcext:value-type="float">
            <text:p>3177</text:p>
          </table:table-cell>
          <table:table-cell office:value-type="float" office:value="190.4825" calcext:value-type="float">
            <text:p>190.48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8" calcext:value-type="float">
            <text:p>3178</text:p>
          </table:table-cell>
          <table:table-cell office:value-type="float" office:value="190.4686" calcext:value-type="float">
            <text:p>190.46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79" calcext:value-type="float">
            <text:p>3179</text:p>
          </table:table-cell>
          <table:table-cell office:value-type="float" office:value="190.4778" calcext:value-type="float">
            <text:p>190.47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0" calcext:value-type="float">
            <text:p>3180</text:p>
          </table:table-cell>
          <table:table-cell office:value-type="float" office:value="190.462" calcext:value-type="float">
            <text:p>190.4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1" calcext:value-type="float">
            <text:p>3181</text:p>
          </table:table-cell>
          <table:table-cell office:value-type="float" office:value="190.5047" calcext:value-type="float">
            <text:p>190.50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2" calcext:value-type="float">
            <text:p>3182</text:p>
          </table:table-cell>
          <table:table-cell office:value-type="float" office:value="190.4585" calcext:value-type="float">
            <text:p>190.45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3" calcext:value-type="float">
            <text:p>3183</text:p>
          </table:table-cell>
          <table:table-cell office:value-type="float" office:value="190.4638" calcext:value-type="float">
            <text:p>190.46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4" calcext:value-type="float">
            <text:p>3184</text:p>
          </table:table-cell>
          <table:table-cell office:value-type="float" office:value="190.4677" calcext:value-type="float">
            <text:p>190.46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5" calcext:value-type="float">
            <text:p>3185</text:p>
          </table:table-cell>
          <table:table-cell office:value-type="float" office:value="190.451" calcext:value-type="float">
            <text:p>190.4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6" calcext:value-type="float">
            <text:p>3186</text:p>
          </table:table-cell>
          <table:table-cell office:value-type="float" office:value="190.4462" calcext:value-type="float">
            <text:p>190.44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7" calcext:value-type="float">
            <text:p>3187</text:p>
          </table:table-cell>
          <table:table-cell office:value-type="float" office:value="190.4647" calcext:value-type="float">
            <text:p>190.46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8" calcext:value-type="float">
            <text:p>3188</text:p>
          </table:table-cell>
          <table:table-cell office:value-type="float" office:value="190.4428" calcext:value-type="float">
            <text:p>190.44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89" calcext:value-type="float">
            <text:p>3189</text:p>
          </table:table-cell>
          <table:table-cell office:value-type="float" office:value="190.4737" calcext:value-type="float">
            <text:p>190.47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0" calcext:value-type="float">
            <text:p>3190</text:p>
          </table:table-cell>
          <table:table-cell office:value-type="float" office:value="190.4496" calcext:value-type="float">
            <text:p>190.44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1" calcext:value-type="float">
            <text:p>3191</text:p>
          </table:table-cell>
          <table:table-cell office:value-type="float" office:value="190.4626" calcext:value-type="float">
            <text:p>190.46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2" calcext:value-type="float">
            <text:p>3192</text:p>
          </table:table-cell>
          <table:table-cell office:value-type="float" office:value="190.4595" calcext:value-type="float">
            <text:p>190.45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3" calcext:value-type="float">
            <text:p>3193</text:p>
          </table:table-cell>
          <table:table-cell office:value-type="float" office:value="190.4418" calcext:value-type="float">
            <text:p>190.44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4" calcext:value-type="float">
            <text:p>3194</text:p>
          </table:table-cell>
          <table:table-cell office:value-type="float" office:value="190.4399" calcext:value-type="float">
            <text:p>190.43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5" calcext:value-type="float">
            <text:p>3195</text:p>
          </table:table-cell>
          <table:table-cell office:value-type="float" office:value="190.4495" calcext:value-type="float">
            <text:p>190.44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6" calcext:value-type="float">
            <text:p>3196</text:p>
          </table:table-cell>
          <table:table-cell office:value-type="float" office:value="190.4435" calcext:value-type="float">
            <text:p>190.44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7" calcext:value-type="float">
            <text:p>3197</text:p>
          </table:table-cell>
          <table:table-cell office:value-type="float" office:value="190.4584" calcext:value-type="float">
            <text:p>190.45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8" calcext:value-type="float">
            <text:p>3198</text:p>
          </table:table-cell>
          <table:table-cell office:value-type="float" office:value="190.4477" calcext:value-type="float">
            <text:p>190.44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99" calcext:value-type="float">
            <text:p>3199</text:p>
          </table:table-cell>
          <table:table-cell office:value-type="float" office:value="190.4382" calcext:value-type="float">
            <text:p>190.43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0" calcext:value-type="float">
            <text:p>3200</text:p>
          </table:table-cell>
          <table:table-cell office:value-type="float" office:value="190.4179" calcext:value-type="float">
            <text:p>190.41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1" calcext:value-type="float">
            <text:p>3201</text:p>
          </table:table-cell>
          <table:table-cell office:value-type="float" office:value="190.4588" calcext:value-type="float">
            <text:p>190.45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2" calcext:value-type="float">
            <text:p>3202</text:p>
          </table:table-cell>
          <table:table-cell office:value-type="float" office:value="190.4484" calcext:value-type="float">
            <text:p>190.44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3" calcext:value-type="float">
            <text:p>3203</text:p>
          </table:table-cell>
          <table:table-cell office:value-type="float" office:value="190.4285" calcext:value-type="float">
            <text:p>190.42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4" calcext:value-type="float">
            <text:p>3204</text:p>
          </table:table-cell>
          <table:table-cell office:value-type="float" office:value="190.4539" calcext:value-type="float">
            <text:p>190.45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5" calcext:value-type="float">
            <text:p>3205</text:p>
          </table:table-cell>
          <table:table-cell office:value-type="float" office:value="190.4217" calcext:value-type="float">
            <text:p>190.42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6" calcext:value-type="float">
            <text:p>3206</text:p>
          </table:table-cell>
          <table:table-cell office:value-type="float" office:value="190.4295" calcext:value-type="float">
            <text:p>190.42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7" calcext:value-type="float">
            <text:p>3207</text:p>
          </table:table-cell>
          <table:table-cell office:value-type="float" office:value="190.4058" calcext:value-type="float">
            <text:p>190.40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8" calcext:value-type="float">
            <text:p>3208</text:p>
          </table:table-cell>
          <table:table-cell office:value-type="float" office:value="190.439" calcext:value-type="float">
            <text:p>190.4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9" calcext:value-type="float">
            <text:p>3209</text:p>
          </table:table-cell>
          <table:table-cell office:value-type="float" office:value="190.425" calcext:value-type="float">
            <text:p>190.4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0" calcext:value-type="float">
            <text:p>3210</text:p>
          </table:table-cell>
          <table:table-cell office:value-type="float" office:value="190.4324" calcext:value-type="float">
            <text:p>190.43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1" calcext:value-type="float">
            <text:p>3211</text:p>
          </table:table-cell>
          <table:table-cell office:value-type="float" office:value="190.4093" calcext:value-type="float">
            <text:p>190.40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2" calcext:value-type="float">
            <text:p>3212</text:p>
          </table:table-cell>
          <table:table-cell office:value-type="float" office:value="190.4248" calcext:value-type="float">
            <text:p>190.42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3" calcext:value-type="float">
            <text:p>3213</text:p>
          </table:table-cell>
          <table:table-cell office:value-type="float" office:value="190.4074" calcext:value-type="float">
            <text:p>190.40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4" calcext:value-type="float">
            <text:p>3214</text:p>
          </table:table-cell>
          <table:table-cell office:value-type="float" office:value="190.4217" calcext:value-type="float">
            <text:p>190.42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5" calcext:value-type="float">
            <text:p>3215</text:p>
          </table:table-cell>
          <table:table-cell office:value-type="float" office:value="190.3973" calcext:value-type="float">
            <text:p>190.39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6" calcext:value-type="float">
            <text:p>3216</text:p>
          </table:table-cell>
          <table:table-cell office:value-type="float" office:value="190.4218" calcext:value-type="float">
            <text:p>190.4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7" calcext:value-type="float">
            <text:p>3217</text:p>
          </table:table-cell>
          <table:table-cell office:value-type="float" office:value="190.4037" calcext:value-type="float">
            <text:p>190.40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8" calcext:value-type="float">
            <text:p>3218</text:p>
          </table:table-cell>
          <table:table-cell office:value-type="float" office:value="190.4114" calcext:value-type="float">
            <text:p>190.41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19" calcext:value-type="float">
            <text:p>3219</text:p>
          </table:table-cell>
          <table:table-cell office:value-type="float" office:value="190.3998" calcext:value-type="float">
            <text:p>190.39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0" calcext:value-type="float">
            <text:p>3220</text:p>
          </table:table-cell>
          <table:table-cell office:value-type="float" office:value="190.4145" calcext:value-type="float">
            <text:p>190.41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1" calcext:value-type="float">
            <text:p>3221</text:p>
          </table:table-cell>
          <table:table-cell office:value-type="float" office:value="190.4128" calcext:value-type="float">
            <text:p>190.41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2" calcext:value-type="float">
            <text:p>3222</text:p>
          </table:table-cell>
          <table:table-cell office:value-type="float" office:value="190.4114" calcext:value-type="float">
            <text:p>190.41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3" calcext:value-type="float">
            <text:p>3223</text:p>
          </table:table-cell>
          <table:table-cell office:value-type="float" office:value="190.4091" calcext:value-type="float">
            <text:p>190.40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4" calcext:value-type="float">
            <text:p>3224</text:p>
          </table:table-cell>
          <table:table-cell office:value-type="float" office:value="190.4144" calcext:value-type="float">
            <text:p>190.41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5" calcext:value-type="float">
            <text:p>3225</text:p>
          </table:table-cell>
          <table:table-cell office:value-type="float" office:value="190.4078" calcext:value-type="float">
            <text:p>190.40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6" calcext:value-type="float">
            <text:p>3226</text:p>
          </table:table-cell>
          <table:table-cell office:value-type="float" office:value="190.3996" calcext:value-type="float">
            <text:p>190.39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7" calcext:value-type="float">
            <text:p>3227</text:p>
          </table:table-cell>
          <table:table-cell office:value-type="float" office:value="190.4198" calcext:value-type="float">
            <text:p>190.41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8" calcext:value-type="float">
            <text:p>3228</text:p>
          </table:table-cell>
          <table:table-cell office:value-type="float" office:value="190.3997" calcext:value-type="float">
            <text:p>190.39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29" calcext:value-type="float">
            <text:p>3229</text:p>
          </table:table-cell>
          <table:table-cell office:value-type="float" office:value="190.414" calcext:value-type="float">
            <text:p>190.4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0" calcext:value-type="float">
            <text:p>3230</text:p>
          </table:table-cell>
          <table:table-cell office:value-type="float" office:value="190.4038" calcext:value-type="float">
            <text:p>190.40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1" calcext:value-type="float">
            <text:p>3231</text:p>
          </table:table-cell>
          <table:table-cell office:value-type="float" office:value="190.4282" calcext:value-type="float">
            <text:p>190.42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2" calcext:value-type="float">
            <text:p>3232</text:p>
          </table:table-cell>
          <table:table-cell office:value-type="float" office:value="190.3816" calcext:value-type="float">
            <text:p>190.38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3" calcext:value-type="float">
            <text:p>3233</text:p>
          </table:table-cell>
          <table:table-cell office:value-type="float" office:value="190.396" calcext:value-type="float">
            <text:p>190.3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4" calcext:value-type="float">
            <text:p>3234</text:p>
          </table:table-cell>
          <table:table-cell office:value-type="float" office:value="190.3906" calcext:value-type="float">
            <text:p>190.39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5" calcext:value-type="float">
            <text:p>3235</text:p>
          </table:table-cell>
          <table:table-cell office:value-type="float" office:value="190.3907" calcext:value-type="float">
            <text:p>190.39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6" calcext:value-type="float">
            <text:p>3236</text:p>
          </table:table-cell>
          <table:table-cell office:value-type="float" office:value="190.3754" calcext:value-type="float">
            <text:p>190.37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7" calcext:value-type="float">
            <text:p>3237</text:p>
          </table:table-cell>
          <table:table-cell office:value-type="float" office:value="190.3847" calcext:value-type="float">
            <text:p>190.38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8" calcext:value-type="float">
            <text:p>3238</text:p>
          </table:table-cell>
          <table:table-cell office:value-type="float" office:value="190.3715" calcext:value-type="float">
            <text:p>190.37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39" calcext:value-type="float">
            <text:p>3239</text:p>
          </table:table-cell>
          <table:table-cell office:value-type="float" office:value="190.3834" calcext:value-type="float">
            <text:p>190.38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0" calcext:value-type="float">
            <text:p>3240</text:p>
          </table:table-cell>
          <table:table-cell office:value-type="float" office:value="190.383" calcext:value-type="float">
            <text:p>190.3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1" calcext:value-type="float">
            <text:p>3241</text:p>
          </table:table-cell>
          <table:table-cell office:value-type="float" office:value="190.3798" calcext:value-type="float">
            <text:p>190.37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2" calcext:value-type="float">
            <text:p>3242</text:p>
          </table:table-cell>
          <table:table-cell office:value-type="float" office:value="190.3673" calcext:value-type="float">
            <text:p>190.36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3" calcext:value-type="float">
            <text:p>3243</text:p>
          </table:table-cell>
          <table:table-cell office:value-type="float" office:value="190.3927" calcext:value-type="float">
            <text:p>190.39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4" calcext:value-type="float">
            <text:p>3244</text:p>
          </table:table-cell>
          <table:table-cell office:value-type="float" office:value="190.3797" calcext:value-type="float">
            <text:p>190.37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5" calcext:value-type="float">
            <text:p>3245</text:p>
          </table:table-cell>
          <table:table-cell office:value-type="float" office:value="190.3668" calcext:value-type="float">
            <text:p>190.36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6" calcext:value-type="float">
            <text:p>3246</text:p>
          </table:table-cell>
          <table:table-cell office:value-type="float" office:value="190.3978" calcext:value-type="float">
            <text:p>190.39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7" calcext:value-type="float">
            <text:p>3247</text:p>
          </table:table-cell>
          <table:table-cell office:value-type="float" office:value="190.3459" calcext:value-type="float">
            <text:p>190.34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8" calcext:value-type="float">
            <text:p>3248</text:p>
          </table:table-cell>
          <table:table-cell office:value-type="float" office:value="190.3879" calcext:value-type="float">
            <text:p>190.38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49" calcext:value-type="float">
            <text:p>3249</text:p>
          </table:table-cell>
          <table:table-cell office:value-type="float" office:value="190.3874" calcext:value-type="float">
            <text:p>190.38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0" calcext:value-type="float">
            <text:p>3250</text:p>
          </table:table-cell>
          <table:table-cell office:value-type="float" office:value="190.3792" calcext:value-type="float">
            <text:p>190.37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1" calcext:value-type="float">
            <text:p>3251</text:p>
          </table:table-cell>
          <table:table-cell office:value-type="float" office:value="190.3779" calcext:value-type="float">
            <text:p>190.37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2" calcext:value-type="float">
            <text:p>3252</text:p>
          </table:table-cell>
          <table:table-cell office:value-type="float" office:value="190.3727" calcext:value-type="float">
            <text:p>190.37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3" calcext:value-type="float">
            <text:p>3253</text:p>
          </table:table-cell>
          <table:table-cell office:value-type="float" office:value="190.3799" calcext:value-type="float">
            <text:p>190.37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4" calcext:value-type="float">
            <text:p>3254</text:p>
          </table:table-cell>
          <table:table-cell office:value-type="float" office:value="190.368" calcext:value-type="float">
            <text:p>190.3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5" calcext:value-type="float">
            <text:p>3255</text:p>
          </table:table-cell>
          <table:table-cell office:value-type="float" office:value="190.3647" calcext:value-type="float">
            <text:p>190.36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6" calcext:value-type="float">
            <text:p>3256</text:p>
          </table:table-cell>
          <table:table-cell office:value-type="float" office:value="190.371" calcext:value-type="float">
            <text:p>190.3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7" calcext:value-type="float">
            <text:p>3257</text:p>
          </table:table-cell>
          <table:table-cell office:value-type="float" office:value="190.3644" calcext:value-type="float">
            <text:p>190.36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8" calcext:value-type="float">
            <text:p>3258</text:p>
          </table:table-cell>
          <table:table-cell office:value-type="float" office:value="190.3669" calcext:value-type="float">
            <text:p>190.36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9" calcext:value-type="float">
            <text:p>3259</text:p>
          </table:table-cell>
          <table:table-cell office:value-type="float" office:value="190.3844" calcext:value-type="float">
            <text:p>190.38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0" calcext:value-type="float">
            <text:p>3260</text:p>
          </table:table-cell>
          <table:table-cell office:value-type="float" office:value="190.3461" calcext:value-type="float">
            <text:p>190.34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1" calcext:value-type="float">
            <text:p>3261</text:p>
          </table:table-cell>
          <table:table-cell office:value-type="float" office:value="190.3517" calcext:value-type="float">
            <text:p>190.35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2" calcext:value-type="float">
            <text:p>3262</text:p>
          </table:table-cell>
          <table:table-cell office:value-type="float" office:value="190.3652" calcext:value-type="float">
            <text:p>190.3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3" calcext:value-type="float">
            <text:p>3263</text:p>
          </table:table-cell>
          <table:table-cell office:value-type="float" office:value="190.3667" calcext:value-type="float">
            <text:p>190.36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4" calcext:value-type="float">
            <text:p>3264</text:p>
          </table:table-cell>
          <table:table-cell office:value-type="float" office:value="190.3402" calcext:value-type="float">
            <text:p>190.34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5" calcext:value-type="float">
            <text:p>3265</text:p>
          </table:table-cell>
          <table:table-cell office:value-type="float" office:value="190.339" calcext:value-type="float">
            <text:p>190.3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6" calcext:value-type="float">
            <text:p>3266</text:p>
          </table:table-cell>
          <table:table-cell office:value-type="float" office:value="190.3442" calcext:value-type="float">
            <text:p>190.34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7" calcext:value-type="float">
            <text:p>3267</text:p>
          </table:table-cell>
          <table:table-cell office:value-type="float" office:value="190.326" calcext:value-type="float">
            <text:p>190.3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8" calcext:value-type="float">
            <text:p>3268</text:p>
          </table:table-cell>
          <table:table-cell office:value-type="float" office:value="190.361" calcext:value-type="float">
            <text:p>190.3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69" calcext:value-type="float">
            <text:p>3269</text:p>
          </table:table-cell>
          <table:table-cell office:value-type="float" office:value="190.3704" calcext:value-type="float">
            <text:p>190.3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0" calcext:value-type="float">
            <text:p>3270</text:p>
          </table:table-cell>
          <table:table-cell office:value-type="float" office:value="190.322" calcext:value-type="float">
            <text:p>190.3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1" calcext:value-type="float">
            <text:p>3271</text:p>
          </table:table-cell>
          <table:table-cell office:value-type="float" office:value="190.3564" calcext:value-type="float">
            <text:p>190.35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2" calcext:value-type="float">
            <text:p>3272</text:p>
          </table:table-cell>
          <table:table-cell office:value-type="float" office:value="190.3499" calcext:value-type="float">
            <text:p>190.34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3" calcext:value-type="float">
            <text:p>3273</text:p>
          </table:table-cell>
          <table:table-cell office:value-type="float" office:value="190.3497" calcext:value-type="float">
            <text:p>190.34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4" calcext:value-type="float">
            <text:p>3274</text:p>
          </table:table-cell>
          <table:table-cell office:value-type="float" office:value="190.3341" calcext:value-type="float">
            <text:p>190.33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5" calcext:value-type="float">
            <text:p>3275</text:p>
          </table:table-cell>
          <table:table-cell office:value-type="float" office:value="190.3338" calcext:value-type="float">
            <text:p>190.33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6" calcext:value-type="float">
            <text:p>3276</text:p>
          </table:table-cell>
          <table:table-cell office:value-type="float" office:value="190.3307" calcext:value-type="float">
            <text:p>190.33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7" calcext:value-type="float">
            <text:p>3277</text:p>
          </table:table-cell>
          <table:table-cell office:value-type="float" office:value="190.3279" calcext:value-type="float">
            <text:p>190.32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8" calcext:value-type="float">
            <text:p>3278</text:p>
          </table:table-cell>
          <table:table-cell office:value-type="float" office:value="190.3775" calcext:value-type="float">
            <text:p>190.37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79" calcext:value-type="float">
            <text:p>3279</text:p>
          </table:table-cell>
          <table:table-cell office:value-type="float" office:value="190.3478" calcext:value-type="float">
            <text:p>190.34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0" calcext:value-type="float">
            <text:p>3280</text:p>
          </table:table-cell>
          <table:table-cell office:value-type="float" office:value="190.312" calcext:value-type="float">
            <text:p>190.3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1" calcext:value-type="float">
            <text:p>3281</text:p>
          </table:table-cell>
          <table:table-cell office:value-type="float" office:value="190.3315" calcext:value-type="float">
            <text:p>190.3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2" calcext:value-type="float">
            <text:p>3282</text:p>
          </table:table-cell>
          <table:table-cell office:value-type="float" office:value="190.3392" calcext:value-type="float">
            <text:p>190.33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3" calcext:value-type="float">
            <text:p>3283</text:p>
          </table:table-cell>
          <table:table-cell office:value-type="float" office:value="190.317" calcext:value-type="float">
            <text:p>190.3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4" calcext:value-type="float">
            <text:p>3284</text:p>
          </table:table-cell>
          <table:table-cell office:value-type="float" office:value="190.3203" calcext:value-type="float">
            <text:p>190.32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5" calcext:value-type="float">
            <text:p>3285</text:p>
          </table:table-cell>
          <table:table-cell office:value-type="float" office:value="190.3268" calcext:value-type="float">
            <text:p>190.32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6" calcext:value-type="float">
            <text:p>3286</text:p>
          </table:table-cell>
          <table:table-cell office:value-type="float" office:value="190.3154" calcext:value-type="float">
            <text:p>190.3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7" calcext:value-type="float">
            <text:p>3287</text:p>
          </table:table-cell>
          <table:table-cell office:value-type="float" office:value="190.3403" calcext:value-type="float">
            <text:p>190.34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8" calcext:value-type="float">
            <text:p>3288</text:p>
          </table:table-cell>
          <table:table-cell office:value-type="float" office:value="190.3207" calcext:value-type="float">
            <text:p>190.32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89" calcext:value-type="float">
            <text:p>3289</text:p>
          </table:table-cell>
          <table:table-cell office:value-type="float" office:value="190.3217" calcext:value-type="float">
            <text:p>190.32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0" calcext:value-type="float">
            <text:p>3290</text:p>
          </table:table-cell>
          <table:table-cell office:value-type="float" office:value="190.3126" calcext:value-type="float">
            <text:p>190.31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1" calcext:value-type="float">
            <text:p>3291</text:p>
          </table:table-cell>
          <table:table-cell office:value-type="float" office:value="190.3376" calcext:value-type="float">
            <text:p>190.33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2" calcext:value-type="float">
            <text:p>3292</text:p>
          </table:table-cell>
          <table:table-cell office:value-type="float" office:value="190.3123" calcext:value-type="float">
            <text:p>190.31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3" calcext:value-type="float">
            <text:p>3293</text:p>
          </table:table-cell>
          <table:table-cell office:value-type="float" office:value="190.3051" calcext:value-type="float">
            <text:p>190.30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4" calcext:value-type="float">
            <text:p>3294</text:p>
          </table:table-cell>
          <table:table-cell office:value-type="float" office:value="190.3128" calcext:value-type="float">
            <text:p>190.31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5" calcext:value-type="float">
            <text:p>3295</text:p>
          </table:table-cell>
          <table:table-cell office:value-type="float" office:value="190.3091" calcext:value-type="float">
            <text:p>190.30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6" calcext:value-type="float">
            <text:p>3296</text:p>
          </table:table-cell>
          <table:table-cell office:value-type="float" office:value="190.3299" calcext:value-type="float">
            <text:p>190.32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7" calcext:value-type="float">
            <text:p>3297</text:p>
          </table:table-cell>
          <table:table-cell office:value-type="float" office:value="190.3207" calcext:value-type="float">
            <text:p>190.32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8" calcext:value-type="float">
            <text:p>3298</text:p>
          </table:table-cell>
          <table:table-cell office:value-type="float" office:value="190.3209" calcext:value-type="float">
            <text:p>190.32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99" calcext:value-type="float">
            <text:p>3299</text:p>
          </table:table-cell>
          <table:table-cell office:value-type="float" office:value="190.3195" calcext:value-type="float">
            <text:p>190.31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0" calcext:value-type="float">
            <text:p>3300</text:p>
          </table:table-cell>
          <table:table-cell office:value-type="float" office:value="190.3081" calcext:value-type="float">
            <text:p>190.30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1" calcext:value-type="float">
            <text:p>3301</text:p>
          </table:table-cell>
          <table:table-cell office:value-type="float" office:value="190.3219" calcext:value-type="float">
            <text:p>190.32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2" calcext:value-type="float">
            <text:p>3302</text:p>
          </table:table-cell>
          <table:table-cell office:value-type="float" office:value="190.3135" calcext:value-type="float">
            <text:p>190.31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3" calcext:value-type="float">
            <text:p>3303</text:p>
          </table:table-cell>
          <table:table-cell office:value-type="float" office:value="190.3059" calcext:value-type="float">
            <text:p>190.30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4" calcext:value-type="float">
            <text:p>3304</text:p>
          </table:table-cell>
          <table:table-cell office:value-type="float" office:value="190.28" calcext:value-type="float">
            <text:p>190.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5" calcext:value-type="float">
            <text:p>3305</text:p>
          </table:table-cell>
          <table:table-cell office:value-type="float" office:value="190.315" calcext:value-type="float">
            <text:p>190.3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6" calcext:value-type="float">
            <text:p>3306</text:p>
          </table:table-cell>
          <table:table-cell office:value-type="float" office:value="190.3036" calcext:value-type="float">
            <text:p>190.30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7" calcext:value-type="float">
            <text:p>3307</text:p>
          </table:table-cell>
          <table:table-cell office:value-type="float" office:value="190.2843" calcext:value-type="float">
            <text:p>190.28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8" calcext:value-type="float">
            <text:p>3308</text:p>
          </table:table-cell>
          <table:table-cell office:value-type="float" office:value="190.287" calcext:value-type="float">
            <text:p>190.2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9" calcext:value-type="float">
            <text:p>3309</text:p>
          </table:table-cell>
          <table:table-cell office:value-type="float" office:value="190.3091" calcext:value-type="float">
            <text:p>190.30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0" calcext:value-type="float">
            <text:p>3310</text:p>
          </table:table-cell>
          <table:table-cell office:value-type="float" office:value="190.2796" calcext:value-type="float">
            <text:p>190.27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1" calcext:value-type="float">
            <text:p>3311</text:p>
          </table:table-cell>
          <table:table-cell office:value-type="float" office:value="190.2645" calcext:value-type="float">
            <text:p>190.26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2" calcext:value-type="float">
            <text:p>3312</text:p>
          </table:table-cell>
          <table:table-cell office:value-type="float" office:value="190.3085" calcext:value-type="float">
            <text:p>190.30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3" calcext:value-type="float">
            <text:p>3313</text:p>
          </table:table-cell>
          <table:table-cell office:value-type="float" office:value="190.2907" calcext:value-type="float">
            <text:p>190.29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4" calcext:value-type="float">
            <text:p>3314</text:p>
          </table:table-cell>
          <table:table-cell office:value-type="float" office:value="190.2706" calcext:value-type="float">
            <text:p>190.27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5" calcext:value-type="float">
            <text:p>3315</text:p>
          </table:table-cell>
          <table:table-cell office:value-type="float" office:value="190.2839" calcext:value-type="float">
            <text:p>190.2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6" calcext:value-type="float">
            <text:p>3316</text:p>
          </table:table-cell>
          <table:table-cell office:value-type="float" office:value="190.3119" calcext:value-type="float">
            <text:p>190.31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7" calcext:value-type="float">
            <text:p>3317</text:p>
          </table:table-cell>
          <table:table-cell office:value-type="float" office:value="190.2959" calcext:value-type="float">
            <text:p>190.29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8" calcext:value-type="float">
            <text:p>3318</text:p>
          </table:table-cell>
          <table:table-cell office:value-type="float" office:value="190.3192" calcext:value-type="float">
            <text:p>190.31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19" calcext:value-type="float">
            <text:p>3319</text:p>
          </table:table-cell>
          <table:table-cell office:value-type="float" office:value="190.2985" calcext:value-type="float">
            <text:p>190.29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0" calcext:value-type="float">
            <text:p>3320</text:p>
          </table:table-cell>
          <table:table-cell office:value-type="float" office:value="190.283" calcext:value-type="float">
            <text:p>190.2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1" calcext:value-type="float">
            <text:p>3321</text:p>
          </table:table-cell>
          <table:table-cell office:value-type="float" office:value="190.2959" calcext:value-type="float">
            <text:p>190.29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2" calcext:value-type="float">
            <text:p>3322</text:p>
          </table:table-cell>
          <table:table-cell office:value-type="float" office:value="190.2507" calcext:value-type="float">
            <text:p>190.25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3" calcext:value-type="float">
            <text:p>3323</text:p>
          </table:table-cell>
          <table:table-cell office:value-type="float" office:value="190.2594" calcext:value-type="float">
            <text:p>190.25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4" calcext:value-type="float">
            <text:p>3324</text:p>
          </table:table-cell>
          <table:table-cell office:value-type="float" office:value="190.2644" calcext:value-type="float">
            <text:p>190.26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5" calcext:value-type="float">
            <text:p>3325</text:p>
          </table:table-cell>
          <table:table-cell office:value-type="float" office:value="190.278" calcext:value-type="float">
            <text:p>190.2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6" calcext:value-type="float">
            <text:p>3326</text:p>
          </table:table-cell>
          <table:table-cell office:value-type="float" office:value="190.2801" calcext:value-type="float">
            <text:p>190.28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7" calcext:value-type="float">
            <text:p>3327</text:p>
          </table:table-cell>
          <table:table-cell office:value-type="float" office:value="190.2509" calcext:value-type="float">
            <text:p>190.25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8" calcext:value-type="float">
            <text:p>3328</text:p>
          </table:table-cell>
          <table:table-cell office:value-type="float" office:value="190.2709" calcext:value-type="float">
            <text:p>190.27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29" calcext:value-type="float">
            <text:p>3329</text:p>
          </table:table-cell>
          <table:table-cell office:value-type="float" office:value="190.2782" calcext:value-type="float">
            <text:p>190.2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0" calcext:value-type="float">
            <text:p>3330</text:p>
          </table:table-cell>
          <table:table-cell office:value-type="float" office:value="190.2741" calcext:value-type="float">
            <text:p>190.27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1" calcext:value-type="float">
            <text:p>3331</text:p>
          </table:table-cell>
          <table:table-cell office:value-type="float" office:value="190.2671" calcext:value-type="float">
            <text:p>190.26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2" calcext:value-type="float">
            <text:p>3332</text:p>
          </table:table-cell>
          <table:table-cell office:value-type="float" office:value="190.2923" calcext:value-type="float">
            <text:p>190.29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3" calcext:value-type="float">
            <text:p>3333</text:p>
          </table:table-cell>
          <table:table-cell office:value-type="float" office:value="190.2702" calcext:value-type="float">
            <text:p>190.27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4" calcext:value-type="float">
            <text:p>3334</text:p>
          </table:table-cell>
          <table:table-cell office:value-type="float" office:value="190.235" calcext:value-type="float">
            <text:p>190.2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5" calcext:value-type="float">
            <text:p>3335</text:p>
          </table:table-cell>
          <table:table-cell office:value-type="float" office:value="190.2639" calcext:value-type="float">
            <text:p>190.26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6" calcext:value-type="float">
            <text:p>3336</text:p>
          </table:table-cell>
          <table:table-cell office:value-type="float" office:value="190.2707" calcext:value-type="float">
            <text:p>190.27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7" calcext:value-type="float">
            <text:p>3337</text:p>
          </table:table-cell>
          <table:table-cell office:value-type="float" office:value="190.273" calcext:value-type="float">
            <text:p>190.2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8" calcext:value-type="float">
            <text:p>3338</text:p>
          </table:table-cell>
          <table:table-cell office:value-type="float" office:value="190.2549" calcext:value-type="float">
            <text:p>190.25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39" calcext:value-type="float">
            <text:p>3339</text:p>
          </table:table-cell>
          <table:table-cell office:value-type="float" office:value="190.2641" calcext:value-type="float">
            <text:p>190.26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0" calcext:value-type="float">
            <text:p>3340</text:p>
          </table:table-cell>
          <table:table-cell office:value-type="float" office:value="190.2554" calcext:value-type="float">
            <text:p>190.25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1" calcext:value-type="float">
            <text:p>3341</text:p>
          </table:table-cell>
          <table:table-cell office:value-type="float" office:value="190.2491" calcext:value-type="float">
            <text:p>190.24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2" calcext:value-type="float">
            <text:p>3342</text:p>
          </table:table-cell>
          <table:table-cell office:value-type="float" office:value="190.2322" calcext:value-type="float">
            <text:p>190.23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3" calcext:value-type="float">
            <text:p>3343</text:p>
          </table:table-cell>
          <table:table-cell office:value-type="float" office:value="190.2711" calcext:value-type="float">
            <text:p>190.27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4" calcext:value-type="float">
            <text:p>3344</text:p>
          </table:table-cell>
          <table:table-cell office:value-type="float" office:value="190.2479" calcext:value-type="float">
            <text:p>190.24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5" calcext:value-type="float">
            <text:p>3345</text:p>
          </table:table-cell>
          <table:table-cell office:value-type="float" office:value="190.261" calcext:value-type="float">
            <text:p>190.2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6" calcext:value-type="float">
            <text:p>3346</text:p>
          </table:table-cell>
          <table:table-cell office:value-type="float" office:value="190.2285" calcext:value-type="float">
            <text:p>190.22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7" calcext:value-type="float">
            <text:p>3347</text:p>
          </table:table-cell>
          <table:table-cell office:value-type="float" office:value="190.2666" calcext:value-type="float">
            <text:p>190.26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8" calcext:value-type="float">
            <text:p>3348</text:p>
          </table:table-cell>
          <table:table-cell office:value-type="float" office:value="190.2471" calcext:value-type="float">
            <text:p>190.24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49" calcext:value-type="float">
            <text:p>3349</text:p>
          </table:table-cell>
          <table:table-cell office:value-type="float" office:value="190.2574" calcext:value-type="float">
            <text:p>190.25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0" calcext:value-type="float">
            <text:p>3350</text:p>
          </table:table-cell>
          <table:table-cell office:value-type="float" office:value="190.2577" calcext:value-type="float">
            <text:p>190.25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1" calcext:value-type="float">
            <text:p>3351</text:p>
          </table:table-cell>
          <table:table-cell office:value-type="float" office:value="190.2527" calcext:value-type="float">
            <text:p>190.25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2" calcext:value-type="float">
            <text:p>3352</text:p>
          </table:table-cell>
          <table:table-cell office:value-type="float" office:value="190.2448" calcext:value-type="float">
            <text:p>190.24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3" calcext:value-type="float">
            <text:p>3353</text:p>
          </table:table-cell>
          <table:table-cell office:value-type="float" office:value="190.2517" calcext:value-type="float">
            <text:p>190.25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4" calcext:value-type="float">
            <text:p>3354</text:p>
          </table:table-cell>
          <table:table-cell office:value-type="float" office:value="190.2322" calcext:value-type="float">
            <text:p>190.23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5" calcext:value-type="float">
            <text:p>3355</text:p>
          </table:table-cell>
          <table:table-cell office:value-type="float" office:value="190.2296" calcext:value-type="float">
            <text:p>190.22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6" calcext:value-type="float">
            <text:p>3356</text:p>
          </table:table-cell>
          <table:table-cell office:value-type="float" office:value="190.245" calcext:value-type="float">
            <text:p>190.2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7" calcext:value-type="float">
            <text:p>3357</text:p>
          </table:table-cell>
          <table:table-cell office:value-type="float" office:value="190.235" calcext:value-type="float">
            <text:p>190.2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8" calcext:value-type="float">
            <text:p>3358</text:p>
          </table:table-cell>
          <table:table-cell office:value-type="float" office:value="190.2672" calcext:value-type="float">
            <text:p>190.26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9" calcext:value-type="float">
            <text:p>3359</text:p>
          </table:table-cell>
          <table:table-cell office:value-type="float" office:value="190.2235" calcext:value-type="float">
            <text:p>190.22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0" calcext:value-type="float">
            <text:p>3360</text:p>
          </table:table-cell>
          <table:table-cell office:value-type="float" office:value="190.2336" calcext:value-type="float">
            <text:p>190.23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1" calcext:value-type="float">
            <text:p>3361</text:p>
          </table:table-cell>
          <table:table-cell office:value-type="float" office:value="190.2095" calcext:value-type="float">
            <text:p>190.20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2" calcext:value-type="float">
            <text:p>3362</text:p>
          </table:table-cell>
          <table:table-cell office:value-type="float" office:value="190.2215" calcext:value-type="float">
            <text:p>190.22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3" calcext:value-type="float">
            <text:p>3363</text:p>
          </table:table-cell>
          <table:table-cell office:value-type="float" office:value="190.218" calcext:value-type="float">
            <text:p>190.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4" calcext:value-type="float">
            <text:p>3364</text:p>
          </table:table-cell>
          <table:table-cell office:value-type="float" office:value="190.2207" calcext:value-type="float">
            <text:p>190.22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5" calcext:value-type="float">
            <text:p>3365</text:p>
          </table:table-cell>
          <table:table-cell office:value-type="float" office:value="190.222" calcext:value-type="float">
            <text:p>190.2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6" calcext:value-type="float">
            <text:p>3366</text:p>
          </table:table-cell>
          <table:table-cell office:value-type="float" office:value="190.2206" calcext:value-type="float">
            <text:p>190.22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7" calcext:value-type="float">
            <text:p>3367</text:p>
          </table:table-cell>
          <table:table-cell office:value-type="float" office:value="190.2238" calcext:value-type="float">
            <text:p>190.22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8" calcext:value-type="float">
            <text:p>3368</text:p>
          </table:table-cell>
          <table:table-cell office:value-type="float" office:value="190.2025" calcext:value-type="float">
            <text:p>190.20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69" calcext:value-type="float">
            <text:p>3369</text:p>
          </table:table-cell>
          <table:table-cell office:value-type="float" office:value="190.2096" calcext:value-type="float">
            <text:p>190.20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0" calcext:value-type="float">
            <text:p>3370</text:p>
          </table:table-cell>
          <table:table-cell office:value-type="float" office:value="190.2135" calcext:value-type="float">
            <text:p>190.21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1" calcext:value-type="float">
            <text:p>3371</text:p>
          </table:table-cell>
          <table:table-cell office:value-type="float" office:value="190.2047" calcext:value-type="float">
            <text:p>190.20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2" calcext:value-type="float">
            <text:p>3372</text:p>
          </table:table-cell>
          <table:table-cell office:value-type="float" office:value="190.2039" calcext:value-type="float">
            <text:p>190.20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3" calcext:value-type="float">
            <text:p>3373</text:p>
          </table:table-cell>
          <table:table-cell office:value-type="float" office:value="190.2027" calcext:value-type="float">
            <text:p>190.20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4" calcext:value-type="float">
            <text:p>3374</text:p>
          </table:table-cell>
          <table:table-cell office:value-type="float" office:value="190.2324" calcext:value-type="float">
            <text:p>190.23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5" calcext:value-type="float">
            <text:p>3375</text:p>
          </table:table-cell>
          <table:table-cell office:value-type="float" office:value="190.1945" calcext:value-type="float">
            <text:p>190.19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6" calcext:value-type="float">
            <text:p>3376</text:p>
          </table:table-cell>
          <table:table-cell office:value-type="float" office:value="190.2273" calcext:value-type="float">
            <text:p>190.22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7" calcext:value-type="float">
            <text:p>3377</text:p>
          </table:table-cell>
          <table:table-cell office:value-type="float" office:value="190.218" calcext:value-type="float">
            <text:p>190.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8" calcext:value-type="float">
            <text:p>3378</text:p>
          </table:table-cell>
          <table:table-cell office:value-type="float" office:value="190.2109" calcext:value-type="float">
            <text:p>190.21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79" calcext:value-type="float">
            <text:p>3379</text:p>
          </table:table-cell>
          <table:table-cell office:value-type="float" office:value="190.2255" calcext:value-type="float">
            <text:p>190.22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0" calcext:value-type="float">
            <text:p>3380</text:p>
          </table:table-cell>
          <table:table-cell office:value-type="float" office:value="190.2268" calcext:value-type="float">
            <text:p>190.22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1" calcext:value-type="float">
            <text:p>3381</text:p>
          </table:table-cell>
          <table:table-cell office:value-type="float" office:value="190.1912" calcext:value-type="float">
            <text:p>190.19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2" calcext:value-type="float">
            <text:p>3382</text:p>
          </table:table-cell>
          <table:table-cell office:value-type="float" office:value="190.2274" calcext:value-type="float">
            <text:p>190.22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3" calcext:value-type="float">
            <text:p>3383</text:p>
          </table:table-cell>
          <table:table-cell office:value-type="float" office:value="190.1878" calcext:value-type="float">
            <text:p>190.18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4" calcext:value-type="float">
            <text:p>3384</text:p>
          </table:table-cell>
          <table:table-cell office:value-type="float" office:value="190.2203" calcext:value-type="float">
            <text:p>190.22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5" calcext:value-type="float">
            <text:p>3385</text:p>
          </table:table-cell>
          <table:table-cell office:value-type="float" office:value="190.2159" calcext:value-type="float">
            <text:p>190.215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6" calcext:value-type="float">
            <text:p>3386</text:p>
          </table:table-cell>
          <table:table-cell office:value-type="float" office:value="190.1975" calcext:value-type="float">
            <text:p>190.19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7" calcext:value-type="float">
            <text:p>3387</text:p>
          </table:table-cell>
          <table:table-cell office:value-type="float" office:value="190.2129" calcext:value-type="float">
            <text:p>190.21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8" calcext:value-type="float">
            <text:p>3388</text:p>
          </table:table-cell>
          <table:table-cell office:value-type="float" office:value="190.2085" calcext:value-type="float">
            <text:p>190.20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89" calcext:value-type="float">
            <text:p>3389</text:p>
          </table:table-cell>
          <table:table-cell office:value-type="float" office:value="190.221" calcext:value-type="float">
            <text:p>190.2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0" calcext:value-type="float">
            <text:p>3390</text:p>
          </table:table-cell>
          <table:table-cell office:value-type="float" office:value="190.2134" calcext:value-type="float">
            <text:p>190.21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1" calcext:value-type="float">
            <text:p>3391</text:p>
          </table:table-cell>
          <table:table-cell office:value-type="float" office:value="190.1824" calcext:value-type="float">
            <text:p>190.18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2" calcext:value-type="float">
            <text:p>3392</text:p>
          </table:table-cell>
          <table:table-cell office:value-type="float" office:value="190.2069" calcext:value-type="float">
            <text:p>190.20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3" calcext:value-type="float">
            <text:p>3393</text:p>
          </table:table-cell>
          <table:table-cell office:value-type="float" office:value="190.1841" calcext:value-type="float">
            <text:p>190.18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4" calcext:value-type="float">
            <text:p>3394</text:p>
          </table:table-cell>
          <table:table-cell office:value-type="float" office:value="190.2054" calcext:value-type="float">
            <text:p>190.20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5" calcext:value-type="float">
            <text:p>3395</text:p>
          </table:table-cell>
          <table:table-cell office:value-type="float" office:value="190.1641" calcext:value-type="float">
            <text:p>190.16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6" calcext:value-type="float">
            <text:p>3396</text:p>
          </table:table-cell>
          <table:table-cell office:value-type="float" office:value="190.2022" calcext:value-type="float">
            <text:p>190.20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7" calcext:value-type="float">
            <text:p>3397</text:p>
          </table:table-cell>
          <table:table-cell office:value-type="float" office:value="190.1866" calcext:value-type="float">
            <text:p>190.18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8" calcext:value-type="float">
            <text:p>3398</text:p>
          </table:table-cell>
          <table:table-cell office:value-type="float" office:value="190.1934" calcext:value-type="float">
            <text:p>190.19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99" calcext:value-type="float">
            <text:p>3399</text:p>
          </table:table-cell>
          <table:table-cell office:value-type="float" office:value="190.2166" calcext:value-type="float">
            <text:p>190.21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0" calcext:value-type="float">
            <text:p>3400</text:p>
          </table:table-cell>
          <table:table-cell office:value-type="float" office:value="190.1633" calcext:value-type="float">
            <text:p>190.16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1" calcext:value-type="float">
            <text:p>3401</text:p>
          </table:table-cell>
          <table:table-cell office:value-type="float" office:value="190.1881" calcext:value-type="float">
            <text:p>190.18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2" calcext:value-type="float">
            <text:p>3402</text:p>
          </table:table-cell>
          <table:table-cell office:value-type="float" office:value="190.1796" calcext:value-type="float">
            <text:p>190.17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3" calcext:value-type="float">
            <text:p>3403</text:p>
          </table:table-cell>
          <table:table-cell office:value-type="float" office:value="190.1926" calcext:value-type="float">
            <text:p>190.19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4" calcext:value-type="float">
            <text:p>3404</text:p>
          </table:table-cell>
          <table:table-cell office:value-type="float" office:value="190.1782" calcext:value-type="float">
            <text:p>190.1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5" calcext:value-type="float">
            <text:p>3405</text:p>
          </table:table-cell>
          <table:table-cell office:value-type="float" office:value="190.1766" calcext:value-type="float">
            <text:p>190.17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6" calcext:value-type="float">
            <text:p>3406</text:p>
          </table:table-cell>
          <table:table-cell office:value-type="float" office:value="190.171" calcext:value-type="float">
            <text:p>190.1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7" calcext:value-type="float">
            <text:p>3407</text:p>
          </table:table-cell>
          <table:table-cell office:value-type="float" office:value="190.1721" calcext:value-type="float">
            <text:p>190.17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8" calcext:value-type="float">
            <text:p>3408</text:p>
          </table:table-cell>
          <table:table-cell office:value-type="float" office:value="190.1611" calcext:value-type="float">
            <text:p>190.16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9" calcext:value-type="float">
            <text:p>3409</text:p>
          </table:table-cell>
          <table:table-cell office:value-type="float" office:value="190.1851" calcext:value-type="float">
            <text:p>190.18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0" calcext:value-type="float">
            <text:p>3410</text:p>
          </table:table-cell>
          <table:table-cell office:value-type="float" office:value="190.1741" calcext:value-type="float">
            <text:p>190.17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1" calcext:value-type="float">
            <text:p>3411</text:p>
          </table:table-cell>
          <table:table-cell office:value-type="float" office:value="190.1548" calcext:value-type="float">
            <text:p>190.15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2" calcext:value-type="float">
            <text:p>3412</text:p>
          </table:table-cell>
          <table:table-cell office:value-type="float" office:value="190.192" calcext:value-type="float">
            <text:p>190.1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3" calcext:value-type="float">
            <text:p>3413</text:p>
          </table:table-cell>
          <table:table-cell office:value-type="float" office:value="190.158" calcext:value-type="float">
            <text:p>190.1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4" calcext:value-type="float">
            <text:p>3414</text:p>
          </table:table-cell>
          <table:table-cell office:value-type="float" office:value="190.1479" calcext:value-type="float">
            <text:p>190.14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5" calcext:value-type="float">
            <text:p>3415</text:p>
          </table:table-cell>
          <table:table-cell office:value-type="float" office:value="190.1791" calcext:value-type="float">
            <text:p>190.17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6" calcext:value-type="float">
            <text:p>3416</text:p>
          </table:table-cell>
          <table:table-cell office:value-type="float" office:value="190.1574" calcext:value-type="float">
            <text:p>190.15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7" calcext:value-type="float">
            <text:p>3417</text:p>
          </table:table-cell>
          <table:table-cell office:value-type="float" office:value="190.1661" calcext:value-type="float">
            <text:p>190.16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8" calcext:value-type="float">
            <text:p>3418</text:p>
          </table:table-cell>
          <table:table-cell office:value-type="float" office:value="190.151" calcext:value-type="float">
            <text:p>190.1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19" calcext:value-type="float">
            <text:p>3419</text:p>
          </table:table-cell>
          <table:table-cell office:value-type="float" office:value="190.1661" calcext:value-type="float">
            <text:p>190.16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0" calcext:value-type="float">
            <text:p>3420</text:p>
          </table:table-cell>
          <table:table-cell office:value-type="float" office:value="190.1386" calcext:value-type="float">
            <text:p>190.13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1" calcext:value-type="float">
            <text:p>3421</text:p>
          </table:table-cell>
          <table:table-cell office:value-type="float" office:value="190.1728" calcext:value-type="float">
            <text:p>190.17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2" calcext:value-type="float">
            <text:p>3422</text:p>
          </table:table-cell>
          <table:table-cell office:value-type="float" office:value="190.1641" calcext:value-type="float">
            <text:p>190.16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3" calcext:value-type="float">
            <text:p>3423</text:p>
          </table:table-cell>
          <table:table-cell office:value-type="float" office:value="190.1334" calcext:value-type="float">
            <text:p>190.13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4" calcext:value-type="float">
            <text:p>3424</text:p>
          </table:table-cell>
          <table:table-cell office:value-type="float" office:value="190.1477" calcext:value-type="float">
            <text:p>190.14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5" calcext:value-type="float">
            <text:p>3425</text:p>
          </table:table-cell>
          <table:table-cell office:value-type="float" office:value="190.1546" calcext:value-type="float">
            <text:p>190.15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6" calcext:value-type="float">
            <text:p>3426</text:p>
          </table:table-cell>
          <table:table-cell office:value-type="float" office:value="190.1653" calcext:value-type="float">
            <text:p>190.16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7" calcext:value-type="float">
            <text:p>3427</text:p>
          </table:table-cell>
          <table:table-cell office:value-type="float" office:value="190.1547" calcext:value-type="float">
            <text:p>190.15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8" calcext:value-type="float">
            <text:p>3428</text:p>
          </table:table-cell>
          <table:table-cell office:value-type="float" office:value="190.1527" calcext:value-type="float">
            <text:p>190.15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29" calcext:value-type="float">
            <text:p>3429</text:p>
          </table:table-cell>
          <table:table-cell office:value-type="float" office:value="190.1584" calcext:value-type="float">
            <text:p>190.15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0" calcext:value-type="float">
            <text:p>3430</text:p>
          </table:table-cell>
          <table:table-cell office:value-type="float" office:value="190.1206" calcext:value-type="float">
            <text:p>190.12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1" calcext:value-type="float">
            <text:p>3431</text:p>
          </table:table-cell>
          <table:table-cell office:value-type="float" office:value="190.1741" calcext:value-type="float">
            <text:p>190.17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2" calcext:value-type="float">
            <text:p>3432</text:p>
          </table:table-cell>
          <table:table-cell office:value-type="float" office:value="190.1218" calcext:value-type="float">
            <text:p>190.12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3" calcext:value-type="float">
            <text:p>3433</text:p>
          </table:table-cell>
          <table:table-cell office:value-type="float" office:value="190.1263" calcext:value-type="float">
            <text:p>190.12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4" calcext:value-type="float">
            <text:p>3434</text:p>
          </table:table-cell>
          <table:table-cell office:value-type="float" office:value="190.1543" calcext:value-type="float">
            <text:p>190.15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5" calcext:value-type="float">
            <text:p>3435</text:p>
          </table:table-cell>
          <table:table-cell office:value-type="float" office:value="190.1365" calcext:value-type="float">
            <text:p>190.13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6" calcext:value-type="float">
            <text:p>3436</text:p>
          </table:table-cell>
          <table:table-cell office:value-type="float" office:value="190.129" calcext:value-type="float">
            <text:p>190.1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7" calcext:value-type="float">
            <text:p>3437</text:p>
          </table:table-cell>
          <table:table-cell office:value-type="float" office:value="190.1592" calcext:value-type="float">
            <text:p>190.15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8" calcext:value-type="float">
            <text:p>3438</text:p>
          </table:table-cell>
          <table:table-cell office:value-type="float" office:value="190.1239" calcext:value-type="float">
            <text:p>190.12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39" calcext:value-type="float">
            <text:p>3439</text:p>
          </table:table-cell>
          <table:table-cell office:value-type="float" office:value="190.1321" calcext:value-type="float">
            <text:p>190.13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0" calcext:value-type="float">
            <text:p>3440</text:p>
          </table:table-cell>
          <table:table-cell office:value-type="float" office:value="190.1462" calcext:value-type="float">
            <text:p>190.14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1" calcext:value-type="float">
            <text:p>3441</text:p>
          </table:table-cell>
          <table:table-cell office:value-type="float" office:value="190.1162" calcext:value-type="float">
            <text:p>190.11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2" calcext:value-type="float">
            <text:p>3442</text:p>
          </table:table-cell>
          <table:table-cell office:value-type="float" office:value="190.1349" calcext:value-type="float">
            <text:p>190.13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3" calcext:value-type="float">
            <text:p>3443</text:p>
          </table:table-cell>
          <table:table-cell office:value-type="float" office:value="190.1179" calcext:value-type="float">
            <text:p>190.11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4" calcext:value-type="float">
            <text:p>3444</text:p>
          </table:table-cell>
          <table:table-cell office:value-type="float" office:value="190.1295" calcext:value-type="float">
            <text:p>190.12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5" calcext:value-type="float">
            <text:p>3445</text:p>
          </table:table-cell>
          <table:table-cell office:value-type="float" office:value="190.1042" calcext:value-type="float">
            <text:p>190.10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6" calcext:value-type="float">
            <text:p>3446</text:p>
          </table:table-cell>
          <table:table-cell office:value-type="float" office:value="190.1215" calcext:value-type="float">
            <text:p>190.12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7" calcext:value-type="float">
            <text:p>3447</text:p>
          </table:table-cell>
          <table:table-cell office:value-type="float" office:value="190.1274" calcext:value-type="float">
            <text:p>190.12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8" calcext:value-type="float">
            <text:p>3448</text:p>
          </table:table-cell>
          <table:table-cell office:value-type="float" office:value="190.1463" calcext:value-type="float">
            <text:p>190.14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49" calcext:value-type="float">
            <text:p>3449</text:p>
          </table:table-cell>
          <table:table-cell office:value-type="float" office:value="190.1231" calcext:value-type="float">
            <text:p>190.12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0" calcext:value-type="float">
            <text:p>3450</text:p>
          </table:table-cell>
          <table:table-cell office:value-type="float" office:value="190.1221" calcext:value-type="float">
            <text:p>190.12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1" calcext:value-type="float">
            <text:p>3451</text:p>
          </table:table-cell>
          <table:table-cell office:value-type="float" office:value="190.1254" calcext:value-type="float">
            <text:p>190.12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2" calcext:value-type="float">
            <text:p>3452</text:p>
          </table:table-cell>
          <table:table-cell office:value-type="float" office:value="190.1151" calcext:value-type="float">
            <text:p>190.11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3" calcext:value-type="float">
            <text:p>3453</text:p>
          </table:table-cell>
          <table:table-cell office:value-type="float" office:value="190.1096" calcext:value-type="float">
            <text:p>190.10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4" calcext:value-type="float">
            <text:p>3454</text:p>
          </table:table-cell>
          <table:table-cell office:value-type="float" office:value="190.1438" calcext:value-type="float">
            <text:p>190.14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5" calcext:value-type="float">
            <text:p>3455</text:p>
          </table:table-cell>
          <table:table-cell office:value-type="float" office:value="190.1302" calcext:value-type="float">
            <text:p>190.13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6" calcext:value-type="float">
            <text:p>3456</text:p>
          </table:table-cell>
          <table:table-cell office:value-type="float" office:value="190.1205" calcext:value-type="float">
            <text:p>190.12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7" calcext:value-type="float">
            <text:p>3457</text:p>
          </table:table-cell>
          <table:table-cell office:value-type="float" office:value="190.117" calcext:value-type="float">
            <text:p>190.1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8" calcext:value-type="float">
            <text:p>3458</text:p>
          </table:table-cell>
          <table:table-cell office:value-type="float" office:value="190.1208" calcext:value-type="float">
            <text:p>190.12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9" calcext:value-type="float">
            <text:p>3459</text:p>
          </table:table-cell>
          <table:table-cell office:value-type="float" office:value="190.1232" calcext:value-type="float">
            <text:p>190.12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0" calcext:value-type="float">
            <text:p>3460</text:p>
          </table:table-cell>
          <table:table-cell office:value-type="float" office:value="190.1139" calcext:value-type="float">
            <text:p>190.11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1" calcext:value-type="float">
            <text:p>3461</text:p>
          </table:table-cell>
          <table:table-cell office:value-type="float" office:value="190.1139" calcext:value-type="float">
            <text:p>190.11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2" calcext:value-type="float">
            <text:p>3462</text:p>
          </table:table-cell>
          <table:table-cell office:value-type="float" office:value="190.1003" calcext:value-type="float">
            <text:p>190.10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3" calcext:value-type="float">
            <text:p>3463</text:p>
          </table:table-cell>
          <table:table-cell office:value-type="float" office:value="190.1055" calcext:value-type="float">
            <text:p>190.10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4" calcext:value-type="float">
            <text:p>3464</text:p>
          </table:table-cell>
          <table:table-cell office:value-type="float" office:value="190.1093" calcext:value-type="float">
            <text:p>190.10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5" calcext:value-type="float">
            <text:p>3465</text:p>
          </table:table-cell>
          <table:table-cell office:value-type="float" office:value="190.0956" calcext:value-type="float">
            <text:p>190.09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6" calcext:value-type="float">
            <text:p>3466</text:p>
          </table:table-cell>
          <table:table-cell office:value-type="float" office:value="190.1001" calcext:value-type="float">
            <text:p>190.1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7" calcext:value-type="float">
            <text:p>3467</text:p>
          </table:table-cell>
          <table:table-cell office:value-type="float" office:value="190.1042" calcext:value-type="float">
            <text:p>190.10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8" calcext:value-type="float">
            <text:p>3468</text:p>
          </table:table-cell>
          <table:table-cell office:value-type="float" office:value="190.0876" calcext:value-type="float">
            <text:p>190.08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69" calcext:value-type="float">
            <text:p>3469</text:p>
          </table:table-cell>
          <table:table-cell office:value-type="float" office:value="190.1106" calcext:value-type="float">
            <text:p>190.11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0" calcext:value-type="float">
            <text:p>3470</text:p>
          </table:table-cell>
          <table:table-cell office:value-type="float" office:value="190.0981" calcext:value-type="float">
            <text:p>190.09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1" calcext:value-type="float">
            <text:p>3471</text:p>
          </table:table-cell>
          <table:table-cell office:value-type="float" office:value="190.0652" calcext:value-type="float">
            <text:p>190.0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2" calcext:value-type="float">
            <text:p>3472</text:p>
          </table:table-cell>
          <table:table-cell office:value-type="float" office:value="190.0782" calcext:value-type="float">
            <text:p>190.07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3" calcext:value-type="float">
            <text:p>3473</text:p>
          </table:table-cell>
          <table:table-cell office:value-type="float" office:value="190.0727" calcext:value-type="float">
            <text:p>190.07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4" calcext:value-type="float">
            <text:p>3474</text:p>
          </table:table-cell>
          <table:table-cell office:value-type="float" office:value="190.0904" calcext:value-type="float">
            <text:p>190.09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5" calcext:value-type="float">
            <text:p>3475</text:p>
          </table:table-cell>
          <table:table-cell office:value-type="float" office:value="190.0822" calcext:value-type="float">
            <text:p>190.08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6" calcext:value-type="float">
            <text:p>3476</text:p>
          </table:table-cell>
          <table:table-cell office:value-type="float" office:value="190.0789" calcext:value-type="float">
            <text:p>190.07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7" calcext:value-type="float">
            <text:p>3477</text:p>
          </table:table-cell>
          <table:table-cell office:value-type="float" office:value="190.1015" calcext:value-type="float">
            <text:p>190.10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8" calcext:value-type="float">
            <text:p>3478</text:p>
          </table:table-cell>
          <table:table-cell office:value-type="float" office:value="190.1" calcext:value-type="float">
            <text:p>190.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79" calcext:value-type="float">
            <text:p>3479</text:p>
          </table:table-cell>
          <table:table-cell office:value-type="float" office:value="190.0765" calcext:value-type="float">
            <text:p>190.07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0" calcext:value-type="float">
            <text:p>3480</text:p>
          </table:table-cell>
          <table:table-cell office:value-type="float" office:value="190.1082" calcext:value-type="float">
            <text:p>190.10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1" calcext:value-type="float">
            <text:p>3481</text:p>
          </table:table-cell>
          <table:table-cell office:value-type="float" office:value="190.088" calcext:value-type="float">
            <text:p>190.0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2" calcext:value-type="float">
            <text:p>3482</text:p>
          </table:table-cell>
          <table:table-cell office:value-type="float" office:value="190.0612" calcext:value-type="float">
            <text:p>190.06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3" calcext:value-type="float">
            <text:p>3483</text:p>
          </table:table-cell>
          <table:table-cell office:value-type="float" office:value="190.1061" calcext:value-type="float">
            <text:p>190.10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4" calcext:value-type="float">
            <text:p>3484</text:p>
          </table:table-cell>
          <table:table-cell office:value-type="float" office:value="190.0666" calcext:value-type="float">
            <text:p>190.06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5" calcext:value-type="float">
            <text:p>3485</text:p>
          </table:table-cell>
          <table:table-cell office:value-type="float" office:value="190.0948" calcext:value-type="float">
            <text:p>190.09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6" calcext:value-type="float">
            <text:p>3486</text:p>
          </table:table-cell>
          <table:table-cell office:value-type="float" office:value="190.0947" calcext:value-type="float">
            <text:p>190.09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7" calcext:value-type="float">
            <text:p>3487</text:p>
          </table:table-cell>
          <table:table-cell office:value-type="float" office:value="190.0499" calcext:value-type="float">
            <text:p>190.04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8" calcext:value-type="float">
            <text:p>3488</text:p>
          </table:table-cell>
          <table:table-cell office:value-type="float" office:value="190.0715" calcext:value-type="float">
            <text:p>190.07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89" calcext:value-type="float">
            <text:p>3489</text:p>
          </table:table-cell>
          <table:table-cell office:value-type="float" office:value="190.0431" calcext:value-type="float">
            <text:p>190.04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0" calcext:value-type="float">
            <text:p>3490</text:p>
          </table:table-cell>
          <table:table-cell office:value-type="float" office:value="190.0585" calcext:value-type="float">
            <text:p>190.05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1" calcext:value-type="float">
            <text:p>3491</text:p>
          </table:table-cell>
          <table:table-cell office:value-type="float" office:value="190.0739" calcext:value-type="float">
            <text:p>190.07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2" calcext:value-type="float">
            <text:p>3492</text:p>
          </table:table-cell>
          <table:table-cell office:value-type="float" office:value="190.0697" calcext:value-type="float">
            <text:p>190.06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3" calcext:value-type="float">
            <text:p>3493</text:p>
          </table:table-cell>
          <table:table-cell office:value-type="float" office:value="190.0747" calcext:value-type="float">
            <text:p>190.07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4" calcext:value-type="float">
            <text:p>3494</text:p>
          </table:table-cell>
          <table:table-cell office:value-type="float" office:value="190.0609" calcext:value-type="float">
            <text:p>190.06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5" calcext:value-type="float">
            <text:p>3495</text:p>
          </table:table-cell>
          <table:table-cell office:value-type="float" office:value="190.07" calcext:value-type="float">
            <text:p>190.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6" calcext:value-type="float">
            <text:p>3496</text:p>
          </table:table-cell>
          <table:table-cell office:value-type="float" office:value="190.0447" calcext:value-type="float">
            <text:p>190.04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7" calcext:value-type="float">
            <text:p>3497</text:p>
          </table:table-cell>
          <table:table-cell office:value-type="float" office:value="190.0619" calcext:value-type="float">
            <text:p>190.06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8" calcext:value-type="float">
            <text:p>3498</text:p>
          </table:table-cell>
          <table:table-cell office:value-type="float" office:value="190.0875" calcext:value-type="float">
            <text:p>190.08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99" calcext:value-type="float">
            <text:p>3499</text:p>
          </table:table-cell>
          <table:table-cell office:value-type="float" office:value="190.08" calcext:value-type="float">
            <text:p>190.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0" calcext:value-type="float">
            <text:p>3500</text:p>
          </table:table-cell>
          <table:table-cell office:value-type="float" office:value="190.025" calcext:value-type="float">
            <text:p>190.0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1" calcext:value-type="float">
            <text:p>3501</text:p>
          </table:table-cell>
          <table:table-cell office:value-type="float" office:value="190.0551" calcext:value-type="float">
            <text:p>190.05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2" calcext:value-type="float">
            <text:p>3502</text:p>
          </table:table-cell>
          <table:table-cell office:value-type="float" office:value="190.0754" calcext:value-type="float">
            <text:p>190.07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3" calcext:value-type="float">
            <text:p>3503</text:p>
          </table:table-cell>
          <table:table-cell office:value-type="float" office:value="190.0729" calcext:value-type="float">
            <text:p>190.07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4" calcext:value-type="float">
            <text:p>3504</text:p>
          </table:table-cell>
          <table:table-cell office:value-type="float" office:value="190.0401" calcext:value-type="float">
            <text:p>190.04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5" calcext:value-type="float">
            <text:p>3505</text:p>
          </table:table-cell>
          <table:table-cell office:value-type="float" office:value="190.0338" calcext:value-type="float">
            <text:p>190.03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6" calcext:value-type="float">
            <text:p>3506</text:p>
          </table:table-cell>
          <table:table-cell office:value-type="float" office:value="190.0518" calcext:value-type="float">
            <text:p>190.05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7" calcext:value-type="float">
            <text:p>3507</text:p>
          </table:table-cell>
          <table:table-cell office:value-type="float" office:value="190.0777" calcext:value-type="float">
            <text:p>190.07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8" calcext:value-type="float">
            <text:p>3508</text:p>
          </table:table-cell>
          <table:table-cell office:value-type="float" office:value="190.0874" calcext:value-type="float">
            <text:p>190.08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9" calcext:value-type="float">
            <text:p>3509</text:p>
          </table:table-cell>
          <table:table-cell office:value-type="float" office:value="190.0858" calcext:value-type="float">
            <text:p>190.08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0" calcext:value-type="float">
            <text:p>3510</text:p>
          </table:table-cell>
          <table:table-cell office:value-type="float" office:value="190.0592" calcext:value-type="float">
            <text:p>190.05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1" calcext:value-type="float">
            <text:p>3511</text:p>
          </table:table-cell>
          <table:table-cell office:value-type="float" office:value="190.0287" calcext:value-type="float">
            <text:p>190.02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2" calcext:value-type="float">
            <text:p>3512</text:p>
          </table:table-cell>
          <table:table-cell office:value-type="float" office:value="190.0432" calcext:value-type="float">
            <text:p>190.04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3" calcext:value-type="float">
            <text:p>3513</text:p>
          </table:table-cell>
          <table:table-cell office:value-type="float" office:value="190.0381" calcext:value-type="float">
            <text:p>190.03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4" calcext:value-type="float">
            <text:p>3514</text:p>
          </table:table-cell>
          <table:table-cell office:value-type="float" office:value="190.0466" calcext:value-type="float">
            <text:p>190.04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5" calcext:value-type="float">
            <text:p>3515</text:p>
          </table:table-cell>
          <table:table-cell office:value-type="float" office:value="190.0598" calcext:value-type="float">
            <text:p>190.05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6" calcext:value-type="float">
            <text:p>3516</text:p>
          </table:table-cell>
          <table:table-cell office:value-type="float" office:value="190.0542" calcext:value-type="float">
            <text:p>190.05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7" calcext:value-type="float">
            <text:p>3517</text:p>
          </table:table-cell>
          <table:table-cell office:value-type="float" office:value="190.043" calcext:value-type="float">
            <text:p>190.0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8" calcext:value-type="float">
            <text:p>3518</text:p>
          </table:table-cell>
          <table:table-cell office:value-type="float" office:value="190.0394" calcext:value-type="float">
            <text:p>190.03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19" calcext:value-type="float">
            <text:p>3519</text:p>
          </table:table-cell>
          <table:table-cell office:value-type="float" office:value="190.0486" calcext:value-type="float">
            <text:p>190.04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0" calcext:value-type="float">
            <text:p>3520</text:p>
          </table:table-cell>
          <table:table-cell office:value-type="float" office:value="190.0411" calcext:value-type="float">
            <text:p>190.04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1" calcext:value-type="float">
            <text:p>3521</text:p>
          </table:table-cell>
          <table:table-cell office:value-type="float" office:value="190.0306" calcext:value-type="float">
            <text:p>190.03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2" calcext:value-type="float">
            <text:p>3522</text:p>
          </table:table-cell>
          <table:table-cell office:value-type="float" office:value="190.0565" calcext:value-type="float">
            <text:p>190.05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3" calcext:value-type="float">
            <text:p>3523</text:p>
          </table:table-cell>
          <table:table-cell office:value-type="float" office:value="190.0419" calcext:value-type="float">
            <text:p>190.04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4" calcext:value-type="float">
            <text:p>3524</text:p>
          </table:table-cell>
          <table:table-cell office:value-type="float" office:value="190.0295" calcext:value-type="float">
            <text:p>190.02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5" calcext:value-type="float">
            <text:p>3525</text:p>
          </table:table-cell>
          <table:table-cell office:value-type="float" office:value="190.0311" calcext:value-type="float">
            <text:p>190.03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6" calcext:value-type="float">
            <text:p>3526</text:p>
          </table:table-cell>
          <table:table-cell office:value-type="float" office:value="190.032" calcext:value-type="float">
            <text:p>190.0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7" calcext:value-type="float">
            <text:p>3527</text:p>
          </table:table-cell>
          <table:table-cell office:value-type="float" office:value="190.017" calcext:value-type="float">
            <text:p>190.0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8" calcext:value-type="float">
            <text:p>3528</text:p>
          </table:table-cell>
          <table:table-cell office:value-type="float" office:value="190.0205" calcext:value-type="float">
            <text:p>190.02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29" calcext:value-type="float">
            <text:p>3529</text:p>
          </table:table-cell>
          <table:table-cell office:value-type="float" office:value="190.0592" calcext:value-type="float">
            <text:p>190.05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0" calcext:value-type="float">
            <text:p>3530</text:p>
          </table:table-cell>
          <table:table-cell office:value-type="float" office:value="190.0522" calcext:value-type="float">
            <text:p>190.05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1" calcext:value-type="float">
            <text:p>3531</text:p>
          </table:table-cell>
          <table:table-cell office:value-type="float" office:value="190.0123" calcext:value-type="float">
            <text:p>190.01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2" calcext:value-type="float">
            <text:p>3532</text:p>
          </table:table-cell>
          <table:table-cell office:value-type="float" office:value="190.0191" calcext:value-type="float">
            <text:p>190.01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3" calcext:value-type="float">
            <text:p>3533</text:p>
          </table:table-cell>
          <table:table-cell office:value-type="float" office:value="190.0011" calcext:value-type="float">
            <text:p>190.00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4" calcext:value-type="float">
            <text:p>3534</text:p>
          </table:table-cell>
          <table:table-cell office:value-type="float" office:value="190.0274" calcext:value-type="float">
            <text:p>190.02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5" calcext:value-type="float">
            <text:p>3535</text:p>
          </table:table-cell>
          <table:table-cell office:value-type="float" office:value="190.0247" calcext:value-type="float">
            <text:p>190.02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6" calcext:value-type="float">
            <text:p>3536</text:p>
          </table:table-cell>
          <table:table-cell office:value-type="float" office:value="190.0173" calcext:value-type="float">
            <text:p>190.01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7" calcext:value-type="float">
            <text:p>3537</text:p>
          </table:table-cell>
          <table:table-cell office:value-type="float" office:value="190.0343" calcext:value-type="float">
            <text:p>190.03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8" calcext:value-type="float">
            <text:p>3538</text:p>
          </table:table-cell>
          <table:table-cell office:value-type="float" office:value="190.0279" calcext:value-type="float">
            <text:p>190.02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39" calcext:value-type="float">
            <text:p>3539</text:p>
          </table:table-cell>
          <table:table-cell office:value-type="float" office:value="190.0267" calcext:value-type="float">
            <text:p>190.02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0" calcext:value-type="float">
            <text:p>3540</text:p>
          </table:table-cell>
          <table:table-cell office:value-type="float" office:value="190.0314" calcext:value-type="float">
            <text:p>190.031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1" calcext:value-type="float">
            <text:p>3541</text:p>
          </table:table-cell>
          <table:table-cell office:value-type="float" office:value="189.9938" calcext:value-type="float">
            <text:p>189.99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2" calcext:value-type="float">
            <text:p>3542</text:p>
          </table:table-cell>
          <table:table-cell office:value-type="float" office:value="190.0147" calcext:value-type="float">
            <text:p>190.01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3" calcext:value-type="float">
            <text:p>3543</text:p>
          </table:table-cell>
          <table:table-cell office:value-type="float" office:value="190.0169" calcext:value-type="float">
            <text:p>190.01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4" calcext:value-type="float">
            <text:p>3544</text:p>
          </table:table-cell>
          <table:table-cell office:value-type="float" office:value="190.0258" calcext:value-type="float">
            <text:p>190.02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5" calcext:value-type="float">
            <text:p>3545</text:p>
          </table:table-cell>
          <table:table-cell office:value-type="float" office:value="190.0043" calcext:value-type="float">
            <text:p>190.00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6" calcext:value-type="float">
            <text:p>3546</text:p>
          </table:table-cell>
          <table:table-cell office:value-type="float" office:value="190.0201" calcext:value-type="float">
            <text:p>190.02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7" calcext:value-type="float">
            <text:p>3547</text:p>
          </table:table-cell>
          <table:table-cell office:value-type="float" office:value="190.0015" calcext:value-type="float">
            <text:p>190.00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8" calcext:value-type="float">
            <text:p>3548</text:p>
          </table:table-cell>
          <table:table-cell office:value-type="float" office:value="189.9891" calcext:value-type="float">
            <text:p>189.98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49" calcext:value-type="float">
            <text:p>3549</text:p>
          </table:table-cell>
          <table:table-cell office:value-type="float" office:value="190.0052" calcext:value-type="float">
            <text:p>190.00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0" calcext:value-type="float">
            <text:p>3550</text:p>
          </table:table-cell>
          <table:table-cell office:value-type="float" office:value="189.9967" calcext:value-type="float">
            <text:p>189.99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1" calcext:value-type="float">
            <text:p>3551</text:p>
          </table:table-cell>
          <table:table-cell office:value-type="float" office:value="190.0027" calcext:value-type="float">
            <text:p>190.00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2" calcext:value-type="float">
            <text:p>3552</text:p>
          </table:table-cell>
          <table:table-cell office:value-type="float" office:value="190.0057" calcext:value-type="float">
            <text:p>190.00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3" calcext:value-type="float">
            <text:p>3553</text:p>
          </table:table-cell>
          <table:table-cell office:value-type="float" office:value="190.0152" calcext:value-type="float">
            <text:p>190.01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4" calcext:value-type="float">
            <text:p>3554</text:p>
          </table:table-cell>
          <table:table-cell office:value-type="float" office:value="190.017" calcext:value-type="float">
            <text:p>190.0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5" calcext:value-type="float">
            <text:p>3555</text:p>
          </table:table-cell>
          <table:table-cell office:value-type="float" office:value="190.0241" calcext:value-type="float">
            <text:p>190.02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6" calcext:value-type="float">
            <text:p>3556</text:p>
          </table:table-cell>
          <table:table-cell office:value-type="float" office:value="189.9946" calcext:value-type="float">
            <text:p>189.9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7" calcext:value-type="float">
            <text:p>3557</text:p>
          </table:table-cell>
          <table:table-cell office:value-type="float" office:value="189.989" calcext:value-type="float">
            <text:p>189.9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8" calcext:value-type="float">
            <text:p>3558</text:p>
          </table:table-cell>
          <table:table-cell office:value-type="float" office:value="190.0165" calcext:value-type="float">
            <text:p>190.01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9" calcext:value-type="float">
            <text:p>3559</text:p>
          </table:table-cell>
          <table:table-cell office:value-type="float" office:value="189.9848" calcext:value-type="float">
            <text:p>189.98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0" calcext:value-type="float">
            <text:p>3560</text:p>
          </table:table-cell>
          <table:table-cell office:value-type="float" office:value="189.9752" calcext:value-type="float">
            <text:p>189.97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1" calcext:value-type="float">
            <text:p>3561</text:p>
          </table:table-cell>
          <table:table-cell office:value-type="float" office:value="189.9805" calcext:value-type="float">
            <text:p>189.98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2" calcext:value-type="float">
            <text:p>3562</text:p>
          </table:table-cell>
          <table:table-cell office:value-type="float" office:value="189.9776" calcext:value-type="float">
            <text:p>189.97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3" calcext:value-type="float">
            <text:p>3563</text:p>
          </table:table-cell>
          <table:table-cell office:value-type="float" office:value="189.981" calcext:value-type="float">
            <text:p>189.9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4" calcext:value-type="float">
            <text:p>3564</text:p>
          </table:table-cell>
          <table:table-cell office:value-type="float" office:value="189.982" calcext:value-type="float">
            <text:p>189.9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5" calcext:value-type="float">
            <text:p>3565</text:p>
          </table:table-cell>
          <table:table-cell office:value-type="float" office:value="190.0006" calcext:value-type="float">
            <text:p>190.00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6" calcext:value-type="float">
            <text:p>3566</text:p>
          </table:table-cell>
          <table:table-cell office:value-type="float" office:value="189.9732" calcext:value-type="float">
            <text:p>189.97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7" calcext:value-type="float">
            <text:p>3567</text:p>
          </table:table-cell>
          <table:table-cell office:value-type="float" office:value="189.988" calcext:value-type="float">
            <text:p>189.9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8" calcext:value-type="float">
            <text:p>3568</text:p>
          </table:table-cell>
          <table:table-cell office:value-type="float" office:value="189.9855" calcext:value-type="float">
            <text:p>189.98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69" calcext:value-type="float">
            <text:p>3569</text:p>
          </table:table-cell>
          <table:table-cell office:value-type="float" office:value="189.9875" calcext:value-type="float">
            <text:p>189.98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0" calcext:value-type="float">
            <text:p>3570</text:p>
          </table:table-cell>
          <table:table-cell office:value-type="float" office:value="189.9773" calcext:value-type="float">
            <text:p>189.97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1" calcext:value-type="float">
            <text:p>3571</text:p>
          </table:table-cell>
          <table:table-cell office:value-type="float" office:value="189.9946" calcext:value-type="float">
            <text:p>189.99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2" calcext:value-type="float">
            <text:p>3572</text:p>
          </table:table-cell>
          <table:table-cell office:value-type="float" office:value="189.9878" calcext:value-type="float">
            <text:p>189.98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3" calcext:value-type="float">
            <text:p>3573</text:p>
          </table:table-cell>
          <table:table-cell office:value-type="float" office:value="189.9673" calcext:value-type="float">
            <text:p>189.96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4" calcext:value-type="float">
            <text:p>3574</text:p>
          </table:table-cell>
          <table:table-cell office:value-type="float" office:value="189.992" calcext:value-type="float">
            <text:p>189.9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5" calcext:value-type="float">
            <text:p>3575</text:p>
          </table:table-cell>
          <table:table-cell office:value-type="float" office:value="189.966" calcext:value-type="float">
            <text:p>189.9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6" calcext:value-type="float">
            <text:p>3576</text:p>
          </table:table-cell>
          <table:table-cell office:value-type="float" office:value="189.9822" calcext:value-type="float">
            <text:p>189.98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7" calcext:value-type="float">
            <text:p>3577</text:p>
          </table:table-cell>
          <table:table-cell office:value-type="float" office:value="189.9624" calcext:value-type="float">
            <text:p>189.96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8" calcext:value-type="float">
            <text:p>3578</text:p>
          </table:table-cell>
          <table:table-cell office:value-type="float" office:value="189.9693" calcext:value-type="float">
            <text:p>189.96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79" calcext:value-type="float">
            <text:p>3579</text:p>
          </table:table-cell>
          <table:table-cell office:value-type="float" office:value="189.9835" calcext:value-type="float">
            <text:p>189.98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0" calcext:value-type="float">
            <text:p>3580</text:p>
          </table:table-cell>
          <table:table-cell office:value-type="float" office:value="189.9554" calcext:value-type="float">
            <text:p>189.95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1" calcext:value-type="float">
            <text:p>3581</text:p>
          </table:table-cell>
          <table:table-cell office:value-type="float" office:value="189.9704" calcext:value-type="float">
            <text:p>189.9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2" calcext:value-type="float">
            <text:p>3582</text:p>
          </table:table-cell>
          <table:table-cell office:value-type="float" office:value="189.9453" calcext:value-type="float">
            <text:p>189.94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3" calcext:value-type="float">
            <text:p>3583</text:p>
          </table:table-cell>
          <table:table-cell office:value-type="float" office:value="189.9606" calcext:value-type="float">
            <text:p>189.96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4" calcext:value-type="float">
            <text:p>3584</text:p>
          </table:table-cell>
          <table:table-cell office:value-type="float" office:value="189.9722" calcext:value-type="float">
            <text:p>189.97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5" calcext:value-type="float">
            <text:p>3585</text:p>
          </table:table-cell>
          <table:table-cell office:value-type="float" office:value="189.9339" calcext:value-type="float">
            <text:p>189.93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6" calcext:value-type="float">
            <text:p>3586</text:p>
          </table:table-cell>
          <table:table-cell office:value-type="float" office:value="189.9557" calcext:value-type="float">
            <text:p>189.95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7" calcext:value-type="float">
            <text:p>3587</text:p>
          </table:table-cell>
          <table:table-cell office:value-type="float" office:value="189.973" calcext:value-type="float">
            <text:p>189.9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8" calcext:value-type="float">
            <text:p>3588</text:p>
          </table:table-cell>
          <table:table-cell office:value-type="float" office:value="189.9698" calcext:value-type="float">
            <text:p>189.96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89" calcext:value-type="float">
            <text:p>3589</text:p>
          </table:table-cell>
          <table:table-cell office:value-type="float" office:value="189.9576" calcext:value-type="float">
            <text:p>189.95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0" calcext:value-type="float">
            <text:p>3590</text:p>
          </table:table-cell>
          <table:table-cell office:value-type="float" office:value="189.9592" calcext:value-type="float">
            <text:p>189.95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1" calcext:value-type="float">
            <text:p>3591</text:p>
          </table:table-cell>
          <table:table-cell office:value-type="float" office:value="189.9503" calcext:value-type="float">
            <text:p>189.95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2" calcext:value-type="float">
            <text:p>3592</text:p>
          </table:table-cell>
          <table:table-cell office:value-type="float" office:value="189.9723" calcext:value-type="float">
            <text:p>189.97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3" calcext:value-type="float">
            <text:p>3593</text:p>
          </table:table-cell>
          <table:table-cell office:value-type="float" office:value="189.9394" calcext:value-type="float">
            <text:p>189.93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4" calcext:value-type="float">
            <text:p>3594</text:p>
          </table:table-cell>
          <table:table-cell office:value-type="float" office:value="189.9631" calcext:value-type="float">
            <text:p>189.96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5" calcext:value-type="float">
            <text:p>3595</text:p>
          </table:table-cell>
          <table:table-cell office:value-type="float" office:value="189.9404" calcext:value-type="float">
            <text:p>189.94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6" calcext:value-type="float">
            <text:p>3596</text:p>
          </table:table-cell>
          <table:table-cell office:value-type="float" office:value="189.9492" calcext:value-type="float">
            <text:p>189.94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7" calcext:value-type="float">
            <text:p>3597</text:p>
          </table:table-cell>
          <table:table-cell office:value-type="float" office:value="189.9373" calcext:value-type="float">
            <text:p>189.93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8" calcext:value-type="float">
            <text:p>3598</text:p>
          </table:table-cell>
          <table:table-cell office:value-type="float" office:value="189.947" calcext:value-type="float">
            <text:p>189.9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99" calcext:value-type="float">
            <text:p>3599</text:p>
          </table:table-cell>
          <table:table-cell office:value-type="float" office:value="189.9285" calcext:value-type="float">
            <text:p>189.92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0" calcext:value-type="float">
            <text:p>3600</text:p>
          </table:table-cell>
          <table:table-cell office:value-type="float" office:value="189.965" calcext:value-type="float">
            <text:p>189.9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1" calcext:value-type="float">
            <text:p>3601</text:p>
          </table:table-cell>
          <table:table-cell office:value-type="float" office:value="189.919" calcext:value-type="float">
            <text:p>189.9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2" calcext:value-type="float">
            <text:p>3602</text:p>
          </table:table-cell>
          <table:table-cell office:value-type="float" office:value="189.9367" calcext:value-type="float">
            <text:p>189.9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3" calcext:value-type="float">
            <text:p>3603</text:p>
          </table:table-cell>
          <table:table-cell office:value-type="float" office:value="189.9423" calcext:value-type="float">
            <text:p>189.94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4" calcext:value-type="float">
            <text:p>3604</text:p>
          </table:table-cell>
          <table:table-cell office:value-type="float" office:value="189.9543" calcext:value-type="float">
            <text:p>189.95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5" calcext:value-type="float">
            <text:p>3605</text:p>
          </table:table-cell>
          <table:table-cell office:value-type="float" office:value="189.9367" calcext:value-type="float">
            <text:p>189.93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6" calcext:value-type="float">
            <text:p>3606</text:p>
          </table:table-cell>
          <table:table-cell office:value-type="float" office:value="189.9517" calcext:value-type="float">
            <text:p>189.95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7" calcext:value-type="float">
            <text:p>3607</text:p>
          </table:table-cell>
          <table:table-cell office:value-type="float" office:value="189.9402" calcext:value-type="float">
            <text:p>189.94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8" calcext:value-type="float">
            <text:p>3608</text:p>
          </table:table-cell>
          <table:table-cell office:value-type="float" office:value="189.924" calcext:value-type="float">
            <text:p>189.9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9" calcext:value-type="float">
            <text:p>3609</text:p>
          </table:table-cell>
          <table:table-cell office:value-type="float" office:value="189.9276" calcext:value-type="float">
            <text:p>189.92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0" calcext:value-type="float">
            <text:p>3610</text:p>
          </table:table-cell>
          <table:table-cell office:value-type="float" office:value="189.9407" calcext:value-type="float">
            <text:p>189.94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1" calcext:value-type="float">
            <text:p>3611</text:p>
          </table:table-cell>
          <table:table-cell office:value-type="float" office:value="189.939" calcext:value-type="float">
            <text:p>189.9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2" calcext:value-type="float">
            <text:p>3612</text:p>
          </table:table-cell>
          <table:table-cell office:value-type="float" office:value="189.9219" calcext:value-type="float">
            <text:p>189.92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3" calcext:value-type="float">
            <text:p>3613</text:p>
          </table:table-cell>
          <table:table-cell office:value-type="float" office:value="189.926" calcext:value-type="float">
            <text:p>189.9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4" calcext:value-type="float">
            <text:p>3614</text:p>
          </table:table-cell>
          <table:table-cell office:value-type="float" office:value="189.9657" calcext:value-type="float">
            <text:p>189.96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5" calcext:value-type="float">
            <text:p>3615</text:p>
          </table:table-cell>
          <table:table-cell office:value-type="float" office:value="189.9408" calcext:value-type="float">
            <text:p>189.94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6" calcext:value-type="float">
            <text:p>3616</text:p>
          </table:table-cell>
          <table:table-cell office:value-type="float" office:value="189.9368" calcext:value-type="float">
            <text:p>189.93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7" calcext:value-type="float">
            <text:p>3617</text:p>
          </table:table-cell>
          <table:table-cell office:value-type="float" office:value="189.9221" calcext:value-type="float">
            <text:p>189.92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8" calcext:value-type="float">
            <text:p>3618</text:p>
          </table:table-cell>
          <table:table-cell office:value-type="float" office:value="189.9257" calcext:value-type="float">
            <text:p>189.92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19" calcext:value-type="float">
            <text:p>3619</text:p>
          </table:table-cell>
          <table:table-cell office:value-type="float" office:value="189.9225" calcext:value-type="float">
            <text:p>189.92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0" calcext:value-type="float">
            <text:p>3620</text:p>
          </table:table-cell>
          <table:table-cell office:value-type="float" office:value="189.9204" calcext:value-type="float">
            <text:p>189.92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1" calcext:value-type="float">
            <text:p>3621</text:p>
          </table:table-cell>
          <table:table-cell office:value-type="float" office:value="189.92" calcext:value-type="float">
            <text:p>189.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2" calcext:value-type="float">
            <text:p>3622</text:p>
          </table:table-cell>
          <table:table-cell office:value-type="float" office:value="189.918" calcext:value-type="float">
            <text:p>189.9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3" calcext:value-type="float">
            <text:p>3623</text:p>
          </table:table-cell>
          <table:table-cell office:value-type="float" office:value="189.9116" calcext:value-type="float">
            <text:p>189.91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4" calcext:value-type="float">
            <text:p>3624</text:p>
          </table:table-cell>
          <table:table-cell office:value-type="float" office:value="189.9161" calcext:value-type="float">
            <text:p>189.91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5" calcext:value-type="float">
            <text:p>3625</text:p>
          </table:table-cell>
          <table:table-cell office:value-type="float" office:value="189.8987" calcext:value-type="float">
            <text:p>189.89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6" calcext:value-type="float">
            <text:p>3626</text:p>
          </table:table-cell>
          <table:table-cell office:value-type="float" office:value="189.9286" calcext:value-type="float">
            <text:p>189.92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7" calcext:value-type="float">
            <text:p>3627</text:p>
          </table:table-cell>
          <table:table-cell office:value-type="float" office:value="189.9076" calcext:value-type="float">
            <text:p>189.90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8" calcext:value-type="float">
            <text:p>3628</text:p>
          </table:table-cell>
          <table:table-cell office:value-type="float" office:value="189.9291" calcext:value-type="float">
            <text:p>189.92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29" calcext:value-type="float">
            <text:p>3629</text:p>
          </table:table-cell>
          <table:table-cell office:value-type="float" office:value="189.9163" calcext:value-type="float">
            <text:p>189.91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0" calcext:value-type="float">
            <text:p>3630</text:p>
          </table:table-cell>
          <table:table-cell office:value-type="float" office:value="189.8889" calcext:value-type="float">
            <text:p>189.888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1" calcext:value-type="float">
            <text:p>3631</text:p>
          </table:table-cell>
          <table:table-cell office:value-type="float" office:value="189.9235" calcext:value-type="float">
            <text:p>189.92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2" calcext:value-type="float">
            <text:p>3632</text:p>
          </table:table-cell>
          <table:table-cell office:value-type="float" office:value="189.9024" calcext:value-type="float">
            <text:p>189.90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3" calcext:value-type="float">
            <text:p>3633</text:p>
          </table:table-cell>
          <table:table-cell office:value-type="float" office:value="189.9001" calcext:value-type="float">
            <text:p>189.9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4" calcext:value-type="float">
            <text:p>3634</text:p>
          </table:table-cell>
          <table:table-cell office:value-type="float" office:value="189.9092" calcext:value-type="float">
            <text:p>189.90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5" calcext:value-type="float">
            <text:p>3635</text:p>
          </table:table-cell>
          <table:table-cell office:value-type="float" office:value="189.9106" calcext:value-type="float">
            <text:p>189.91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6" calcext:value-type="float">
            <text:p>3636</text:p>
          </table:table-cell>
          <table:table-cell office:value-type="float" office:value="189.8931" calcext:value-type="float">
            <text:p>189.89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7" calcext:value-type="float">
            <text:p>3637</text:p>
          </table:table-cell>
          <table:table-cell office:value-type="float" office:value="189.8827" calcext:value-type="float">
            <text:p>189.88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8" calcext:value-type="float">
            <text:p>3638</text:p>
          </table:table-cell>
          <table:table-cell office:value-type="float" office:value="189.93" calcext:value-type="float">
            <text:p>189.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39" calcext:value-type="float">
            <text:p>3639</text:p>
          </table:table-cell>
          <table:table-cell office:value-type="float" office:value="189.898" calcext:value-type="float">
            <text:p>189.89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0" calcext:value-type="float">
            <text:p>3640</text:p>
          </table:table-cell>
          <table:table-cell office:value-type="float" office:value="189.8877" calcext:value-type="float">
            <text:p>189.88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1" calcext:value-type="float">
            <text:p>3641</text:p>
          </table:table-cell>
          <table:table-cell office:value-type="float" office:value="189.9154" calcext:value-type="float">
            <text:p>189.91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2" calcext:value-type="float">
            <text:p>3642</text:p>
          </table:table-cell>
          <table:table-cell office:value-type="float" office:value="189.8834" calcext:value-type="float">
            <text:p>189.88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3" calcext:value-type="float">
            <text:p>3643</text:p>
          </table:table-cell>
          <table:table-cell office:value-type="float" office:value="189.9171" calcext:value-type="float">
            <text:p>189.91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4" calcext:value-type="float">
            <text:p>3644</text:p>
          </table:table-cell>
          <table:table-cell office:value-type="float" office:value="189.891" calcext:value-type="float">
            <text:p>189.8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5" calcext:value-type="float">
            <text:p>3645</text:p>
          </table:table-cell>
          <table:table-cell office:value-type="float" office:value="189.8837" calcext:value-type="float">
            <text:p>189.88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6" calcext:value-type="float">
            <text:p>3646</text:p>
          </table:table-cell>
          <table:table-cell office:value-type="float" office:value="189.865" calcext:value-type="float">
            <text:p>189.8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7" calcext:value-type="float">
            <text:p>3647</text:p>
          </table:table-cell>
          <table:table-cell office:value-type="float" office:value="189.8754" calcext:value-type="float">
            <text:p>189.87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8" calcext:value-type="float">
            <text:p>3648</text:p>
          </table:table-cell>
          <table:table-cell office:value-type="float" office:value="189.9049" calcext:value-type="float">
            <text:p>189.904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49" calcext:value-type="float">
            <text:p>3649</text:p>
          </table:table-cell>
          <table:table-cell office:value-type="float" office:value="189.8753" calcext:value-type="float">
            <text:p>189.87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0" calcext:value-type="float">
            <text:p>3650</text:p>
          </table:table-cell>
          <table:table-cell office:value-type="float" office:value="189.8945" calcext:value-type="float">
            <text:p>189.89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1" calcext:value-type="float">
            <text:p>3651</text:p>
          </table:table-cell>
          <table:table-cell office:value-type="float" office:value="189.8999" calcext:value-type="float">
            <text:p>189.89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2" calcext:value-type="float">
            <text:p>3652</text:p>
          </table:table-cell>
          <table:table-cell office:value-type="float" office:value="189.8667" calcext:value-type="float">
            <text:p>189.86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3" calcext:value-type="float">
            <text:p>3653</text:p>
          </table:table-cell>
          <table:table-cell office:value-type="float" office:value="189.8968" calcext:value-type="float">
            <text:p>189.89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4" calcext:value-type="float">
            <text:p>3654</text:p>
          </table:table-cell>
          <table:table-cell office:value-type="float" office:value="189.8693" calcext:value-type="float">
            <text:p>189.86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5" calcext:value-type="float">
            <text:p>3655</text:p>
          </table:table-cell>
          <table:table-cell office:value-type="float" office:value="189.8827" calcext:value-type="float">
            <text:p>189.88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6" calcext:value-type="float">
            <text:p>3656</text:p>
          </table:table-cell>
          <table:table-cell office:value-type="float" office:value="189.8968" calcext:value-type="float">
            <text:p>189.89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7" calcext:value-type="float">
            <text:p>3657</text:p>
          </table:table-cell>
          <table:table-cell office:value-type="float" office:value="189.8833" calcext:value-type="float">
            <text:p>189.88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8" calcext:value-type="float">
            <text:p>3658</text:p>
          </table:table-cell>
          <table:table-cell office:value-type="float" office:value="189.8804" calcext:value-type="float">
            <text:p>189.88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9" calcext:value-type="float">
            <text:p>3659</text:p>
          </table:table-cell>
          <table:table-cell office:value-type="float" office:value="189.8594" calcext:value-type="float">
            <text:p>189.85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0" calcext:value-type="float">
            <text:p>3660</text:p>
          </table:table-cell>
          <table:table-cell office:value-type="float" office:value="189.876" calcext:value-type="float">
            <text:p>189.8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1" calcext:value-type="float">
            <text:p>3661</text:p>
          </table:table-cell>
          <table:table-cell office:value-type="float" office:value="189.873" calcext:value-type="float">
            <text:p>189.8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2" calcext:value-type="float">
            <text:p>3662</text:p>
          </table:table-cell>
          <table:table-cell office:value-type="float" office:value="189.8826" calcext:value-type="float">
            <text:p>189.88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3" calcext:value-type="float">
            <text:p>3663</text:p>
          </table:table-cell>
          <table:table-cell office:value-type="float" office:value="189.8723" calcext:value-type="float">
            <text:p>189.87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4" calcext:value-type="float">
            <text:p>3664</text:p>
          </table:table-cell>
          <table:table-cell office:value-type="float" office:value="189.9001" calcext:value-type="float">
            <text:p>189.900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5" calcext:value-type="float">
            <text:p>3665</text:p>
          </table:table-cell>
          <table:table-cell office:value-type="float" office:value="189.8771" calcext:value-type="float">
            <text:p>189.87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6" calcext:value-type="float">
            <text:p>3666</text:p>
          </table:table-cell>
          <table:table-cell office:value-type="float" office:value="189.863" calcext:value-type="float">
            <text:p>189.8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7" calcext:value-type="float">
            <text:p>3667</text:p>
          </table:table-cell>
          <table:table-cell office:value-type="float" office:value="189.8785" calcext:value-type="float">
            <text:p>189.87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8" calcext:value-type="float">
            <text:p>3668</text:p>
          </table:table-cell>
          <table:table-cell office:value-type="float" office:value="189.8483" calcext:value-type="float">
            <text:p>189.84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69" calcext:value-type="float">
            <text:p>3669</text:p>
          </table:table-cell>
          <table:table-cell office:value-type="float" office:value="189.8692" calcext:value-type="float">
            <text:p>189.86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0" calcext:value-type="float">
            <text:p>3670</text:p>
          </table:table-cell>
          <table:table-cell office:value-type="float" office:value="189.8551" calcext:value-type="float">
            <text:p>189.855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1" calcext:value-type="float">
            <text:p>3671</text:p>
          </table:table-cell>
          <table:table-cell office:value-type="float" office:value="189.8704" calcext:value-type="float">
            <text:p>189.8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2" calcext:value-type="float">
            <text:p>3672</text:p>
          </table:table-cell>
          <table:table-cell office:value-type="float" office:value="189.8774" calcext:value-type="float">
            <text:p>189.87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3" calcext:value-type="float">
            <text:p>3673</text:p>
          </table:table-cell>
          <table:table-cell office:value-type="float" office:value="189.8717" calcext:value-type="float">
            <text:p>189.87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4" calcext:value-type="float">
            <text:p>3674</text:p>
          </table:table-cell>
          <table:table-cell office:value-type="float" office:value="189.8634" calcext:value-type="float">
            <text:p>189.86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5" calcext:value-type="float">
            <text:p>3675</text:p>
          </table:table-cell>
          <table:table-cell office:value-type="float" office:value="189.829" calcext:value-type="float">
            <text:p>189.8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6" calcext:value-type="float">
            <text:p>3676</text:p>
          </table:table-cell>
          <table:table-cell office:value-type="float" office:value="189.8921" calcext:value-type="float">
            <text:p>189.89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7" calcext:value-type="float">
            <text:p>3677</text:p>
          </table:table-cell>
          <table:table-cell office:value-type="float" office:value="189.8779" calcext:value-type="float">
            <text:p>189.877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8" calcext:value-type="float">
            <text:p>3678</text:p>
          </table:table-cell>
          <table:table-cell office:value-type="float" office:value="189.8669" calcext:value-type="float">
            <text:p>189.86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79" calcext:value-type="float">
            <text:p>3679</text:p>
          </table:table-cell>
          <table:table-cell office:value-type="float" office:value="189.8586" calcext:value-type="float">
            <text:p>189.85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0" calcext:value-type="float">
            <text:p>3680</text:p>
          </table:table-cell>
          <table:table-cell office:value-type="float" office:value="189.8494" calcext:value-type="float">
            <text:p>189.84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1" calcext:value-type="float">
            <text:p>3681</text:p>
          </table:table-cell>
          <table:table-cell office:value-type="float" office:value="189.8726" calcext:value-type="float">
            <text:p>189.87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2" calcext:value-type="float">
            <text:p>3682</text:p>
          </table:table-cell>
          <table:table-cell office:value-type="float" office:value="189.8704" calcext:value-type="float">
            <text:p>189.8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3" calcext:value-type="float">
            <text:p>3683</text:p>
          </table:table-cell>
          <table:table-cell office:value-type="float" office:value="189.8274" calcext:value-type="float">
            <text:p>189.82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4" calcext:value-type="float">
            <text:p>3684</text:p>
          </table:table-cell>
          <table:table-cell office:value-type="float" office:value="189.8386" calcext:value-type="float">
            <text:p>189.83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5" calcext:value-type="float">
            <text:p>3685</text:p>
          </table:table-cell>
          <table:table-cell office:value-type="float" office:value="189.8636" calcext:value-type="float">
            <text:p>189.86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6" calcext:value-type="float">
            <text:p>3686</text:p>
          </table:table-cell>
          <table:table-cell office:value-type="float" office:value="189.8394" calcext:value-type="float">
            <text:p>189.83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7" calcext:value-type="float">
            <text:p>3687</text:p>
          </table:table-cell>
          <table:table-cell office:value-type="float" office:value="189.8243" calcext:value-type="float">
            <text:p>189.82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8" calcext:value-type="float">
            <text:p>3688</text:p>
          </table:table-cell>
          <table:table-cell office:value-type="float" office:value="189.8468" calcext:value-type="float">
            <text:p>189.84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89" calcext:value-type="float">
            <text:p>3689</text:p>
          </table:table-cell>
          <table:table-cell office:value-type="float" office:value="189.8435" calcext:value-type="float">
            <text:p>189.84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0" calcext:value-type="float">
            <text:p>3690</text:p>
          </table:table-cell>
          <table:table-cell office:value-type="float" office:value="189.8377" calcext:value-type="float">
            <text:p>189.83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1" calcext:value-type="float">
            <text:p>3691</text:p>
          </table:table-cell>
          <table:table-cell office:value-type="float" office:value="189.8319" calcext:value-type="float">
            <text:p>189.83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2" calcext:value-type="float">
            <text:p>3692</text:p>
          </table:table-cell>
          <table:table-cell office:value-type="float" office:value="189.8255" calcext:value-type="float">
            <text:p>189.82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3" calcext:value-type="float">
            <text:p>3693</text:p>
          </table:table-cell>
          <table:table-cell office:value-type="float" office:value="189.8605" calcext:value-type="float">
            <text:p>189.86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4" calcext:value-type="float">
            <text:p>3694</text:p>
          </table:table-cell>
          <table:table-cell office:value-type="float" office:value="189.854" calcext:value-type="float">
            <text:p>189.8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5" calcext:value-type="float">
            <text:p>3695</text:p>
          </table:table-cell>
          <table:table-cell office:value-type="float" office:value="189.8369" calcext:value-type="float">
            <text:p>189.83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6" calcext:value-type="float">
            <text:p>3696</text:p>
          </table:table-cell>
          <table:table-cell office:value-type="float" office:value="189.8519" calcext:value-type="float">
            <text:p>189.851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7" calcext:value-type="float">
            <text:p>3697</text:p>
          </table:table-cell>
          <table:table-cell office:value-type="float" office:value="189.811" calcext:value-type="float">
            <text:p>189.8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8" calcext:value-type="float">
            <text:p>3698</text:p>
          </table:table-cell>
          <table:table-cell office:value-type="float" office:value="189.8475" calcext:value-type="float">
            <text:p>189.84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99" calcext:value-type="float">
            <text:p>3699</text:p>
          </table:table-cell>
          <table:table-cell office:value-type="float" office:value="189.8112" calcext:value-type="float">
            <text:p>189.81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0" calcext:value-type="float">
            <text:p>3700</text:p>
          </table:table-cell>
          <table:table-cell office:value-type="float" office:value="189.8523" calcext:value-type="float">
            <text:p>189.852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1" calcext:value-type="float">
            <text:p>3701</text:p>
          </table:table-cell>
          <table:table-cell office:value-type="float" office:value="189.8308" calcext:value-type="float">
            <text:p>189.83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2" calcext:value-type="float">
            <text:p>3702</text:p>
          </table:table-cell>
          <table:table-cell office:value-type="float" office:value="189.8307" calcext:value-type="float">
            <text:p>189.83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3" calcext:value-type="float">
            <text:p>3703</text:p>
          </table:table-cell>
          <table:table-cell office:value-type="float" office:value="189.8256" calcext:value-type="float">
            <text:p>189.825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4" calcext:value-type="float">
            <text:p>3704</text:p>
          </table:table-cell>
          <table:table-cell office:value-type="float" office:value="189.8244" calcext:value-type="float">
            <text:p>189.82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5" calcext:value-type="float">
            <text:p>3705</text:p>
          </table:table-cell>
          <table:table-cell office:value-type="float" office:value="189.8294" calcext:value-type="float">
            <text:p>189.82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6" calcext:value-type="float">
            <text:p>3706</text:p>
          </table:table-cell>
          <table:table-cell office:value-type="float" office:value="189.8172" calcext:value-type="float">
            <text:p>189.817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7" calcext:value-type="float">
            <text:p>3707</text:p>
          </table:table-cell>
          <table:table-cell office:value-type="float" office:value="189.8025" calcext:value-type="float">
            <text:p>189.80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8" calcext:value-type="float">
            <text:p>3708</text:p>
          </table:table-cell>
          <table:table-cell office:value-type="float" office:value="189.8435" calcext:value-type="float">
            <text:p>189.84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9" calcext:value-type="float">
            <text:p>3709</text:p>
          </table:table-cell>
          <table:table-cell office:value-type="float" office:value="189.7978" calcext:value-type="float">
            <text:p>189.79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0" calcext:value-type="float">
            <text:p>3710</text:p>
          </table:table-cell>
          <table:table-cell office:value-type="float" office:value="189.8267" calcext:value-type="float">
            <text:p>189.82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1" calcext:value-type="float">
            <text:p>3711</text:p>
          </table:table-cell>
          <table:table-cell office:value-type="float" office:value="189.7996" calcext:value-type="float">
            <text:p>189.79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2" calcext:value-type="float">
            <text:p>3712</text:p>
          </table:table-cell>
          <table:table-cell office:value-type="float" office:value="189.8024" calcext:value-type="float">
            <text:p>189.802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3" calcext:value-type="float">
            <text:p>3713</text:p>
          </table:table-cell>
          <table:table-cell office:value-type="float" office:value="189.8194" calcext:value-type="float">
            <text:p>189.81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4" calcext:value-type="float">
            <text:p>3714</text:p>
          </table:table-cell>
          <table:table-cell office:value-type="float" office:value="189.8097" calcext:value-type="float">
            <text:p>189.80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5" calcext:value-type="float">
            <text:p>3715</text:p>
          </table:table-cell>
          <table:table-cell office:value-type="float" office:value="189.7971" calcext:value-type="float">
            <text:p>189.797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6" calcext:value-type="float">
            <text:p>3716</text:p>
          </table:table-cell>
          <table:table-cell office:value-type="float" office:value="189.8277" calcext:value-type="float">
            <text:p>189.82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7" calcext:value-type="float">
            <text:p>3717</text:p>
          </table:table-cell>
          <table:table-cell office:value-type="float" office:value="189.8232" calcext:value-type="float">
            <text:p>189.82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8" calcext:value-type="float">
            <text:p>3718</text:p>
          </table:table-cell>
          <table:table-cell office:value-type="float" office:value="189.8125" calcext:value-type="float">
            <text:p>189.81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19" calcext:value-type="float">
            <text:p>3719</text:p>
          </table:table-cell>
          <table:table-cell office:value-type="float" office:value="189.7955" calcext:value-type="float">
            <text:p>189.795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0" calcext:value-type="float">
            <text:p>3720</text:p>
          </table:table-cell>
          <table:table-cell office:value-type="float" office:value="189.8127" calcext:value-type="float">
            <text:p>189.81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1" calcext:value-type="float">
            <text:p>3721</text:p>
          </table:table-cell>
          <table:table-cell office:value-type="float" office:value="189.816" calcext:value-type="float">
            <text:p>189.8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2" calcext:value-type="float">
            <text:p>3722</text:p>
          </table:table-cell>
          <table:table-cell office:value-type="float" office:value="189.8144" calcext:value-type="float">
            <text:p>189.81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3" calcext:value-type="float">
            <text:p>3723</text:p>
          </table:table-cell>
          <table:table-cell office:value-type="float" office:value="189.8035" calcext:value-type="float">
            <text:p>189.803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4" calcext:value-type="float">
            <text:p>3724</text:p>
          </table:table-cell>
          <table:table-cell office:value-type="float" office:value="189.7996" calcext:value-type="float">
            <text:p>189.79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5" calcext:value-type="float">
            <text:p>3725</text:p>
          </table:table-cell>
          <table:table-cell office:value-type="float" office:value="189.7828" calcext:value-type="float">
            <text:p>189.78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6" calcext:value-type="float">
            <text:p>3726</text:p>
          </table:table-cell>
          <table:table-cell office:value-type="float" office:value="189.8439" calcext:value-type="float">
            <text:p>189.84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7" calcext:value-type="float">
            <text:p>3727</text:p>
          </table:table-cell>
          <table:table-cell office:value-type="float" office:value="189.7925" calcext:value-type="float">
            <text:p>189.792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8" calcext:value-type="float">
            <text:p>3728</text:p>
          </table:table-cell>
          <table:table-cell office:value-type="float" office:value="189.8065" calcext:value-type="float">
            <text:p>189.806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29" calcext:value-type="float">
            <text:p>3729</text:p>
          </table:table-cell>
          <table:table-cell office:value-type="float" office:value="189.7739" calcext:value-type="float">
            <text:p>189.77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0" calcext:value-type="float">
            <text:p>3730</text:p>
          </table:table-cell>
          <table:table-cell office:value-type="float" office:value="189.8099" calcext:value-type="float">
            <text:p>189.80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1" calcext:value-type="float">
            <text:p>3731</text:p>
          </table:table-cell>
          <table:table-cell office:value-type="float" office:value="189.7981" calcext:value-type="float">
            <text:p>189.79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2" calcext:value-type="float">
            <text:p>3732</text:p>
          </table:table-cell>
          <table:table-cell office:value-type="float" office:value="189.8175" calcext:value-type="float">
            <text:p>189.817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3" calcext:value-type="float">
            <text:p>3733</text:p>
          </table:table-cell>
          <table:table-cell office:value-type="float" office:value="189.7769" calcext:value-type="float">
            <text:p>189.77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4" calcext:value-type="float">
            <text:p>3734</text:p>
          </table:table-cell>
          <table:table-cell office:value-type="float" office:value="189.7907" calcext:value-type="float">
            <text:p>189.79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5" calcext:value-type="float">
            <text:p>3735</text:p>
          </table:table-cell>
          <table:table-cell office:value-type="float" office:value="189.7864" calcext:value-type="float">
            <text:p>189.78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6" calcext:value-type="float">
            <text:p>3736</text:p>
          </table:table-cell>
          <table:table-cell office:value-type="float" office:value="189.8113" calcext:value-type="float">
            <text:p>189.81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7" calcext:value-type="float">
            <text:p>3737</text:p>
          </table:table-cell>
          <table:table-cell office:value-type="float" office:value="189.8008" calcext:value-type="float">
            <text:p>189.80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8" calcext:value-type="float">
            <text:p>3738</text:p>
          </table:table-cell>
          <table:table-cell office:value-type="float" office:value="189.7547" calcext:value-type="float">
            <text:p>189.75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39" calcext:value-type="float">
            <text:p>3739</text:p>
          </table:table-cell>
          <table:table-cell office:value-type="float" office:value="189.799" calcext:value-type="float">
            <text:p>189.7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0" calcext:value-type="float">
            <text:p>3740</text:p>
          </table:table-cell>
          <table:table-cell office:value-type="float" office:value="189.7664" calcext:value-type="float">
            <text:p>189.76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1" calcext:value-type="float">
            <text:p>3741</text:p>
          </table:table-cell>
          <table:table-cell office:value-type="float" office:value="189.7873" calcext:value-type="float">
            <text:p>189.78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2" calcext:value-type="float">
            <text:p>3742</text:p>
          </table:table-cell>
          <table:table-cell office:value-type="float" office:value="189.7726" calcext:value-type="float">
            <text:p>189.77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3" calcext:value-type="float">
            <text:p>3743</text:p>
          </table:table-cell>
          <table:table-cell office:value-type="float" office:value="189.8005" calcext:value-type="float">
            <text:p>189.80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4" calcext:value-type="float">
            <text:p>3744</text:p>
          </table:table-cell>
          <table:table-cell office:value-type="float" office:value="189.7903" calcext:value-type="float">
            <text:p>189.79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5" calcext:value-type="float">
            <text:p>3745</text:p>
          </table:table-cell>
          <table:table-cell office:value-type="float" office:value="189.7997" calcext:value-type="float">
            <text:p>189.79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6" calcext:value-type="float">
            <text:p>3746</text:p>
          </table:table-cell>
          <table:table-cell office:value-type="float" office:value="189.7839" calcext:value-type="float">
            <text:p>189.78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7" calcext:value-type="float">
            <text:p>3747</text:p>
          </table:table-cell>
          <table:table-cell office:value-type="float" office:value="189.794" calcext:value-type="float">
            <text:p>189.7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8" calcext:value-type="float">
            <text:p>3748</text:p>
          </table:table-cell>
          <table:table-cell office:value-type="float" office:value="189.7683" calcext:value-type="float">
            <text:p>189.768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49" calcext:value-type="float">
            <text:p>3749</text:p>
          </table:table-cell>
          <table:table-cell office:value-type="float" office:value="189.7841" calcext:value-type="float">
            <text:p>189.78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0" calcext:value-type="float">
            <text:p>3750</text:p>
          </table:table-cell>
          <table:table-cell office:value-type="float" office:value="189.7808" calcext:value-type="float">
            <text:p>189.78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1" calcext:value-type="float">
            <text:p>3751</text:p>
          </table:table-cell>
          <table:table-cell office:value-type="float" office:value="189.7746" calcext:value-type="float">
            <text:p>189.77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2" calcext:value-type="float">
            <text:p>3752</text:p>
          </table:table-cell>
          <table:table-cell office:value-type="float" office:value="189.7778" calcext:value-type="float">
            <text:p>189.77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3" calcext:value-type="float">
            <text:p>3753</text:p>
          </table:table-cell>
          <table:table-cell office:value-type="float" office:value="189.7687" calcext:value-type="float">
            <text:p>189.768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4" calcext:value-type="float">
            <text:p>3754</text:p>
          </table:table-cell>
          <table:table-cell office:value-type="float" office:value="189.7937" calcext:value-type="float">
            <text:p>189.79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5" calcext:value-type="float">
            <text:p>3755</text:p>
          </table:table-cell>
          <table:table-cell office:value-type="float" office:value="189.7567" calcext:value-type="float">
            <text:p>189.75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6" calcext:value-type="float">
            <text:p>3756</text:p>
          </table:table-cell>
          <table:table-cell office:value-type="float" office:value="189.774" calcext:value-type="float">
            <text:p>189.7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7" calcext:value-type="float">
            <text:p>3757</text:p>
          </table:table-cell>
          <table:table-cell office:value-type="float" office:value="189.7831" calcext:value-type="float">
            <text:p>189.78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8" calcext:value-type="float">
            <text:p>3758</text:p>
          </table:table-cell>
          <table:table-cell office:value-type="float" office:value="189.7837" calcext:value-type="float">
            <text:p>189.78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59" calcext:value-type="float">
            <text:p>3759</text:p>
          </table:table-cell>
          <table:table-cell office:value-type="float" office:value="189.7705" calcext:value-type="float">
            <text:p>189.770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0" calcext:value-type="float">
            <text:p>3760</text:p>
          </table:table-cell>
          <table:table-cell office:value-type="float" office:value="189.773" calcext:value-type="float">
            <text:p>189.7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1" calcext:value-type="float">
            <text:p>3761</text:p>
          </table:table-cell>
          <table:table-cell office:value-type="float" office:value="189.7545" calcext:value-type="float">
            <text:p>189.75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2" calcext:value-type="float">
            <text:p>3762</text:p>
          </table:table-cell>
          <table:table-cell office:value-type="float" office:value="189.7778" calcext:value-type="float">
            <text:p>189.77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3" calcext:value-type="float">
            <text:p>3763</text:p>
          </table:table-cell>
          <table:table-cell office:value-type="float" office:value="189.7738" calcext:value-type="float">
            <text:p>189.77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4" calcext:value-type="float">
            <text:p>3764</text:p>
          </table:table-cell>
          <table:table-cell office:value-type="float" office:value="189.7733" calcext:value-type="float">
            <text:p>189.77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5" calcext:value-type="float">
            <text:p>3765</text:p>
          </table:table-cell>
          <table:table-cell office:value-type="float" office:value="189.7574" calcext:value-type="float">
            <text:p>189.75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6" calcext:value-type="float">
            <text:p>3766</text:p>
          </table:table-cell>
          <table:table-cell office:value-type="float" office:value="189.7816" calcext:value-type="float">
            <text:p>189.78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7" calcext:value-type="float">
            <text:p>3767</text:p>
          </table:table-cell>
          <table:table-cell office:value-type="float" office:value="189.7417" calcext:value-type="float">
            <text:p>189.74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8" calcext:value-type="float">
            <text:p>3768</text:p>
          </table:table-cell>
          <table:table-cell office:value-type="float" office:value="189.7292" calcext:value-type="float">
            <text:p>189.729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69" calcext:value-type="float">
            <text:p>3769</text:p>
          </table:table-cell>
          <table:table-cell office:value-type="float" office:value="189.7602" calcext:value-type="float">
            <text:p>189.760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0" calcext:value-type="float">
            <text:p>3770</text:p>
          </table:table-cell>
          <table:table-cell office:value-type="float" office:value="189.7644" calcext:value-type="float">
            <text:p>189.76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1" calcext:value-type="float">
            <text:p>3771</text:p>
          </table:table-cell>
          <table:table-cell office:value-type="float" office:value="189.7666" calcext:value-type="float">
            <text:p>189.76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2" calcext:value-type="float">
            <text:p>3772</text:p>
          </table:table-cell>
          <table:table-cell office:value-type="float" office:value="189.7504" calcext:value-type="float">
            <text:p>189.75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3" calcext:value-type="float">
            <text:p>3773</text:p>
          </table:table-cell>
          <table:table-cell office:value-type="float" office:value="189.7736" calcext:value-type="float">
            <text:p>189.77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4" calcext:value-type="float">
            <text:p>3774</text:p>
          </table:table-cell>
          <table:table-cell office:value-type="float" office:value="189.745" calcext:value-type="float">
            <text:p>189.7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5" calcext:value-type="float">
            <text:p>3775</text:p>
          </table:table-cell>
          <table:table-cell office:value-type="float" office:value="189.7704" calcext:value-type="float">
            <text:p>189.77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6" calcext:value-type="float">
            <text:p>3776</text:p>
          </table:table-cell>
          <table:table-cell office:value-type="float" office:value="189.7177" calcext:value-type="float">
            <text:p>189.71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7" calcext:value-type="float">
            <text:p>3777</text:p>
          </table:table-cell>
          <table:table-cell office:value-type="float" office:value="189.7516" calcext:value-type="float">
            <text:p>189.75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8" calcext:value-type="float">
            <text:p>3778</text:p>
          </table:table-cell>
          <table:table-cell office:value-type="float" office:value="189.7412" calcext:value-type="float">
            <text:p>189.74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79" calcext:value-type="float">
            <text:p>3779</text:p>
          </table:table-cell>
          <table:table-cell office:value-type="float" office:value="189.7357" calcext:value-type="float">
            <text:p>189.73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0" calcext:value-type="float">
            <text:p>3780</text:p>
          </table:table-cell>
          <table:table-cell office:value-type="float" office:value="189.7515" calcext:value-type="float">
            <text:p>189.75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1" calcext:value-type="float">
            <text:p>3781</text:p>
          </table:table-cell>
          <table:table-cell office:value-type="float" office:value="189.7482" calcext:value-type="float">
            <text:p>189.74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2" calcext:value-type="float">
            <text:p>3782</text:p>
          </table:table-cell>
          <table:table-cell office:value-type="float" office:value="189.7496" calcext:value-type="float">
            <text:p>189.74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3" calcext:value-type="float">
            <text:p>3783</text:p>
          </table:table-cell>
          <table:table-cell office:value-type="float" office:value="189.729" calcext:value-type="float">
            <text:p>189.7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4" calcext:value-type="float">
            <text:p>3784</text:p>
          </table:table-cell>
          <table:table-cell office:value-type="float" office:value="189.7142" calcext:value-type="float">
            <text:p>189.714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5" calcext:value-type="float">
            <text:p>3785</text:p>
          </table:table-cell>
          <table:table-cell office:value-type="float" office:value="189.7306" calcext:value-type="float">
            <text:p>189.73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6" calcext:value-type="float">
            <text:p>3786</text:p>
          </table:table-cell>
          <table:table-cell office:value-type="float" office:value="189.7307" calcext:value-type="float">
            <text:p>189.730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7" calcext:value-type="float">
            <text:p>3787</text:p>
          </table:table-cell>
          <table:table-cell office:value-type="float" office:value="189.7329" calcext:value-type="float">
            <text:p>189.73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8" calcext:value-type="float">
            <text:p>3788</text:p>
          </table:table-cell>
          <table:table-cell office:value-type="float" office:value="189.7433" calcext:value-type="float">
            <text:p>189.743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89" calcext:value-type="float">
            <text:p>3789</text:p>
          </table:table-cell>
          <table:table-cell office:value-type="float" office:value="189.7182" calcext:value-type="float">
            <text:p>189.71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0" calcext:value-type="float">
            <text:p>3790</text:p>
          </table:table-cell>
          <table:table-cell office:value-type="float" office:value="189.7516" calcext:value-type="float">
            <text:p>189.751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1" calcext:value-type="float">
            <text:p>3791</text:p>
          </table:table-cell>
          <table:table-cell office:value-type="float" office:value="189.7294" calcext:value-type="float">
            <text:p>189.72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2" calcext:value-type="float">
            <text:p>3792</text:p>
          </table:table-cell>
          <table:table-cell office:value-type="float" office:value="189.7184" calcext:value-type="float">
            <text:p>189.718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3" calcext:value-type="float">
            <text:p>3793</text:p>
          </table:table-cell>
          <table:table-cell office:value-type="float" office:value="189.7212" calcext:value-type="float">
            <text:p>189.72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4" calcext:value-type="float">
            <text:p>3794</text:p>
          </table:table-cell>
          <table:table-cell office:value-type="float" office:value="189.7086" calcext:value-type="float">
            <text:p>189.708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5" calcext:value-type="float">
            <text:p>3795</text:p>
          </table:table-cell>
          <table:table-cell office:value-type="float" office:value="189.7426" calcext:value-type="float">
            <text:p>189.742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6" calcext:value-type="float">
            <text:p>3796</text:p>
          </table:table-cell>
          <table:table-cell office:value-type="float" office:value="189.7318" calcext:value-type="float">
            <text:p>189.731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7" calcext:value-type="float">
            <text:p>3797</text:p>
          </table:table-cell>
          <table:table-cell office:value-type="float" office:value="189.743" calcext:value-type="float">
            <text:p>189.7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8" calcext:value-type="float">
            <text:p>3798</text:p>
          </table:table-cell>
          <table:table-cell office:value-type="float" office:value="189.7199" calcext:value-type="float">
            <text:p>189.719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99" calcext:value-type="float">
            <text:p>3799</text:p>
          </table:table-cell>
          <table:table-cell office:value-type="float" office:value="189.7115" calcext:value-type="float">
            <text:p>189.711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0" calcext:value-type="float">
            <text:p>3800</text:p>
          </table:table-cell>
          <table:table-cell office:value-type="float" office:value="189.7112" calcext:value-type="float">
            <text:p>189.711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1" calcext:value-type="float">
            <text:p>3801</text:p>
          </table:table-cell>
          <table:table-cell office:value-type="float" office:value="189.7421" calcext:value-type="float">
            <text:p>189.74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2" calcext:value-type="float">
            <text:p>3802</text:p>
          </table:table-cell>
          <table:table-cell office:value-type="float" office:value="189.6988" calcext:value-type="float">
            <text:p>189.69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3" calcext:value-type="float">
            <text:p>3803</text:p>
          </table:table-cell>
          <table:table-cell office:value-type="float" office:value="189.681" calcext:value-type="float">
            <text:p>189.68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4" calcext:value-type="float">
            <text:p>3804</text:p>
          </table:table-cell>
          <table:table-cell office:value-type="float" office:value="189.6991" calcext:value-type="float">
            <text:p>189.69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5" calcext:value-type="float">
            <text:p>3805</text:p>
          </table:table-cell>
          <table:table-cell office:value-type="float" office:value="189.7262" calcext:value-type="float">
            <text:p>189.726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6" calcext:value-type="float">
            <text:p>3806</text:p>
          </table:table-cell>
          <table:table-cell office:value-type="float" office:value="189.7331" calcext:value-type="float">
            <text:p>189.733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7" calcext:value-type="float">
            <text:p>3807</text:p>
          </table:table-cell>
          <table:table-cell office:value-type="float" office:value="189.7245" calcext:value-type="float">
            <text:p>189.72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8" calcext:value-type="float">
            <text:p>3808</text:p>
          </table:table-cell>
          <table:table-cell office:value-type="float" office:value="189.7039" calcext:value-type="float">
            <text:p>189.703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09" calcext:value-type="float">
            <text:p>3809</text:p>
          </table:table-cell>
          <table:table-cell office:value-type="float" office:value="189.6954" calcext:value-type="float">
            <text:p>189.69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10" calcext:value-type="float">
            <text:p>3810</text:p>
          </table:table-cell>
          <table:table-cell office:value-type="float" office:value="189.7111" calcext:value-type="float">
            <text:p>189.711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811" calcext:value-type="float">
            <text:p>3811</text:p>
          </table:table-cell>
          <table:table-cell office:value-type="float" office:value="189.7366" calcext:value-type="float">
            <text:p>189.736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0" calcext:value-type="float">
            <text:p>0</text:p>
          </table:table-cell>
          <table:table-cell office:value-type="float" office:value="282.0408" calcext:value-type="float">
            <text:p>282.04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" calcext:value-type="float">
            <text:p>50</text:p>
          </table:table-cell>
          <table:table-cell office:value-type="float" office:value="281.9082" calcext:value-type="float">
            <text:p>281.908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" calcext:value-type="float">
            <text:p>100</text:p>
          </table:table-cell>
          <table:table-cell office:value-type="float" office:value="264.6844" calcext:value-type="float">
            <text:p>264.68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" calcext:value-type="float">
            <text:p>150</text:p>
          </table:table-cell>
          <table:table-cell office:value-type="float" office:value="252.0443" calcext:value-type="float">
            <text:p>252.04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" calcext:value-type="float">
            <text:p>200</text:p>
          </table:table-cell>
          <table:table-cell office:value-type="float" office:value="248.4144" calcext:value-type="float">
            <text:p>248.41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" calcext:value-type="float">
            <text:p>250</text:p>
          </table:table-cell>
          <table:table-cell office:value-type="float" office:value="247.5064" calcext:value-type="float">
            <text:p>247.50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" calcext:value-type="float">
            <text:p>300</text:p>
          </table:table-cell>
          <table:table-cell office:value-type="float" office:value="244.3044" calcext:value-type="float">
            <text:p>244.30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" calcext:value-type="float">
            <text:p>350</text:p>
          </table:table-cell>
          <table:table-cell office:value-type="float" office:value="241.4363" calcext:value-type="float">
            <text:p>241.43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00" calcext:value-type="float">
            <text:p>400</text:p>
          </table:table-cell>
          <table:table-cell office:value-type="float" office:value="238.5438" calcext:value-type="float">
            <text:p>238.54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450" calcext:value-type="float">
            <text:p>450</text:p>
          </table:table-cell>
          <table:table-cell office:value-type="float" office:value="236.6988" calcext:value-type="float">
            <text:p>236.69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00" calcext:value-type="float">
            <text:p>500</text:p>
          </table:table-cell>
          <table:table-cell office:value-type="float" office:value="230.5652" calcext:value-type="float">
            <text:p>230.565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550" calcext:value-type="float">
            <text:p>550</text:p>
          </table:table-cell>
          <table:table-cell office:value-type="float" office:value="227.8641" calcext:value-type="float">
            <text:p>227.864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00" calcext:value-type="float">
            <text:p>600</text:p>
          </table:table-cell>
          <table:table-cell office:value-type="float" office:value="225.2243" calcext:value-type="float">
            <text:p>225.22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650" calcext:value-type="float">
            <text:p>650</text:p>
          </table:table-cell>
          <table:table-cell office:value-type="float" office:value="222.8963" calcext:value-type="float">
            <text:p>222.896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00" calcext:value-type="float">
            <text:p>700</text:p>
          </table:table-cell>
          <table:table-cell office:value-type="float" office:value="222.1837" calcext:value-type="float">
            <text:p>222.18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750" calcext:value-type="float">
            <text:p>750</text:p>
          </table:table-cell>
          <table:table-cell office:value-type="float" office:value="222.2461" calcext:value-type="float">
            <text:p>222.24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00" calcext:value-type="float">
            <text:p>800</text:p>
          </table:table-cell>
          <table:table-cell office:value-type="float" office:value="219.2253" calcext:value-type="float">
            <text:p>219.225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850" calcext:value-type="float">
            <text:p>850</text:p>
          </table:table-cell>
          <table:table-cell office:value-type="float" office:value="218.9447" calcext:value-type="float">
            <text:p>218.94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00" calcext:value-type="float">
            <text:p>900</text:p>
          </table:table-cell>
          <table:table-cell office:value-type="float" office:value="218.8795" calcext:value-type="float">
            <text:p>218.879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950" calcext:value-type="float">
            <text:p>950</text:p>
          </table:table-cell>
          <table:table-cell office:value-type="float" office:value="216.9296" calcext:value-type="float">
            <text:p>216.929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217.143" calcext:value-type="float">
            <text:p>217.14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050" calcext:value-type="float">
            <text:p>1050</text:p>
          </table:table-cell>
          <table:table-cell office:value-type="float" office:value="215.5737" calcext:value-type="float">
            <text:p>215.573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00" calcext:value-type="float">
            <text:p>1100</text:p>
          </table:table-cell>
          <table:table-cell office:value-type="float" office:value="215.6954" calcext:value-type="float">
            <text:p>215.695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150" calcext:value-type="float">
            <text:p>1150</text:p>
          </table:table-cell>
          <table:table-cell office:value-type="float" office:value="216.5691" calcext:value-type="float">
            <text:p>216.569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00" calcext:value-type="float">
            <text:p>1200</text:p>
          </table:table-cell>
          <table:table-cell office:value-type="float" office:value="215.8347" calcext:value-type="float">
            <text:p>215.834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250" calcext:value-type="float">
            <text:p>1250</text:p>
          </table:table-cell>
          <table:table-cell office:value-type="float" office:value="214.7269" calcext:value-type="float">
            <text:p>214.72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00" calcext:value-type="float">
            <text:p>1300</text:p>
          </table:table-cell>
          <table:table-cell office:value-type="float" office:value="216.4145" calcext:value-type="float">
            <text:p>216.41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350" calcext:value-type="float">
            <text:p>1350</text:p>
          </table:table-cell>
          <table:table-cell office:value-type="float" office:value="215.6144" calcext:value-type="float">
            <text:p>215.61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00" calcext:value-type="float">
            <text:p>1400</text:p>
          </table:table-cell>
          <table:table-cell office:value-type="float" office:value="215.4269" calcext:value-type="float">
            <text:p>215.42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450" calcext:value-type="float">
            <text:p>1450</text:p>
          </table:table-cell>
          <table:table-cell office:value-type="float" office:value="213.8188" calcext:value-type="float">
            <text:p>213.81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00" calcext:value-type="float">
            <text:p>1500</text:p>
          </table:table-cell>
          <table:table-cell office:value-type="float" office:value="214.2085" calcext:value-type="float">
            <text:p>214.208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550" calcext:value-type="float">
            <text:p>1550</text:p>
          </table:table-cell>
          <table:table-cell office:value-type="float" office:value="214.578" calcext:value-type="float">
            <text:p>214.57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00" calcext:value-type="float">
            <text:p>1600</text:p>
          </table:table-cell>
          <table:table-cell office:value-type="float" office:value="214.5673" calcext:value-type="float">
            <text:p>214.567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650" calcext:value-type="float">
            <text:p>1650</text:p>
          </table:table-cell>
          <table:table-cell office:value-type="float" office:value="213.7721" calcext:value-type="float">
            <text:p>213.77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00" calcext:value-type="float">
            <text:p>1700</text:p>
          </table:table-cell>
          <table:table-cell office:value-type="float" office:value="214.167" calcext:value-type="float">
            <text:p>214.16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750" calcext:value-type="float">
            <text:p>1750</text:p>
          </table:table-cell>
          <table:table-cell office:value-type="float" office:value="213.6197" calcext:value-type="float">
            <text:p>213.619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00" calcext:value-type="float">
            <text:p>1800</text:p>
          </table:table-cell>
          <table:table-cell office:value-type="float" office:value="213.0104" calcext:value-type="float">
            <text:p>213.01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850" calcext:value-type="float">
            <text:p>1850</text:p>
          </table:table-cell>
          <table:table-cell office:value-type="float" office:value="213.0938" calcext:value-type="float">
            <text:p>213.093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00" calcext:value-type="float">
            <text:p>1900</text:p>
          </table:table-cell>
          <table:table-cell office:value-type="float" office:value="212.8708" calcext:value-type="float">
            <text:p>212.87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1950" calcext:value-type="float">
            <text:p>1950</text:p>
          </table:table-cell>
          <table:table-cell office:value-type="float" office:value="213.7557" calcext:value-type="float">
            <text:p>213.755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00" calcext:value-type="float">
            <text:p>2000</text:p>
          </table:table-cell>
          <table:table-cell office:value-type="float" office:value="213.9188" calcext:value-type="float">
            <text:p>213.91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050" calcext:value-type="float">
            <text:p>2050</text:p>
          </table:table-cell>
          <table:table-cell office:value-type="float" office:value="213.5988" calcext:value-type="float">
            <text:p>213.598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00" calcext:value-type="float">
            <text:p>2100</text:p>
          </table:table-cell>
          <table:table-cell office:value-type="float" office:value="213.8494" calcext:value-type="float">
            <text:p>213.849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150" calcext:value-type="float">
            <text:p>2150</text:p>
          </table:table-cell>
          <table:table-cell office:value-type="float" office:value="213.7603" calcext:value-type="float">
            <text:p>213.760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00" calcext:value-type="float">
            <text:p>2200</text:p>
          </table:table-cell>
          <table:table-cell office:value-type="float" office:value="213.6468" calcext:value-type="float">
            <text:p>213.646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250" calcext:value-type="float">
            <text:p>2250</text:p>
          </table:table-cell>
          <table:table-cell office:value-type="float" office:value="214.0629" calcext:value-type="float">
            <text:p>214.062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00" calcext:value-type="float">
            <text:p>2300</text:p>
          </table:table-cell>
          <table:table-cell office:value-type="float" office:value="213.2161" calcext:value-type="float">
            <text:p>213.216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350" calcext:value-type="float">
            <text:p>2350</text:p>
          </table:table-cell>
          <table:table-cell office:value-type="float" office:value="212.2464" calcext:value-type="float">
            <text:p>212.246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00" calcext:value-type="float">
            <text:p>2400</text:p>
          </table:table-cell>
          <table:table-cell office:value-type="float" office:value="213.0021" calcext:value-type="float">
            <text:p>213.0021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450" calcext:value-type="float">
            <text:p>2450</text:p>
          </table:table-cell>
          <table:table-cell office:value-type="float" office:value="212.7848" calcext:value-type="float">
            <text:p>212.784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212.9044" calcext:value-type="float">
            <text:p>212.904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550" calcext:value-type="float">
            <text:p>2550</text:p>
          </table:table-cell>
          <table:table-cell office:value-type="float" office:value="213.1204" calcext:value-type="float">
            <text:p>213.120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00" calcext:value-type="float">
            <text:p>2600</text:p>
          </table:table-cell>
          <table:table-cell office:value-type="float" office:value="213.3093" calcext:value-type="float">
            <text:p>213.30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650" calcext:value-type="float">
            <text:p>2650</text:p>
          </table:table-cell>
          <table:table-cell office:value-type="float" office:value="213.1877" calcext:value-type="float">
            <text:p>213.18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00" calcext:value-type="float">
            <text:p>2700</text:p>
          </table:table-cell>
          <table:table-cell office:value-type="float" office:value="212.9506" calcext:value-type="float">
            <text:p>212.950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750" calcext:value-type="float">
            <text:p>2750</text:p>
          </table:table-cell>
          <table:table-cell office:value-type="float" office:value="213.6536" calcext:value-type="float">
            <text:p>213.653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00" calcext:value-type="float">
            <text:p>2800</text:p>
          </table:table-cell>
          <table:table-cell office:value-type="float" office:value="212.9609" calcext:value-type="float">
            <text:p>212.960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850" calcext:value-type="float">
            <text:p>2850</text:p>
          </table:table-cell>
          <table:table-cell office:value-type="float" office:value="212.6569" calcext:value-type="float">
            <text:p>212.65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00" calcext:value-type="float">
            <text:p>2900</text:p>
          </table:table-cell>
          <table:table-cell office:value-type="float" office:value="214.2408" calcext:value-type="float">
            <text:p>214.240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2950" calcext:value-type="float">
            <text:p>2950</text:p>
          </table:table-cell>
          <table:table-cell office:value-type="float" office:value="212.5427" calcext:value-type="float">
            <text:p>212.542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00" calcext:value-type="float">
            <text:p>3000</text:p>
          </table:table-cell>
          <table:table-cell office:value-type="float" office:value="213.8869" calcext:value-type="float">
            <text:p>213.8869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050" calcext:value-type="float">
            <text:p>3050</text:p>
          </table:table-cell>
          <table:table-cell office:value-type="float" office:value="212.8813" calcext:value-type="float">
            <text:p>212.88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00" calcext:value-type="float">
            <text:p>3100</text:p>
          </table:table-cell>
          <table:table-cell office:value-type="float" office:value="212.6722" calcext:value-type="float">
            <text:p>212.672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150" calcext:value-type="float">
            <text:p>3150</text:p>
          </table:table-cell>
          <table:table-cell office:value-type="float" office:value="212.9146" calcext:value-type="float">
            <text:p>212.914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00" calcext:value-type="float">
            <text:p>3200</text:p>
          </table:table-cell>
          <table:table-cell office:value-type="float" office:value="213.8513" calcext:value-type="float">
            <text:p>213.851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250" calcext:value-type="float">
            <text:p>3250</text:p>
          </table:table-cell>
          <table:table-cell office:value-type="float" office:value="213.1334" calcext:value-type="float">
            <text:p>213.133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00" calcext:value-type="float">
            <text:p>3300</text:p>
          </table:table-cell>
          <table:table-cell office:value-type="float" office:value="212.8717" calcext:value-type="float">
            <text:p>212.871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350" calcext:value-type="float">
            <text:p>3350</text:p>
          </table:table-cell>
          <table:table-cell office:value-type="float" office:value="212.9245" calcext:value-type="float">
            <text:p>212.9245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00" calcext:value-type="float">
            <text:p>3400</text:p>
          </table:table-cell>
          <table:table-cell office:value-type="float" office:value="212.9593" calcext:value-type="float">
            <text:p>212.9593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450" calcext:value-type="float">
            <text:p>3450</text:p>
          </table:table-cell>
          <table:table-cell office:value-type="float" office:value="211.932" calcext:value-type="float">
            <text:p>211.932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00" calcext:value-type="float">
            <text:p>3500</text:p>
          </table:table-cell>
          <table:table-cell office:value-type="float" office:value="212.8958" calcext:value-type="float">
            <text:p>212.895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550" calcext:value-type="float">
            <text:p>3550</text:p>
          </table:table-cell>
          <table:table-cell office:value-type="float" office:value="213.2174" calcext:value-type="float">
            <text:p>213.2174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00" calcext:value-type="float">
            <text:p>3600</text:p>
          </table:table-cell>
          <table:table-cell office:value-type="float" office:value="214.2077" calcext:value-type="float">
            <text:p>214.2077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650" calcext:value-type="float">
            <text:p>3650</text:p>
          </table:table-cell>
          <table:table-cell office:value-type="float" office:value="212.7676" calcext:value-type="float">
            <text:p>212.7676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float" office:value="3700" calcext:value-type="float">
            <text:p>3700</text:p>
          </table:table-cell>
          <table:table-cell office:value-type="float" office:value="213.2752" calcext:value-type="float">
            <text:p>213.2752</text:p>
          </table:table-cell>
        </table:table-row>
        <table:table-row table:style-name="ro1" table:number-rows-repeated="53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213.9188" calcext:value-type="float">
            <text:p>213.9188</text:p>
          </table:table-cell>
        </table:table-row>
        <table:table-row table:style-name="ro1" table:number-rows-repeated="53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</text:p>
          </table:table-cell>
          <table:table-cell office:value-type="float" office:value="213.4374" calcext:value-type="float">
            <text:p>213.4374</text:p>
          </table:table-cell>
        </table:table-row>
      </table:table>
      <table:named-expressions/>
      <table:database-ranges>
        <table:database-range table:name="__Anonymous_Sheet_DB__0" table:target-range-address="Sheet1.B1:Sheet1.C39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21:26:22.586012253</meta:creation-date>
    <dc:date>2020-03-12T12:00:16.017122418</dc:date>
    <meta:editing-duration>PT2M7S</meta:editing-duration>
    <meta:editing-cycles>1</meta:editing-cycles>
    <meta:document-statistic meta:table-count="1" meta:cell-count="11668" meta:object-count="0"/>
    <meta:generator>LibreOffice/5.3.6.1$Linux_X86_64 LibreOffice_project/30$Build-1</meta:generator>
  </office:meta>
</office:document-meta>
</file>